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09in"/>
    </style:style>
    <style:style style:name="co10" style:family="table-column">
      <style:table-column-properties fo:break-before="auto" style:column-width="0.5528in"/>
    </style:style>
    <style:style style:name="co11" style:family="table-column">
      <style:table-column-properties fo:break-before="auto" style:column-width="0.6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9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2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6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7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661900" style:text-position=""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ff" style:text-position="" fo:font-weight="bold" style:font-weight-asian="bold" style:font-weight-complex="bold"/>
    </style:style>
    <style:style style:name="ce24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ff0000" style:text-position="" fo:font-weight="bold" style:font-weight-asian="bold" style:font-weight-complex="bold"/>
    </style:style>
    <style:style style:name="ce25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661900" style:text-position="" fo:font-weight="bold" style:font-weight-asian="bold" style:font-weight-complex="bold"/>
    </style:style>
    <style:style style:name="ce26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ff0000" style:text-position=""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ff" style:text-position="" fo:font-weight="bold" style:font-weight-asian="bold" style:font-weight-complex="bold"/>
    </style:style>
    <style:style style:name="ce28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661900"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7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 style:text-position="" fo:font-weight="bold" style:font-weight-asian="bold" style:font-weight-complex="bold"/>
    </style:style>
    <style:style style:name="ce38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style:text-position="" fo:font-weight="bold" style:font-weight-asian="bold" style:font-weight-complex="bold"/>
    </style:style>
    <style:style style:name="ce41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46" style:family="table-cell" style:parent-style-name="Default">
      <style:table-cell-properties fo:background-color="#004586" style:text-align-source="fix" style:repeat-content="false" style:vertical-align="middl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 style:text-position="" fo:font-weight="bold" style:font-weight-asian="bold" style:font-weight-complex="bold"/>
    </style:style>
    <style:style style:name="ce4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style:text-position="" fo:font-weight="bold" style:font-weight-asian="bold" style:font-weight-complex="bold"/>
    </style:style>
    <style:style style:name="ce49" style:family="table-cell" style:parent-style-name="Default" style:data-style-name="N2">
      <style:table-cell-properties fo:background-color="#000000"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0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ff" style:text-position="" fo:font-weight="bold" style:font-weight-asian="bold" style:font-weight-complex="bold"/>
    </style:style>
    <style:style style:name="ce51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ff0000" style:text-position="" fo:font-weight="bold" style:font-weight-asian="bold" style:font-weight-complex="bold"/>
    </style:style>
    <style:style style:name="ce5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1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65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69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70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71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661900" fo:font-weight="bold" style:font-weight-asian="bold" style:font-weight-complex="bold"/>
    </style:style>
    <style:style style:name="ce76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77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78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79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81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82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83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84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86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9" style:family="table-cell" style:parent-style-name="Default" style:data-style-name="N3">
      <style:table-cell-properties fo:background-color="#99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91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9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9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94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9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96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3">
      <style:table-cell-properties fo:background-color="#b2b2b2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99" style:family="table-cell" style:parent-style-name="Default">
      <style:table-cell-properties fo:background-color="#004586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102" style:family="table-cell" style:parent-style-name="Default" style:data-style-name="N2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104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10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06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table table:name="Golfer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9"/>
        <table:table-column table:style-name="co3" table:number-columns-repeated="7" table:default-cell-style-name="ce1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6" table:default-cell-style-name="Default"/>
        <table:table-column table:style-name="co8" table:number-columns-repeated="2" table:default-cell-style-name="Default"/>
        <table:table-row table:style-name="ro1">
          <table:table-cell table:number-columns-repeated="30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000 / Simple Swap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A000 / AS swap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(rho) S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U SS</text:p>
          </table:table-cell>
          <table:covered-table-cell table:style-name="ce10"/>
          <table:table-cell table:number-columns-repeated="18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18"/>
        </table:table-row>
        <table:table-row table:style-name="ro1"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2160" calcext:value-type="float">
            <text:p>62,160</text:p>
          </table:table-cell>
          <table:table-cell table:style-name="ce11" office:value-type="float" office:value="108" calcext:value-type="float">
            <text:p>108</text:p>
          </table:table-cell>
          <table:table-cell table:style-name="ce15" office:value-type="float" office:value="980" calcext:value-type="float">
            <text:p>980</text:p>
          </table:table-cell>
          <table:table-cell table:style-name="ce15" office:value-type="float" office:value="274" calcext:value-type="float">
            <text:p>274</text:p>
          </table:table-cell>
          <table:table-cell table:style-name="ce16" office:value-type="float" office:value="65470" calcext:value-type="float">
            <text:p>65,470</text:p>
          </table:table-cell>
          <table:table-cell table:style-name="ce16" office:value-type="float" office:value="244" calcext:value-type="float">
            <text:p>244</text:p>
          </table:table-cell>
          <table:table-cell table:style-name="ce18" office:value-type="float" office:value="64750" calcext:value-type="float">
            <text:p>64,750</text:p>
          </table:table-cell>
          <table:table-cell table:style-name="ce18" office:value-type="float" office:value="192" calcext:value-type="float">
            <text:p>19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050" calcext:value-type="float">
            <text:p>60,050</text:p>
          </table:table-cell>
          <table:table-cell table:style-name="ce11" office:value-type="float" office:value="102" calcext:value-type="float">
            <text:p>102</text:p>
          </table:table-cell>
          <table:table-cell table:style-name="ce15" office:value-type="float" office:value="1100" calcext:value-type="float">
            <text:p>1,100</text:p>
          </table:table-cell>
          <table:table-cell table:style-name="ce15" office:value-type="float" office:value="338" calcext:value-type="float">
            <text:p>338</text:p>
          </table:table-cell>
          <table:table-cell table:style-name="ce16" office:value-type="float" office:value="90400" calcext:value-type="float">
            <text:p>90,400</text:p>
          </table:table-cell>
          <table:table-cell table:style-name="ce16" office:value-type="float" office:value="219" calcext:value-type="float">
            <text:p>219</text:p>
          </table:table-cell>
          <table:table-cell table:style-name="ce18" office:value-type="float" office:value="65350" calcext:value-type="float">
            <text:p>65,350</text:p>
          </table:table-cell>
          <table:table-cell table:style-name="ce18" office:value-type="float" office:value="215" calcext:value-type="float">
            <text:p>21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900" calcext:value-type="float">
            <text:p>60,900</text:p>
          </table:table-cell>
          <table:table-cell table:style-name="ce11" office:value-type="float" office:value="104" calcext:value-type="float">
            <text:p>104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126" calcext:value-type="float">
            <text:p>126</text:p>
          </table:table-cell>
          <table:table-cell table:style-name="ce16" office:value-type="float" office:value="22760" calcext:value-type="float">
            <text:p>22,760</text:p>
          </table:table-cell>
          <table:table-cell table:style-name="ce16" office:value-type="float" office:value="99" calcext:value-type="float">
            <text:p>99</text:p>
          </table:table-cell>
          <table:table-cell table:style-name="ce18" office:value-type="float" office:value="55930" calcext:value-type="float">
            <text:p>55,930</text:p>
          </table:table-cell>
          <table:table-cell table:style-name="ce18" office:value-type="float" office:value="225" calcext:value-type="float">
            <text:p>22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64690" calcext:value-type="float">
            <text:p>164,690</text:p>
          </table:table-cell>
          <table:table-cell table:style-name="ce11" office:value-type="float" office:value="245" calcext:value-type="float">
            <text:p>245</text:p>
          </table:table-cell>
          <table:table-cell table:style-name="ce15" office:value-type="float" office:value="2510" calcext:value-type="float">
            <text:p>2,510</text:p>
          </table:table-cell>
          <table:table-cell table:style-name="ce15" office:value-type="float" office:value="814" calcext:value-type="float">
            <text:p>814</text:p>
          </table:table-cell>
          <table:table-cell table:style-name="ce16" office:value-type="float" office:value="33230" calcext:value-type="float">
            <text:p>33,230</text:p>
          </table:table-cell>
          <table:table-cell table:style-name="ce16" office:value-type="float" office:value="103" calcext:value-type="float">
            <text:p>103</text:p>
          </table:table-cell>
          <table:table-cell table:style-name="ce18" office:value-type="float" office:value="102410" calcext:value-type="float">
            <text:p>102,410</text:p>
          </table:table-cell>
          <table:table-cell table:style-name="ce18" office:value-type="float" office:value="300" calcext:value-type="float">
            <text:p>30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7950" calcext:value-type="float">
            <text:p>57,950</text:p>
          </table:table-cell>
          <table:table-cell table:style-name="ce11" office:value-type="float" office:value="115" calcext:value-type="float">
            <text:p>115</text:p>
          </table:table-cell>
          <table:table-cell table:style-name="ce15" office:value-type="float" office:value="2380" calcext:value-type="float">
            <text:p>2,380</text:p>
          </table:table-cell>
          <table:table-cell table:style-name="ce15" office:value-type="float" office:value="866" calcext:value-type="float">
            <text:p>866</text:p>
          </table:table-cell>
          <table:table-cell table:style-name="ce16" office:value-type="float" office:value="20860" calcext:value-type="float">
            <text:p>20,860</text:p>
          </table:table-cell>
          <table:table-cell table:style-name="ce16" office:value-type="float" office:value="90" calcext:value-type="float">
            <text:p>90</text:p>
          </table:table-cell>
          <table:table-cell table:style-name="ce18" office:value-type="float" office:value="112620" calcext:value-type="float">
            <text:p>112,620</text:p>
          </table:table-cell>
          <table:table-cell table:style-name="ce18" office:value-type="float" office:value="298" calcext:value-type="float">
            <text:p>29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37180" calcext:value-type="float">
            <text:p>137,180</text:p>
          </table:table-cell>
          <table:table-cell table:style-name="ce11" office:value-type="float" office:value="221" calcext:value-type="float">
            <text:p>221</text:p>
          </table:table-cell>
          <table:table-cell table:style-name="ce15" office:value-type="float" office:value="280" calcext:value-type="float">
            <text:p>280</text:p>
          </table:table-cell>
          <table:table-cell table:style-name="ce15" office:value-type="float" office:value="96" calcext:value-type="float">
            <text:p>96</text:p>
          </table:table-cell>
          <table:table-cell table:style-name="ce16" office:value-type="float" office:value="24470" calcext:value-type="float">
            <text:p>24,470</text:p>
          </table:table-cell>
          <table:table-cell table:style-name="ce16" office:value-type="float" office:value="104" calcext:value-type="float">
            <text:p>104</text:p>
          </table:table-cell>
          <table:table-cell table:style-name="ce18" office:value-type="float" office:value="63870" calcext:value-type="float">
            <text:p>63,870</text:p>
          </table:table-cell>
          <table:table-cell table:style-name="ce18" office:value-type="float" office:value="191" calcext:value-type="float">
            <text:p>19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39970" calcext:value-type="float">
            <text:p>139,970</text:p>
          </table:table-cell>
          <table:table-cell table:style-name="ce11" office:value-type="float" office:value="233" calcext:value-type="float">
            <text:p>233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03" calcext:value-type="float">
            <text:p>103</text:p>
          </table:table-cell>
          <table:table-cell table:style-name="ce16" office:value-type="float" office:value="23710" calcext:value-type="float">
            <text:p>23,710</text:p>
          </table:table-cell>
          <table:table-cell table:style-name="ce16" office:value-type="float" office:value="119" calcext:value-type="float">
            <text:p>119</text:p>
          </table:table-cell>
          <table:table-cell table:style-name="ce18" office:value-type="float" office:value="3670" calcext:value-type="float">
            <text:p>3,670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600" calcext:value-type="float">
            <text:p>60,600</text:p>
          </table:table-cell>
          <table:table-cell table:style-name="ce11" office:value-type="float" office:value="114" calcext:value-type="float">
            <text:p>114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25650" calcext:value-type="float">
            <text:p>25,650</text:p>
          </table:table-cell>
          <table:table-cell table:style-name="ce16" office:value-type="float" office:value="112" calcext:value-type="float">
            <text:p>112</text:p>
          </table:table-cell>
          <table:table-cell table:style-name="ce18" office:value-type="float" office:value="11580" calcext:value-type="float">
            <text:p>11,580</text:p>
          </table:table-cell>
          <table:table-cell table:style-name="ce18" office:value-type="float" office:value="105" calcext:value-type="float">
            <text:p>10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73670" calcext:value-type="float">
            <text:p>73,670</text:p>
          </table:table-cell>
          <table:table-cell table:style-name="ce11" office:value-type="float" office:value="120" calcext:value-type="float">
            <text:p>120</text:p>
          </table:table-cell>
          <table:table-cell table:style-name="ce15" office:value-type="float" office:value="2760" calcext:value-type="float">
            <text:p>2,760</text:p>
          </table:table-cell>
          <table:table-cell table:style-name="ce15" office:value-type="float" office:value="986" calcext:value-type="float">
            <text:p>986</text:p>
          </table:table-cell>
          <table:table-cell table:style-name="ce16" office:value-type="float" office:value="27540" calcext:value-type="float">
            <text:p>27,540</text:p>
          </table:table-cell>
          <table:table-cell table:style-name="ce16" office:value-type="float" office:value="94" calcext:value-type="float">
            <text:p>94</text:p>
          </table:table-cell>
          <table:table-cell table:style-name="ce18" office:value-type="float" office:value="63830" calcext:value-type="float">
            <text:p>63,830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480" calcext:value-type="float">
            <text:p>60,480</text:p>
          </table:table-cell>
          <table:table-cell table:style-name="ce11" office:value-type="float" office:value="104" calcext:value-type="float">
            <text:p>104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654" calcext:value-type="float">
            <text:p>654</text:p>
          </table:table-cell>
          <table:table-cell table:style-name="ce16" office:value-type="float" office:value="65820" calcext:value-type="float">
            <text:p>65,820</text:p>
          </table:table-cell>
          <table:table-cell table:style-name="ce16" office:value-type="float" office:value="217" calcext:value-type="float">
            <text:p>217</text:p>
          </table:table-cell>
          <table:table-cell table:style-name="ce18" office:value-type="float" office:value="9670" calcext:value-type="float">
            <text:p>9,670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4240" calcext:value-type="float">
            <text:p>64,240</text:p>
          </table:table-cell>
          <table:table-cell table:style-name="ce11" office:value-type="float" office:value="124" calcext:value-type="float">
            <text:p>124</text:p>
          </table:table-cell>
          <table:table-cell table:style-name="ce15" office:value-type="float" office:value="690" calcext:value-type="float">
            <text:p>690</text:p>
          </table:table-cell>
          <table:table-cell table:style-name="ce15" office:value-type="float" office:value="285" calcext:value-type="float">
            <text:p>285</text:p>
          </table:table-cell>
          <table:table-cell table:style-name="ce16" office:value-type="float" office:value="28980" calcext:value-type="float">
            <text:p>28,980</text:p>
          </table:table-cell>
          <table:table-cell table:style-name="ce16" office:value-type="float" office:value="98" calcext:value-type="float">
            <text:p>98</text:p>
          </table:table-cell>
          <table:table-cell table:style-name="ce18" office:value-type="float" office:value="58400" calcext:value-type="float">
            <text:p>58,400</text:p>
          </table:table-cell>
          <table:table-cell table:style-name="ce18" office:value-type="float" office:value="219" calcext:value-type="float">
            <text:p>21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5360" calcext:value-type="float">
            <text:p>155,360</text:p>
          </table:table-cell>
          <table:table-cell table:style-name="ce11" office:value-type="float" office:value="227" calcext:value-type="float">
            <text:p>227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90" calcext:value-type="float">
            <text:p>190</text:p>
          </table:table-cell>
          <table:table-cell table:style-name="ce16" office:value-type="float" office:value="31630" calcext:value-type="float">
            <text:p>31,630</text:p>
          </table:table-cell>
          <table:table-cell table:style-name="ce16" office:value-type="float" office:value="114" calcext:value-type="float">
            <text:p>114</text:p>
          </table:table-cell>
          <table:table-cell table:style-name="ce18" office:value-type="float" office:value="162710" calcext:value-type="float">
            <text:p>162,710</text:p>
          </table:table-cell>
          <table:table-cell table:style-name="ce18" office:value-type="float" office:value="436" calcext:value-type="float">
            <text:p>43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6860" calcext:value-type="float">
            <text:p>56,860</text:p>
          </table:table-cell>
          <table:table-cell table:style-name="ce11" office:value-type="float" office:value="105" calcext:value-type="float">
            <text:p>105</text:p>
          </table:table-cell>
          <table:table-cell table:style-name="ce15" office:value-type="float" office:value="560" calcext:value-type="float">
            <text:p>560</text:p>
          </table:table-cell>
          <table:table-cell table:style-name="ce15" office:value-type="float" office:value="187" calcext:value-type="float">
            <text:p>187</text:p>
          </table:table-cell>
          <table:table-cell table:style-name="ce16" office:value-type="float" office:value="69000" calcext:value-type="float">
            <text:p>69,000</text:p>
          </table:table-cell>
          <table:table-cell table:style-name="ce16" office:value-type="float" office:value="232" calcext:value-type="float">
            <text:p>232</text:p>
          </table:table-cell>
          <table:table-cell table:style-name="ce18" office:value-type="float" office:value="182930" calcext:value-type="float">
            <text:p>182,930</text:p>
          </table:table-cell>
          <table:table-cell table:style-name="ce18" office:value-type="float" office:value="397" calcext:value-type="float">
            <text:p>39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8050" calcext:value-type="float">
            <text:p>58,050</text:p>
          </table:table-cell>
          <table:table-cell table:style-name="ce11" office:value-type="float" office:value="109" calcext:value-type="float">
            <text:p>109</text:p>
          </table:table-cell>
          <table:table-cell table:style-name="ce15" office:value-type="float" office:value="980" calcext:value-type="float">
            <text:p>980</text:p>
          </table:table-cell>
          <table:table-cell table:style-name="ce15" office:value-type="float" office:value="347" calcext:value-type="float">
            <text:p>347</text:p>
          </table:table-cell>
          <table:table-cell table:style-name="ce16" office:value-type="float" office:value="75730" calcext:value-type="float">
            <text:p>75,730</text:p>
          </table:table-cell>
          <table:table-cell table:style-name="ce16" office:value-type="float" office:value="239" calcext:value-type="float">
            <text:p>239</text:p>
          </table:table-cell>
          <table:table-cell table:style-name="ce18" office:value-type="float" office:value="4720" calcext:value-type="float">
            <text:p>4,72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8500" calcext:value-type="float">
            <text:p>148,500</text:p>
          </table:table-cell>
          <table:table-cell table:style-name="ce11" office:value-type="float" office:value="236" calcext:value-type="float">
            <text:p>236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18" calcext:value-type="float">
            <text:p>118</text:p>
          </table:table-cell>
          <table:table-cell table:style-name="ce16" office:value-type="float" office:value="80710" calcext:value-type="float">
            <text:p>80,710</text:p>
          </table:table-cell>
          <table:table-cell table:style-name="ce16" office:value-type="float" office:value="240" calcext:value-type="float">
            <text:p>240</text:p>
          </table:table-cell>
          <table:table-cell table:style-name="ce18" office:value-type="float" office:value="130950" calcext:value-type="float">
            <text:p>130,950</text:p>
          </table:table-cell>
          <table:table-cell table:style-name="ce18" office:value-type="float" office:value="333" calcext:value-type="float">
            <text:p>33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5760" calcext:value-type="float">
            <text:p>65,760</text:p>
          </table:table-cell>
          <table:table-cell table:style-name="ce11" office:value-type="float" office:value="106" calcext:value-type="float">
            <text:p>106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200" calcext:value-type="float">
            <text:p>200</text:p>
          </table:table-cell>
          <table:table-cell table:style-name="ce16" office:value-type="float" office:value="74160" calcext:value-type="float">
            <text:p>74,160</text:p>
          </table:table-cell>
          <table:table-cell table:style-name="ce16" office:value-type="float" office:value="201" calcext:value-type="float">
            <text:p>201</text:p>
          </table:table-cell>
          <table:table-cell table:style-name="ce18" office:value-type="float" office:value="124350" calcext:value-type="float">
            <text:p>124,350</text:p>
          </table:table-cell>
          <table:table-cell table:style-name="ce18" office:value-type="float" office:value="318" calcext:value-type="float">
            <text:p>31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6050" calcext:value-type="float">
            <text:p>56,050</text:p>
          </table:table-cell>
          <table:table-cell table:style-name="ce11" office:value-type="float" office:value="111" calcext:value-type="float">
            <text:p>111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106" calcext:value-type="float">
            <text:p>106</text:p>
          </table:table-cell>
          <table:table-cell table:style-name="ce16" office:value-type="float" office:value="95450" calcext:value-type="float">
            <text:p>95,450</text:p>
          </table:table-cell>
          <table:table-cell table:style-name="ce16" office:value-type="float" office:value="357" calcext:value-type="float">
            <text:p>357</text:p>
          </table:table-cell>
          <table:table-cell table:style-name="ce18" office:value-type="float" office:value="9260" calcext:value-type="float">
            <text:p>9,260</text:p>
          </table:table-cell>
          <table:table-cell table:style-name="ce18" office:value-type="float" office:value="98" calcext:value-type="float">
            <text:p>9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9560" calcext:value-type="float">
            <text:p>149,560</text:p>
          </table:table-cell>
          <table:table-cell table:style-name="ce11" office:value-type="float" office:value="211" calcext:value-type="float">
            <text:p>211</text:p>
          </table:table-cell>
          <table:table-cell table:style-name="ce15" office:value-type="float" office:value="1080" calcext:value-type="float">
            <text:p>1,080</text:p>
          </table:table-cell>
          <table:table-cell table:style-name="ce15" office:value-type="float" office:value="311" calcext:value-type="float">
            <text:p>311</text:p>
          </table:table-cell>
          <table:table-cell table:style-name="ce16" office:value-type="float" office:value="17390" calcext:value-type="float">
            <text:p>17,390</text:p>
          </table:table-cell>
          <table:table-cell table:style-name="ce16" office:value-type="float" office:value="87" calcext:value-type="float">
            <text:p>87</text:p>
          </table:table-cell>
          <table:table-cell table:style-name="ce18" office:value-type="float" office:value="4500" calcext:value-type="float">
            <text:p>4,500</text:p>
          </table:table-cell>
          <table:table-cell table:style-name="ce18" office:value-type="float" office:value="89" calcext:value-type="float">
            <text:p>8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5510" calcext:value-type="float">
            <text:p>65,510</text:p>
          </table:table-cell>
          <table:table-cell table:style-name="ce11" office:value-type="float" office:value="101" calcext:value-type="float">
            <text:p>101</text:p>
          </table:table-cell>
          <table:table-cell table:style-name="ce15" office:value-type="float" office:value="1420" calcext:value-type="float">
            <text:p>1,420</text:p>
          </table:table-cell>
          <table:table-cell table:style-name="ce15" office:value-type="float" office:value="483" calcext:value-type="float">
            <text:p>483</text:p>
          </table:table-cell>
          <table:table-cell table:style-name="ce16" office:value-type="float" office:value="16010" calcext:value-type="float">
            <text:p>16,010</text:p>
          </table:table-cell>
          <table:table-cell table:style-name="ce16" office:value-type="float" office:value="75" calcext:value-type="float">
            <text:p>75</text:p>
          </table:table-cell>
          <table:table-cell table:style-name="ce18" office:value-type="float" office:value="3500" calcext:value-type="float">
            <text:p>3,500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9260" calcext:value-type="float">
            <text:p>69,260</text:p>
          </table:table-cell>
          <table:table-cell table:style-name="ce11" office:value-type="float" office:value="108" calcext:value-type="float">
            <text:p>108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18940" calcext:value-type="float">
            <text:p>18,940</text:p>
          </table:table-cell>
          <table:table-cell table:style-name="ce16" office:value-type="float" office:value="86" calcext:value-type="float">
            <text:p>86</text:p>
          </table:table-cell>
          <table:table-cell table:style-name="ce18" office:value-type="float" office:value="9790" calcext:value-type="float">
            <text:p>9,790</text:p>
          </table:table-cell>
          <table:table-cell table:style-name="ce18" office:value-type="float" office:value="106" calcext:value-type="float">
            <text:p>10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0830" calcext:value-type="float">
            <text:p>50,830</text:p>
          </table:table-cell>
          <table:table-cell table:style-name="ce11" office:value-type="float" office:value="102" calcext:value-type="float">
            <text:p>102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86" calcext:value-type="float">
            <text:p>86</text:p>
          </table:table-cell>
          <table:table-cell table:style-name="ce16" office:value-type="float" office:value="33360" calcext:value-type="float">
            <text:p>33,360</text:p>
          </table:table-cell>
          <table:table-cell table:style-name="ce16" office:value-type="float" office:value="106" calcext:value-type="float">
            <text:p>106</text:p>
          </table:table-cell>
          <table:table-cell table:style-name="ce18" office:value-type="float" office:value="132650" calcext:value-type="float">
            <text:p>132,650</text:p>
          </table:table-cell>
          <table:table-cell table:style-name="ce18" office:value-type="float" office:value="325" calcext:value-type="float">
            <text:p>32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7180" calcext:value-type="float">
            <text:p>57,180</text:p>
          </table:table-cell>
          <table:table-cell table:style-name="ce11" office:value-type="float" office:value="107" calcext:value-type="float">
            <text:p>107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00" calcext:value-type="float">
            <text:p>100</text:p>
          </table:table-cell>
          <table:table-cell table:style-name="ce17" office:value-type="float" office:value="68100" calcext:value-type="float">
            <text:p>68,100</text:p>
          </table:table-cell>
          <table:table-cell table:style-name="ce17" office:value-type="float" office:value="221" calcext:value-type="float">
            <text:p>221</text:p>
          </table:table-cell>
          <table:table-cell table:style-name="ce18" office:value-type="float" office:value="123940" calcext:value-type="float">
            <text:p>123,940</text:p>
          </table:table-cell>
          <table:table-cell table:style-name="ce18" office:value-type="float" office:value="361" calcext:value-type="float">
            <text:p>36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4430" calcext:value-type="float">
            <text:p>54,430</text:p>
          </table:table-cell>
          <table:table-cell table:style-name="ce11" office:value-type="float" office:value="100" calcext:value-type="float">
            <text:p>100</text:p>
          </table:table-cell>
          <table:table-cell table:style-name="ce15" office:value-type="float" office:value="270" calcext:value-type="float">
            <text:p>27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23190" calcext:value-type="float">
            <text:p>23,190</text:p>
          </table:table-cell>
          <table:table-cell table:style-name="ce16" office:value-type="float" office:value="114" calcext:value-type="float">
            <text:p>114</text:p>
          </table:table-cell>
          <table:table-cell table:style-name="ce18" office:value-type="float" office:value="8410" calcext:value-type="float">
            <text:p>8,410</text:p>
          </table:table-cell>
          <table:table-cell table:style-name="ce18" office:value-type="float" office:value="109" calcext:value-type="float">
            <text:p>10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3100" calcext:value-type="float">
            <text:p>153,100</text:p>
          </table:table-cell>
          <table:table-cell table:style-name="ce11" office:value-type="float" office:value="243" calcext:value-type="float">
            <text:p>243</text:p>
          </table:table-cell>
          <table:table-cell table:style-name="ce15" office:value-type="float" office:value="2130" calcext:value-type="float">
            <text:p>2,130</text:p>
          </table:table-cell>
          <table:table-cell table:style-name="ce15" office:value-type="float" office:value="660" calcext:value-type="float">
            <text:p>660</text:p>
          </table:table-cell>
          <table:table-cell table:style-name="ce16" office:value-type="float" office:value="32040" calcext:value-type="float">
            <text:p>32,040</text:p>
          </table:table-cell>
          <table:table-cell table:style-name="ce16" office:value-type="float" office:value="109" calcext:value-type="float">
            <text:p>109</text:p>
          </table:table-cell>
          <table:table-cell table:style-name="ce18" office:value-type="float" office:value="9220" calcext:value-type="float">
            <text:p>9,220</text:p>
          </table:table-cell>
          <table:table-cell table:style-name="ce18" office:value-type="float" office:value="87" calcext:value-type="float">
            <text:p>8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9940" calcext:value-type="float">
            <text:p>59,940</text:p>
          </table:table-cell>
          <table:table-cell table:style-name="ce11" office:value-type="float" office:value="110" calcext:value-type="float">
            <text:p>110</text:p>
          </table:table-cell>
          <table:table-cell table:style-name="ce15" office:value-type="float" office:value="1070" calcext:value-type="float">
            <text:p>1,070</text:p>
          </table:table-cell>
          <table:table-cell table:style-name="ce15" office:value-type="float" office:value="332" calcext:value-type="float">
            <text:p>332</text:p>
          </table:table-cell>
          <table:table-cell table:style-name="ce16" office:value-type="float" office:value="16390" calcext:value-type="float">
            <text:p>16,390</text:p>
          </table:table-cell>
          <table:table-cell table:style-name="ce16" office:value-type="float" office:value="93" calcext:value-type="float">
            <text:p>93</text:p>
          </table:table-cell>
          <table:table-cell table:style-name="ce18" office:value-type="float" office:value="58940" calcext:value-type="float">
            <text:p>58,940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72780" calcext:value-type="float">
            <text:p>72,780</text:p>
          </table:table-cell>
          <table:table-cell table:style-name="ce11" office:value-type="float" office:value="114" calcext:value-type="float">
            <text:p>114</text:p>
          </table:table-cell>
          <table:table-cell table:style-name="ce15" office:value-type="float" office:value="1310" calcext:value-type="float">
            <text:p>1,310</text:p>
          </table:table-cell>
          <table:table-cell table:style-name="ce15" office:value-type="float" office:value="337" calcext:value-type="float">
            <text:p>337</text:p>
          </table:table-cell>
          <table:table-cell table:style-name="ce16" office:value-type="float" office:value="21700" calcext:value-type="float">
            <text:p>21,700</text:p>
          </table:table-cell>
          <table:table-cell table:style-name="ce16" office:value-type="float" office:value="109" calcext:value-type="float">
            <text:p>109</text:p>
          </table:table-cell>
          <table:table-cell table:style-name="ce18" office:value-type="float" office:value="11360" calcext:value-type="float">
            <text:p>11,360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4310" calcext:value-type="float">
            <text:p>154,310</text:p>
          </table:table-cell>
          <table:table-cell table:style-name="ce11" office:value-type="float" office:value="229" calcext:value-type="float">
            <text:p>229</text:p>
          </table:table-cell>
          <table:table-cell table:style-name="ce15" office:value-type="float" office:value="2180" calcext:value-type="float">
            <text:p>2,180</text:p>
          </table:table-cell>
          <table:table-cell table:style-name="ce15" office:value-type="float" office:value="754" calcext:value-type="float">
            <text:p>754</text:p>
          </table:table-cell>
          <table:table-cell table:style-name="ce16" office:value-type="float" office:value="20190" calcext:value-type="float">
            <text:p>20,190</text:p>
          </table:table-cell>
          <table:table-cell table:style-name="ce16" office:value-type="float" office:value="99" calcext:value-type="float">
            <text:p>99</text:p>
          </table:table-cell>
          <table:table-cell table:style-name="ce18" office:value-type="float" office:value="10700" calcext:value-type="float">
            <text:p>10,700</text:p>
          </table:table-cell>
          <table:table-cell table:style-name="ce18" office:value-type="float" office:value="91" calcext:value-type="float">
            <text:p>9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5590" calcext:value-type="float">
            <text:p>55,590</text:p>
          </table:table-cell>
          <table:table-cell table:style-name="ce11" office:value-type="float" office:value="112" calcext:value-type="float">
            <text:p>112</text:p>
          </table:table-cell>
          <table:table-cell table:style-name="ce15" office:value-type="float" office:value="960" calcext:value-type="float">
            <text:p>960</text:p>
          </table:table-cell>
          <table:table-cell table:style-name="ce15" office:value-type="float" office:value="316" calcext:value-type="float">
            <text:p>316</text:p>
          </table:table-cell>
          <table:table-cell table:style-name="ce16" office:value-type="float" office:value="23570" calcext:value-type="float">
            <text:p>23,570</text:p>
          </table:table-cell>
          <table:table-cell table:style-name="ce16" office:value-type="float" office:value="93" calcext:value-type="float">
            <text:p>93</text:p>
          </table:table-cell>
          <table:table-cell table:style-name="ce18" office:value-type="float" office:value="121510" calcext:value-type="float">
            <text:p>121,510</text:p>
          </table:table-cell>
          <table:table-cell table:style-name="ce18" office:value-type="float" office:value="305" calcext:value-type="float">
            <text:p>30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3300" calcext:value-type="float">
            <text:p>63,300</text:p>
          </table:table-cell>
          <table:table-cell table:style-name="ce11" office:value-type="float" office:value="112" calcext:value-type="float">
            <text:p>112</text:p>
          </table:table-cell>
          <table:table-cell table:style-name="ce15" office:value-type="float" office:value="1900" calcext:value-type="float">
            <text:p>1,900</text:p>
          </table:table-cell>
          <table:table-cell table:style-name="ce15" office:value-type="float" office:value="598" calcext:value-type="float">
            <text:p>598</text:p>
          </table:table-cell>
          <table:table-cell table:style-name="ce16" office:value-type="float" office:value="21640" calcext:value-type="float">
            <text:p>21,640</text:p>
          </table:table-cell>
          <table:table-cell table:style-name="ce16" office:value-type="float" office:value="110" calcext:value-type="float">
            <text:p>110</text:p>
          </table:table-cell>
          <table:table-cell table:style-name="ce18" office:value-type="float" office:value="8780" calcext:value-type="float">
            <text:p>8,780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8800" calcext:value-type="float">
            <text:p>148,800</text:p>
          </table:table-cell>
          <table:table-cell table:style-name="ce11" office:value-type="float" office:value="241" calcext:value-type="float">
            <text:p>241</text:p>
          </table:table-cell>
          <table:table-cell table:style-name="ce15" office:value-type="float" office:value="1880" calcext:value-type="float">
            <text:p>1,880</text:p>
          </table:table-cell>
          <table:table-cell table:style-name="ce15" office:value-type="float" office:value="607" calcext:value-type="float">
            <text:p>607</text:p>
          </table:table-cell>
          <table:table-cell table:style-name="ce16" office:value-type="float" office:value="77870" calcext:value-type="float">
            <text:p>77,870</text:p>
          </table:table-cell>
          <table:table-cell table:style-name="ce16" office:value-type="float" office:value="229" calcext:value-type="float">
            <text:p>229</text:p>
          </table:table-cell>
          <table:table-cell table:style-name="ce18" office:value-type="float" office:value="59280" calcext:value-type="float">
            <text:p>59,280</text:p>
          </table:table-cell>
          <table:table-cell table:style-name="ce18" office:value-type="float" office:value="204" calcext:value-type="float">
            <text:p>204</text:p>
          </table:table-cell>
          <table:table-cell table:number-columns-repeated="18"/>
        </table:table-row>
        <table:table-row table:style-name="ro1">
          <table:table-cell table:style-name="ce5" table:number-columns-repeated="4"/>
          <table:table-cell table:style-name="ce12" table:formula="of:=SUM([.E4:.E33])/30" office:value-type="float" office:value="87902" calcext:value-type="float">
            <text:p>87,902</text:p>
          </table:table-cell>
          <table:table-cell table:style-name="ce12" table:formula="of:=SUM([.F4:.F33])/30" office:value-type="float" office:value="145.8" calcext:value-type="float">
            <text:p>146</text:p>
          </table:table-cell>
          <table:table-cell table:style-name="ce12" table:formula="of:=SUM([.G4:.G33])/30" office:value-type="float" office:value="1061.33333333333" calcext:value-type="float">
            <text:p>1,061</text:p>
          </table:table-cell>
          <table:table-cell table:style-name="ce12" table:formula="of:=SUM([.H4:.H33])/30" office:value-type="float" office:value="352.266666666667" calcext:value-type="float">
            <text:p>352</text:p>
          </table:table-cell>
          <table:table-cell table:style-name="ce12" table:formula="of:=SUM([.I4:.I33])/30" office:value-type="float" office:value="41532" calcext:value-type="float">
            <text:p>41,532</text:p>
          </table:table-cell>
          <table:table-cell table:style-name="ce12" table:formula="of:=SUM([.J4:.J33])/30" office:value-type="float" office:value="147.1" calcext:value-type="float">
            <text:p>147</text:p>
          </table:table-cell>
          <table:table-cell table:style-name="ce12" table:formula="of:=SUM([.K4:.K33])/30" office:value-type="float" office:value="59652.6666666667" calcext:value-type="float">
            <text:p>59,653</text:p>
          </table:table-cell>
          <table:table-cell table:style-name="ce12" table:formula="of:=SUM([.L4:.L33])/30" office:value-type="float" office:value="198.266666666667" calcext:value-type="float">
            <text:p>198</text:p>
          </table:table-cell>
          <table:table-cell table:number-columns-repeated="18"/>
        </table:table-row>
        <table:table-row table:style-name="ro1">
          <table:table-cell table:style-name="ce6" table:number-columns-repeated="4"/>
          <table:table-cell table:style-name="ce13" table:formula="of:=STDEV([.E4:.E33])" office:value-type="float" office:value="41960.9441891073" calcext:value-type="float">
            <text:p>41,961</text:p>
          </table:table-cell>
          <table:table-cell table:style-name="ce13" table:formula="of:=STDEV([.F4:.F33])" office:value-type="float" office:value="57.7762628743339" calcext:value-type="float">
            <text:p>58</text:p>
          </table:table-cell>
          <table:table-cell table:style-name="ce13" table:formula="of:=STDEV([.G4:.G33])" office:value-type="float" office:value="790.616229904564" calcext:value-type="float">
            <text:p>791</text:p>
          </table:table-cell>
          <table:table-cell table:style-name="ce13" table:formula="of:=STDEV([.H4:.H33])" office:value-type="float" office:value="267.982878162964" calcext:value-type="float">
            <text:p>268</text:p>
          </table:table-cell>
          <table:table-cell table:style-name="ce13" table:formula="of:=STDEV([.I4:.I33])" office:value-type="float" office:value="26001.4037286849" calcext:value-type="float">
            <text:p>26,001</text:p>
          </table:table-cell>
          <table:table-cell table:style-name="ce13" table:formula="of:=STDEV([.J4:.J33])" office:value-type="float" office:value="71.525423500295" calcext:value-type="float">
            <text:p>72</text:p>
          </table:table-cell>
          <table:table-cell table:style-name="ce13" table:formula="of:=STDEV([.K4:.K33])" office:value-type="float" office:value="55019.0687905086" calcext:value-type="float">
            <text:p>55,019</text:p>
          </table:table-cell>
          <table:table-cell table:style-name="ce13" table:formula="of:=STDEV([.L4:.L33])" office:value-type="float" office:value="109.825546093396" calcext:value-type="float">
            <text:p>110</text:p>
          </table:table-cell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3020" calcext:value-type="float">
            <text:p>3,020</text:p>
          </table:table-cell>
          <table:table-cell table:style-name="ce11" office:value-type="float" office:value="2714" calcext:value-type="float">
            <text:p>2,714</text:p>
          </table:table-cell>
          <table:table-cell table:style-name="ce15" office:value-type="float" office:value="1370" calcext:value-type="float">
            <text:p>1,370</text:p>
          </table:table-cell>
          <table:table-cell table:style-name="ce15" office:value-type="float" office:value="1308" calcext:value-type="float">
            <text:p>1,308</text:p>
          </table:table-cell>
          <table:table-cell table:style-name="Default" table:number-columns-repeated="4"/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3" office:value-type="float" office:value="1080" calcext:value-type="float">
            <text:p>1,080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506" calcext:value-type="float">
            <text:p>506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48" calcext:value-type="float">
            <text:p>848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735" calcext:value-type="float">
            <text:p>735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518" calcext:value-type="float">
            <text:p>518</text:p>
          </table:table-cell>
        </table:table-row>
        <table:table-row table:style-name="ro1">
          <table:table-cell table:number-columns-repeated="4"/>
          <table:table-cell table:style-name="ce11" office:value-type="float" office:value="3860" calcext:value-type="float">
            <text:p>3,860</text:p>
          </table:table-cell>
          <table:table-cell table:style-name="ce11" office:value-type="float" office:value="3433" calcext:value-type="float">
            <text:p>3,433</text:p>
          </table:table-cell>
          <table:table-cell table:style-name="ce15" office:value-type="float" office:value="1380" calcext:value-type="float">
            <text:p>1,380</text:p>
          </table:table-cell>
          <table:table-cell table:style-name="ce15" office:value-type="float" office:value="1308" calcext:value-type="float">
            <text:p>1,308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600" calcext:value-type="float">
            <text:p>1,600</text:p>
          </table:table-cell>
          <table:table-cell table:style-name="ce24" office:value-type="float" office:value="1562" calcext:value-type="float">
            <text:p>1,562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845" calcext:value-type="float">
            <text:p>845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1087" calcext:value-type="float">
            <text:p>1,087</text:p>
          </table:table-cell>
          <table:table-cell table:style-name="ce26" office:value-type="float" office:value="1020" calcext:value-type="float">
            <text:p>1,020</text:p>
          </table:table-cell>
          <table:table-cell table:style-name="ce26" office:value-type="float" office:value="965" calcext:value-type="float">
            <text:p>965</text:p>
          </table:table-cell>
          <table:table-cell table:style-name="ce28" office:value-type="float" office:value="980" calcext:value-type="float">
            <text:p>980</text:p>
          </table:table-cell>
          <table:table-cell table:style-name="ce28" office:value-type="float" office:value="905" calcext:value-type="float">
            <text:p>905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1266" calcext:value-type="float">
            <text:p>1,266</text:p>
          </table:table-cell>
        </table:table-row>
        <table:table-row table:style-name="ro1">
          <table:table-cell table:number-columns-repeated="4"/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751" calcext:value-type="float">
            <text:p>751</text:p>
          </table:table-cell>
          <table:table-cell table:style-name="ce15" office:value-type="float" office:value="2850" calcext:value-type="float">
            <text:p>2,850</text:p>
          </table:table-cell>
          <table:table-cell table:style-name="ce15" office:value-type="float" office:value="2849" calcext:value-type="float">
            <text:p>2,849</text:p>
          </table:table-cell>
          <table:table-cell table:style-name="Default" table:number-columns-repeated="4"/>
          <table:table-cell table:number-columns-repeated="2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723" calcext:value-type="float">
            <text:p>723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575" calcext:value-type="float">
            <text:p>575</text:p>
          </table:table-cell>
          <table:table-cell table:number-columns-repeated="2" table:style-name="ce28" office:value-type="float" office:value="580" calcext:value-type="float">
            <text:p>580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44" calcext:value-type="float">
            <text:p>844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547" calcext:value-type="float">
            <text:p>547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994" calcext:value-type="float">
            <text:p>994</text:p>
          </table:table-cell>
        </table:table-row>
        <table:table-row table:style-name="ro1">
          <table:table-cell table:number-columns-repeated="4"/>
          <table:table-cell table:style-name="ce11" office:value-type="float" office:value="15040" calcext:value-type="float">
            <text:p>15,040</text:p>
          </table:table-cell>
          <table:table-cell table:style-name="ce11" office:value-type="float" office:value="13458" calcext:value-type="float">
            <text:p>13,458</text:p>
          </table:table-cell>
          <table:table-cell table:style-name="ce15" office:value-type="float" office:value="1010" calcext:value-type="float">
            <text:p>1,010</text:p>
          </table:table-cell>
          <table:table-cell table:style-name="ce15" office:value-type="float" office:value="958" calcext:value-type="float">
            <text:p>958</text:p>
          </table:table-cell>
          <table:table-cell table:style-name="Default" table:number-columns-repeated="2"/>
          <table:table-cell table:number-columns-repeated="4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860" calcext:value-type="float">
            <text:p>860</text:p>
          </table:table-cell>
          <table:table-cell table:style-name="ce23" office:value-type="float" office:value="856" calcext:value-type="float">
            <text:p>856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763" calcext:value-type="float">
            <text:p>763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41" calcext:value-type="float">
            <text:p>841</text:p>
          </table:table-cell>
          <table:table-cell table:style-name="ce27" office:value-type="float" office:value="710" calcext:value-type="float">
            <text:p>710</text:p>
          </table:table-cell>
          <table:table-cell table:style-name="ce27" office:value-type="float" office:value="715" calcext:value-type="float">
            <text:p>715</text:p>
          </table:table-cell>
          <table:table-cell table:style-name="ce24" office:value-type="float" office:value="2030" calcext:value-type="float">
            <text:p>2,030</text:p>
          </table:table-cell>
          <table:table-cell table:style-name="ce24" office:value-type="float" office:value="1884" calcext:value-type="float">
            <text:p>1,884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844" calcext:value-type="float">
            <text:p>844</text:p>
          </table:table-cell>
        </table:table-row>
        <table:table-row table:style-name="ro1">
          <table:table-cell table:number-columns-repeated="4"/>
          <table:table-cell table:style-name="ce11" office:value-type="float" office:value="6470" calcext:value-type="float">
            <text:p>6,470</text:p>
          </table:table-cell>
          <table:table-cell table:style-name="ce11" office:value-type="float" office:value="5454" calcext:value-type="float">
            <text:p>5,454</text:p>
          </table:table-cell>
          <table:table-cell table:style-name="ce15" office:value-type="float" office:value="2160" calcext:value-type="float">
            <text:p>2,160</text:p>
          </table:table-cell>
          <table:table-cell table:style-name="ce15" office:value-type="float" office:value="2193" calcext:value-type="float">
            <text:p>2,193</text:p>
          </table:table-cell>
          <table:table-cell table:style-name="Default" table:number-columns-repeated="4"/>
          <table:table-cell table:number-columns-repeated="2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609" calcext:value-type="float">
            <text:p>609</text:p>
          </table:table-cell>
          <table:table-cell table:style-name="ce27" office:value-type="float" office:value="2130" calcext:value-type="float">
            <text:p>2,130</text:p>
          </table:table-cell>
          <table:table-cell table:style-name="ce27" office:value-type="float" office:value="2139" calcext:value-type="float">
            <text:p>2,139</text:p>
          </table:table-cell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484" calcext:value-type="float">
            <text:p>484</text:p>
          </table:table-cell>
          <table:table-cell table:style-name="ce27" office:value-type="float" office:value="570" calcext:value-type="float">
            <text:p>570</text:p>
          </table:table-cell>
          <table:table-cell table:style-name="ce27" office:value-type="float" office:value="557" calcext:value-type="float">
            <text:p>557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419" calcext:value-type="float">
            <text:p>419</text:p>
          </table:table-cell>
          <table:table-cell table:style-name="ce26" office:value-type="float" office:value="1350" calcext:value-type="float">
            <text:p>1,350</text:p>
          </table:table-cell>
          <table:table-cell table:style-name="ce26" office:value-type="float" office:value="1264" calcext:value-type="float">
            <text:p>1,264</text:p>
          </table:table-cell>
        </table:table-row>
        <table:table-row table:style-name="ro1">
          <table:table-cell table:number-columns-repeated="4"/>
          <table:table-cell table:style-name="ce11" office:value-type="float" office:value="2160" calcext:value-type="float">
            <text:p>2,160</text:p>
          </table:table-cell>
          <table:table-cell table:style-name="ce11" office:value-type="float" office:value="1878" calcext:value-type="float">
            <text:p>1,878</text:p>
          </table:table-cell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444" calcext:value-type="float">
            <text:p>444</text:p>
          </table:table-cell>
          <table:table-cell table:style-name="Default" table:number-columns-repeated="4"/>
          <table:table-cell table:number-columns-repeated="2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3" office:value-type="float" office:value="2340" calcext:value-type="float">
            <text:p>2,340</text:p>
          </table:table-cell>
          <table:table-cell table:style-name="ce23" office:value-type="float" office:value="2352" calcext:value-type="float">
            <text:p>2,352</text:p>
          </table:table-cell>
          <table:table-cell table:style-name="ce26" office:value-type="float" office:value="1270" calcext:value-type="float">
            <text:p>1,270</text:p>
          </table:table-cell>
          <table:table-cell table:style-name="ce26" office:value-type="float" office:value="1151" calcext:value-type="float">
            <text:p>1,151</text:p>
          </table:table-cell>
          <table:table-cell table:style-name="ce24" office:value-type="float" office:value="1000" calcext:value-type="float">
            <text:p>1,000</text:p>
          </table:table-cell>
          <table:table-cell table:style-name="ce24" office:value-type="float" office:value="953" calcext:value-type="float">
            <text:p>953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248" calcext:value-type="float">
            <text:p>1,248</text:p>
          </table:table-cell>
          <table:table-cell table:style-name="ce23" office:value-type="float" office:value="330" calcext:value-type="float">
            <text:p>330</text:p>
          </table:table-cell>
          <table:table-cell table:style-name="ce23" office:value-type="float" office:value="321" calcext:value-type="float">
            <text:p>321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63" calcext:value-type="float">
            <text:p>363</text:p>
          </table:table-cell>
        </table:table-row>
        <table:table-row table:style-name="ro1">
          <table:table-cell table:number-columns-repeated="4"/>
          <table:table-cell table:style-name="ce11" office:value-type="float" office:value="4350" calcext:value-type="float">
            <text:p>4,350</text:p>
          </table:table-cell>
          <table:table-cell table:style-name="ce11" office:value-type="float" office:value="3756" calcext:value-type="float">
            <text:p>3,756</text:p>
          </table:table-cell>
          <table:table-cell table:style-name="ce15" office:value-type="float" office:value="1060" calcext:value-type="float">
            <text:p>1,060</text:p>
          </table:table-cell>
          <table:table-cell table:style-name="ce15" office:value-type="float" office:value="1087" calcext:value-type="float">
            <text:p>1,087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1720" calcext:value-type="float">
            <text:p>1,720</text:p>
          </table:table-cell>
          <table:table-cell table:style-name="ce24" office:value-type="float" office:value="1650" calcext:value-type="float">
            <text:p>1,650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979" calcext:value-type="float">
            <text:p>979</text:p>
          </table:table-cell>
          <table:table-cell table:style-name="ce28" office:value-type="float" office:value="2460" calcext:value-type="float">
            <text:p>2,460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282" calcext:value-type="float">
            <text:p>282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305" calcext:value-type="float">
            <text:p>1,305</text:p>
          </table:table-cell>
        </table:table-row>
        <table:table-row table:style-name="ro1">
          <table:table-cell table:number-columns-repeated="4"/>
          <table:table-cell table:style-name="ce11" office:value-type="float" office:value="3080" calcext:value-type="float">
            <text:p>3,080</text:p>
          </table:table-cell>
          <table:table-cell table:style-name="ce11" office:value-type="float" office:value="2908" calcext:value-type="float">
            <text:p>2,908</text:p>
          </table:table-cell>
          <table:table-cell table:style-name="ce15" office:value-type="float" office:value="2680" calcext:value-type="float">
            <text:p>2,680</text:p>
          </table:table-cell>
          <table:table-cell table:style-name="ce15" office:value-type="float" office:value="2677" calcext:value-type="float">
            <text:p>2,677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834" calcext:value-type="float">
            <text:p>834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791" calcext:value-type="float">
            <text:p>791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579" calcext:value-type="float">
            <text:p>579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989" calcext:value-type="float">
            <text:p>989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382" calcext:value-type="float">
            <text:p>382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807" calcext:value-type="float">
            <text:p>807</text:p>
          </table:table-cell>
        </table:table-row>
        <table:table-row table:style-name="ro1">
          <table:table-cell table:number-columns-repeated="4"/>
          <table:table-cell table:style-name="ce11" office:value-type="float" office:value="4770" calcext:value-type="float">
            <text:p>4,770</text:p>
          </table:table-cell>
          <table:table-cell table:style-name="ce11" office:value-type="float" office:value="4272" calcext:value-type="float">
            <text:p>4,272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1729" calcext:value-type="float">
            <text:p>1,729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1100" calcext:value-type="float">
            <text:p>1,100</text:p>
          </table:table-cell>
          <table:table-cell table:style-name="ce24" office:value-type="float" office:value="1068" calcext:value-type="float">
            <text:p>1,068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454" calcext:value-type="float">
            <text:p>454</text:p>
          </table:table-cell>
          <table:table-cell table:style-name="ce24" office:value-type="float" office:value="1610" calcext:value-type="float">
            <text:p>1,610</text:p>
          </table:table-cell>
          <table:table-cell table:style-name="ce24" office:value-type="float" office:value="1559" calcext:value-type="float">
            <text:p>1,559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209" calcext:value-type="float">
            <text:p>209</text:p>
          </table:table-cell>
          <table:table-cell table:style-name="ce24" office:value-type="float" office:value="1560" calcext:value-type="float">
            <text:p>1,560</text:p>
          </table:table-cell>
          <table:table-cell table:style-name="ce24" office:value-type="float" office:value="1451" calcext:value-type="float">
            <text:p>1,451</text:p>
          </table:table-cell>
          <table:table-cell table:style-name="ce27" office:value-type="float" office:value="1090" calcext:value-type="float">
            <text:p>1,090</text:p>
          </table:table-cell>
          <table:table-cell table:style-name="ce27" office:value-type="float" office:value="1079" calcext:value-type="float">
            <text:p>1,079</text:p>
          </table:table-cell>
        </table:table-row>
        <table:table-row table:style-name="ro1">
          <table:table-cell table:number-columns-repeated="4"/>
          <table:table-cell table:style-name="ce11" office:value-type="float" office:value="3170" calcext:value-type="float">
            <text:p>3,170</text:p>
          </table:table-cell>
          <table:table-cell table:style-name="ce11" office:value-type="float" office:value="2842" calcext:value-type="float">
            <text:p>2,842</text:p>
          </table:table-cell>
          <table:table-cell table:style-name="ce15" office:value-type="float" office:value="480" calcext:value-type="float">
            <text:p>480</text:p>
          </table:table-cell>
          <table:table-cell table:style-name="ce15" office:value-type="float" office:value="504" calcext:value-type="float">
            <text:p>504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3" office:value-type="float" office:value="1280" calcext:value-type="float">
            <text:p>1,280</text:p>
          </table:table-cell>
          <table:table-cell table:style-name="ce23" office:value-type="float" office:value="1317" calcext:value-type="float">
            <text:p>1,317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682" calcext:value-type="float">
            <text:p>682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744" calcext:value-type="float">
            <text:p>1,744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774" calcext:value-type="float">
            <text:p>774</text:p>
          </table:table-cell>
          <table:table-cell table:style-name="ce26" office:value-type="float" office:value="2180" calcext:value-type="float">
            <text:p>2,180</text:p>
          </table:table-cell>
          <table:table-cell table:style-name="ce26" office:value-type="float" office:value="2072" calcext:value-type="float">
            <text:p>2,072</text:p>
          </table:table-cell>
        </table:table-row>
        <table:table-row table:style-name="ro1">
          <table:table-cell table:number-columns-repeated="4"/>
          <table:table-cell table:style-name="ce11" office:value-type="float" office:value="15150" calcext:value-type="float">
            <text:p>15,150</text:p>
          </table:table-cell>
          <table:table-cell table:style-name="ce11" office:value-type="float" office:value="13470" calcext:value-type="float">
            <text:p>13,470</text:p>
          </table:table-cell>
          <table:table-cell table:style-name="ce15" office:value-type="float" office:value="1710" calcext:value-type="float">
            <text:p>1,710</text:p>
          </table:table-cell>
          <table:table-cell table:style-name="ce15" office:value-type="float" office:value="1769" calcext:value-type="float">
            <text:p>1,76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16" calcext:value-type="float">
            <text:p>116</text:p>
          </table:table-cell>
          <table:table-cell table:style-name="ce27" office:value-type="float" office:value="1220" calcext:value-type="float">
            <text:p>1,220</text:p>
          </table:table-cell>
          <table:table-cell table:style-name="ce27" office:value-type="float" office:value="1234" calcext:value-type="float">
            <text:p>1,234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921" calcext:value-type="float">
            <text:p>921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450" calcext:value-type="float">
            <text:p>450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727" calcext:value-type="float">
            <text:p>727</text:p>
          </table:table-cell>
        </table:table-row>
        <table:table-row table:style-name="ro1">
          <table:table-cell table:number-columns-repeated="4"/>
          <table:table-cell table:style-name="ce11" office:value-type="float" office:value="1910" calcext:value-type="float">
            <text:p>1,910</text:p>
          </table:table-cell>
          <table:table-cell table:style-name="ce11" office:value-type="float" office:value="1690" calcext:value-type="float">
            <text:p>1,690</text:p>
          </table:table-cell>
          <table:table-cell table:style-name="ce15" office:value-type="float" office:value="780" calcext:value-type="float">
            <text:p>780</text:p>
          </table:table-cell>
          <table:table-cell table:style-name="ce15" office:value-type="float" office:value="784" calcext:value-type="float">
            <text:p>78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16" calcext:value-type="float">
            <text:p>116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1649" calcext:value-type="float">
            <text:p>1,649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87" calcext:value-type="float">
            <text:p>387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81" calcext:value-type="float">
            <text:p>481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1163" calcext:value-type="float">
            <text:p>1,163</text:p>
          </table:table-cell>
        </table:table-row>
        <table:table-row table:style-name="ro1">
          <table:table-cell table:number-columns-repeated="4"/>
          <table:table-cell table:style-name="ce11" office:value-type="float" office:value="7350" calcext:value-type="float">
            <text:p>7,350</text:p>
          </table:table-cell>
          <table:table-cell table:style-name="ce11" office:value-type="float" office:value="6544" calcext:value-type="float">
            <text:p>6,544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871" calcext:value-type="float">
            <text:p>871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730" calcext:value-type="float">
            <text:p>1,730</text:p>
          </table:table-cell>
          <table:table-cell table:style-name="ce24" office:value-type="float" office:value="1670" calcext:value-type="float">
            <text:p>1,670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517" calcext:value-type="float">
            <text:p>517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1549" calcext:value-type="float">
            <text:p>1,549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849" calcext:value-type="float">
            <text:p>849</text:p>
          </table:table-cell>
        </table:table-row>
        <table:table-row table:style-name="ro1">
          <table:table-cell table:number-columns-repeated="4"/>
          <table:table-cell table:style-name="ce11" office:value-type="float" office:value="3190" calcext:value-type="float">
            <text:p>3,190</text:p>
          </table:table-cell>
          <table:table-cell table:style-name="ce11" office:value-type="float" office:value="2895" calcext:value-type="float">
            <text:p>2,895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482" calcext:value-type="float">
            <text:p>48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680" calcext:value-type="float">
            <text:p>680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4" office:value-type="float" office:value="1260" calcext:value-type="float">
            <text:p>1,260</text:p>
          </table:table-cell>
          <table:table-cell table:style-name="ce24" office:value-type="float" office:value="1195" calcext:value-type="float">
            <text:p>1,195</text:p>
          </table:table-cell>
          <table:table-cell table:style-name="ce27" office:value-type="float" office:value="1600" calcext:value-type="float">
            <text:p>1,600</text:p>
          </table:table-cell>
          <table:table-cell table:style-name="ce27" office:value-type="float" office:value="1613" calcext:value-type="float">
            <text:p>1,613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563" calcext:value-type="float">
            <text:p>563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19" calcext:value-type="float">
            <text:p>819</text:p>
          </table:table-cell>
        </table:table-row>
        <table:table-row table:style-name="ro1">
          <table:table-cell table:number-columns-repeated="4"/>
          <table:table-cell table:style-name="ce11" office:value-type="float" office:value="1450" calcext:value-type="float">
            <text:p>1,450</text:p>
          </table:table-cell>
          <table:table-cell table:style-name="ce11" office:value-type="float" office:value="1256" calcext:value-type="float">
            <text:p>1,256</text:p>
          </table:table-cell>
          <table:table-cell table:style-name="ce15" office:value-type="float" office:value="2290" calcext:value-type="float">
            <text:p>2,290</text:p>
          </table:table-cell>
          <table:table-cell table:style-name="ce15" office:value-type="float" office:value="2329" calcext:value-type="float">
            <text:p>2,32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1380" calcext:value-type="float">
            <text:p>1,380</text:p>
          </table:table-cell>
          <table:table-cell table:style-name="ce23" office:value-type="float" office:value="1291" calcext:value-type="float">
            <text:p>1,291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761" calcext:value-type="float">
            <text:p>761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46" calcext:value-type="float">
            <text:p>746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1025" calcext:value-type="float">
            <text:p>1,025</text:p>
          </table:table-cell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776" calcext:value-type="float">
            <text:p>776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005" calcext:value-type="float">
            <text:p>2,005</text:p>
          </table:table-cell>
        </table:table-row>
        <table:table-row table:style-name="ro1">
          <table:table-cell table:number-columns-repeated="4"/>
          <table:table-cell table:style-name="ce11" office:value-type="float" office:value="1680" calcext:value-type="float">
            <text:p>1,680</text:p>
          </table:table-cell>
          <table:table-cell table:style-name="ce11" office:value-type="float" office:value="1541" calcext:value-type="float">
            <text:p>1,541</text:p>
          </table:table-cell>
          <table:table-cell table:style-name="ce15" office:value-type="float" office:value="1640" calcext:value-type="float">
            <text:p>1,640</text:p>
          </table:table-cell>
          <table:table-cell table:style-name="ce15" office:value-type="float" office:value="1549" calcext:value-type="float">
            <text:p>1,54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1271" calcext:value-type="float">
            <text:p>1,271</text:p>
          </table:table-cell>
          <table:table-cell table:style-name="ce26" office:value-type="float" office:value="1230" calcext:value-type="float">
            <text:p>1,230</text:p>
          </table:table-cell>
          <table:table-cell table:style-name="ce26" office:value-type="float" office:value="1199" calcext:value-type="float">
            <text:p>1,199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42" calcext:value-type="float">
            <text:p>342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1078" calcext:value-type="float">
            <text:p>1,078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87" calcext:value-type="float">
            <text:p>587</text:p>
          </table:table-cell>
          <table:table-cell table:style-name="ce26" office:value-type="float" office:value="910" calcext:value-type="float">
            <text:p>910</text:p>
          </table:table-cell>
          <table:table-cell table:style-name="ce26" office:value-type="float" office:value="871" calcext:value-type="float">
            <text:p>871</text:p>
          </table:table-cell>
        </table:table-row>
        <table:table-row table:style-name="ro1">
          <table:table-cell table:number-columns-repeated="4"/>
          <table:table-cell table:style-name="ce11" office:value-type="float" office:value="2430" calcext:value-type="float">
            <text:p>2,430</text:p>
          </table:table-cell>
          <table:table-cell table:style-name="ce11" office:value-type="float" office:value="2127" calcext:value-type="float">
            <text:p>2,127</text:p>
          </table:table-cell>
          <table:table-cell table:style-name="ce15" office:value-type="float" office:value="540" calcext:value-type="float">
            <text:p>540</text:p>
          </table:table-cell>
          <table:table-cell table:style-name="ce15" office:value-type="float" office:value="547" calcext:value-type="float">
            <text:p>54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2670" calcext:value-type="float">
            <text:p>2,670</text:p>
          </table:table-cell>
          <table:table-cell table:style-name="ce24" office:value-type="float" office:value="2488" calcext:value-type="float">
            <text:p>2,488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1727" calcext:value-type="float">
            <text:p>1,727</text:p>
          </table:table-cell>
          <table:table-cell table:style-name="ce24" office:value-type="float" office:value="1210" calcext:value-type="float">
            <text:p>1,210</text:p>
          </table:table-cell>
          <table:table-cell table:style-name="ce24" office:value-type="float" office:value="1156" calcext:value-type="float">
            <text:p>1,156</text:p>
          </table:table-cell>
          <table:table-cell table:style-name="ce27" office:value-type="float" office:value="2360" calcext:value-type="float">
            <text:p>2,360</text:p>
          </table:table-cell>
          <table:table-cell table:style-name="ce27" office:value-type="float" office:value="2364" calcext:value-type="float">
            <text:p>2,364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312" calcext:value-type="float">
            <text:p>312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926" calcext:value-type="float">
            <text:p>926</text:p>
          </table:table-cell>
        </table:table-row>
        <table:table-row table:style-name="ro1">
          <table:table-cell table:number-columns-repeated="4"/>
          <table:table-cell table:style-name="ce11" office:value-type="float" office:value="4640" calcext:value-type="float">
            <text:p>4,640</text:p>
          </table:table-cell>
          <table:table-cell table:style-name="ce11" office:value-type="float" office:value="4021" calcext:value-type="float">
            <text:p>4,021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439" calcext:value-type="float">
            <text:p>43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1160" calcext:value-type="float">
            <text:p>1,160</text:p>
          </table:table-cell>
          <table:table-cell table:style-name="ce23" office:value-type="float" office:value="1163" calcext:value-type="float">
            <text:p>1,163</text:p>
          </table:table-cell>
          <table:table-cell table:style-name="ce27" office:value-type="float" office:value="1990" calcext:value-type="float">
            <text:p>1,990</text:p>
          </table:table-cell>
          <table:table-cell table:style-name="ce27" office:value-type="float" office:value="1976" calcext:value-type="float">
            <text:p>1,976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41" calcext:value-type="float">
            <text:p>741</text:p>
          </table:table-cell>
          <table:table-cell table:style-name="ce29" office:value-type="float" office:value="1020" calcext:value-type="float">
            <text:p>1,020</text:p>
          </table:table-cell>
          <table:table-cell table:style-name="ce29" office:value-type="float" office:value="961" calcext:value-type="float">
            <text:p>961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444" calcext:value-type="float">
            <text:p>444</text:p>
          </table:table-cell>
          <table:table-cell table:style-name="ce26" office:value-type="float" office:value="1440" calcext:value-type="float">
            <text:p>1,440</text:p>
          </table:table-cell>
          <table:table-cell table:style-name="ce26" office:value-type="float" office:value="1388" calcext:value-type="float">
            <text:p>1,388</text:p>
          </table:table-cell>
        </table:table-row>
        <table:table-row table:style-name="ro1">
          <table:table-cell table:number-columns-repeated="4"/>
          <table:table-cell table:style-name="ce11" office:value-type="float" office:value="3570" calcext:value-type="float">
            <text:p>3,570</text:p>
          </table:table-cell>
          <table:table-cell table:style-name="ce11" office:value-type="float" office:value="3266" calcext:value-type="float">
            <text:p>3,266</text:p>
          </table:table-cell>
          <table:table-cell table:style-name="ce15" office:value-type="float" office:value="1920" calcext:value-type="float">
            <text:p>1,920</text:p>
          </table:table-cell>
          <table:table-cell table:style-name="ce15" office:value-type="float" office:value="1874" calcext:value-type="float">
            <text:p>1,87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1410" calcext:value-type="float">
            <text:p>1,410</text:p>
          </table:table-cell>
          <table:table-cell table:style-name="ce23" office:value-type="float" office:value="1381" calcext:value-type="float">
            <text:p>1,381</text:p>
          </table:table-cell>
          <table:table-cell table:style-name="ce26" office:value-type="float" office:value="1880" calcext:value-type="float">
            <text:p>1,880</text:p>
          </table:table-cell>
          <table:table-cell table:style-name="ce26" office:value-type="float" office:value="1793" calcext:value-type="float">
            <text:p>1,793</text:p>
          </table:table-cell>
          <table:table-cell table:style-name="ce24" office:value-type="float" office:value="1140" calcext:value-type="float">
            <text:p>1,140</text:p>
          </table:table-cell>
          <table:table-cell table:style-name="ce24" office:value-type="float" office:value="1042" calcext:value-type="float">
            <text:p>1,042</text:p>
          </table:table-cell>
          <table:table-cell table:style-name="ce27" office:value-type="float" office:value="960" calcext:value-type="float">
            <text:p>960</text:p>
          </table:table-cell>
          <table:table-cell table:style-name="ce27" office:value-type="float" office:value="961" calcext:value-type="float">
            <text:p>961</text:p>
          </table:table-cell>
          <table:table-cell table:style-name="ce24" office:value-type="float" office:value="1310" calcext:value-type="float">
            <text:p>1,310</text:p>
          </table:table-cell>
          <table:table-cell table:style-name="ce24" office:value-type="float" office:value="1282" calcext:value-type="float">
            <text:p>1,282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643" calcext:value-type="float">
            <text:p>643</text:p>
          </table:table-cell>
        </table:table-row>
        <table:table-row table:style-name="ro1">
          <table:table-cell table:number-columns-repeated="4"/>
          <table:table-cell table:style-name="ce11" office:value-type="float" office:value="19450" calcext:value-type="float">
            <text:p>19,450</text:p>
          </table:table-cell>
          <table:table-cell table:style-name="ce11" office:value-type="float" office:value="17174" calcext:value-type="float">
            <text:p>17,174</text:p>
          </table:table-cell>
          <table:table-cell table:style-name="ce15" office:value-type="float" office:value="2020" calcext:value-type="float">
            <text:p>2,020</text:p>
          </table:table-cell>
          <table:table-cell table:style-name="ce15" office:value-type="float" office:value="1979" calcext:value-type="float">
            <text:p>1,97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730" calcext:value-type="float">
            <text:p>1,730</text:p>
          </table:table-cell>
          <table:table-cell table:style-name="ce24" office:value-type="float" office:value="1657" calcext:value-type="float">
            <text:p>1,657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780" calcext:value-type="float">
            <text:p>780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737" calcext:value-type="float">
            <text:p>737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233" calcext:value-type="float">
            <text:p>1,233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542" calcext:value-type="float">
            <text:p>542</text:p>
          </table:table-cell>
          <table:table-cell table:style-name="ce26" office:value-type="float" office:value="2740" calcext:value-type="float">
            <text:p>2,740</text:p>
          </table:table-cell>
          <table:table-cell table:style-name="ce26" office:value-type="float" office:value="2622" calcext:value-type="float">
            <text:p>2,622</text:p>
          </table:table-cell>
        </table:table-row>
        <table:table-row table:style-name="ro1">
          <table:table-cell table:number-columns-repeated="4"/>
          <table:table-cell table:style-name="ce11" office:value-type="float" office:value="1340" calcext:value-type="float">
            <text:p>1,340</text:p>
          </table:table-cell>
          <table:table-cell table:style-name="ce11" office:value-type="float" office:value="1222" calcext:value-type="float">
            <text:p>1,222</text:p>
          </table:table-cell>
          <table:table-cell table:style-name="ce15" office:value-type="float" office:value="910" calcext:value-type="float">
            <text:p>910</text:p>
          </table:table-cell>
          <table:table-cell table:style-name="ce15" office:value-type="float" office:value="931" calcext:value-type="float">
            <text:p>93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1860" calcext:value-type="float">
            <text:p>1,860</text:p>
          </table:table-cell>
          <table:table-cell table:style-name="ce23" office:value-type="float" office:value="1727" calcext:value-type="float">
            <text:p>1,727</text:p>
          </table:table-cell>
          <table:table-cell table:style-name="ce26" office:value-type="float" office:value="1820" calcext:value-type="float">
            <text:p>1,820</text:p>
          </table:table-cell>
          <table:table-cell table:style-name="ce26" office:value-type="float" office:value="1584" calcext:value-type="float">
            <text:p>1,584</text:p>
          </table:table-cell>
          <table:table-cell table:style-name="ce24" office:value-type="float" office:value="1240" calcext:value-type="float">
            <text:p>1,240</text:p>
          </table:table-cell>
          <table:table-cell table:style-name="ce24" office:value-type="float" office:value="1189" calcext:value-type="float">
            <text:p>1,189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38" calcext:value-type="float">
            <text:p>738</text:p>
          </table:table-cell>
          <table:table-cell table:style-name="ce23" office:value-type="float" office:value="1210" calcext:value-type="float">
            <text:p>1,210</text:p>
          </table:table-cell>
          <table:table-cell table:style-name="ce23" office:value-type="float" office:value="1251" calcext:value-type="float">
            <text:p>1,251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904" calcext:value-type="float">
            <text:p>904</text:p>
          </table:table-cell>
        </table:table-row>
        <table:table-row table:style-name="ro1">
          <table:table-cell table:number-columns-repeated="4"/>
          <table:table-cell table:style-name="ce11" office:value-type="float" office:value="5100" calcext:value-type="float">
            <text:p>5,100</text:p>
          </table:table-cell>
          <table:table-cell table:style-name="ce11" office:value-type="float" office:value="4559" calcext:value-type="float">
            <text:p>4,559</text:p>
          </table:table-cell>
          <table:table-cell table:style-name="ce15" office:value-type="float" office:value="1510" calcext:value-type="float">
            <text:p>1,510</text:p>
          </table:table-cell>
          <table:table-cell table:style-name="ce15" office:value-type="float" office:value="1517" calcext:value-type="float">
            <text:p>1,51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2000" calcext:value-type="float">
            <text:p>2,000</text:p>
          </table:table-cell>
          <table:table-cell table:style-name="ce23" office:value-type="float" office:value="1946" calcext:value-type="float">
            <text:p>1,946</text:p>
          </table:table-cell>
          <table:table-cell table:style-name="ce26" office:value-type="float" office:value="1290" calcext:value-type="float">
            <text:p>1,290</text:p>
          </table:table-cell>
          <table:table-cell table:style-name="ce26" office:value-type="float" office:value="1231" calcext:value-type="float">
            <text:p>1,231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541" calcext:value-type="float">
            <text:p>541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171" calcext:value-type="float">
            <text:p>1,171</text:p>
          </table:table-cell>
          <table:table-cell table:style-name="ce23" office:value-type="float" office:value="1370" calcext:value-type="float">
            <text:p>1,370</text:p>
          </table:table-cell>
          <table:table-cell table:style-name="ce23" office:value-type="float" office:value="1330" calcext:value-type="float">
            <text:p>1,33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441" calcext:value-type="float">
            <text:p>441</text:p>
          </table:table-cell>
        </table:table-row>
        <table:table-row table:style-name="ro1">
          <table:table-cell table:number-columns-repeated="4"/>
          <table:table-cell table:style-name="ce11" office:value-type="float" office:value="3680" calcext:value-type="float">
            <text:p>3,680</text:p>
          </table:table-cell>
          <table:table-cell table:style-name="ce11" office:value-type="float" office:value="2987" calcext:value-type="float">
            <text:p>2,987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1715" calcext:value-type="float">
            <text:p>1,71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590" calcext:value-type="float">
            <text:p>590</text:p>
          </table:table-cell>
          <table:table-cell table:style-name="ce23" office:value-type="float" office:value="601" calcext:value-type="float">
            <text:p>601</text:p>
          </table:table-cell>
          <table:table-cell table:style-name="ce26" office:value-type="float" office:value="1180" calcext:value-type="float">
            <text:p>1,180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4" office:value-type="float" office:value="1300" calcext:value-type="float">
            <text:p>1,300</text:p>
          </table:table-cell>
          <table:table-cell table:style-name="ce24" office:value-type="float" office:value="1205" calcext:value-type="float">
            <text:p>1,205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77" calcext:value-type="float">
            <text:p>277</text:p>
          </table:table-cell>
          <table:table-cell table:style-name="ce23" office:value-type="float" office:value="1200" calcext:value-type="float">
            <text:p>1,200</text:p>
          </table:table-cell>
          <table:table-cell table:style-name="ce23" office:value-type="float" office:value="1187" calcext:value-type="float">
            <text:p>1,187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708" calcext:value-type="float">
            <text:p>708</text:p>
          </table:table-cell>
        </table:table-row>
        <table:table-row table:style-name="ro1">
          <table:table-cell table:number-columns-repeated="4"/>
          <table:table-cell table:style-name="ce11" office:value-type="float" office:value="3680" calcext:value-type="float">
            <text:p>3,680</text:p>
          </table:table-cell>
          <table:table-cell table:style-name="ce11" office:value-type="float" office:value="2987" calcext:value-type="float">
            <text:p>2,987</text:p>
          </table:table-cell>
          <table:table-cell table:style-name="ce15" office:value-type="float" office:value="1970" calcext:value-type="float">
            <text:p>1,970</text:p>
          </table:table-cell>
          <table:table-cell table:style-name="ce15" office:value-type="float" office:value="2013" calcext:value-type="float">
            <text:p>2,01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980" calcext:value-type="float">
            <text:p>1,980</text:p>
          </table:table-cell>
          <table:table-cell table:style-name="ce24" office:value-type="float" office:value="1828" calcext:value-type="float">
            <text:p>1,828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458" calcext:value-type="float">
            <text:p>458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702" calcext:value-type="float">
            <text:p>702</text:p>
          </table:table-cell>
          <table:table-cell table:style-name="ce26" office:value-type="float" office:value="1810" calcext:value-type="float">
            <text:p>1,810</text:p>
          </table:table-cell>
          <table:table-cell table:style-name="ce26" office:value-type="float" office:value="1742" calcext:value-type="float">
            <text:p>1,742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393" calcext:value-type="float">
            <text:p>393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69" calcext:value-type="float">
            <text:p>169</text:p>
          </table:table-cell>
        </table:table-row>
        <table:table-row table:style-name="ro1">
          <table:table-cell table:number-columns-repeated="4"/>
          <table:table-cell table:style-name="ce11" office:value-type="float" office:value="1960" calcext:value-type="float">
            <text:p>1,960</text:p>
          </table:table-cell>
          <table:table-cell table:style-name="ce11" office:value-type="float" office:value="1740" calcext:value-type="float">
            <text:p>1,740</text:p>
          </table:table-cell>
          <table:table-cell table:style-name="ce15" office:value-type="float" office:value="1150" calcext:value-type="float">
            <text:p>1,150</text:p>
          </table:table-cell>
          <table:table-cell table:style-name="ce15" office:value-type="float" office:value="1090" calcext:value-type="float">
            <text:p>1,09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770" calcext:value-type="float">
            <text:p>770</text:p>
          </table:table-cell>
          <table:table-cell table:style-name="ce23" office:value-type="float" office:value="776" calcext:value-type="float">
            <text:p>776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278" calcext:value-type="float">
            <text:p>1,278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26" calcext:value-type="float">
            <text:p>826</text:p>
          </table:table-cell>
          <table:table-cell table:style-name="ce27" office:value-type="float" office:value="2000" calcext:value-type="float">
            <text:p>2,000</text:p>
          </table:table-cell>
          <table:table-cell table:style-name="ce27" office:value-type="float" office:value="2037" calcext:value-type="float">
            <text:p>2,037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72" calcext:value-type="float">
            <text:p>272</text:p>
          </table:table-cell>
          <table:table-cell table:style-name="ce29" office:value-type="float" office:value="2820" calcext:value-type="float">
            <text:p>2,820</text:p>
          </table:table-cell>
          <table:table-cell table:style-name="ce29" office:value-type="float" office:value="2805" calcext:value-type="float">
            <text:p>2,805</text:p>
          </table:table-cell>
        </table:table-row>
        <table:table-row table:style-name="ro1">
          <table:table-cell table:number-columns-repeated="4"/>
          <table:table-cell table:style-name="ce11" office:value-type="float" office:value="1970" calcext:value-type="float">
            <text:p>1,970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5" office:value-type="float" office:value="630" calcext:value-type="float">
            <text:p>630</text:p>
          </table:table-cell>
          <table:table-cell table:style-name="ce15" office:value-type="float" office:value="664" calcext:value-type="float">
            <text:p>66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590" calcext:value-type="float">
            <text:p>590</text:p>
          </table:table-cell>
          <table:table-cell table:style-name="ce23" office:value-type="float" office:value="604" calcext:value-type="float">
            <text:p>604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858" calcext:value-type="float">
            <text:p>858</text:p>
          </table:table-cell>
          <table:table-cell table:style-name="ce24" office:value-type="float" office:value="1400" calcext:value-type="float">
            <text:p>1,400</text:p>
          </table:table-cell>
          <table:table-cell table:style-name="ce24" office:value-type="float" office:value="1302" calcext:value-type="float">
            <text:p>1,302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618" calcext:value-type="float">
            <text:p>618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50" calcext:value-type="float">
            <text:p>85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527" calcext:value-type="float">
            <text:p>1,527</text:p>
          </table:table-cell>
        </table:table-row>
        <table:table-row table:style-name="ro1">
          <table:table-cell table:number-columns-repeated="4"/>
          <table:table-cell table:style-name="ce11" office:value-type="float" office:value="4740" calcext:value-type="float">
            <text:p>4,740</text:p>
          </table:table-cell>
          <table:table-cell table:style-name="ce11" office:value-type="float" office:value="4166" calcext:value-type="float">
            <text:p>4,166</text:p>
          </table:table-cell>
          <table:table-cell table:style-name="ce15" office:value-type="float" office:value="960" calcext:value-type="float">
            <text:p>960</text:p>
          </table:table-cell>
          <table:table-cell table:style-name="ce15" office:value-type="float" office:value="956" calcext:value-type="float">
            <text:p>95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590" calcext:value-type="float">
            <text:p>1,590</text:p>
          </table:table-cell>
          <table:table-cell table:style-name="ce24" office:value-type="float" office:value="1493" calcext:value-type="float">
            <text:p>1,493</text:p>
          </table:table-cell>
          <table:table-cell table:style-name="ce27" office:value-type="float" office:value="1080" calcext:value-type="float">
            <text:p>1,080</text:p>
          </table:table-cell>
          <table:table-cell table:style-name="ce27" office:value-type="float" office:value="1095" calcext:value-type="float">
            <text:p>1,095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227" calcext:value-type="float">
            <text:p>227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682" calcext:value-type="float">
            <text:p>682</text:p>
          </table:table-cell>
        </table:table-row>
        <table:table-row table:style-name="ro1">
          <table:table-cell table:number-columns-repeated="4"/>
          <table:table-cell table:style-name="ce11" office:value-type="float" office:value="8780" calcext:value-type="float">
            <text:p>8,780</text:p>
          </table:table-cell>
          <table:table-cell table:style-name="ce11" office:value-type="float" office:value="7878" calcext:value-type="float">
            <text:p>7,878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622" calcext:value-type="float">
            <text:p>62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289" calcext:value-type="float">
            <text:p>289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678" calcext:value-type="float">
            <text:p>678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676" calcext:value-type="float">
            <text:p>676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83" calcext:value-type="float">
            <text:p>483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372" calcext:value-type="float">
            <text:p>1,372</text:p>
          </table:table-cell>
        </table:table-row>
        <table:table-row table:style-name="ro1">
          <table:table-cell table:number-columns-repeated="4"/>
          <table:table-cell table:style-name="ce11" office:value-type="float" office:value="2770" calcext:value-type="float">
            <text:p>2,770</text:p>
          </table:table-cell>
          <table:table-cell table:style-name="ce11" office:value-type="float" office:value="2449" calcext:value-type="float">
            <text:p>2,449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1330" calcext:value-type="float">
            <text:p>1,33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050" calcext:value-type="float">
            <text:p>1,050</text:p>
          </table:table-cell>
          <table:table-cell table:style-name="ce24" office:value-type="float" office:value="961" calcext:value-type="float">
            <text:p>961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464" calcext:value-type="float">
            <text:p>464</text:p>
          </table:table-cell>
          <table:table-cell table:style-name="ce28" office:value-type="float" office:value="1000" calcext:value-type="float">
            <text:p>1,000</text:p>
          </table:table-cell>
          <table:table-cell table:style-name="ce28" office:value-type="float" office:value="1036" calcext:value-type="float">
            <text:p>1,036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1002" calcext:value-type="float">
            <text:p>1,002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385" calcext:value-type="float">
            <text:p>2,385</text:p>
          </table:table-cell>
        </table:table-row>
        <table:table-row table:style-name="ro1">
          <table:table-cell table:number-columns-repeated="4"/>
          <table:table-cell table:style-name="ce11" office:value-type="float" office:value="8340" calcext:value-type="float">
            <text:p>8,340</text:p>
          </table:table-cell>
          <table:table-cell table:style-name="ce11" office:value-type="float" office:value="7475" calcext:value-type="float">
            <text:p>7,475</text:p>
          </table:table-cell>
          <table:table-cell table:style-name="ce15" office:value-type="float" office:value="1120" calcext:value-type="float">
            <text:p>1,120</text:p>
          </table:table-cell>
          <table:table-cell table:style-name="ce15" office:value-type="float" office:value="1130" calcext:value-type="float">
            <text:p>1,13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568" calcext:value-type="float">
            <text:p>568</text:p>
          </table:table-cell>
          <table:table-cell table:style-name="ce26" office:value-type="float" office:value="1740" calcext:value-type="float">
            <text:p>1,740</text:p>
          </table:table-cell>
          <table:table-cell table:style-name="ce26" office:value-type="float" office:value="1700" calcext:value-type="float">
            <text:p>1,700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70" calcext:value-type="float">
            <text:p>870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932" calcext:value-type="float">
            <text:p>932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594" calcext:value-type="float">
            <text:p>1,594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39:.E68])/30" office:value-type="float" office:value="4999.33333333333" calcext:value-type="float">
            <text:p>4,999</text:p>
          </table:table-cell>
          <table:table-cell table:style-name="ce12" table:formula="of:=SUM([.F39:.F68])/30" office:value-type="float" office:value="4420.83333333333" calcext:value-type="float">
            <text:p>4,421</text:p>
          </table:table-cell>
          <table:table-cell table:style-name="ce12" table:formula="of:=SUM([.G39:.G68])/30" office:value-type="float" office:value="1327.66666666667" calcext:value-type="float">
            <text:p>1,328</text:p>
          </table:table-cell>
          <table:table-cell table:style-name="ce12" table:formula="of:=SUM([.H39:.H68])/30" office:value-type="float" office:value="1321.6" calcext:value-type="float">
            <text:p>1,322</text:p>
          </table:table-cell>
          <table:table-cell table:style-name="ce12" table:number-columns-repeated="2"/>
          <table:table-cell table:style-name="Default" table:number-columns-repeated="2"/>
          <table:table-cell table:number-columns-repeated="2"/>
          <table:table-cell table:style-name="ce5" table:number-columns-repeated="4"/>
          <table:table-cell table:style-name="ce12" table:formula="of:=SUM([.S39:.S68])/30" office:value-type="float" office:value="1194.66666666667" calcext:value-type="float">
            <text:p>1,195</text:p>
          </table:table-cell>
          <table:table-cell table:style-name="ce12" table:formula="of:=SUM([.T39:.T68])/30" office:value-type="float" office:value="1156" calcext:value-type="float">
            <text:p>1,156</text:p>
          </table:table-cell>
          <table:table-cell table:style-name="ce12" table:formula="of:=SUM([.U39:.U68])/30" office:value-type="float" office:value="1119.33333333333" calcext:value-type="float">
            <text:p>1,119</text:p>
          </table:table-cell>
          <table:table-cell table:style-name="ce12" table:formula="of:=SUM([.V39:.V68])/30" office:value-type="float" office:value="1066.76666666667" calcext:value-type="float">
            <text:p>1,067</text:p>
          </table:table-cell>
          <table:table-cell table:style-name="ce12" table:formula="of:=SUM([.W39:.W68])/30" office:value-type="float" office:value="1046.33333333333" calcext:value-type="float">
            <text:p>1,046</text:p>
          </table:table-cell>
          <table:table-cell table:style-name="ce12" table:formula="of:=SUM([.X39:.X68])/30" office:value-type="float" office:value="1019.43333333333" calcext:value-type="float">
            <text:p>1,019</text:p>
          </table:table-cell>
          <table:table-cell table:style-name="ce12" table:formula="of:=SUM([.Y39:.Y68])/30" office:value-type="float" office:value="1046" calcext:value-type="float">
            <text:p>1,046</text:p>
          </table:table-cell>
          <table:table-cell table:style-name="ce12" table:formula="of:=SUM([.Z39:.Z68])/30" office:value-type="float" office:value="1030.96666666667" calcext:value-type="float">
            <text:p>1,031</text:p>
          </table:table-cell>
          <table:table-cell table:style-name="ce12" table:formula="of:=SUM([.AA39:.AA68])/30" office:value-type="float" office:value="903.666666666667" calcext:value-type="float">
            <text:p>904</text:p>
          </table:table-cell>
          <table:table-cell table:style-name="ce12" table:formula="of:=SUM([.AB39:.AB68])/30" office:value-type="float" office:value="880.633333333333" calcext:value-type="float">
            <text:p>881</text:p>
          </table:table-cell>
          <table:table-cell table:style-name="ce12" table:formula="of:=SUM([.AC39:.AC68])/30" office:value-type="float" office:value="1194.33333333333" calcext:value-type="float">
            <text:p>1,194</text:p>
          </table:table-cell>
          <table:table-cell table:style-name="ce12" table:formula="of:=SUM([.AD39:.AD68])/30" office:value-type="float" office:value="1170.4" calcext:value-type="float">
            <text:p>1,170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39:.E68])" office:value-type="float" office:value="4429.93962232797" calcext:value-type="float">
            <text:p>4,430</text:p>
          </table:table-cell>
          <table:table-cell table:style-name="ce13" table:formula="of:=STDEV([.F39:.F68])" office:value-type="float" office:value="3938.38786450298" calcext:value-type="float">
            <text:p>3,938</text:p>
          </table:table-cell>
          <table:table-cell table:style-name="ce13" table:formula="of:=STDEV([.G39:.G68])" office:value-type="float" office:value="682.463505824018" calcext:value-type="float">
            <text:p>682</text:p>
          </table:table-cell>
          <table:table-cell table:style-name="ce13" table:formula="of:=STDEV([.H39:.H68])" office:value-type="float" office:value="676.480934818132" calcext:value-type="float">
            <text:p>676</text:p>
          </table:table-cell>
          <table:table-cell table:style-name="ce13" table:number-columns-repeated="2"/>
          <table:table-cell table:style-name="Default" table:number-columns-repeated="2"/>
          <table:table-cell table:number-columns-repeated="2"/>
          <table:table-cell table:style-name="ce6" table:number-columns-repeated="4"/>
          <table:table-cell table:style-name="ce13" table:formula="of:=STDEV([.S39:.S68])" office:value-type="float" office:value="645.823362918959" calcext:value-type="float">
            <text:p>646</text:p>
          </table:table-cell>
          <table:table-cell table:style-name="ce13" table:formula="of:=STDEV([.T39:.T68])" office:value-type="float" office:value="608.215762532593" calcext:value-type="float">
            <text:p>608</text:p>
          </table:table-cell>
          <table:table-cell table:style-name="ce13" table:formula="of:=STDEV([.U39:.U68])" office:value-type="float" office:value="499.426797876107" calcext:value-type="float">
            <text:p>499</text:p>
          </table:table-cell>
          <table:table-cell table:style-name="ce13" table:formula="of:=STDEV([.V39:.V68])" office:value-type="float" office:value="483.667646172476" calcext:value-type="float">
            <text:p>484</text:p>
          </table:table-cell>
          <table:table-cell table:style-name="ce13" table:formula="of:=STDEV([.W39:.W68])" office:value-type="float" office:value="459.290932764343" calcext:value-type="float">
            <text:p>459</text:p>
          </table:table-cell>
          <table:table-cell table:style-name="ce13" table:formula="of:=STDEV([.X39:.X68])" office:value-type="float" office:value="455.67007751248" calcext:value-type="float">
            <text:p>456</text:p>
          </table:table-cell>
          <table:table-cell table:style-name="ce13" table:formula="of:=STDEV([.Y39:.Y68])" office:value-type="float" office:value="532.907444897879" calcext:value-type="float">
            <text:p>533</text:p>
          </table:table-cell>
          <table:table-cell table:style-name="ce13" table:formula="of:=STDEV([.Z39:.Z68])" office:value-type="float" office:value="530.466059451389" calcext:value-type="float">
            <text:p>530</text:p>
          </table:table-cell>
          <table:table-cell table:style-name="ce13" table:formula="of:=STDEV([.AA39:.AA68])" office:value-type="float" office:value="513.819257993565" calcext:value-type="float">
            <text:p>514</text:p>
          </table:table-cell>
          <table:table-cell table:style-name="ce13" table:formula="of:=STDEV([.AB39:.AB68])" office:value-type="float" office:value="492.121759767623" calcext:value-type="float">
            <text:p>492</text:p>
          </table:table-cell>
          <table:table-cell table:style-name="ce13" table:formula="of:=STDEV([.AC39:.AC68])" office:value-type="float" office:value="674.990080812602" calcext:value-type="float">
            <text:p>675</text:p>
          </table:table-cell>
          <table:table-cell table:style-name="ce13" table:formula="of:=STDEV([.AD39:.AD68])" office:value-type="float" office:value="655.456019198427" calcext:value-type="float">
            <text:p>655</text:p>
          </table:table-cell>
        </table:table-row>
        <table:table-row table:style-name="ro1">
          <table:table-cell table:style-name="ce7" table:number-columns-repeated="4"/>
          <table:table-cell table:style-name="ce14" table:number-columns-repeated="4"/>
          <table:table-cell table:style-name="Default" table:number-columns-repeated="4"/>
          <table:table-cell table:number-columns-repeated="2"/>
          <table:table-cell table:style-name="ce7" table:number-columns-repeated="4"/>
          <table:table-cell table:style-name="ce14" table:formula="of:=(16/30)*100" office:value-type="float" office:value="53.3333333333333" calcext:value-type="float">
            <text:p>53</text:p>
          </table:table-cell>
          <table:table-cell table:style-name="ce14"/>
          <table:table-cell table:style-name="ce14" table:formula="of:=(24/30)*100" office:value-type="float" office:value="80" calcext:value-type="float">
            <text:p>80</text:p>
          </table:table-cell>
          <table:table-cell table:style-name="ce14"/>
          <table:table-cell table:style-name="ce14" table:formula="of:=(13/30)*100" office:value-type="float" office:value="43.3333333333333" calcext:value-type="float">
            <text:p>43</text:p>
          </table:table-cell>
          <table:table-cell table:style-name="ce14"/>
          <table:table-cell table:style-name="ce14" table:formula="of:=(10/30)*100" office:value-type="float" office:value="33.3333333333333" calcext:value-type="float">
            <text:p>33</text:p>
          </table:table-cell>
          <table:table-cell table:style-name="ce14"/>
          <table:table-cell table:style-name="ce14" table:formula="of:=(12/30)*100" office:value-type="float" office:value="40" calcext:value-type="float">
            <text:p>40</text:p>
          </table:table-cell>
          <table:table-cell table:style-name="ce14"/>
          <table:table-cell table:style-name="ce14" table:formula="of:=(10/30)*100" office:value-type="float" office:value="33.3333333333333" calcext:value-type="float">
            <text:p>33</text:p>
          </table:table-cell>
          <table:table-cell table:style-name="ce14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8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300" calcext:value-type="float">
            <text:p>6,300</text:p>
          </table:table-cell>
          <table:table-cell table:style-name="ce11" office:value-type="float" office:value="1192" calcext:value-type="float">
            <text:p>1,192</text:p>
          </table:table-cell>
          <table:table-cell table:style-name="ce15" office:value-type="float" office:value="1720" calcext:value-type="float">
            <text:p>1,720</text:p>
          </table:table-cell>
          <table:table-cell table:style-name="ce15" office:value-type="float" office:value="424" calcext:value-type="float">
            <text:p>424</text:p>
          </table:table-cell>
          <table:table-cell table:style-name="Default" table:number-columns-repeated="4"/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1250" calcext:value-type="float">
            <text:p>1,250</text:p>
          </table:table-cell>
          <table:table-cell table:style-name="ce24" office:value-type="float" office:value="287" calcext:value-type="float">
            <text:p>287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358" calcext:value-type="float">
            <text:p>358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229" calcext:value-type="float">
            <text:p>229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472" calcext:value-type="float">
            <text:p>472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209" calcext:value-type="float">
            <text:p>209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337" calcext:value-type="float">
            <text:p>337</text:p>
          </table:table-cell>
        </table:table-row>
        <table:table-row table:style-name="ro1">
          <table:table-cell table:number-columns-repeated="4"/>
          <table:table-cell table:style-name="ce11" office:value-type="float" office:value="5220" calcext:value-type="float">
            <text:p>5,220</text:p>
          </table:table-cell>
          <table:table-cell table:style-name="ce11" office:value-type="float" office:value="991" calcext:value-type="float">
            <text:p>991</text:p>
          </table:table-cell>
          <table:table-cell table:style-name="ce15" office:value-type="float" office:value="1620" calcext:value-type="float">
            <text:p>1,620</text:p>
          </table:table-cell>
          <table:table-cell table:style-name="ce15" office:value-type="float" office:value="385" calcext:value-type="float">
            <text:p>38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327" calcext:value-type="float">
            <text:p>327</text:p>
          </table:table-cell>
          <table:table-cell table:style-name="ce27" office:value-type="float" office:value="1450" calcext:value-type="float">
            <text:p>1,450</text:p>
          </table:table-cell>
          <table:table-cell table:style-name="ce27" office:value-type="float" office:value="362" calcext:value-type="float">
            <text:p>362</text:p>
          </table:table-cell>
          <table:table-cell table:style-name="ce24" office:value-type="float" office:value="1900" calcext:value-type="float">
            <text:p>1,900</text:p>
          </table:table-cell>
          <table:table-cell table:style-name="ce24" office:value-type="float" office:value="416" calcext:value-type="float">
            <text:p>416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520" calcext:value-type="float">
            <text:p>520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396" calcext:value-type="float">
            <text:p>396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194" calcext:value-type="float">
            <text:p>194</text:p>
          </table:table-cell>
        </table:table-row>
        <table:table-row table:style-name="ro1">
          <table:table-cell table:number-columns-repeated="4"/>
          <table:table-cell table:style-name="ce11" office:value-type="float" office:value="3130" calcext:value-type="float">
            <text:p>3,130</text:p>
          </table:table-cell>
          <table:table-cell table:style-name="ce11" office:value-type="float" office:value="573" calcext:value-type="float">
            <text:p>573</text:p>
          </table:table-cell>
          <table:table-cell table:style-name="ce15" office:value-type="float" office:value="2990" calcext:value-type="float">
            <text:p>2,990</text:p>
          </table:table-cell>
          <table:table-cell table:style-name="ce15" office:value-type="float" office:value="718" calcext:value-type="float">
            <text:p>718</text:p>
          </table:table-cell>
          <table:table-cell table:style-name="Default" table:number-columns-repeated="4"/>
          <table:table-cell table:number-columns-repeated="2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3" office:value-type="float" office:value="1320" calcext:value-type="float">
            <text:p>1,320</text:p>
          </table:table-cell>
          <table:table-cell table:style-name="ce23" office:value-type="float" office:value="321" calcext:value-type="float">
            <text:p>321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455" calcext:value-type="float">
            <text:p>455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449" calcext:value-type="float">
            <text:p>449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201" calcext:value-type="float">
            <text:p>201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221" calcext:value-type="float">
            <text:p>221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247" calcext:value-type="float">
            <text:p>247</text:p>
          </table:table-cell>
        </table:table-row>
        <table:table-row table:style-name="ro1">
          <table:table-cell table:number-columns-repeated="4"/>
          <table:table-cell table:style-name="ce11" office:value-type="float" office:value="5450" calcext:value-type="float">
            <text:p>5,450</text:p>
          </table:table-cell>
          <table:table-cell table:style-name="ce11" office:value-type="float" office:value="1023" calcext:value-type="float">
            <text:p>1,023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361" calcext:value-type="float">
            <text:p>361</text:p>
          </table:table-cell>
          <table:table-cell table:style-name="Default" table:number-columns-repeated="4"/>
          <table:table-cell table:number-columns-repeated="2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2220" calcext:value-type="float">
            <text:p>2,220</text:p>
          </table:table-cell>
          <table:table-cell table:style-name="ce23" office:value-type="float" office:value="522" calcext:value-type="float">
            <text:p>522</text:p>
          </table:table-cell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253" calcext:value-type="float">
            <text:p>253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206" calcext:value-type="float">
            <text:p>206</text:p>
          </table:table-cell>
          <table:table-cell table:style-name="ce29" office:value-type="float" office:value="1070" calcext:value-type="float">
            <text:p>1,070</text:p>
          </table:table-cell>
          <table:table-cell table:style-name="ce29" office:value-type="float" office:value="276" calcext:value-type="float">
            <text:p>276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308" calcext:value-type="float">
            <text:p>308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324" calcext:value-type="float">
            <text:p>324</text:p>
          </table:table-cell>
        </table:table-row>
        <table:table-row table:style-name="ro1">
          <table:table-cell table:number-columns-repeated="4"/>
          <table:table-cell table:style-name="ce11" office:value-type="float" office:value="2690" calcext:value-type="float">
            <text:p>2,690</text:p>
          </table:table-cell>
          <table:table-cell table:style-name="ce11" office:value-type="float" office:value="502" calcext:value-type="float">
            <text:p>502</text:p>
          </table:table-cell>
          <table:table-cell table:style-name="ce15" office:value-type="float" office:value="4700" calcext:value-type="float">
            <text:p>4,700</text:p>
          </table:table-cell>
          <table:table-cell table:style-name="ce15" office:value-type="float" office:value="1104" calcext:value-type="float">
            <text:p>1,104</text:p>
          </table:table-cell>
          <table:table-cell table:style-name="Default" table:number-columns-repeated="4"/>
          <table:table-cell table:number-columns-repeated="2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213" calcext:value-type="float">
            <text:p>213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466" calcext:value-type="float">
            <text:p>466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206" calcext:value-type="float">
            <text:p>206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418" calcext:value-type="float">
            <text:p>418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359" calcext:value-type="float">
            <text:p>359</text:p>
          </table:table-cell>
          <table:table-cell table:style-name="ce29" office:value-type="float" office:value="1820" calcext:value-type="float">
            <text:p>1,820</text:p>
          </table:table-cell>
          <table:table-cell table:style-name="ce29" office:value-type="float" office:value="419" calcext:value-type="float">
            <text:p>419</text:p>
          </table:table-cell>
        </table:table-row>
        <table:table-row table:style-name="ro1">
          <table:table-cell table:number-columns-repeated="4"/>
          <table:table-cell table:style-name="ce11" office:value-type="float" office:value="5810" calcext:value-type="float">
            <text:p>5,810</text:p>
          </table:table-cell>
          <table:table-cell table:style-name="ce11" office:value-type="float" office:value="1100" calcext:value-type="float">
            <text:p>1,100</text:p>
          </table:table-cell>
          <table:table-cell table:style-name="ce15" office:value-type="float" office:value="1450" calcext:value-type="float">
            <text:p>1,450</text:p>
          </table:table-cell>
          <table:table-cell table:style-name="ce15" office:value-type="float" office:value="373" calcext:value-type="float">
            <text:p>373</text:p>
          </table:table-cell>
          <table:table-cell table:style-name="Default" table:number-columns-repeated="4"/>
          <table:table-cell table:number-columns-repeated="2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4" office:value-type="float" office:value="2200" calcext:value-type="float">
            <text:p>2,200</text:p>
          </table:table-cell>
          <table:table-cell table:style-name="ce24" office:value-type="float" office:value="499" calcext:value-type="float">
            <text:p>499</text:p>
          </table:table-cell>
          <table:table-cell table:style-name="ce26" office:value-type="float" office:value="1010" calcext:value-type="float">
            <text:p>1,010</text:p>
          </table:table-cell>
          <table:table-cell table:style-name="ce26" office:value-type="float" office:value="247" calcext:value-type="float">
            <text:p>247</text:p>
          </table:table-cell>
          <table:table-cell table:style-name="ce24" office:value-type="float" office:value="640" calcext:value-type="float">
            <text:p>640</text:p>
          </table:table-cell>
          <table:table-cell table:style-name="ce24" office:value-type="float" office:value="151" calcext:value-type="float">
            <text:p>151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214" calcext:value-type="float">
            <text:p>214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380" calcext:value-type="float">
            <text:p>380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49" calcext:value-type="float">
            <text:p>349</text:p>
          </table:table-cell>
        </table:table-row>
        <table:table-row table:style-name="ro1">
          <table:table-cell table:number-columns-repeated="4"/>
          <table:table-cell table:style-name="ce11" office:value-type="float" office:value="3250" calcext:value-type="float">
            <text:p>3,250</text:p>
          </table:table-cell>
          <table:table-cell table:style-name="ce11" office:value-type="float" office:value="623" calcext:value-type="float">
            <text:p>623</text:p>
          </table:table-cell>
          <table:table-cell table:style-name="ce15" office:value-type="float" office:value="1170" calcext:value-type="float">
            <text:p>1,170</text:p>
          </table:table-cell>
          <table:table-cell table:style-name="ce15" office:value-type="float" office:value="300" calcext:value-type="float">
            <text:p>300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71" calcext:value-type="float">
            <text:p>271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178" calcext:value-type="float">
            <text:p>178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239" calcext:value-type="float">
            <text:p>239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224" calcext:value-type="float">
            <text:p>224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496" calcext:value-type="float">
            <text:p>496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356" calcext:value-type="float">
            <text:p>356</text:p>
          </table:table-cell>
        </table:table-row>
        <table:table-row table:style-name="ro1">
          <table:table-cell table:number-columns-repeated="4"/>
          <table:table-cell table:style-name="ce11" office:value-type="float" office:value="3880" calcext:value-type="float">
            <text:p>3,880</text:p>
          </table:table-cell>
          <table:table-cell table:style-name="ce11" office:value-type="float" office:value="724" calcext:value-type="float">
            <text:p>724</text:p>
          </table:table-cell>
          <table:table-cell table:style-name="ce15" office:value-type="float" office:value="1780" calcext:value-type="float">
            <text:p>1,780</text:p>
          </table:table-cell>
          <table:table-cell table:style-name="ce15" office:value-type="float" office:value="417" calcext:value-type="float">
            <text:p>417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3" office:value-type="float" office:value="2860" calcext:value-type="float">
            <text:p>2,860</text:p>
          </table:table-cell>
          <table:table-cell table:style-name="ce23" office:value-type="float" office:value="667" calcext:value-type="float">
            <text:p>667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258" calcext:value-type="float">
            <text:p>258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229" calcext:value-type="float">
            <text:p>229</text:p>
          </table:table-cell>
          <table:table-cell table:style-name="ce27" office:value-type="float" office:value="4120" calcext:value-type="float">
            <text:p>4,120</text:p>
          </table:table-cell>
          <table:table-cell table:style-name="ce27" office:value-type="float" office:value="936" calcext:value-type="float">
            <text:p>936</text:p>
          </table:table-cell>
          <table:table-cell table:style-name="ce23" office:value-type="float" office:value="2080" calcext:value-type="float">
            <text:p>2,080</text:p>
          </table:table-cell>
          <table:table-cell table:style-name="ce23" office:value-type="float" office:value="508" calcext:value-type="float">
            <text:p>508</text:p>
          </table:table-cell>
          <table:table-cell table:style-name="ce29" office:value-type="float" office:value="2640" calcext:value-type="float">
            <text:p>2,640</text:p>
          </table:table-cell>
          <table:table-cell table:style-name="ce29" office:value-type="float" office:value="621" calcext:value-type="float">
            <text:p>621</text:p>
          </table:table-cell>
        </table:table-row>
        <table:table-row table:style-name="ro1">
          <table:table-cell table:number-columns-repeated="4"/>
          <table:table-cell table:style-name="ce11" office:value-type="float" office:value="6270" calcext:value-type="float">
            <text:p>6,270</text:p>
          </table:table-cell>
          <table:table-cell table:style-name="ce11" office:value-type="float" office:value="1163" calcext:value-type="float">
            <text:p>1,163</text:p>
          </table:table-cell>
          <table:table-cell table:style-name="ce15" office:value-type="float" office:value="1220" calcext:value-type="float">
            <text:p>1,220</text:p>
          </table:table-cell>
          <table:table-cell table:style-name="ce15" office:value-type="float" office:value="308" calcext:value-type="float">
            <text:p>308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2710" calcext:value-type="float">
            <text:p>2,710</text:p>
          </table:table-cell>
          <table:table-cell table:style-name="ce24" office:value-type="float" office:value="630" calcext:value-type="float">
            <text:p>630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309" calcext:value-type="float">
            <text:p>309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415" calcext:value-type="float">
            <text:p>415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365" calcext:value-type="float">
            <text:p>365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222" calcext:value-type="float">
            <text:p>222</text:p>
          </table:table-cell>
          <table:table-cell table:style-name="ce26" office:value-type="float" office:value="1660" calcext:value-type="float">
            <text:p>1,660</text:p>
          </table:table-cell>
          <table:table-cell table:style-name="ce26" office:value-type="float" office:value="368" calcext:value-type="float">
            <text:p>368</text:p>
          </table:table-cell>
        </table:table-row>
        <table:table-row table:style-name="ro1">
          <table:table-cell table:number-columns-repeated="4"/>
          <table:table-cell table:style-name="ce11" office:value-type="float" office:value="2880" calcext:value-type="float">
            <text:p>2,880</text:p>
          </table:table-cell>
          <table:table-cell table:style-name="ce11" office:value-type="float" office:value="541" calcext:value-type="float">
            <text:p>541</text:p>
          </table:table-cell>
          <table:table-cell table:style-name="ce15" office:value-type="float" office:value="2320" calcext:value-type="float">
            <text:p>2,320</text:p>
          </table:table-cell>
          <table:table-cell table:style-name="ce15" office:value-type="float" office:value="551" calcext:value-type="float">
            <text:p>551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97" calcext:value-type="float">
            <text:p>97</text:p>
          </table:table-cell>
          <table:table-cell table:style-name="ce26" office:value-type="float" office:value="2250" calcext:value-type="float">
            <text:p>2,250</text:p>
          </table:table-cell>
          <table:table-cell table:style-name="ce26" office:value-type="float" office:value="532" calcext:value-type="float">
            <text:p>532</text:p>
          </table:table-cell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51" calcext:value-type="float">
            <text:p>251</text:p>
          </table:table-cell>
          <table:table-cell table:style-name="ce27" office:value-type="float" office:value="1230" calcext:value-type="float">
            <text:p>1,230</text:p>
          </table:table-cell>
          <table:table-cell table:style-name="ce27" office:value-type="float" office:value="308" calcext:value-type="float">
            <text:p>308</text:p>
          </table:table-cell>
          <table:table-cell table:style-name="ce24" office:value-type="float" office:value="1770" calcext:value-type="float">
            <text:p>1,770</text:p>
          </table:table-cell>
          <table:table-cell table:style-name="ce24" office:value-type="float" office:value="397" calcext:value-type="float">
            <text:p>397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46" calcext:value-type="float">
            <text:p>346</text:p>
          </table:table-cell>
        </table:table-row>
        <table:table-row table:style-name="ro1">
          <table:table-cell table:number-columns-repeated="4"/>
          <table:table-cell table:style-name="ce11" office:value-type="float" office:value="1520" calcext:value-type="float">
            <text:p>1,520</text:p>
          </table:table-cell>
          <table:table-cell table:style-name="ce11" office:value-type="float" office:value="279" calcext:value-type="float">
            <text:p>279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406" calcext:value-type="float">
            <text:p>40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102" calcext:value-type="float">
            <text:p>102</text:p>
          </table:table-cell>
          <table:table-cell table:style-name="ce26" office:value-type="float" office:value="1930" calcext:value-type="float">
            <text:p>1,930</text:p>
          </table:table-cell>
          <table:table-cell table:style-name="ce26" office:value-type="float" office:value="431" calcext:value-type="float">
            <text:p>431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61" calcext:value-type="float">
            <text:p>61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112" calcext:value-type="float">
            <text:p>112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275" calcext:value-type="float">
            <text:p>275</text:p>
          </table:table-cell>
          <table:table-cell table:style-name="ce27" office:value-type="float" office:value="1050" calcext:value-type="float">
            <text:p>1,050</text:p>
          </table:table-cell>
          <table:table-cell table:style-name="ce27" office:value-type="float" office:value="278" calcext:value-type="float">
            <text:p>278</text:p>
          </table:table-cell>
        </table:table-row>
        <table:table-row table:style-name="ro1">
          <table:table-cell table:number-columns-repeated="4"/>
          <table:table-cell table:style-name="ce11" office:value-type="float" office:value="4180" calcext:value-type="float">
            <text:p>4,180</text:p>
          </table:table-cell>
          <table:table-cell table:style-name="ce11" office:value-type="float" office:value="783" calcext:value-type="float">
            <text:p>783</text:p>
          </table:table-cell>
          <table:table-cell table:style-name="ce15" office:value-type="float" office:value="2100" calcext:value-type="float">
            <text:p>2,100</text:p>
          </table:table-cell>
          <table:table-cell table:style-name="ce15" office:value-type="float" office:value="518" calcext:value-type="float">
            <text:p>518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140" calcext:value-type="float">
            <text:p>1,140</text:p>
          </table:table-cell>
          <table:table-cell table:style-name="ce24" office:value-type="float" office:value="283" calcext:value-type="float">
            <text:p>283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209" calcext:value-type="float">
            <text:p>209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485" calcext:value-type="float">
            <text:p>485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357" calcext:value-type="float">
            <text:p>357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323" calcext:value-type="float">
            <text:p>323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292" calcext:value-type="float">
            <text:p>292</text:p>
          </table:table-cell>
        </table:table-row>
        <table:table-row table:style-name="ro1">
          <table:table-cell table:number-columns-repeated="4"/>
          <table:table-cell table:style-name="ce11" office:value-type="float" office:value="5460" calcext:value-type="float">
            <text:p>5,460</text:p>
          </table:table-cell>
          <table:table-cell table:style-name="ce11" office:value-type="float" office:value="980" calcext:value-type="float">
            <text:p>980</text:p>
          </table:table-cell>
          <table:table-cell table:style-name="ce15" office:value-type="float" office:value="880" calcext:value-type="float">
            <text:p>880</text:p>
          </table:table-cell>
          <table:table-cell table:style-name="ce15" office:value-type="float" office:value="220" calcext:value-type="float">
            <text:p>22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580" calcext:value-type="float">
            <text:p>1,580</text:p>
          </table:table-cell>
          <table:table-cell table:style-name="ce26" office:value-type="float" office:value="356" calcext:value-type="float">
            <text:p>356</text:p>
          </table:table-cell>
          <table:table-cell table:style-name="ce24" office:value-type="float" office:value="1860" calcext:value-type="float">
            <text:p>1,860</text:p>
          </table:table-cell>
          <table:table-cell table:style-name="ce24" office:value-type="float" office:value="417" calcext:value-type="float">
            <text:p>417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203" calcext:value-type="float">
            <text:p>203</text:p>
          </table:table-cell>
          <table:table-cell table:style-name="ce23" office:value-type="float" office:value="1220" calcext:value-type="float">
            <text:p>1,220</text:p>
          </table:table-cell>
          <table:table-cell table:style-name="ce23" office:value-type="float" office:value="323" calcext:value-type="float">
            <text:p>323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427" calcext:value-type="float">
            <text:p>427</text:p>
          </table:table-cell>
        </table:table-row>
        <table:table-row table:style-name="ro1">
          <table:table-cell table:number-columns-repeated="4"/>
          <table:table-cell table:style-name="ce11" office:value-type="float" office:value="8270" calcext:value-type="float">
            <text:p>8,270</text:p>
          </table:table-cell>
          <table:table-cell table:style-name="ce11" office:value-type="float" office:value="1564" calcext:value-type="float">
            <text:p>1,564</text:p>
          </table:table-cell>
          <table:table-cell table:style-name="ce15" office:value-type="float" office:value="2190" calcext:value-type="float">
            <text:p>2,190</text:p>
          </table:table-cell>
          <table:table-cell table:style-name="ce15" office:value-type="float" office:value="537" calcext:value-type="float">
            <text:p>53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960" calcext:value-type="float">
            <text:p>960</text:p>
          </table:table-cell>
          <table:table-cell table:style-name="ce23" office:value-type="float" office:value="254" calcext:value-type="float">
            <text:p>254</text:p>
          </table:table-cell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277" calcext:value-type="float">
            <text:p>277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127" calcext:value-type="float">
            <text:p>127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249" calcext:value-type="float">
            <text:p>249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384" calcext:value-type="float">
            <text:p>384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419" calcext:value-type="float">
            <text:p>419</text:p>
          </table:table-cell>
        </table:table-row>
        <table:table-row table:style-name="ro1">
          <table:table-cell table:number-columns-repeated="4"/>
          <table:table-cell table:style-name="ce11" office:value-type="float" office:value="4240" calcext:value-type="float">
            <text:p>4,240</text:p>
          </table:table-cell>
          <table:table-cell table:style-name="ce11" office:value-type="float" office:value="797" calcext:value-type="float">
            <text:p>797</text:p>
          </table:table-cell>
          <table:table-cell table:style-name="ce15" office:value-type="float" office:value="1470" calcext:value-type="float">
            <text:p>1,470</text:p>
          </table:table-cell>
          <table:table-cell table:style-name="ce15" office:value-type="float" office:value="361" calcext:value-type="float">
            <text:p>36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710" calcext:value-type="float">
            <text:p>710</text:p>
          </table:table-cell>
          <table:table-cell table:style-name="ce24" office:value-type="float" office:value="184" calcext:value-type="float">
            <text:p>184</text:p>
          </table:table-cell>
          <table:table-cell table:style-name="ce27" office:value-type="float" office:value="2620" calcext:value-type="float">
            <text:p>2,620</text:p>
          </table:table-cell>
          <table:table-cell table:style-name="ce27" office:value-type="float" office:value="620" calcext:value-type="float">
            <text:p>620</text:p>
          </table:table-cell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50" calcext:value-type="float">
            <text:p>250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318" calcext:value-type="float">
            <text:p>318</text:p>
          </table:table-cell>
          <table:table-cell table:style-name="ce23" office:value-type="float" office:value="1090" calcext:value-type="float">
            <text:p>1,090</text:p>
          </table:table-cell>
          <table:table-cell table:style-name="ce23" office:value-type="float" office:value="270" calcext:value-type="float">
            <text:p>270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388" calcext:value-type="float">
            <text:p>388</text:p>
          </table:table-cell>
        </table:table-row>
        <table:table-row table:style-name="ro1">
          <table:table-cell table:number-columns-repeated="4"/>
          <table:table-cell table:style-name="ce11" office:value-type="float" office:value="4650" calcext:value-type="float">
            <text:p>4,650</text:p>
          </table:table-cell>
          <table:table-cell table:style-name="ce11" office:value-type="float" office:value="836" calcext:value-type="float">
            <text:p>836</text:p>
          </table:table-cell>
          <table:table-cell table:style-name="ce15" office:value-type="float" office:value="1530" calcext:value-type="float">
            <text:p>1,530</text:p>
          </table:table-cell>
          <table:table-cell table:style-name="ce15" office:value-type="float" office:value="387" calcext:value-type="float">
            <text:p>38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2150" calcext:value-type="float">
            <text:p>2,150</text:p>
          </table:table-cell>
          <table:table-cell table:style-name="ce24" office:value-type="float" office:value="468" calcext:value-type="float">
            <text:p>468</text:p>
          </table:table-cell>
          <table:table-cell table:style-name="ce26" office:value-type="float" office:value="1470" calcext:value-type="float">
            <text:p>1,470</text:p>
          </table:table-cell>
          <table:table-cell table:style-name="ce26" office:value-type="float" office:value="339" calcext:value-type="float">
            <text:p>339</text:p>
          </table:table-cell>
          <table:table-cell table:style-name="ce24" office:value-type="float" office:value="2520" calcext:value-type="float">
            <text:p>2,520</text:p>
          </table:table-cell>
          <table:table-cell table:style-name="ce24" office:value-type="float" office:value="556" calcext:value-type="float">
            <text:p>556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318" calcext:value-type="float">
            <text:p>318</text:p>
          </table:table-cell>
          <table:table-cell table:style-name="ce24" office:value-type="float" office:value="1910" calcext:value-type="float">
            <text:p>1,910</text:p>
          </table:table-cell>
          <table:table-cell table:style-name="ce24" office:value-type="float" office:value="430" calcext:value-type="float">
            <text:p>430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323" calcext:value-type="float">
            <text:p>323</text:p>
          </table:table-cell>
        </table:table-row>
        <table:table-row table:style-name="ro1">
          <table:table-cell table:number-columns-repeated="4"/>
          <table:table-cell table:style-name="ce11" office:value-type="float" office:value="8230" calcext:value-type="float">
            <text:p>8,230</text:p>
          </table:table-cell>
          <table:table-cell table:style-name="ce11" office:value-type="float" office:value="1548" calcext:value-type="float">
            <text:p>1,548</text:p>
          </table:table-cell>
          <table:table-cell table:style-name="ce15" office:value-type="float" office:value="1580" calcext:value-type="float">
            <text:p>1,580</text:p>
          </table:table-cell>
          <table:table-cell table:style-name="ce15" office:value-type="float" office:value="380" calcext:value-type="float">
            <text:p>38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207" calcext:value-type="float">
            <text:p>207</text:p>
          </table:table-cell>
          <table:table-cell table:style-name="ce27" office:value-type="float" office:value="1160" calcext:value-type="float">
            <text:p>1,160</text:p>
          </table:table-cell>
          <table:table-cell table:style-name="ce27" office:value-type="float" office:value="304" calcext:value-type="float">
            <text:p>304</text:p>
          </table:table-cell>
          <table:table-cell table:style-name="ce28" office:value-type="float" office:value="1050" calcext:value-type="float">
            <text:p>1,050</text:p>
          </table:table-cell>
          <table:table-cell table:style-name="ce28" office:value-type="float" office:value="279" calcext:value-type="float">
            <text:p>279</text:p>
          </table:table-cell>
          <table:table-cell table:style-name="ce29" office:value-type="float" office:value="2230" calcext:value-type="float">
            <text:p>2,230</text:p>
          </table:table-cell>
          <table:table-cell table:style-name="ce29" office:value-type="float" office:value="531" calcext:value-type="float">
            <text:p>531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215" calcext:value-type="float">
            <text:p>21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436" calcext:value-type="float">
            <text:p>436</text:p>
          </table:table-cell>
        </table:table-row>
        <table:table-row table:style-name="ro1">
          <table:table-cell table:number-columns-repeated="4"/>
          <table:table-cell table:style-name="ce11" office:value-type="float" office:value="4790" calcext:value-type="float">
            <text:p>4,790</text:p>
          </table:table-cell>
          <table:table-cell table:style-name="ce11" office:value-type="float" office:value="885" calcext:value-type="float">
            <text:p>885</text:p>
          </table:table-cell>
          <table:table-cell table:style-name="ce15" office:value-type="float" office:value="940" calcext:value-type="float">
            <text:p>940</text:p>
          </table:table-cell>
          <table:table-cell table:style-name="ce15" office:value-type="float" office:value="255" calcext:value-type="float">
            <text:p>25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2720" calcext:value-type="float">
            <text:p>2,720</text:p>
          </table:table-cell>
          <table:table-cell table:style-name="ce23" office:value-type="float" office:value="642" calcext:value-type="float">
            <text:p>642</text:p>
          </table:table-cell>
          <table:table-cell table:style-name="ce27" office:value-type="float" office:value="1720" calcext:value-type="float">
            <text:p>1,720</text:p>
          </table:table-cell>
          <table:table-cell table:style-name="ce27" office:value-type="float" office:value="441" calcext:value-type="float">
            <text:p>441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375" calcext:value-type="float">
            <text:p>375</text:p>
          </table:table-cell>
          <table:table-cell table:style-name="ce29" office:value-type="float" office:value="1770" calcext:value-type="float">
            <text:p>1,770</text:p>
          </table:table-cell>
          <table:table-cell table:style-name="ce29" office:value-type="float" office:value="424" calcext:value-type="float">
            <text:p>424</text:p>
          </table:table-cell>
          <table:table-cell table:style-name="ce23" office:value-type="float" office:value="870" calcext:value-type="float">
            <text:p>870</text:p>
          </table:table-cell>
          <table:table-cell table:style-name="ce23" office:value-type="float" office:value="223" calcext:value-type="float">
            <text:p>223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31" calcext:value-type="float">
            <text:p>331</text:p>
          </table:table-cell>
        </table:table-row>
        <table:table-row table:style-name="ro1">
          <table:table-cell table:number-columns-repeated="4"/>
          <table:table-cell table:style-name="ce11" office:value-type="float" office:value="4920" calcext:value-type="float">
            <text:p>4,920</text:p>
          </table:table-cell>
          <table:table-cell table:style-name="ce11" office:value-type="float" office:value="907" calcext:value-type="float">
            <text:p>907</text:p>
          </table:table-cell>
          <table:table-cell table:style-name="ce15" office:value-type="float" office:value="4110" calcext:value-type="float">
            <text:p>4,110</text:p>
          </table:table-cell>
          <table:table-cell table:style-name="ce15" office:value-type="float" office:value="962" calcext:value-type="float">
            <text:p>96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152" calcext:value-type="float">
            <text:p>152</text:p>
          </table:table-cell>
          <table:table-cell table:style-name="ce27" office:value-type="float" office:value="2470" calcext:value-type="float">
            <text:p>2,470</text:p>
          </table:table-cell>
          <table:table-cell table:style-name="ce27" office:value-type="float" office:value="587" calcext:value-type="float">
            <text:p>587</text:p>
          </table:table-cell>
          <table:table-cell table:style-name="ce24" office:value-type="float" office:value="1600" calcext:value-type="float">
            <text:p>1,600</text:p>
          </table:table-cell>
          <table:table-cell table:style-name="ce24" office:value-type="float" office:value="378" calcext:value-type="float">
            <text:p>378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223" calcext:value-type="float">
            <text:p>223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282" calcext:value-type="float">
            <text:p>282</text:p>
          </table:table-cell>
          <table:table-cell table:style-name="ce27" office:value-type="float" office:value="1270" calcext:value-type="float">
            <text:p>1,270</text:p>
          </table:table-cell>
          <table:table-cell table:style-name="ce27" office:value-type="float" office:value="316" calcext:value-type="float">
            <text:p>316</text:p>
          </table:table-cell>
        </table:table-row>
        <table:table-row table:style-name="ro1">
          <table:table-cell table:number-columns-repeated="4"/>
          <table:table-cell table:style-name="ce11" office:value-type="float" office:value="7850" calcext:value-type="float">
            <text:p>7,850</text:p>
          </table:table-cell>
          <table:table-cell table:style-name="ce11" office:value-type="float" office:value="1455" calcext:value-type="float">
            <text:p>1,455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537" calcext:value-type="float">
            <text:p>53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134" calcext:value-type="float">
            <text:p>134</text:p>
          </table:table-cell>
          <table:table-cell table:style-name="ce26" office:value-type="float" office:value="1770" calcext:value-type="float">
            <text:p>1,770</text:p>
          </table:table-cell>
          <table:table-cell table:style-name="ce26" office:value-type="float" office:value="393" calcext:value-type="float">
            <text:p>393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343" calcext:value-type="float">
            <text:p>343</text:p>
          </table:table-cell>
          <table:table-cell table:style-name="ce26" office:value-type="float" office:value="2450" calcext:value-type="float">
            <text:p>2,450</text:p>
          </table:table-cell>
          <table:table-cell table:style-name="ce26" office:value-type="float" office:value="581" calcext:value-type="float">
            <text:p>581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396" calcext:value-type="float">
            <text:p>396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324" calcext:value-type="float">
            <text:p>324</text:p>
          </table:table-cell>
        </table:table-row>
        <table:table-row table:style-name="ro1">
          <table:table-cell table:number-columns-repeated="4"/>
          <table:table-cell table:style-name="ce11" office:value-type="float" office:value="6340" calcext:value-type="float">
            <text:p>6,340</text:p>
          </table:table-cell>
          <table:table-cell table:style-name="ce11" office:value-type="float" office:value="1197" calcext:value-type="float">
            <text:p>1,197</text:p>
          </table:table-cell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390" calcext:value-type="float">
            <text:p>39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340" calcext:value-type="float">
            <text:p>1,340</text:p>
          </table:table-cell>
          <table:table-cell table:style-name="ce24" office:value-type="float" office:value="335" calcext:value-type="float">
            <text:p>335</text:p>
          </table:table-cell>
          <table:table-cell table:style-name="ce26" office:value-type="float" office:value="970" calcext:value-type="float">
            <text:p>970</text:p>
          </table:table-cell>
          <table:table-cell table:style-name="ce26" office:value-type="float" office:value="234" calcext:value-type="float">
            <text:p>234</text:p>
          </table:table-cell>
          <table:table-cell table:style-name="ce24" office:value-type="float" office:value="1810" calcext:value-type="float">
            <text:p>1,810</text:p>
          </table:table-cell>
          <table:table-cell table:style-name="ce24" office:value-type="float" office:value="425" calcext:value-type="float">
            <text:p>425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206" calcext:value-type="float">
            <text:p>206</text:p>
          </table:table-cell>
          <table:table-cell table:style-name="ce24" office:value-type="float" office:value="1490" calcext:value-type="float">
            <text:p>1,490</text:p>
          </table:table-cell>
          <table:table-cell table:style-name="ce24" office:value-type="float" office:value="368" calcext:value-type="float">
            <text:p>368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427" calcext:value-type="float">
            <text:p>427</text:p>
          </table:table-cell>
        </table:table-row>
        <table:table-row table:style-name="ro1">
          <table:table-cell table:number-columns-repeated="4"/>
          <table:table-cell table:style-name="ce11" office:value-type="float" office:value="3260" calcext:value-type="float">
            <text:p>3,260</text:p>
          </table:table-cell>
          <table:table-cell table:style-name="ce11" office:value-type="float" office:value="605" calcext:value-type="float">
            <text:p>605</text:p>
          </table:table-cell>
          <table:table-cell table:style-name="ce15" office:value-type="float" office:value="1450" calcext:value-type="float">
            <text:p>1,450</text:p>
          </table:table-cell>
          <table:table-cell table:style-name="ce15" office:value-type="float" office:value="343" calcext:value-type="float">
            <text:p>34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220" calcext:value-type="float">
            <text:p>1,220</text:p>
          </table:table-cell>
          <table:table-cell table:style-name="ce24" office:value-type="float" office:value="292" calcext:value-type="float">
            <text:p>292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148" calcext:value-type="float">
            <text:p>148</text:p>
          </table:table-cell>
          <table:table-cell table:style-name="ce28" office:value-type="float" office:value="1380" calcext:value-type="float">
            <text:p>1,380</text:p>
          </table:table-cell>
          <table:table-cell table:style-name="ce28" office:value-type="float" office:value="382" calcext:value-type="float">
            <text:p>382</text:p>
          </table:table-cell>
          <table:table-cell table:style-name="ce26" office:value-type="float" office:value="2360" calcext:value-type="float">
            <text:p>2,360</text:p>
          </table:table-cell>
          <table:table-cell table:style-name="ce26" office:value-type="float" office:value="516" calcext:value-type="float">
            <text:p>516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500" calcext:value-type="float">
            <text:p>500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310" calcext:value-type="float">
            <text:p>310</text:p>
          </table:table-cell>
        </table:table-row>
        <table:table-row table:style-name="ro1">
          <table:table-cell table:number-columns-repeated="4"/>
          <table:table-cell table:style-name="ce11" office:value-type="float" office:value="3470" calcext:value-type="float">
            <text:p>3,470</text:p>
          </table:table-cell>
          <table:table-cell table:style-name="ce11" office:value-type="float" office:value="653" calcext:value-type="float">
            <text:p>653</text:p>
          </table:table-cell>
          <table:table-cell table:style-name="ce15" office:value-type="float" office:value="2090" calcext:value-type="float">
            <text:p>2,090</text:p>
          </table:table-cell>
          <table:table-cell table:style-name="ce15" office:value-type="float" office:value="498" calcext:value-type="float">
            <text:p>498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2040" calcext:value-type="float">
            <text:p>2,040</text:p>
          </table:table-cell>
          <table:table-cell table:style-name="ce23" office:value-type="float" office:value="496" calcext:value-type="float">
            <text:p>496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197" calcext:value-type="float">
            <text:p>197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507" calcext:value-type="float">
            <text:p>507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248" calcext:value-type="float">
            <text:p>248</text:p>
          </table:table-cell>
          <table:table-cell table:style-name="ce24" office:value-type="float" office:value="1500" calcext:value-type="float">
            <text:p>1,500</text:p>
          </table:table-cell>
          <table:table-cell table:style-name="ce24" office:value-type="float" office:value="329" calcext:value-type="float">
            <text:p>329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356" calcext:value-type="float">
            <text:p>356</text:p>
          </table:table-cell>
        </table:table-row>
        <table:table-row table:style-name="ro1">
          <table:table-cell table:number-columns-repeated="4"/>
          <table:table-cell table:style-name="ce11" office:value-type="float" office:value="7380" calcext:value-type="float">
            <text:p>7,380</text:p>
          </table:table-cell>
          <table:table-cell table:style-name="ce11" office:value-type="float" office:value="1384" calcext:value-type="float">
            <text:p>1,384</text:p>
          </table:table-cell>
          <table:table-cell table:style-name="ce15" office:value-type="float" office:value="950" calcext:value-type="float">
            <text:p>950</text:p>
          </table:table-cell>
          <table:table-cell table:style-name="ce15" office:value-type="float" office:value="261" calcext:value-type="float">
            <text:p>26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175" calcext:value-type="float">
            <text:p>175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256" calcext:value-type="float">
            <text:p>256</text:p>
          </table:table-cell>
          <table:table-cell table:style-name="ce24" office:value-type="float" office:value="2060" calcext:value-type="float">
            <text:p>2,060</text:p>
          </table:table-cell>
          <table:table-cell table:style-name="ce24" office:value-type="float" office:value="449" calcext:value-type="float">
            <text:p>449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187" calcext:value-type="float">
            <text:p>187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384" calcext:value-type="float">
            <text:p>384</text:p>
          </table:table-cell>
          <table:table-cell table:style-name="ce27" office:value-type="float" office:value="1660" calcext:value-type="float">
            <text:p>1,660</text:p>
          </table:table-cell>
          <table:table-cell table:style-name="ce27" office:value-type="float" office:value="395" calcext:value-type="float">
            <text:p>395</text:p>
          </table:table-cell>
        </table:table-row>
        <table:table-row table:style-name="ro1">
          <table:table-cell table:number-columns-repeated="4"/>
          <table:table-cell table:style-name="ce11" office:value-type="float" office:value="5170" calcext:value-type="float">
            <text:p>5,170</text:p>
          </table:table-cell>
          <table:table-cell table:style-name="ce11" office:value-type="float" office:value="973" calcext:value-type="float">
            <text:p>973</text:p>
          </table:table-cell>
          <table:table-cell table:style-name="ce15" office:value-type="float" office:value="1630" calcext:value-type="float">
            <text:p>1,630</text:p>
          </table:table-cell>
          <table:table-cell table:style-name="ce15" office:value-type="float" office:value="405" calcext:value-type="float">
            <text:p>40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590" calcext:value-type="float">
            <text:p>1,590</text:p>
          </table:table-cell>
          <table:table-cell table:style-name="ce24" office:value-type="float" office:value="382" calcext:value-type="float">
            <text:p>382</text:p>
          </table:table-cell>
          <table:table-cell table:style-name="ce26" office:value-type="float" office:value="2210" calcext:value-type="float">
            <text:p>2,210</text:p>
          </table:table-cell>
          <table:table-cell table:style-name="ce26" office:value-type="float" office:value="502" calcext:value-type="float">
            <text:p>502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417" calcext:value-type="float">
            <text:p>417</text:p>
          </table:table-cell>
          <table:table-cell table:style-name="ce27" office:value-type="float" office:value="1080" calcext:value-type="float">
            <text:p>1,080</text:p>
          </table:table-cell>
          <table:table-cell table:style-name="ce27" office:value-type="float" office:value="281" calcext:value-type="float">
            <text:p>281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384" calcext:value-type="float">
            <text:p>384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186" calcext:value-type="float">
            <text:p>186</text:p>
          </table:table-cell>
        </table:table-row>
        <table:table-row table:style-name="ro1">
          <table:table-cell table:number-columns-repeated="4"/>
          <table:table-cell table:style-name="ce11" office:value-type="float" office:value="3200" calcext:value-type="float">
            <text:p>3,200</text:p>
          </table:table-cell>
          <table:table-cell table:style-name="ce11" office:value-type="float" office:value="594" calcext:value-type="float">
            <text:p>594</text:p>
          </table:table-cell>
          <table:table-cell table:style-name="ce15" office:value-type="float" office:value="2020" calcext:value-type="float">
            <text:p>2,020</text:p>
          </table:table-cell>
          <table:table-cell table:style-name="ce15" office:value-type="float" office:value="491" calcext:value-type="float">
            <text:p>49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435" calcext:value-type="float">
            <text:p>435</text:p>
          </table:table-cell>
          <table:table-cell table:style-name="ce26" office:value-type="float" office:value="2440" calcext:value-type="float">
            <text:p>2,440</text:p>
          </table:table-cell>
          <table:table-cell table:style-name="ce26" office:value-type="float" office:value="562" calcext:value-type="float">
            <text:p>562</text:p>
          </table:table-cell>
          <table:table-cell table:style-name="ce24" office:value-type="float" office:value="1960" calcext:value-type="float">
            <text:p>1,960</text:p>
          </table:table-cell>
          <table:table-cell table:style-name="ce24" office:value-type="float" office:value="421" calcext:value-type="float">
            <text:p>421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300" calcext:value-type="float">
            <text:p>300</text:p>
          </table:table-cell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188" calcext:value-type="float">
            <text:p>188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247" calcext:value-type="float">
            <text:p>247</text:p>
          </table:table-cell>
        </table:table-row>
        <table:table-row table:style-name="ro1">
          <table:table-cell table:number-columns-repeated="4"/>
          <table:table-cell table:style-name="ce11" office:value-type="float" office:value="5500" calcext:value-type="float">
            <text:p>5,500</text:p>
          </table:table-cell>
          <table:table-cell table:style-name="ce11" office:value-type="float" office:value="1046" calcext:value-type="float">
            <text:p>1,046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401" calcext:value-type="float">
            <text:p>40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030" calcext:value-type="float">
            <text:p>1,030</text:p>
          </table:table-cell>
          <table:table-cell table:style-name="ce24" office:value-type="float" office:value="257" calcext:value-type="float">
            <text:p>257</text:p>
          </table:table-cell>
          <table:table-cell table:style-name="ce26" office:value-type="float" office:value="930" calcext:value-type="float">
            <text:p>930</text:p>
          </table:table-cell>
          <table:table-cell table:style-name="ce26" office:value-type="float" office:value="220" calcext:value-type="float">
            <text:p>220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468" calcext:value-type="float">
            <text:p>468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336" calcext:value-type="float">
            <text:p>336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435" calcext:value-type="float">
            <text:p>435</text:p>
          </table:table-cell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417" calcext:value-type="float">
            <text:p>417</text:p>
          </table:table-cell>
        </table:table-row>
        <table:table-row table:style-name="ro1">
          <table:table-cell table:number-columns-repeated="4"/>
          <table:table-cell table:style-name="ce11" office:value-type="float" office:value="7920" calcext:value-type="float">
            <text:p>7,920</text:p>
          </table:table-cell>
          <table:table-cell table:style-name="ce11" office:value-type="float" office:value="1466" calcext:value-type="float">
            <text:p>1,466</text:p>
          </table:table-cell>
          <table:table-cell table:style-name="ce15" office:value-type="float" office:value="1190" calcext:value-type="float">
            <text:p>1,190</text:p>
          </table:table-cell>
          <table:table-cell table:style-name="ce15" office:value-type="float" office:value="313" calcext:value-type="float">
            <text:p>31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660" calcext:value-type="float">
            <text:p>660</text:p>
          </table:table-cell>
          <table:table-cell table:style-name="ce24" office:value-type="float" office:value="160" calcext:value-type="float">
            <text:p>160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336" calcext:value-type="float">
            <text:p>336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289" calcext:value-type="float">
            <text:p>289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321" calcext:value-type="float">
            <text:p>321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433" calcext:value-type="float">
            <text:p>433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385" calcext:value-type="float">
            <text:p>385</text:p>
          </table:table-cell>
        </table:table-row>
        <table:table-row table:style-name="ro1">
          <table:table-cell table:number-columns-repeated="4"/>
          <table:table-cell table:style-name="ce11" office:value-type="float" office:value="5570" calcext:value-type="float">
            <text:p>5,570</text:p>
          </table:table-cell>
          <table:table-cell table:style-name="ce11" office:value-type="float" office:value="1035" calcext:value-type="float">
            <text:p>1,035</text:p>
          </table:table-cell>
          <table:table-cell table:style-name="ce15" office:value-type="float" office:value="1330" calcext:value-type="float">
            <text:p>1,330</text:p>
          </table:table-cell>
          <table:table-cell table:style-name="ce15" office:value-type="float" office:value="324" calcext:value-type="float">
            <text:p>32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1040" calcext:value-type="float">
            <text:p>1,040</text:p>
          </table:table-cell>
          <table:table-cell table:style-name="ce23" office:value-type="float" office:value="283" calcext:value-type="float">
            <text:p>283</text:p>
          </table:table-cell>
          <table:table-cell table:style-name="ce26" office:value-type="float" office:value="920" calcext:value-type="float">
            <text:p>920</text:p>
          </table:table-cell>
          <table:table-cell table:style-name="ce26" office:value-type="float" office:value="221" calcext:value-type="float">
            <text:p>221</text:p>
          </table:table-cell>
          <table:table-cell table:style-name="ce24" office:value-type="float" office:value="1720" calcext:value-type="float">
            <text:p>1,720</text:p>
          </table:table-cell>
          <table:table-cell table:style-name="ce24" office:value-type="float" office:value="400" calcext:value-type="float">
            <text:p>400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334" calcext:value-type="float">
            <text:p>334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374" calcext:value-type="float">
            <text:p>374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191" calcext:value-type="float">
            <text:p>191</text:p>
          </table:table-cell>
        </table:table-row>
        <table:table-row table:style-name="ro1">
          <table:table-cell table:number-columns-repeated="4"/>
          <table:table-cell table:style-name="ce11" office:value-type="float" office:value="6340" calcext:value-type="float">
            <text:p>6,340</text:p>
          </table:table-cell>
          <table:table-cell table:style-name="ce11" office:value-type="float" office:value="1189" calcext:value-type="float">
            <text:p>1,189</text:p>
          </table:table-cell>
          <table:table-cell table:style-name="ce15" office:value-type="float" office:value="1720" calcext:value-type="float">
            <text:p>1,720</text:p>
          </table:table-cell>
          <table:table-cell table:style-name="ce15" office:value-type="float" office:value="419" calcext:value-type="float">
            <text:p>41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208" calcext:value-type="float">
            <text:p>208</text:p>
          </table:table-cell>
          <table:table-cell table:style-name="ce27" office:value-type="float" office:value="1420" calcext:value-type="float">
            <text:p>1,420</text:p>
          </table:table-cell>
          <table:table-cell table:style-name="ce27" office:value-type="float" office:value="349" calcext:value-type="float">
            <text:p>349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297" calcext:value-type="float">
            <text:p>297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596" calcext:value-type="float">
            <text:p>596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203" calcext:value-type="float">
            <text:p>203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565" calcext:value-type="float">
            <text:p>565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75:.E104])/30" office:value-type="float" office:value="5104.66666666667" calcext:value-type="float">
            <text:p>5,105</text:p>
          </table:table-cell>
          <table:table-cell table:style-name="ce12" table:formula="of:=SUM([.F75:.F104])/30" office:value-type="float" office:value="953.6" calcext:value-type="float">
            <text:p>954</text:p>
          </table:table-cell>
          <table:table-cell table:style-name="ce12" table:formula="of:=SUM([.G75:.G104])/30" office:value-type="float" office:value="1824.66666666667" calcext:value-type="float">
            <text:p>1,825</text:p>
          </table:table-cell>
          <table:table-cell table:style-name="ce12" table:formula="of:=SUM([.H75:.H104])/30" office:value-type="float" office:value="444.966666666667" calcext:value-type="float">
            <text:p>445</text:p>
          </table:table-cell>
          <table:table-cell table:style-name="ce12" table:number-columns-repeated="2"/>
          <table:table-cell table:style-name="Default" table:number-columns-repeated="2"/>
          <table:table-cell table:number-columns-repeated="2"/>
          <table:table-cell table:style-name="ce5" table:number-columns-repeated="4"/>
          <table:table-cell table:style-name="ce12" table:formula="of:=SUM([.S75:.S104])/30" office:value-type="float" office:value="1302.66666666667" calcext:value-type="float">
            <text:p>1,303</text:p>
          </table:table-cell>
          <table:table-cell table:style-name="ce12" table:formula="of:=SUM([.T75:.T104])/30" office:value-type="float" office:value="316.6" calcext:value-type="float">
            <text:p>317</text:p>
          </table:table-cell>
          <table:table-cell table:style-name="ce12" table:formula="of:=SUM([.U75:.U104])/30" office:value-type="float" office:value="1466.33333333333" calcext:value-type="float">
            <text:p>1,466</text:p>
          </table:table-cell>
          <table:table-cell table:style-name="ce12" table:formula="of:=SUM([.V75:.V104])/30" office:value-type="float" office:value="346.666666666667" calcext:value-type="float">
            <text:p>347</text:p>
          </table:table-cell>
          <table:table-cell table:style-name="ce12" table:formula="of:=SUM([.W75:.W104])/30" office:value-type="float" office:value="1399.66666666667" calcext:value-type="float">
            <text:p>1,400</text:p>
          </table:table-cell>
          <table:table-cell table:style-name="ce12" table:formula="of:=SUM([.X75:.X104])/30" office:value-type="float" office:value="337.233333333333" calcext:value-type="float">
            <text:p>337</text:p>
          </table:table-cell>
          <table:table-cell table:style-name="ce12" table:formula="of:=SUM([.Y75:.Y104])/30" office:value-type="float" office:value="1438.66666666667" calcext:value-type="float">
            <text:p>1,439</text:p>
          </table:table-cell>
          <table:table-cell table:style-name="ce12" table:formula="of:=SUM([.Z75:.Z104])/30" office:value-type="float" office:value="352.5" calcext:value-type="float">
            <text:p>353</text:p>
          </table:table-cell>
          <table:table-cell table:style-name="ce12" table:formula="of:=SUM([.AA75:.AA104])/30" office:value-type="float" office:value="1398.66666666667" calcext:value-type="float">
            <text:p>1,399</text:p>
          </table:table-cell>
          <table:table-cell table:style-name="ce12" table:formula="of:=SUM([.AB75:.AB104])/30" office:value-type="float" office:value="340.5" calcext:value-type="float">
            <text:p>341</text:p>
          </table:table-cell>
          <table:table-cell table:style-name="ce12" table:formula="of:=SUM([.AC75:.AC104])/30" office:value-type="float" office:value="1466" calcext:value-type="float">
            <text:p>1,466</text:p>
          </table:table-cell>
          <table:table-cell table:style-name="ce12" table:formula="of:=SUM([.AD75:.AD104])/30" office:value-type="float" office:value="352.466666666667" calcext:value-type="float">
            <text:p>352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75:.E104])" office:value-type="float" office:value="1776.40810264039" calcext:value-type="float">
            <text:p>1,776</text:p>
          </table:table-cell>
          <table:table-cell table:style-name="ce13" table:formula="of:=STDEV([.F75:.F104])" office:value-type="float" office:value="334.044659413616" calcext:value-type="float">
            <text:p>334</text:p>
          </table:table-cell>
          <table:table-cell table:style-name="ce13" table:formula="of:=STDEV([.G75:.G104])" office:value-type="float" office:value="839.768988486113" calcext:value-type="float">
            <text:p>840</text:p>
          </table:table-cell>
          <table:table-cell table:style-name="ce13" table:formula="of:=STDEV([.H75:.H104])" office:value-type="float" office:value="190.989164403482" calcext:value-type="float">
            <text:p>191</text:p>
          </table:table-cell>
          <table:table-cell table:style-name="ce13" table:number-columns-repeated="2"/>
          <table:table-cell table:style-name="Default" table:number-columns-repeated="2"/>
          <table:table-cell table:number-columns-repeated="2"/>
          <table:table-cell table:style-name="ce13" table:number-columns-repeated="4"/>
          <table:table-cell table:style-name="ce13" table:formula="of:=STDEV([.S75:.S104])" office:value-type="float" office:value="723.520766011989" calcext:value-type="float">
            <text:p>724</text:p>
          </table:table-cell>
          <table:table-cell table:style-name="ce13" table:formula="of:=STDEV([.T75:.T104])" office:value-type="float" office:value="160.949038839778" calcext:value-type="float">
            <text:p>161</text:p>
          </table:table-cell>
          <table:table-cell table:style-name="ce13" table:formula="of:=STDEV([.U75:.U104])" office:value-type="float" office:value="572.45679453492" calcext:value-type="float">
            <text:p>572</text:p>
          </table:table-cell>
          <table:table-cell table:style-name="ce13" table:formula="of:=STDEV([.V75:.V104])" office:value-type="float" office:value="128.487308734159" calcext:value-type="float">
            <text:p>128</text:p>
          </table:table-cell>
          <table:table-cell table:style-name="ce13" table:formula="of:=STDEV([.W75:.W104])" office:value-type="float" office:value="579.271143309646" calcext:value-type="float">
            <text:p>579</text:p>
          </table:table-cell>
          <table:table-cell table:style-name="ce13" table:formula="of:=STDEV([.X75:.X104])" office:value-type="float" office:value="122.397228764361" calcext:value-type="float">
            <text:p>122</text:p>
          </table:table-cell>
          <table:table-cell table:style-name="ce13" table:formula="of:=STDEV([.Y75:.Y104])" office:value-type="float" office:value="767.538534732199" calcext:value-type="float">
            <text:p>768</text:p>
          </table:table-cell>
          <table:table-cell table:style-name="ce13" table:formula="of:=STDEV([.Z75:.Z104])" office:value-type="float" office:value="166.94697692216" calcext:value-type="float">
            <text:p>167</text:p>
          </table:table-cell>
          <table:table-cell table:style-name="ce13" table:formula="of:=STDEV([.AA75:.AA104])" office:value-type="float" office:value="435.206913400126" calcext:value-type="float">
            <text:p>435</text:p>
          </table:table-cell>
          <table:table-cell table:style-name="ce13" table:formula="of:=STDEV([.AB75:.AB104])" office:value-type="float" office:value="93.5509265698046" calcext:value-type="float">
            <text:p>94</text:p>
          </table:table-cell>
          <table:table-cell table:style-name="ce13" table:formula="of:=STDEV([.AC75:.AC104])" office:value-type="float" office:value="433.689862173102" calcext:value-type="float">
            <text:p>434</text:p>
          </table:table-cell>
          <table:table-cell table:style-name="ce13" table:formula="of:=STDEV([.AD75:.AD104])" office:value-type="float" office:value="96.4010063380487" calcext:value-type="float">
            <text:p>96</text:p>
          </table:table-cell>
        </table:table-row>
        <table:table-row table:style-name="ro1">
          <table:table-cell table:style-name="Default" table:number-columns-repeated="12"/>
          <table:table-cell table:number-columns-repeated="6"/>
          <table:table-cell table:style-name="ce14" table:formula="of:=(23/30)*100" office:value-type="float" office:value="76.6666666666667" calcext:value-type="float">
            <text:p>77</text:p>
          </table:table-cell>
          <table:table-cell/>
          <table:table-cell table:style-name="ce14" table:formula="of:=(22/30)*100" office:value-type="float" office:value="73.3333333333333" calcext:value-type="float">
            <text:p>73</text:p>
          </table:table-cell>
          <table:table-cell/>
          <table:table-cell table:style-name="ce14" table:formula="of:=(13/30)*100" office:value-type="float" office:value="43.3333333333333" calcext:value-type="float">
            <text:p>43</text:p>
          </table:table-cell>
          <table:table-cell/>
          <table:table-cell table:style-name="ce14" table:formula="of:=(8/30)*100" office:value-type="float" office:value="26.6666666666667" calcext:value-type="float">
            <text:p>27</text:p>
          </table:table-cell>
          <table:table-cell/>
          <table:table-cell table:style-name="ce14" table:formula="of:=(9/30)*100" office:value-type="float" office:value="30" calcext:value-type="float">
            <text:p>30</text:p>
          </table:table-cell>
          <table:table-cell/>
          <table:table-cell table:style-name="ce14" table:formula="of:=(8/30)*100" office:value-type="float" office:value="26.6666666666667" calcext:value-type="float">
            <text:p>27</text:p>
          </table:table-cell>
          <table:table-cell/>
        </table:table-row>
        <table:table-row table:style-name="ro1">
          <table:table-cell table:style-name="Default" table:number-columns-repeated="12"/>
          <table:table-cell table:number-columns-repeated="18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700" calcext:value-type="float">
            <text:p>6,700</text:p>
          </table:table-cell>
          <table:table-cell table:style-name="ce11" office:value-type="float" office:value="722" calcext:value-type="float">
            <text:p>722</text:p>
          </table:table-cell>
          <table:table-cell table:style-name="ce15" office:value-type="float" office:value="5150" calcext:value-type="float">
            <text:p>5,150</text:p>
          </table:table-cell>
          <table:table-cell table:style-name="ce15" office:value-type="float" office:value="697" calcext:value-type="float">
            <text:p>697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2050" calcext:value-type="float">
            <text:p>2,050</text:p>
          </table:table-cell>
          <table:table-cell table:style-name="ce24" office:value-type="float" office:value="292" calcext:value-type="float">
            <text:p>292</text:p>
          </table:table-cell>
          <table:table-cell table:style-name="ce26" office:value-type="float" office:value="6020" calcext:value-type="float">
            <text:p>6,020</text:p>
          </table:table-cell>
          <table:table-cell table:style-name="ce26" office:value-type="float" office:value="809" calcext:value-type="float">
            <text:p>809</text:p>
          </table:table-cell>
          <table:table-cell table:style-name="ce28" office:value-type="float" office:value="4590" calcext:value-type="float">
            <text:p>4,590</text:p>
          </table:table-cell>
          <table:table-cell table:style-name="ce28" office:value-type="float" office:value="640" calcext:value-type="float">
            <text:p>640</text:p>
          </table:table-cell>
          <table:table-cell table:style-name="ce26" office:value-type="float" office:value="8980" calcext:value-type="float">
            <text:p>8,980</text:p>
          </table:table-cell>
          <table:table-cell table:style-name="ce26" office:value-type="float" office:value="1143" calcext:value-type="float">
            <text:p>1,143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472" calcext:value-type="float">
            <text:p>472</text:p>
          </table:table-cell>
          <table:table-cell table:style-name="ce29" office:value-type="float" office:value="7040" calcext:value-type="float">
            <text:p>7,040</text:p>
          </table:table-cell>
          <table:table-cell table:style-name="ce29" office:value-type="float" office:value="923" calcext:value-type="float">
            <text:p>923</text:p>
          </table:table-cell>
        </table:table-row>
        <table:table-row table:style-name="ro1">
          <table:table-cell table:number-columns-repeated="4"/>
          <table:table-cell table:style-name="ce11" office:value-type="float" office:value="10500" calcext:value-type="float">
            <text:p>10,500</text:p>
          </table:table-cell>
          <table:table-cell table:style-name="ce11" office:value-type="float" office:value="1136" calcext:value-type="float">
            <text:p>1,136</text:p>
          </table:table-cell>
          <table:table-cell table:style-name="ce15" office:value-type="float" office:value="9710" calcext:value-type="float">
            <text:p>9,710</text:p>
          </table:table-cell>
          <table:table-cell table:style-name="ce15" office:value-type="float" office:value="1312" calcext:value-type="float">
            <text:p>1,312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3" office:value-type="float" office:value="4200" calcext:value-type="float">
            <text:p>4,200</text:p>
          </table:table-cell>
          <table:table-cell table:style-name="ce23" office:value-type="float" office:value="594" calcext:value-type="float">
            <text:p>594</text:p>
          </table:table-cell>
          <table:table-cell table:style-name="ce26" office:value-type="float" office:value="4010" calcext:value-type="float">
            <text:p>4,010</text:p>
          </table:table-cell>
          <table:table-cell table:style-name="ce26" office:value-type="float" office:value="573" calcext:value-type="float">
            <text:p>573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888" calcext:value-type="float">
            <text:p>888</text:p>
          </table:table-cell>
          <table:table-cell table:style-name="ce29" office:value-type="float" office:value="14360" calcext:value-type="float">
            <text:p>14,360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8" office:value-type="float" office:value="6380" calcext:value-type="float">
            <text:p>6,380</text:p>
          </table:table-cell>
          <table:table-cell table:style-name="ce28" office:value-type="float" office:value="876" calcext:value-type="float">
            <text:p>876</text:p>
          </table:table-cell>
          <table:table-cell table:style-name="ce29" office:value-type="float" office:value="7440" calcext:value-type="float">
            <text:p>7,440</text:p>
          </table:table-cell>
          <table:table-cell table:style-name="ce29" office:value-type="float" office:value="994" calcext:value-type="float">
            <text:p>994</text:p>
          </table:table-cell>
        </table:table-row>
        <table:table-row table:style-name="ro1">
          <table:table-cell table:number-columns-repeated="4"/>
          <table:table-cell table:style-name="ce11" office:value-type="float" office:value="12320" calcext:value-type="float">
            <text:p>12,320</text:p>
          </table:table-cell>
          <table:table-cell table:style-name="ce11" office:value-type="float" office:value="1342" calcext:value-type="float">
            <text:p>1,342</text:p>
          </table:table-cell>
          <table:table-cell table:style-name="ce15" office:value-type="float" office:value="1630" calcext:value-type="float">
            <text:p>1,630</text:p>
          </table:table-cell>
          <table:table-cell table:style-name="ce15" office:value-type="float" office:value="261" calcext:value-type="float">
            <text:p>261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4" office:value-type="float" office:value="1880" calcext:value-type="float">
            <text:p>1,880</text:p>
          </table:table-cell>
          <table:table-cell table:style-name="ce24" office:value-type="float" office:value="281" calcext:value-type="float">
            <text:p>281</text:p>
          </table:table-cell>
          <table:table-cell table:style-name="ce26" office:value-type="float" office:value="4770" calcext:value-type="float">
            <text:p>4,770</text:p>
          </table:table-cell>
          <table:table-cell table:style-name="ce26" office:value-type="float" office:value="641" calcext:value-type="float">
            <text:p>641</text:p>
          </table:table-cell>
          <table:table-cell table:style-name="ce28" office:value-type="float" office:value="5530" calcext:value-type="float">
            <text:p>5,530</text:p>
          </table:table-cell>
          <table:table-cell table:style-name="ce28" office:value-type="float" office:value="774" calcext:value-type="float">
            <text:p>774</text:p>
          </table:table-cell>
          <table:table-cell table:style-name="ce26" office:value-type="float" office:value="7770" calcext:value-type="float">
            <text:p>7,770</text:p>
          </table:table-cell>
          <table:table-cell table:style-name="ce26" office:value-type="float" office:value="999" calcext:value-type="float">
            <text:p>999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882" calcext:value-type="float">
            <text:p>882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315" calcext:value-type="float">
            <text:p>315</text:p>
          </table:table-cell>
        </table:table-row>
        <table:table-row table:style-name="ro1">
          <table:table-cell table:number-columns-repeated="4"/>
          <table:table-cell table:style-name="ce11" office:value-type="float" office:value="8250" calcext:value-type="float">
            <text:p>8,250</text:p>
          </table:table-cell>
          <table:table-cell table:style-name="ce11" office:value-type="float" office:value="891" calcext:value-type="float">
            <text:p>891</text:p>
          </table:table-cell>
          <table:table-cell table:style-name="ce15" office:value-type="float" office:value="7580" calcext:value-type="float">
            <text:p>7,580</text:p>
          </table:table-cell>
          <table:table-cell table:style-name="ce15" office:value-type="float" office:value="923" calcext:value-type="float">
            <text:p>923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3530" calcext:value-type="float">
            <text:p>3,530</text:p>
          </table:table-cell>
          <table:table-cell table:style-name="ce23" office:value-type="float" office:value="516" calcext:value-type="float">
            <text:p>516</text:p>
          </table:table-cell>
          <table:table-cell table:style-name="ce26" office:value-type="float" office:value="5560" calcext:value-type="float">
            <text:p>5,560</text:p>
          </table:table-cell>
          <table:table-cell table:style-name="ce26" office:value-type="float" office:value="755" calcext:value-type="float">
            <text:p>755</text:p>
          </table:table-cell>
          <table:table-cell table:style-name="ce28" office:value-type="float" office:value="5180" calcext:value-type="float">
            <text:p>5,180</text:p>
          </table:table-cell>
          <table:table-cell table:style-name="ce28" office:value-type="float" office:value="714" calcext:value-type="float">
            <text:p>714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529" calcext:value-type="float">
            <text:p>529</text:p>
          </table:table-cell>
          <table:table-cell table:style-name="ce24" office:value-type="float" office:value="3150" calcext:value-type="float">
            <text:p>3,150</text:p>
          </table:table-cell>
          <table:table-cell table:style-name="ce24" office:value-type="float" office:value="405" calcext:value-type="float">
            <text:p>405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348" calcext:value-type="float">
            <text:p>348</text:p>
          </table:table-cell>
        </table:table-row>
        <table:table-row table:style-name="ro1">
          <table:table-cell table:number-columns-repeated="4"/>
          <table:table-cell table:style-name="ce11" office:value-type="float" office:value="16480" calcext:value-type="float">
            <text:p>16,480</text:p>
          </table:table-cell>
          <table:table-cell table:style-name="ce11" office:value-type="float" office:value="1805" calcext:value-type="float">
            <text:p>1,805</text:p>
          </table:table-cell>
          <table:table-cell table:style-name="ce15" office:value-type="float" office:value="2930" calcext:value-type="float">
            <text:p>2,930</text:p>
          </table:table-cell>
          <table:table-cell table:style-name="ce15" office:value-type="float" office:value="428" calcext:value-type="float">
            <text:p>428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1000" calcext:value-type="float">
            <text:p>1,000</text:p>
          </table:table-cell>
          <table:table-cell table:style-name="ce24" office:value-type="float" office:value="175" calcext:value-type="float">
            <text:p>175</text:p>
          </table:table-cell>
          <table:table-cell table:style-name="ce26" office:value-type="float" office:value="5250" calcext:value-type="float">
            <text:p>5,250</text:p>
          </table:table-cell>
          <table:table-cell table:style-name="ce26" office:value-type="float" office:value="686" calcext:value-type="float">
            <text:p>686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477" calcext:value-type="float">
            <text:p>477</text:p>
          </table:table-cell>
          <table:table-cell table:style-name="ce27" office:value-type="float" office:value="1950" calcext:value-type="float">
            <text:p>1,950</text:p>
          </table:table-cell>
          <table:table-cell table:style-name="ce27" office:value-type="float" office:value="282" calcext:value-type="float">
            <text:p>282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293" calcext:value-type="float">
            <text:p>293</text:p>
          </table:table-cell>
          <table:table-cell table:style-name="ce26" office:value-type="float" office:value="3940" calcext:value-type="float">
            <text:p>3,940</text:p>
          </table:table-cell>
          <table:table-cell table:style-name="ce26" office:value-type="float" office:value="510" calcext:value-type="float">
            <text:p>510</text:p>
          </table:table-cell>
        </table:table-row>
        <table:table-row table:style-name="ro1">
          <table:table-cell table:number-columns-repeated="4"/>
          <table:table-cell table:style-name="ce11" office:value-type="float" office:value="11080" calcext:value-type="float">
            <text:p>11,080</text:p>
          </table:table-cell>
          <table:table-cell table:style-name="ce11" office:value-type="float" office:value="1193" calcext:value-type="float">
            <text:p>1,193</text:p>
          </table:table-cell>
          <table:table-cell table:style-name="ce15" office:value-type="float" office:value="5100" calcext:value-type="float">
            <text:p>5,100</text:p>
          </table:table-cell>
          <table:table-cell table:style-name="ce15" office:value-type="float" office:value="693" calcext:value-type="float">
            <text:p>693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4" office:value-type="float" office:value="5960" calcext:value-type="float">
            <text:p>5,960</text:p>
          </table:table-cell>
          <table:table-cell table:style-name="ce24" office:value-type="float" office:value="793" calcext:value-type="float">
            <text:p>793</text:p>
          </table:table-cell>
          <table:table-cell table:style-name="ce26" office:value-type="float" office:value="6180" calcext:value-type="float">
            <text:p>6,180</text:p>
          </table:table-cell>
          <table:table-cell table:style-name="ce26" office:value-type="float" office:value="832" calcext:value-type="float">
            <text:p>832</text:p>
          </table:table-cell>
          <table:table-cell table:style-name="ce24" office:value-type="float" office:value="2750" calcext:value-type="float">
            <text:p>2,750</text:p>
          </table:table-cell>
          <table:table-cell table:style-name="ce24" office:value-type="float" office:value="401" calcext:value-type="float">
            <text:p>401</text:p>
          </table:table-cell>
          <table:table-cell table:style-name="ce26" office:value-type="float" office:value="5870" calcext:value-type="float">
            <text:p>5,870</text:p>
          </table:table-cell>
          <table:table-cell table:style-name="ce26" office:value-type="float" office:value="759" calcext:value-type="float">
            <text:p>759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545" calcext:value-type="float">
            <text:p>545</text:p>
          </table:table-cell>
          <table:table-cell table:style-name="ce27" office:value-type="float" office:value="5510" calcext:value-type="float">
            <text:p>5,510</text:p>
          </table:table-cell>
          <table:table-cell table:style-name="ce27" office:value-type="float" office:value="754" calcext:value-type="float">
            <text:p>754</text:p>
          </table:table-cell>
        </table:table-row>
        <table:table-row table:style-name="ro1">
          <table:table-cell table:number-columns-repeated="4"/>
          <table:table-cell table:style-name="ce11" office:value-type="float" office:value="10400" calcext:value-type="float">
            <text:p>10,400</text:p>
          </table:table-cell>
          <table:table-cell table:style-name="ce11" office:value-type="float" office:value="1124" calcext:value-type="float">
            <text:p>1,124</text:p>
          </table:table-cell>
          <table:table-cell table:style-name="ce15" office:value-type="float" office:value="7660" calcext:value-type="float">
            <text:p>7,660</text:p>
          </table:table-cell>
          <table:table-cell table:style-name="ce15" office:value-type="float" office:value="1004" calcext:value-type="float">
            <text:p>1,004</text:p>
          </table:table-cell>
          <table:table-cell table:style-name="Default" table:number-columns-repeated="3"/>
          <table:table-cell/>
          <table:table-cell table:style-name="ce1"/>
          <table:table-cell/>
          <table:covered-table-cell table:number-columns-repeated="4" table:style-name="ce1"/>
          <table:table-cell table:style-name="ce23" office:value-type="float" office:value="3730" calcext:value-type="float">
            <text:p>3,730</text:p>
          </table:table-cell>
          <table:table-cell table:style-name="ce23" office:value-type="float" office:value="532" calcext:value-type="float">
            <text:p>532</text:p>
          </table:table-cell>
          <table:table-cell table:style-name="ce27" office:value-type="float" office:value="15050" calcext:value-type="float">
            <text:p>15,050</text:p>
          </table:table-cell>
          <table:table-cell table:style-name="ce27" office:value-type="float" office:value="2001" calcext:value-type="float">
            <text:p>2,001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565" calcext:value-type="float">
            <text:p>565</text:p>
          </table:table-cell>
          <table:table-cell table:style-name="ce29" office:value-type="float" office:value="5570" calcext:value-type="float">
            <text:p>5,570</text:p>
          </table:table-cell>
          <table:table-cell table:style-name="ce29" office:value-type="float" office:value="755" calcext:value-type="float">
            <text:p>755</text:p>
          </table:table-cell>
          <table:table-cell table:style-name="ce24" office:value-type="float" office:value="5130" calcext:value-type="float">
            <text:p>5,130</text:p>
          </table:table-cell>
          <table:table-cell table:style-name="ce24" office:value-type="float" office:value="658" calcext:value-type="float">
            <text:p>658</text:p>
          </table:table-cell>
          <table:table-cell table:style-name="ce29" office:value-type="float" office:value="5130" calcext:value-type="float">
            <text:p>5,130</text:p>
          </table:table-cell>
          <table:table-cell table:style-name="ce29" office:value-type="float" office:value="689" calcext:value-type="float">
            <text:p>689</text:p>
          </table:table-cell>
        </table:table-row>
        <table:table-row table:style-name="ro1">
          <table:table-cell table:number-columns-repeated="4"/>
          <table:table-cell table:style-name="ce11" office:value-type="float" office:value="12670" calcext:value-type="float">
            <text:p>12,670</text:p>
          </table:table-cell>
          <table:table-cell table:style-name="ce11" office:value-type="float" office:value="1385" calcext:value-type="float">
            <text:p>1,385</text:p>
          </table:table-cell>
          <table:table-cell table:style-name="ce15" office:value-type="float" office:value="2810" calcext:value-type="float">
            <text:p>2,810</text:p>
          </table:table-cell>
          <table:table-cell table:style-name="ce15" office:value-type="float" office:value="420" calcext:value-type="float">
            <text:p>420</text:p>
          </table:table-cell>
          <table:table-cell table:style-name="Default"/>
          <table:table-cell table:number-columns-repeated="3"/>
          <table:table-cell table:style-name="ce1"/>
          <table:table-cell/>
          <table:covered-table-cell table:number-columns-repeated="4" table:style-name="ce1"/>
          <table:table-cell table:style-name="ce24" office:value-type="float" office:value="2610" calcext:value-type="float">
            <text:p>2,610</text:p>
          </table:table-cell>
          <table:table-cell table:style-name="ce24" office:value-type="float" office:value="362" calcext:value-type="float">
            <text:p>362</text:p>
          </table:table-cell>
          <table:table-cell table:style-name="ce26" office:value-type="float" office:value="5660" calcext:value-type="float">
            <text:p>5,660</text:p>
          </table:table-cell>
          <table:table-cell table:style-name="ce26" office:value-type="float" office:value="752" calcext:value-type="float">
            <text:p>752</text:p>
          </table:table-cell>
          <table:table-cell table:style-name="ce28" office:value-type="float" office:value="8980" calcext:value-type="float">
            <text:p>8,980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6" office:value-type="float" office:value="2200" calcext:value-type="float">
            <text:p>2,200</text:p>
          </table:table-cell>
          <table:table-cell table:style-name="ce26" office:value-type="float" office:value="286" calcext:value-type="float">
            <text:p>286</text:p>
          </table:table-cell>
          <table:table-cell table:style-name="ce28" office:value-type="float" office:value="5460" calcext:value-type="float">
            <text:p>5,460</text:p>
          </table:table-cell>
          <table:table-cell table:style-name="ce28" office:value-type="float" office:value="750" calcext:value-type="float">
            <text:p>750</text:p>
          </table:table-cell>
          <table:table-cell table:style-name="ce29" office:value-type="float" office:value="3210" calcext:value-type="float">
            <text:p>3,210</text:p>
          </table:table-cell>
          <table:table-cell table:style-name="ce29" office:value-type="float" office:value="465" calcext:value-type="float">
            <text:p>465</text:p>
          </table:table-cell>
        </table:table-row>
        <table:table-row table:style-name="ro1">
          <table:table-cell table:number-columns-repeated="4"/>
          <table:table-cell table:style-name="ce11" office:value-type="float" office:value="7630" calcext:value-type="float">
            <text:p>7,630</text:p>
          </table:table-cell>
          <table:table-cell table:style-name="ce11" office:value-type="float" office:value="817" calcext:value-type="float">
            <text:p>817</text:p>
          </table:table-cell>
          <table:table-cell table:style-name="ce15" office:value-type="float" office:value="6440" calcext:value-type="float">
            <text:p>6,440</text:p>
          </table:table-cell>
          <table:table-cell table:style-name="ce15" office:value-type="float" office:value="903" calcext:value-type="float">
            <text:p>903</text:p>
          </table:table-cell>
          <table:table-cell table:style-name="Default"/>
          <table:table-cell table:number-columns-repeated="3"/>
          <table:table-cell table:style-name="ce1"/>
          <table:table-cell/>
          <table:covered-table-cell table:number-columns-repeated="4" table:style-name="ce1"/>
          <table:table-cell table:style-name="ce24" office:value-type="float" office:value="3990" calcext:value-type="float">
            <text:p>3,990</text:p>
          </table:table-cell>
          <table:table-cell table:style-name="ce24" office:value-type="float" office:value="529" calcext:value-type="float">
            <text:p>529</text:p>
          </table:table-cell>
          <table:table-cell table:style-name="ce26" office:value-type="float" office:value="8910" calcext:value-type="float">
            <text:p>8,910</text:p>
          </table:table-cell>
          <table:table-cell table:style-name="ce26" office:value-type="float" office:value="1150" calcext:value-type="float">
            <text:p>1,150</text:p>
          </table:table-cell>
          <table:table-cell table:style-name="ce24" office:value-type="float" office:value="8920" calcext:value-type="float">
            <text:p>8,920</text:p>
          </table:table-cell>
          <table:table-cell table:style-name="ce24" office:value-type="float" office:value="1161" calcext:value-type="float">
            <text:p>1,161</text:p>
          </table:table-cell>
          <table:table-cell table:style-name="ce27" office:value-type="float" office:value="7180" calcext:value-type="float">
            <text:p>7,180</text:p>
          </table:table-cell>
          <table:table-cell table:style-name="ce27" office:value-type="float" office:value="970" calcext:value-type="float">
            <text:p>970</text:p>
          </table:table-cell>
          <table:table-cell table:style-name="ce23" office:value-type="float" office:value="6360" calcext:value-type="float">
            <text:p>6,360</text:p>
          </table:table-cell>
          <table:table-cell table:style-name="ce23" office:value-type="float" office:value="856" calcext:value-type="float">
            <text:p>856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565" calcext:value-type="float">
            <text:p>565</text:p>
          </table:table-cell>
        </table:table-row>
        <table:table-row table:style-name="ro1">
          <table:table-cell table:number-columns-repeated="4"/>
          <table:table-cell table:style-name="ce11" office:value-type="float" office:value="20590" calcext:value-type="float">
            <text:p>20,590</text:p>
          </table:table-cell>
          <table:table-cell table:style-name="ce11" office:value-type="float" office:value="2250" calcext:value-type="float">
            <text:p>2,250</text:p>
          </table:table-cell>
          <table:table-cell table:style-name="ce15" office:value-type="float" office:value="3990" calcext:value-type="float">
            <text:p>3,990</text:p>
          </table:table-cell>
          <table:table-cell table:style-name="ce15" office:value-type="float" office:value="558" calcext:value-type="float">
            <text:p>558</text:p>
          </table:table-cell>
          <table:table-cell table:style-name="Default"/>
          <table:table-cell table:number-columns-repeated="3"/>
          <table:table-cell table:style-name="ce1"/>
          <table:table-cell/>
          <table:covered-table-cell table:number-columns-repeated="4" table:style-name="ce1"/>
          <table:table-cell table:style-name="ce24" office:value-type="float" office:value="4760" calcext:value-type="float">
            <text:p>4,760</text:p>
          </table:table-cell>
          <table:table-cell table:style-name="ce24" office:value-type="float" office:value="633" calcext:value-type="float">
            <text:p>633</text:p>
          </table:table-cell>
          <table:table-cell table:style-name="ce26" office:value-type="float" office:value="8610" calcext:value-type="float">
            <text:p>8,610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4" office:value-type="float" office:value="2180" calcext:value-type="float">
            <text:p>2,180</text:p>
          </table:table-cell>
          <table:table-cell table:style-name="ce24" office:value-type="float" office:value="299" calcext:value-type="float">
            <text:p>299</text:p>
          </table:table-cell>
          <table:table-cell table:style-name="ce29" office:value-type="float" office:value="5420" calcext:value-type="float">
            <text:p>5,420</text:p>
          </table:table-cell>
          <table:table-cell table:style-name="ce29" office:value-type="float" office:value="745" calcext:value-type="float">
            <text:p>745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564" calcext:value-type="float">
            <text:p>564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434" calcext:value-type="float">
            <text:p>434</text:p>
          </table:table-cell>
        </table:table-row>
        <table:table-row table:style-name="ro1">
          <table:table-cell table:number-columns-repeated="4"/>
          <table:table-cell table:style-name="ce11" office:value-type="float" office:value="13150" calcext:value-type="float">
            <text:p>13,150</text:p>
          </table:table-cell>
          <table:table-cell table:style-name="ce11" office:value-type="float" office:value="1401" calcext:value-type="float">
            <text:p>1,401</text:p>
          </table:table-cell>
          <table:table-cell table:style-name="ce15" office:value-type="float" office:value="4270" calcext:value-type="float">
            <text:p>4,270</text:p>
          </table:table-cell>
          <table:table-cell table:style-name="ce15" office:value-type="float" office:value="597" calcext:value-type="float">
            <text:p>597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3460" calcext:value-type="float">
            <text:p>3,460</text:p>
          </table:table-cell>
          <table:table-cell table:style-name="ce24" office:value-type="float" office:value="462" calcext:value-type="float">
            <text:p>462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256" calcext:value-type="float">
            <text:p>256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925" calcext:value-type="float">
            <text:p>925</text:p>
          </table:table-cell>
          <table:table-cell table:style-name="ce27" office:value-type="float" office:value="1580" calcext:value-type="float">
            <text:p>1,580</text:p>
          </table:table-cell>
          <table:table-cell table:style-name="ce27" office:value-type="float" office:value="255" calcext:value-type="float">
            <text:p>255</text:p>
          </table:table-cell>
          <table:table-cell table:style-name="ce28" office:value-type="float" office:value="8970" calcext:value-type="float">
            <text:p>8,970</text:p>
          </table:table-cell>
          <table:table-cell table:style-name="ce28" office:value-type="float" office:value="1235" calcext:value-type="float">
            <text:p>1,235</text:p>
          </table:table-cell>
          <table:table-cell table:style-name="ce27" office:value-type="float" office:value="5160" calcext:value-type="float">
            <text:p>5,160</text:p>
          </table:table-cell>
          <table:table-cell table:style-name="ce27" office:value-type="float" office:value="714" calcext:value-type="float">
            <text:p>714</text:p>
          </table:table-cell>
        </table:table-row>
        <table:table-row table:style-name="ro1">
          <table:table-cell table:number-columns-repeated="4"/>
          <table:table-cell table:style-name="ce11" office:value-type="float" office:value="11360" calcext:value-type="float">
            <text:p>11,360</text:p>
          </table:table-cell>
          <table:table-cell table:style-name="ce11" office:value-type="float" office:value="1227" calcext:value-type="float">
            <text:p>1,227</text:p>
          </table:table-cell>
          <table:table-cell table:style-name="ce15" office:value-type="float" office:value="5410" calcext:value-type="float">
            <text:p>5,410</text:p>
          </table:table-cell>
          <table:table-cell table:style-name="ce15" office:value-type="float" office:value="729" calcext:value-type="float">
            <text:p>729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9290" calcext:value-type="float">
            <text:p>9,290</text:p>
          </table:table-cell>
          <table:table-cell table:style-name="ce24" office:value-type="float" office:value="1187" calcext:value-type="float">
            <text:p>1,187</text:p>
          </table:table-cell>
          <table:table-cell table:style-name="ce26" office:value-type="float" office:value="4480" calcext:value-type="float">
            <text:p>4,480</text:p>
          </table:table-cell>
          <table:table-cell table:style-name="ce26" office:value-type="float" office:value="608" calcext:value-type="float">
            <text:p>608</text:p>
          </table:table-cell>
          <table:table-cell table:style-name="ce24" office:value-type="float" office:value="8040" calcext:value-type="float">
            <text:p>8,040</text:p>
          </table:table-cell>
          <table:table-cell table:style-name="ce24" office:value-type="float" office:value="1083" calcext:value-type="float">
            <text:p>1,083</text:p>
          </table:table-cell>
          <table:table-cell table:style-name="ce29" office:value-type="float" office:value="8860" calcext:value-type="float">
            <text:p>8,860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270" calcext:value-type="float">
            <text:p>270</text:p>
          </table:table-cell>
          <table:table-cell table:style-name="ce29" office:value-type="float" office:value="2580" calcext:value-type="float">
            <text:p>2,580</text:p>
          </table:table-cell>
          <table:table-cell table:style-name="ce29" office:value-type="float" office:value="384" calcext:value-type="float">
            <text:p>384</text:p>
          </table:table-cell>
        </table:table-row>
        <table:table-row table:style-name="ro1">
          <table:table-cell table:number-columns-repeated="4"/>
          <table:table-cell table:style-name="ce11" office:value-type="float" office:value="3090" calcext:value-type="float">
            <text:p>3,090</text:p>
          </table:table-cell>
          <table:table-cell table:style-name="ce11" office:value-type="float" office:value="327" calcext:value-type="float">
            <text:p>327</text:p>
          </table:table-cell>
          <table:table-cell table:style-name="ce15" office:value-type="float" office:value="7310" calcext:value-type="float">
            <text:p>7,310</text:p>
          </table:table-cell>
          <table:table-cell table:style-name="ce15" office:value-type="float" office:value="996" calcext:value-type="float">
            <text:p>996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2820" calcext:value-type="float">
            <text:p>2,820</text:p>
          </table:table-cell>
          <table:table-cell table:style-name="ce24" office:value-type="float" office:value="387" calcext:value-type="float">
            <text:p>387</text:p>
          </table:table-cell>
          <table:table-cell table:style-name="ce26" office:value-type="float" office:value="5300" calcext:value-type="float">
            <text:p>5,300</text:p>
          </table:table-cell>
          <table:table-cell table:style-name="ce26" office:value-type="float" office:value="709" calcext:value-type="float">
            <text:p>709</text:p>
          </table:table-cell>
          <table:table-cell table:style-name="ce24" office:value-type="float" office:value="2970" calcext:value-type="float">
            <text:p>2,970</text:p>
          </table:table-cell>
          <table:table-cell table:style-name="ce24" office:value-type="float" office:value="415" calcext:value-type="float">
            <text:p>415</text:p>
          </table:table-cell>
          <table:table-cell table:style-name="ce29" office:value-type="float" office:value="6110" calcext:value-type="float">
            <text:p>6,110</text:p>
          </table:table-cell>
          <table:table-cell table:style-name="ce29" office:value-type="float" office:value="846" calcext:value-type="float">
            <text:p>846</text:p>
          </table:table-cell>
          <table:table-cell table:style-name="ce23" office:value-type="float" office:value="1710" calcext:value-type="float">
            <text:p>1,710</text:p>
          </table:table-cell>
          <table:table-cell table:style-name="ce23" office:value-type="float" office:value="252" calcext:value-type="float">
            <text:p>252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359" calcext:value-type="float">
            <text:p>359</text:p>
          </table:table-cell>
        </table:table-row>
        <table:table-row table:style-name="ro1">
          <table:table-cell table:number-columns-repeated="4"/>
          <table:table-cell table:style-name="ce11" office:value-type="float" office:value="7210" calcext:value-type="float">
            <text:p>7,210</text:p>
          </table:table-cell>
          <table:table-cell table:style-name="ce11" office:value-type="float" office:value="773" calcext:value-type="float">
            <text:p>773</text:p>
          </table:table-cell>
          <table:table-cell table:style-name="ce15" office:value-type="float" office:value="3700" calcext:value-type="float">
            <text:p>3,700</text:p>
          </table:table-cell>
          <table:table-cell table:style-name="ce15" office:value-type="float" office:value="534" calcext:value-type="float">
            <text:p>534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3" office:value-type="float" office:value="10050" calcext:value-type="float">
            <text:p>10,050</text:p>
          </table:table-cell>
          <table:table-cell table:style-name="ce23" office:value-type="float" office:value="1357" calcext:value-type="float">
            <text:p>1,357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166" calcext:value-type="float">
            <text:p>166</text:p>
          </table:table-cell>
          <table:table-cell table:style-name="ce24" office:value-type="float" office:value="3380" calcext:value-type="float">
            <text:p>3,380</text:p>
          </table:table-cell>
          <table:table-cell table:style-name="ce24" office:value-type="float" office:value="469" calcext:value-type="float">
            <text:p>469</text:p>
          </table:table-cell>
          <table:table-cell table:style-name="ce27" office:value-type="float" office:value="5590" calcext:value-type="float">
            <text:p>5,590</text:p>
          </table:table-cell>
          <table:table-cell table:style-name="ce27" office:value-type="float" office:value="787" calcext:value-type="float">
            <text:p>787</text:p>
          </table:table-cell>
          <table:table-cell table:style-name="ce28" office:value-type="float" office:value="3530" calcext:value-type="float">
            <text:p>3,530</text:p>
          </table:table-cell>
          <table:table-cell table:style-name="ce28" office:value-type="float" office:value="503" calcext:value-type="float">
            <text:p>503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372" calcext:value-type="float">
            <text:p>372</text:p>
          </table:table-cell>
        </table:table-row>
        <table:table-row table:style-name="ro1">
          <table:table-cell table:number-columns-repeated="4"/>
          <table:table-cell table:style-name="ce11" office:value-type="float" office:value="3390" calcext:value-type="float">
            <text:p>3,390</text:p>
          </table:table-cell>
          <table:table-cell table:style-name="ce11" office:value-type="float" office:value="351" calcext:value-type="float">
            <text:p>351</text:p>
          </table:table-cell>
          <table:table-cell table:style-name="ce15" office:value-type="float" office:value="15430" calcext:value-type="float">
            <text:p>15,430</text:p>
          </table:table-cell>
          <table:table-cell table:style-name="ce15" office:value-type="float" office:value="2037" calcext:value-type="float">
            <text:p>2,037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3" office:value-type="float" office:value="11170" calcext:value-type="float">
            <text:p>11,170</text:p>
          </table:table-cell>
          <table:table-cell table:style-name="ce23" office:value-type="float" office:value="1465" calcext:value-type="float">
            <text:p>1,465</text:p>
          </table:table-cell>
          <table:table-cell table:style-name="ce26" office:value-type="float" office:value="2690" calcext:value-type="float">
            <text:p>2,690</text:p>
          </table:table-cell>
          <table:table-cell table:style-name="ce26" office:value-type="float" office:value="393" calcext:value-type="float">
            <text:p>393</text:p>
          </table:table-cell>
          <table:table-cell table:style-name="ce24" office:value-type="float" office:value="4390" calcext:value-type="float">
            <text:p>4,390</text:p>
          </table:table-cell>
          <table:table-cell table:style-name="ce24" office:value-type="float" office:value="550" calcext:value-type="float">
            <text:p>550</text:p>
          </table:table-cell>
          <table:table-cell table:style-name="ce26" office:value-type="float" office:value="3300" calcext:value-type="float">
            <text:p>3,300</text:p>
          </table:table-cell>
          <table:table-cell table:style-name="ce26" office:value-type="float" office:value="442" calcext:value-type="float">
            <text:p>442</text:p>
          </table:table-cell>
          <table:table-cell table:style-name="ce28" office:value-type="float" office:value="4130" calcext:value-type="float">
            <text:p>4,130</text:p>
          </table:table-cell>
          <table:table-cell table:style-name="ce28" office:value-type="float" office:value="588" calcext:value-type="float">
            <text:p>588</text:p>
          </table:table-cell>
          <table:table-cell table:style-name="ce27" office:value-type="float" office:value="4370" calcext:value-type="float">
            <text:p>4,370</text:p>
          </table:table-cell>
          <table:table-cell table:style-name="ce27" office:value-type="float" office:value="602" calcext:value-type="float">
            <text:p>602</text:p>
          </table:table-cell>
        </table:table-row>
        <table:table-row table:style-name="ro1">
          <table:table-cell table:number-columns-repeated="4"/>
          <table:table-cell table:style-name="ce11" office:value-type="float" office:value="19630" calcext:value-type="float">
            <text:p>19,630</text:p>
          </table:table-cell>
          <table:table-cell table:style-name="ce11" office:value-type="float" office:value="2136" calcext:value-type="float">
            <text:p>2,136</text:p>
          </table:table-cell>
          <table:table-cell table:style-name="ce15" office:value-type="float" office:value="1280" calcext:value-type="float">
            <text:p>1,280</text:p>
          </table:table-cell>
          <table:table-cell table:style-name="ce15" office:value-type="float" office:value="223" calcext:value-type="float">
            <text:p>223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4200" calcext:value-type="float">
            <text:p>4,200</text:p>
          </table:table-cell>
          <table:table-cell table:style-name="ce24" office:value-type="float" office:value="565" calcext:value-type="float">
            <text:p>565</text:p>
          </table:table-cell>
          <table:table-cell table:style-name="ce26" office:value-type="float" office:value="5970" calcext:value-type="float">
            <text:p>5,970</text:p>
          </table:table-cell>
          <table:table-cell table:style-name="ce26" office:value-type="float" office:value="803" calcext:value-type="float">
            <text:p>803</text:p>
          </table:table-cell>
          <table:table-cell table:style-name="ce24" office:value-type="float" office:value="3130" calcext:value-type="float">
            <text:p>3,130</text:p>
          </table:table-cell>
          <table:table-cell table:style-name="ce24" office:value-type="float" office:value="421" calcext:value-type="float">
            <text:p>421</text:p>
          </table:table-cell>
          <table:table-cell table:style-name="ce26" office:value-type="float" office:value="4090" calcext:value-type="float">
            <text:p>4,090</text:p>
          </table:table-cell>
          <table:table-cell table:style-name="ce26" office:value-type="float" office:value="555" calcext:value-type="float">
            <text:p>555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592" calcext:value-type="float">
            <text:p>592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530" calcext:value-type="float">
            <text:p>530</text:p>
          </table:table-cell>
        </table:table-row>
        <table:table-row table:style-name="ro1">
          <table:table-cell table:number-columns-repeated="4"/>
          <table:table-cell table:style-name="ce11" office:value-type="float" office:value="19290" calcext:value-type="float">
            <text:p>19,290</text:p>
          </table:table-cell>
          <table:table-cell table:style-name="ce11" office:value-type="float" office:value="2105" calcext:value-type="float">
            <text:p>2,105</text:p>
          </table:table-cell>
          <table:table-cell table:style-name="ce15" office:value-type="float" office:value="21620" calcext:value-type="float">
            <text:p>21,620</text:p>
          </table:table-cell>
          <table:table-cell table:style-name="ce15" office:value-type="float" office:value="2817" calcext:value-type="float">
            <text:p>2,817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2340" calcext:value-type="float">
            <text:p>2,340</text:p>
          </table:table-cell>
          <table:table-cell table:style-name="ce24" office:value-type="float" office:value="324" calcext:value-type="float">
            <text:p>324</text:p>
          </table:table-cell>
          <table:table-cell table:style-name="ce26" office:value-type="float" office:value="3100" calcext:value-type="float">
            <text:p>3,100</text:p>
          </table:table-cell>
          <table:table-cell table:style-name="ce26" office:value-type="float" office:value="418" calcext:value-type="float">
            <text:p>418</text:p>
          </table:table-cell>
          <table:table-cell table:style-name="ce24" office:value-type="float" office:value="2840" calcext:value-type="float">
            <text:p>2,840</text:p>
          </table:table-cell>
          <table:table-cell table:style-name="ce24" office:value-type="float" office:value="405" calcext:value-type="float">
            <text:p>405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572" calcext:value-type="float">
            <text:p>572</text:p>
          </table:table-cell>
          <table:table-cell table:style-name="ce23" office:value-type="float" office:value="1630" calcext:value-type="float">
            <text:p>1,630</text:p>
          </table:table-cell>
          <table:table-cell table:style-name="ce23" office:value-type="float" office:value="272" calcext:value-type="float">
            <text:p>272</text:p>
          </table:table-cell>
          <table:table-cell table:style-name="ce29" office:value-type="float" office:value="7130" calcext:value-type="float">
            <text:p>7,130</text:p>
          </table:table-cell>
          <table:table-cell table:style-name="ce29" office:value-type="float" office:value="991" calcext:value-type="float">
            <text:p>991</text:p>
          </table:table-cell>
        </table:table-row>
        <table:table-row table:style-name="ro1">
          <table:table-cell table:number-columns-repeated="4"/>
          <table:table-cell table:style-name="ce11" office:value-type="float" office:value="8090" calcext:value-type="float">
            <text:p>8,090</text:p>
          </table:table-cell>
          <table:table-cell table:style-name="ce11" office:value-type="float" office:value="874" calcext:value-type="float">
            <text:p>874</text:p>
          </table:table-cell>
          <table:table-cell table:style-name="ce15" office:value-type="float" office:value="2470" calcext:value-type="float">
            <text:p>2,470</text:p>
          </table:table-cell>
          <table:table-cell table:style-name="ce15" office:value-type="float" office:value="381" calcext:value-type="float">
            <text:p>381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4140" calcext:value-type="float">
            <text:p>4,140</text:p>
          </table:table-cell>
          <table:table-cell table:style-name="ce24" office:value-type="float" office:value="561" calcext:value-type="float">
            <text:p>561</text:p>
          </table:table-cell>
          <table:table-cell table:style-name="ce26" office:value-type="float" office:value="10100" calcext:value-type="float">
            <text:p>10,100</text:p>
          </table:table-cell>
          <table:table-cell table:style-name="ce26" office:value-type="float" office:value="1311" calcext:value-type="float">
            <text:p>1,311</text:p>
          </table:table-cell>
          <table:table-cell table:style-name="ce28" office:value-type="float" office:value="3550" calcext:value-type="float">
            <text:p>3,550</text:p>
          </table:table-cell>
          <table:table-cell table:style-name="ce28" office:value-type="float" office:value="500" calcext:value-type="float">
            <text:p>500</text:p>
          </table:table-cell>
          <table:table-cell table:style-name="ce27" office:value-type="float" office:value="5550" calcext:value-type="float">
            <text:p>5,550</text:p>
          </table:table-cell>
          <table:table-cell table:style-name="ce27" office:value-type="float" office:value="757" calcext:value-type="float">
            <text:p>757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775" calcext:value-type="float">
            <text:p>775</text:p>
          </table:table-cell>
          <table:table-cell table:style-name="ce26" office:value-type="float" office:value="2790" calcext:value-type="float">
            <text:p>2,790</text:p>
          </table:table-cell>
          <table:table-cell table:style-name="ce26" office:value-type="float" office:value="403" calcext:value-type="float">
            <text:p>403</text:p>
          </table:table-cell>
        </table:table-row>
        <table:table-row table:style-name="ro1">
          <table:table-cell table:number-columns-repeated="4"/>
          <table:table-cell table:style-name="ce11" office:value-type="float" office:value="18030" calcext:value-type="float">
            <text:p>18,030</text:p>
          </table:table-cell>
          <table:table-cell table:style-name="ce11" office:value-type="float" office:value="1964" calcext:value-type="float">
            <text:p>1,964</text:p>
          </table:table-cell>
          <table:table-cell table:style-name="ce15" office:value-type="float" office:value="15710" calcext:value-type="float">
            <text:p>15,710</text:p>
          </table:table-cell>
          <table:table-cell table:style-name="ce15" office:value-type="float" office:value="2076" calcext:value-type="float">
            <text:p>2,076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4920" calcext:value-type="float">
            <text:p>4,920</text:p>
          </table:table-cell>
          <table:table-cell table:style-name="ce24" office:value-type="float" office:value="669" calcext:value-type="float">
            <text:p>669</text:p>
          </table:table-cell>
          <table:table-cell table:style-name="ce26" office:value-type="float" office:value="3700" calcext:value-type="float">
            <text:p>3,700</text:p>
          </table:table-cell>
          <table:table-cell table:style-name="ce26" office:value-type="float" office:value="507" calcext:value-type="float">
            <text:p>507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369" calcext:value-type="float">
            <text:p>369</text:p>
          </table:table-cell>
          <table:table-cell table:style-name="ce26" office:value-type="float" office:value="4540" calcext:value-type="float">
            <text:p>4,540</text:p>
          </table:table-cell>
          <table:table-cell table:style-name="ce26" office:value-type="float" office:value="631" calcext:value-type="float">
            <text:p>631</text:p>
          </table:table-cell>
          <table:table-cell table:style-name="ce24" office:value-type="float" office:value="7110" calcext:value-type="float">
            <text:p>7,110</text:p>
          </table:table-cell>
          <table:table-cell table:style-name="ce24" office:value-type="float" office:value="914" calcext:value-type="float">
            <text:p>914</text:p>
          </table:table-cell>
          <table:table-cell table:style-name="ce26" office:value-type="float" office:value="9110" calcext:value-type="float">
            <text:p>9,110</text:p>
          </table:table-cell>
          <table:table-cell table:style-name="ce26" office:value-type="float" office:value="1178" calcext:value-type="float">
            <text:p>1,178</text:p>
          </table:table-cell>
        </table:table-row>
        <table:table-row table:style-name="ro1">
          <table:table-cell table:number-columns-repeated="4"/>
          <table:table-cell table:style-name="ce11" office:value-type="float" office:value="15600" calcext:value-type="float">
            <text:p>15,600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5" office:value-type="float" office:value="2130" calcext:value-type="float">
            <text:p>2,130</text:p>
          </table:table-cell>
          <table:table-cell table:style-name="ce15" office:value-type="float" office:value="314" calcext:value-type="float">
            <text:p>314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2810" calcext:value-type="float">
            <text:p>2,810</text:p>
          </table:table-cell>
          <table:table-cell table:style-name="ce24" office:value-type="float" office:value="412" calcext:value-type="float">
            <text:p>412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47" calcext:value-type="float">
            <text:p>147</text:p>
          </table:table-cell>
          <table:table-cell table:style-name="ce28" office:value-type="float" office:value="6140" calcext:value-type="float">
            <text:p>6,140</text:p>
          </table:table-cell>
          <table:table-cell table:style-name="ce28" office:value-type="float" office:value="847" calcext:value-type="float">
            <text:p>847</text:p>
          </table:table-cell>
          <table:table-cell table:style-name="ce26" office:value-type="float" office:value="9990" calcext:value-type="float">
            <text:p>9,990</text:p>
          </table:table-cell>
          <table:table-cell table:style-name="ce26" office:value-type="float" office:value="1301" calcext:value-type="float">
            <text:p>1,301</text:p>
          </table:table-cell>
          <table:table-cell table:style-name="ce24" office:value-type="float" office:value="5500" calcext:value-type="float">
            <text:p>5,500</text:p>
          </table:table-cell>
          <table:table-cell table:style-name="ce24" office:value-type="float" office:value="709" calcext:value-type="float">
            <text:p>709</text:p>
          </table:table-cell>
          <table:table-cell table:style-name="ce27" office:value-type="float" office:value="2790" calcext:value-type="float">
            <text:p>2,790</text:p>
          </table:table-cell>
          <table:table-cell table:style-name="ce27" office:value-type="float" office:value="393" calcext:value-type="float">
            <text:p>393</text:p>
          </table:table-cell>
        </table:table-row>
        <table:table-row table:style-name="ro1">
          <table:table-cell table:number-columns-repeated="4"/>
          <table:table-cell table:style-name="ce11" office:value-type="float" office:value="19950" calcext:value-type="float">
            <text:p>19,950</text:p>
          </table:table-cell>
          <table:table-cell table:style-name="ce11" office:value-type="float" office:value="2181" calcext:value-type="float">
            <text:p>2,181</text:p>
          </table:table-cell>
          <table:table-cell table:style-name="ce15" office:value-type="float" office:value="7210" calcext:value-type="float">
            <text:p>7,210</text:p>
          </table:table-cell>
          <table:table-cell table:style-name="ce15" office:value-type="float" office:value="987" calcext:value-type="float">
            <text:p>987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3" office:value-type="float" office:value="7010" calcext:value-type="float">
            <text:p>7,010</text:p>
          </table:table-cell>
          <table:table-cell table:style-name="ce23" office:value-type="float" office:value="957" calcext:value-type="float">
            <text:p>957</text:p>
          </table:table-cell>
          <table:table-cell table:style-name="ce26" office:value-type="float" office:value="7250" calcext:value-type="float">
            <text:p>7,250</text:p>
          </table:table-cell>
          <table:table-cell table:style-name="ce26" office:value-type="float" office:value="952" calcext:value-type="float">
            <text:p>952</text:p>
          </table:table-cell>
          <table:table-cell table:style-name="ce24" office:value-type="float" office:value="1660" calcext:value-type="float">
            <text:p>1,660</text:p>
          </table:table-cell>
          <table:table-cell table:style-name="ce24" office:value-type="float" office:value="240" calcext:value-type="float">
            <text:p>240</text:p>
          </table:table-cell>
          <table:table-cell table:style-name="ce26" office:value-type="float" office:value="11020" calcext:value-type="float">
            <text:p>11,020</text:p>
          </table:table-cell>
          <table:table-cell table:style-name="ce26" office:value-type="float" office:value="1427" calcext:value-type="float">
            <text:p>1,427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541" calcext:value-type="float">
            <text:p>541</text:p>
          </table:table-cell>
          <table:table-cell table:style-name="ce29" office:value-type="float" office:value="2550" calcext:value-type="float">
            <text:p>2,550</text:p>
          </table:table-cell>
          <table:table-cell table:style-name="ce29" office:value-type="float" office:value="390" calcext:value-type="float">
            <text:p>390</text:p>
          </table:table-cell>
        </table:table-row>
        <table:table-row table:style-name="ro1">
          <table:table-cell table:number-columns-repeated="4"/>
          <table:table-cell table:style-name="ce11" office:value-type="float" office:value="14200" calcext:value-type="float">
            <text:p>14,200</text:p>
          </table:table-cell>
          <table:table-cell table:style-name="ce11" office:value-type="float" office:value="1538" calcext:value-type="float">
            <text:p>1,538</text:p>
          </table:table-cell>
          <table:table-cell table:style-name="ce15" office:value-type="float" office:value="7360" calcext:value-type="float">
            <text:p>7,360</text:p>
          </table:table-cell>
          <table:table-cell table:style-name="ce15" office:value-type="float" office:value="985" calcext:value-type="float">
            <text:p>985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4" office:value-type="float" office:value="10160" calcext:value-type="float">
            <text:p>10,160</text:p>
          </table:table-cell>
          <table:table-cell table:style-name="ce24" office:value-type="float" office:value="1313" calcext:value-type="float">
            <text:p>1,313</text:p>
          </table:table-cell>
          <table:table-cell table:style-name="ce26" office:value-type="float" office:value="3790" calcext:value-type="float">
            <text:p>3,790</text:p>
          </table:table-cell>
          <table:table-cell table:style-name="ce26" office:value-type="float" office:value="507" calcext:value-type="float">
            <text:p>507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538" calcext:value-type="float">
            <text:p>538</text:p>
          </table:table-cell>
          <table:table-cell table:style-name="ce29" office:value-type="float" office:value="8060" calcext:value-type="float">
            <text:p>8,060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4" office:value-type="float" office:value="2700" calcext:value-type="float">
            <text:p>2,700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4560" calcext:value-type="float">
            <text:p>4,560</text:p>
          </table:table-cell>
          <table:table-cell table:style-name="ce26" office:value-type="float" office:value="591" calcext:value-type="float">
            <text:p>591</text:p>
          </table:table-cell>
        </table:table-row>
        <table:table-row table:style-name="ro1">
          <table:table-cell table:number-columns-repeated="4"/>
          <table:table-cell table:style-name="ce11" office:value-type="float" office:value="23010" calcext:value-type="float">
            <text:p>23,010</text:p>
          </table:table-cell>
          <table:table-cell table:style-name="ce11" office:value-type="float" office:value="2502" calcext:value-type="float">
            <text:p>2,502</text:p>
          </table:table-cell>
          <table:table-cell table:style-name="ce15" office:value-type="float" office:value="10660" calcext:value-type="float">
            <text:p>10,660</text:p>
          </table:table-cell>
          <table:table-cell table:style-name="ce15" office:value-type="float" office:value="1403" calcext:value-type="float">
            <text:p>1,403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4" office:value-type="float" office:value="3380" calcext:value-type="float">
            <text:p>3,380</text:p>
          </table:table-cell>
          <table:table-cell table:style-name="ce24" office:value-type="float" office:value="465" calcext:value-type="float">
            <text:p>465</text:p>
          </table:table-cell>
          <table:table-cell table:style-name="ce26" office:value-type="float" office:value="6020" calcext:value-type="float">
            <text:p>6,020</text:p>
          </table:table-cell>
          <table:table-cell table:style-name="ce26" office:value-type="float" office:value="765" calcext:value-type="float">
            <text:p>765</text:p>
          </table:table-cell>
          <table:table-cell table:style-name="ce28" office:value-type="float" office:value="3350" calcext:value-type="float">
            <text:p>3,350</text:p>
          </table:table-cell>
          <table:table-cell table:style-name="ce28" office:value-type="float" office:value="478" calcext:value-type="float">
            <text:p>478</text:p>
          </table:table-cell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647" calcext:value-type="float">
            <text:p>647</text:p>
          </table:table-cell>
          <table:table-cell table:style-name="ce23" office:value-type="float" office:value="3290" calcext:value-type="float">
            <text:p>3,290</text:p>
          </table:table-cell>
          <table:table-cell table:style-name="ce23" office:value-type="float" office:value="450" calcext:value-type="float">
            <text:p>450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873" calcext:value-type="float">
            <text:p>873</text:p>
          </table:table-cell>
        </table:table-row>
        <table:table-row table:style-name="ro1">
          <table:table-cell table:number-columns-repeated="4"/>
          <table:table-cell table:style-name="ce11" office:value-type="float" office:value="19090" calcext:value-type="float">
            <text:p>19,090</text:p>
          </table:table-cell>
          <table:table-cell table:style-name="ce11" office:value-type="float" office:value="2043" calcext:value-type="float">
            <text:p>2,043</text:p>
          </table:table-cell>
          <table:table-cell table:style-name="ce15" office:value-type="float" office:value="3250" calcext:value-type="float">
            <text:p>3,250</text:p>
          </table:table-cell>
          <table:table-cell table:style-name="ce15" office:value-type="float" office:value="453" calcext:value-type="float">
            <text:p>453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3" office:value-type="float" office:value="1960" calcext:value-type="float">
            <text:p>1,960</text:p>
          </table:table-cell>
          <table:table-cell table:style-name="ce23" office:value-type="float" office:value="315" calcext:value-type="float">
            <text:p>315</text:p>
          </table:table-cell>
          <table:table-cell table:style-name="ce26" office:value-type="float" office:value="4230" calcext:value-type="float">
            <text:p>4,230</text:p>
          </table:table-cell>
          <table:table-cell table:style-name="ce26" office:value-type="float" office:value="583" calcext:value-type="float">
            <text:p>583</text:p>
          </table:table-cell>
          <table:table-cell table:style-name="ce24" office:value-type="float" office:value="5430" calcext:value-type="float">
            <text:p>5,430</text:p>
          </table:table-cell>
          <table:table-cell table:style-name="ce24" office:value-type="float" office:value="733" calcext:value-type="float">
            <text:p>733</text:p>
          </table:table-cell>
          <table:table-cell table:style-name="ce26" office:value-type="float" office:value="3100" calcext:value-type="float">
            <text:p>3,100</text:p>
          </table:table-cell>
          <table:table-cell table:style-name="ce26" office:value-type="float" office:value="438" calcext:value-type="float">
            <text:p>438</text:p>
          </table:table-cell>
          <table:table-cell table:style-name="ce24" office:value-type="float" office:value="6430" calcext:value-type="float">
            <text:p>6,430</text:p>
          </table:table-cell>
          <table:table-cell table:style-name="ce24" office:value-type="float" office:value="851" calcext:value-type="float">
            <text:p>851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345" calcext:value-type="float">
            <text:p>345</text:p>
          </table:table-cell>
        </table:table-row>
        <table:table-row table:style-name="ro1">
          <table:table-cell table:number-columns-repeated="4"/>
          <table:table-cell table:style-name="ce11" office:value-type="float" office:value="16470" calcext:value-type="float">
            <text:p>16,470</text:p>
          </table:table-cell>
          <table:table-cell table:style-name="ce11" office:value-type="float" office:value="1781" calcext:value-type="float">
            <text:p>1,781</text:p>
          </table:table-cell>
          <table:table-cell table:style-name="ce15" office:value-type="float" office:value="4260" calcext:value-type="float">
            <text:p>4,260</text:p>
          </table:table-cell>
          <table:table-cell table:style-name="ce15" office:value-type="float" office:value="619" calcext:value-type="float">
            <text:p>619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4" office:value-type="float" office:value="4750" calcext:value-type="float">
            <text:p>4,750</text:p>
          </table:table-cell>
          <table:table-cell table:style-name="ce24" office:value-type="float" office:value="667" calcext:value-type="float">
            <text:p>667</text:p>
          </table:table-cell>
          <table:table-cell table:style-name="ce27" office:value-type="float" office:value="6370" calcext:value-type="float">
            <text:p>6,370</text:p>
          </table:table-cell>
          <table:table-cell table:style-name="ce27" office:value-type="float" office:value="873" calcext:value-type="float">
            <text:p>873</text:p>
          </table:table-cell>
          <table:table-cell table:style-name="ce28" office:value-type="float" office:value="3090" calcext:value-type="float">
            <text:p>3,090</text:p>
          </table:table-cell>
          <table:table-cell table:style-name="ce28" office:value-type="float" office:value="456" calcext:value-type="float">
            <text:p>456</text:p>
          </table:table-cell>
          <table:table-cell table:style-name="ce26" office:value-type="float" office:value="2050" calcext:value-type="float">
            <text:p>2,050</text:p>
          </table:table-cell>
          <table:table-cell table:style-name="ce26" office:value-type="float" office:value="316" calcext:value-type="float">
            <text:p>316</text:p>
          </table:table-cell>
          <table:table-cell table:style-name="ce28" office:value-type="float" office:value="7860" calcext:value-type="float">
            <text:p>7,860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9" office:value-type="float" office:value="5560" calcext:value-type="float">
            <text:p>5,560</text:p>
          </table:table-cell>
          <table:table-cell table:style-name="ce29" office:value-type="float" office:value="766" calcext:value-type="float">
            <text:p>766</text:p>
          </table:table-cell>
        </table:table-row>
        <table:table-row table:style-name="ro1">
          <table:table-cell table:number-columns-repeated="4"/>
          <table:table-cell table:style-name="ce11" office:value-type="float" office:value="9870" calcext:value-type="float">
            <text:p>9,870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5" office:value-type="float" office:value="10550" calcext:value-type="float">
            <text:p>10,550</text:p>
          </table:table-cell>
          <table:table-cell table:style-name="ce15" office:value-type="float" office:value="1403" calcext:value-type="float">
            <text:p>1,403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4" office:value-type="float" office:value="2760" calcext:value-type="float">
            <text:p>2,760</text:p>
          </table:table-cell>
          <table:table-cell table:style-name="ce24" office:value-type="float" office:value="365" calcext:value-type="float">
            <text:p>365</text:p>
          </table:table-cell>
          <table:table-cell table:style-name="ce27" office:value-type="float" office:value="2360" calcext:value-type="float">
            <text:p>2,360</text:p>
          </table:table-cell>
          <table:table-cell table:style-name="ce27" office:value-type="float" office:value="330" calcext:value-type="float">
            <text:p>330</text:p>
          </table:table-cell>
          <table:table-cell table:style-name="ce24" office:value-type="float" office:value="2760" calcext:value-type="float">
            <text:p>2,760</text:p>
          </table:table-cell>
          <table:table-cell table:style-name="ce24" office:value-type="float" office:value="408" calcext:value-type="float">
            <text:p>408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488" calcext:value-type="float">
            <text:p>488</text:p>
          </table:table-cell>
          <table:table-cell table:style-name="ce28" office:value-type="float" office:value="3330" calcext:value-type="float">
            <text:p>3,330</text:p>
          </table:table-cell>
          <table:table-cell table:style-name="ce28" office:value-type="float" office:value="486" calcext:value-type="float">
            <text:p>486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651" calcext:value-type="float">
            <text:p>651</text:p>
          </table:table-cell>
        </table:table-row>
        <table:table-row table:style-name="ro1">
          <table:table-cell table:number-columns-repeated="4"/>
          <table:table-cell table:style-name="ce11" office:value-type="float" office:value="6620" calcext:value-type="float">
            <text:p>6,620</text:p>
          </table:table-cell>
          <table:table-cell table:style-name="ce11" office:value-type="float" office:value="713" calcext:value-type="float">
            <text:p>713</text:p>
          </table:table-cell>
          <table:table-cell table:style-name="ce15" office:value-type="float" office:value="3680" calcext:value-type="float">
            <text:p>3,680</text:p>
          </table:table-cell>
          <table:table-cell table:style-name="ce15" office:value-type="float" office:value="528" calcext:value-type="float">
            <text:p>528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3" office:value-type="float" office:value="2270" calcext:value-type="float">
            <text:p>2,270</text:p>
          </table:table-cell>
          <table:table-cell table:style-name="ce23" office:value-type="float" office:value="349" calcext:value-type="float">
            <text:p>349</text:p>
          </table:table-cell>
          <table:table-cell table:style-name="ce26" office:value-type="float" office:value="4890" calcext:value-type="float">
            <text:p>4,890</text:p>
          </table:table-cell>
          <table:table-cell table:style-name="ce26" office:value-type="float" office:value="684" calcext:value-type="float">
            <text:p>684</text:p>
          </table:table-cell>
          <table:table-cell table:style-name="ce24" office:value-type="float" office:value="5830" calcext:value-type="float">
            <text:p>5,830</text:p>
          </table:table-cell>
          <table:table-cell table:style-name="ce24" office:value-type="float" office:value="764" calcext:value-type="float">
            <text:p>764</text:p>
          </table:table-cell>
          <table:table-cell table:style-name="ce27" office:value-type="float" office:value="4210" calcext:value-type="float">
            <text:p>4,210</text:p>
          </table:table-cell>
          <table:table-cell table:style-name="ce27" office:value-type="float" office:value="593" calcext:value-type="float">
            <text:p>593</text:p>
          </table:table-cell>
          <table:table-cell table:style-name="ce28" office:value-type="float" office:value="2840" calcext:value-type="float">
            <text:p>2,840</text:p>
          </table:table-cell>
          <table:table-cell table:style-name="ce28" office:value-type="float" office:value="412" calcext:value-type="float">
            <text:p>412</text:p>
          </table:table-cell>
          <table:table-cell table:style-name="ce26" office:value-type="float" office:value="6480" calcext:value-type="float">
            <text:p>6,480</text:p>
          </table:table-cell>
          <table:table-cell table:style-name="ce26" office:value-type="float" office:value="843" calcext:value-type="float">
            <text:p>843</text:p>
          </table:table-cell>
        </table:table-row>
        <table:table-row table:style-name="ro1">
          <table:table-cell table:number-columns-repeated="4"/>
          <table:table-cell table:style-name="ce11" office:value-type="float" office:value="11440" calcext:value-type="float">
            <text:p>11,440</text:p>
          </table:table-cell>
          <table:table-cell table:style-name="ce11" office:value-type="float" office:value="1242" calcext:value-type="float">
            <text:p>1,242</text:p>
          </table:table-cell>
          <table:table-cell table:style-name="ce15" office:value-type="float" office:value="4330" calcext:value-type="float">
            <text:p>4,330</text:p>
          </table:table-cell>
          <table:table-cell table:style-name="ce15" office:value-type="float" office:value="598" calcext:value-type="float">
            <text:p>598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4" office:value-type="float" office:value="6480" calcext:value-type="float">
            <text:p>6,480</text:p>
          </table:table-cell>
          <table:table-cell table:style-name="ce24" office:value-type="float" office:value="856" calcext:value-type="float">
            <text:p>856</text:p>
          </table:table-cell>
          <table:table-cell table:style-name="ce26" office:value-type="float" office:value="3050" calcext:value-type="float">
            <text:p>3,050</text:p>
          </table:table-cell>
          <table:table-cell table:style-name="ce26" office:value-type="float" office:value="403" calcext:value-type="float">
            <text:p>403</text:p>
          </table:table-cell>
          <table:table-cell table:style-name="ce28" office:value-type="float" office:value="7520" calcext:value-type="float">
            <text:p>7,520</text:p>
          </table:table-cell>
          <table:table-cell table:style-name="ce28" office:value-type="float" office:value="1004" calcext:value-type="float">
            <text:p>1,004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862" calcext:value-type="float">
            <text:p>862</text:p>
          </table:table-cell>
          <table:table-cell table:style-name="ce28" office:value-type="float" office:value="3220" calcext:value-type="float">
            <text:p>3,220</text:p>
          </table:table-cell>
          <table:table-cell table:style-name="ce28" office:value-type="float" office:value="459" calcext:value-type="float">
            <text:p>459</text:p>
          </table:table-cell>
          <table:table-cell table:style-name="ce29" office:value-type="float" office:value="7160" calcext:value-type="float">
            <text:p>7,160</text:p>
          </table:table-cell>
          <table:table-cell table:style-name="ce29" office:value-type="float" office:value="950" calcext:value-type="float">
            <text:p>950</text:p>
          </table:table-cell>
        </table:table-row>
        <table:table-row table:style-name="ro1">
          <table:table-cell table:number-columns-repeated="4"/>
          <table:table-cell table:style-name="ce11" office:value-type="float" office:value="6700" calcext:value-type="float">
            <text:p>6,700</text:p>
          </table:table-cell>
          <table:table-cell table:style-name="ce11" office:value-type="float" office:value="725" calcext:value-type="float">
            <text:p>725</text:p>
          </table:table-cell>
          <table:table-cell table:style-name="ce15" office:value-type="float" office:value="6000" calcext:value-type="float">
            <text:p>6,000</text:p>
          </table:table-cell>
          <table:table-cell table:style-name="ce15" office:value-type="float" office:value="826" calcext:value-type="float">
            <text:p>826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3" office:value-type="float" office:value="2220" calcext:value-type="float">
            <text:p>2,220</text:p>
          </table:table-cell>
          <table:table-cell table:style-name="ce23" office:value-type="float" office:value="331" calcext:value-type="float">
            <text:p>331</text:p>
          </table:table-cell>
          <table:table-cell table:style-name="ce26" office:value-type="float" office:value="11060" calcext:value-type="float">
            <text:p>11,060</text:p>
          </table:table-cell>
          <table:table-cell table:style-name="ce26" office:value-type="float" office:value="1395" calcext:value-type="float">
            <text:p>1,395</text:p>
          </table:table-cell>
          <table:table-cell table:style-name="ce24" office:value-type="float" office:value="8510" calcext:value-type="float">
            <text:p>8,510</text:p>
          </table:table-cell>
          <table:table-cell table:style-name="ce24" office:value-type="float" office:value="1103" calcext:value-type="float">
            <text:p>1,103</text:p>
          </table:table-cell>
          <table:table-cell table:style-name="ce26" office:value-type="float" office:value="3040" calcext:value-type="float">
            <text:p>3,040</text:p>
          </table:table-cell>
          <table:table-cell table:style-name="ce26" office:value-type="float" office:value="424" calcext:value-type="float">
            <text:p>424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512" calcext:value-type="float">
            <text:p>512</text:p>
          </table:table-cell>
          <table:table-cell table:style-name="ce29" office:value-type="float" office:value="7700" calcext:value-type="float">
            <text:p>7,700</text:p>
          </table:table-cell>
          <table:table-cell table:style-name="ce29" office:value-type="float" office:value="1021" calcext:value-type="float">
            <text:p>1,021</text:p>
          </table:table-cell>
        </table:table-row>
        <table:table-row table:style-name="ro1">
          <table:table-cell table:number-columns-repeated="4"/>
          <table:table-cell table:style-name="ce11" office:value-type="float" office:value="8410" calcext:value-type="float">
            <text:p>8,410</text:p>
          </table:table-cell>
          <table:table-cell table:style-name="ce11" office:value-type="float" office:value="917" calcext:value-type="float">
            <text:p>917</text:p>
          </table:table-cell>
          <table:table-cell table:style-name="ce15" office:value-type="float" office:value="3540" calcext:value-type="float">
            <text:p>3,540</text:p>
          </table:table-cell>
          <table:table-cell table:style-name="ce15" office:value-type="float" office:value="488" calcext:value-type="float">
            <text:p>488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4" office:value-type="float" office:value="1510" calcext:value-type="float">
            <text:p>1,510</text:p>
          </table:table-cell>
          <table:table-cell table:style-name="ce24" office:value-type="float" office:value="202" calcext:value-type="float">
            <text:p>202</text:p>
          </table:table-cell>
          <table:table-cell table:style-name="ce26" office:value-type="float" office:value="7560" calcext:value-type="float">
            <text:p>7,560</text:p>
          </table:table-cell>
          <table:table-cell table:style-name="ce26" office:value-type="float" office:value="975" calcext:value-type="float">
            <text:p>975</text:p>
          </table:table-cell>
          <table:table-cell table:style-name="ce24" office:value-type="float" office:value="1920" calcext:value-type="float">
            <text:p>1,920</text:p>
          </table:table-cell>
          <table:table-cell table:style-name="ce24" office:value-type="float" office:value="290" calcext:value-type="float">
            <text:p>290</text:p>
          </table:table-cell>
          <table:table-cell table:style-name="ce26" office:value-type="float" office:value="10290" calcext:value-type="float">
            <text:p>10,290</text:p>
          </table:table-cell>
          <table:table-cell table:style-name="ce26" office:value-type="float" office:value="1324" calcext:value-type="float">
            <text:p>1,324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389" calcext:value-type="float">
            <text:p>389</text:p>
          </table:table-cell>
          <table:table-cell table:style-name="ce29" office:value-type="float" office:value="2630" calcext:value-type="float">
            <text:p>2,630</text:p>
          </table:table-cell>
          <table:table-cell table:style-name="ce29" office:value-type="float" office:value="394" calcext:value-type="float">
            <text:p>394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111:.E140])/30" office:value-type="float" office:value="12374" calcext:value-type="float">
            <text:p>12,374</text:p>
          </table:table-cell>
          <table:table-cell table:style-name="ce12" table:formula="of:=SUM([.F111:.F140])/30" office:value-type="float" office:value="1341.73333333333" calcext:value-type="float">
            <text:p>1,342</text:p>
          </table:table-cell>
          <table:table-cell table:style-name="ce12" table:formula="of:=SUM([.G111:.G140])/30" office:value-type="float" office:value="6439" calcext:value-type="float">
            <text:p>6,439</text:p>
          </table:table-cell>
          <table:table-cell table:style-name="ce12" table:formula="of:=SUM([.H111:.H140])/30" office:value-type="float" office:value="873.1" calcext:value-type="float">
            <text:p>873</text:p>
          </table:table-cell>
          <table:table-cell table:style-name="ce12" table:number-columns-repeated="2"/>
          <table:table-cell table:number-columns-repeated="2"/>
          <table:table-cell table:style-name="ce1"/>
          <table:table-cell/>
          <table:table-cell table:style-name="ce5" table:number-columns-repeated="4"/>
          <table:table-cell table:style-name="ce12" table:formula="of:=SUM([.S111:.S140])/30" office:value-type="float" office:value="4380.33333333333" calcext:value-type="float">
            <text:p>4,380</text:p>
          </table:table-cell>
          <table:table-cell table:style-name="ce12" table:formula="of:=SUM([.T111:.T140])/30" office:value-type="float" office:value="597.2" calcext:value-type="float">
            <text:p>597</text:p>
          </table:table-cell>
          <table:table-cell table:style-name="ce12" table:formula="of:=SUM([.U111:.U140])/30" office:value-type="float" office:value="5513" calcext:value-type="float">
            <text:p>5,513</text:p>
          </table:table-cell>
          <table:table-cell table:style-name="ce12" table:formula="of:=SUM([.V111:.V140])/30" office:value-type="float" office:value="736.066666666667" calcext:value-type="float">
            <text:p>736</text:p>
          </table:table-cell>
          <table:table-cell table:style-name="ce12" table:formula="of:=SUM([.W111:.W140])/30" office:value-type="float" office:value="4649.33333333333" calcext:value-type="float">
            <text:p>4,649</text:p>
          </table:table-cell>
          <table:table-cell table:style-name="ce12" table:formula="of:=SUM([.X111:.X140])/30" office:value-type="float" office:value="637.066666666667" calcext:value-type="float">
            <text:p>637</text:p>
          </table:table-cell>
          <table:table-cell table:style-name="ce12" table:formula="of:=SUM([.Y111:.Y140])/30" office:value-type="float" office:value="5753" calcext:value-type="float">
            <text:p>5,753</text:p>
          </table:table-cell>
          <table:table-cell table:style-name="ce12" table:formula="of:=SUM([.Z111:.Z140])/30" office:value-type="float" office:value="776.466666666667" calcext:value-type="float">
            <text:p>776</text:p>
          </table:table-cell>
          <table:table-cell table:style-name="ce12" table:formula="of:=SUM([.AA111:.AA140])/30" office:value-type="float" office:value="4332.33333333333" calcext:value-type="float">
            <text:p>4,332</text:p>
          </table:table-cell>
          <table:table-cell table:style-name="ce12" table:formula="of:=SUM([.AB111:.AB140])/30" office:value-type="float" office:value="598.666666666667" calcext:value-type="float">
            <text:p>599</text:p>
          </table:table-cell>
          <table:table-cell table:style-name="ce12" table:formula="of:=SUM([.AC111:.AC140])/30" office:value-type="float" office:value="4535" calcext:value-type="float">
            <text:p>4,535</text:p>
          </table:table-cell>
          <table:table-cell table:style-name="ce12" table:formula="of:=SUM([.AD111:.AD140])/30" office:value-type="float" office:value="624.9" calcext:value-type="float">
            <text:p>625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111:.E140])" office:value-type="float" office:value="5399.77751776676" calcext:value-type="float">
            <text:p>5,400</text:p>
          </table:table-cell>
          <table:table-cell table:style-name="ce13" table:formula="of:=STDEV([.F111:.F140])" office:value-type="float" office:value="591.163547785116" calcext:value-type="float">
            <text:p>591</text:p>
          </table:table-cell>
          <table:table-cell table:style-name="ce13" table:formula="of:=STDEV([.G111:.G140])" office:value-type="float" office:value="4606.96650137893" calcext:value-type="float">
            <text:p>4,607</text:p>
          </table:table-cell>
          <table:table-cell table:style-name="ce13" table:formula="of:=STDEV([.H111:.H140])" office:value-type="float" office:value="590.506757822874" calcext:value-type="float">
            <text:p>591</text:p>
          </table:table-cell>
          <table:table-cell table:style-name="ce13" table:number-columns-repeated="2"/>
          <table:table-cell table:number-columns-repeated="2"/>
          <table:table-cell table:style-name="ce1"/>
          <table:table-cell/>
          <table:table-cell table:style-name="ce13" table:number-columns-repeated="4"/>
          <table:table-cell table:style-name="ce13" table:formula="of:=STDEV([.S111:.S140])" office:value-type="float" office:value="2720.06146397762" calcext:value-type="float">
            <text:p>2,720</text:p>
          </table:table-cell>
          <table:table-cell table:style-name="ce13" table:formula="of:=STDEV([.T111:.T140])" office:value-type="float" office:value="347.022845317731" calcext:value-type="float">
            <text:p>347</text:p>
          </table:table-cell>
          <table:table-cell table:style-name="ce13" table:formula="of:=STDEV([.U111:.U140])" office:value-type="float" office:value="3065.80714466449" calcext:value-type="float">
            <text:p>3,066</text:p>
          </table:table-cell>
          <table:table-cell table:style-name="ce13" table:formula="of:=STDEV([.V111:.V140])" office:value-type="float" office:value="389.231332095783" calcext:value-type="float">
            <text:p>389</text:p>
          </table:table-cell>
          <table:table-cell table:style-name="ce13" table:formula="of:=STDEV([.W111:.W140])" office:value-type="float" office:value="2172.57345153135" calcext:value-type="float">
            <text:p>2,173</text:p>
          </table:table-cell>
          <table:table-cell table:style-name="ce13" table:formula="of:=STDEV([.X111:.X140])" office:value-type="float" office:value="278.665159760541" calcext:value-type="float">
            <text:p>279</text:p>
          </table:table-cell>
          <table:table-cell table:style-name="ce13" table:formula="of:=STDEV([.Y111:.Y140])" office:value-type="float" office:value="3067.43535468515" calcext:value-type="float">
            <text:p>3,067</text:p>
          </table:table-cell>
          <table:table-cell table:style-name="ce13" table:formula="of:=STDEV([.Z111:.Z140])" office:value-type="float" office:value="389.267369628474" calcext:value-type="float">
            <text:p>389</text:p>
          </table:table-cell>
          <table:table-cell table:style-name="ce13" table:formula="of:=STDEV([.AA111:.AA140])" office:value-type="float" office:value="1919.6833132026" calcext:value-type="float">
            <text:p>1,920</text:p>
          </table:table-cell>
          <table:table-cell table:style-name="ce13" table:formula="of:=STDEV([.AB111:.AB140])" office:value-type="float" office:value="248.378928160227" calcext:value-type="float">
            <text:p>248</text:p>
          </table:table-cell>
          <table:table-cell table:style-name="ce13" table:formula="of:=STDEV([.AC111:.AC140])" office:value-type="float" office:value="2019.15952128944" calcext:value-type="float">
            <text:p>2,019</text:p>
          </table:table-cell>
          <table:table-cell table:style-name="ce13" table:formula="of:=STDEV([.AD111:.AD140])" office:value-type="float" office:value="251.258810104586" calcext:value-type="float">
            <text:p>251</text:p>
          </table:table-cell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"/>
          <table:table-cell table:number-columns-repeated="5"/>
          <table:table-cell table:style-name="ce14" table:number-columns-repeated="12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"/>
          <table:table-cell table:number-columns-repeated="17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/>
          <table:table-cell table:style-name="Default" table:number-columns-repeated="3"/>
          <table:table-cell table:style-name="ce1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4"/>
          <table:table-cell table:style-name="ce1"/>
          <table:table-cell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8650" calcext:value-type="float">
            <text:p>8,650</text:p>
          </table:table-cell>
          <table:table-cell table:style-name="ce11" office:value-type="float" office:value="565" calcext:value-type="float">
            <text:p>565</text:p>
          </table:table-cell>
          <table:table-cell table:style-name="ce15" office:value-type="float" office:value="1340" calcext:value-type="float">
            <text:p>1,340</text:p>
          </table:table-cell>
          <table:table-cell table:style-name="ce15" office:value-type="float" office:value="179" calcext:value-type="float">
            <text:p>179</text:p>
          </table:table-cell>
          <table:table-cell table:style-name="Default" table:number-columns-repeated="3"/>
          <table:table-cell/>
          <table:table-cell table:style-name="ce1"/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1330" calcext:value-type="float">
            <text:p>1,330</text:p>
          </table:table-cell>
          <table:table-cell table:style-name="ce24" office:value-type="float" office:value="180" calcext:value-type="float">
            <text:p>180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216" calcext:value-type="float">
            <text:p>216</text:p>
          </table:table-cell>
          <table:table-cell table:style-name="ce24" office:value-type="float" office:value="1010" calcext:value-type="float">
            <text:p>1,010</text:p>
          </table:table-cell>
          <table:table-cell table:style-name="ce24" office:value-type="float" office:value="154" calcext:value-type="float">
            <text:p>154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51" calcext:value-type="float">
            <text:p>151</text:p>
          </table:table-cell>
          <table:table-cell table:style-name="ce24" office:value-type="float" office:value="2330" calcext:value-type="float">
            <text:p>2,330</text:p>
          </table:table-cell>
          <table:table-cell table:style-name="ce24" office:value-type="float" office:value="268" calcext:value-type="float">
            <text:p>268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1" office:value-type="float" office:value="1910" calcext:value-type="float">
            <text:p>1,910</text:p>
          </table:table-cell>
          <table:table-cell table:style-name="ce11" office:value-type="float" office:value="129" calcext:value-type="float">
            <text:p>129</text:p>
          </table:table-cell>
          <table:table-cell table:style-name="ce15" office:value-type="float" office:value="2600" calcext:value-type="float">
            <text:p>2,600</text:p>
          </table:table-cell>
          <table:table-cell table:style-name="ce15" office:value-type="float" office:value="302" calcext:value-type="float">
            <text:p>302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2240" calcext:value-type="float">
            <text:p>2,240</text:p>
          </table:table-cell>
          <table:table-cell table:style-name="ce24" office:value-type="float" office:value="223" calcext:value-type="float">
            <text:p>223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207" calcext:value-type="float">
            <text:p>207</text:p>
          </table:table-cell>
          <table:table-cell table:style-name="ce24" office:value-type="float" office:value="1960" calcext:value-type="float">
            <text:p>1,960</text:p>
          </table:table-cell>
          <table:table-cell table:style-name="ce24" office:value-type="float" office:value="220" calcext:value-type="float">
            <text:p>220</text:p>
          </table:table-cell>
          <table:table-cell table:style-name="ce27" office:value-type="float" office:value="1810" calcext:value-type="float">
            <text:p>1,810</text:p>
          </table:table-cell>
          <table:table-cell table:style-name="ce27" office:value-type="float" office:value="238" calcext:value-type="float">
            <text:p>238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300" calcext:value-type="float">
            <text:p>300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58" calcext:value-type="float">
            <text:p>258</text:p>
          </table:table-cell>
        </table:table-row>
        <table:table-row table:style-name="ro1">
          <table:table-cell table:number-columns-repeated="4"/>
          <table:table-cell table:style-name="ce11" office:value-type="float" office:value="6440" calcext:value-type="float">
            <text:p>6,440</text:p>
          </table:table-cell>
          <table:table-cell table:style-name="ce11" office:value-type="float" office:value="447" calcext:value-type="float">
            <text:p>447</text:p>
          </table:table-cell>
          <table:table-cell table:style-name="ce15" office:value-type="float" office:value="2490" calcext:value-type="float">
            <text:p>2,490</text:p>
          </table:table-cell>
          <table:table-cell table:style-name="ce15" office:value-type="float" office:value="280" calcext:value-type="float">
            <text:p>280</text:p>
          </table:table-cell>
          <table:table-cell table:style-name="Default" table:number-columns-repeated="2"/>
          <table:table-cell table:number-columns-repeated="4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3" office:value-type="float" office:value="1590" calcext:value-type="float">
            <text:p>1,590</text:p>
          </table:table-cell>
          <table:table-cell table:style-name="ce23" office:value-type="float" office:value="215" calcext:value-type="float">
            <text:p>215</text:p>
          </table:table-cell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177" calcext:value-type="float">
            <text:p>177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220" calcext:value-type="float">
            <text:p>220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249" calcext:value-type="float">
            <text:p>249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300" calcext:value-type="float">
            <text:p>300</text:p>
          </table:table-cell>
          <table:table-cell table:style-name="ce26" office:value-type="float" office:value="1760" calcext:value-type="float">
            <text:p>1,760</text:p>
          </table:table-cell>
          <table:table-cell table:style-name="ce26" office:value-type="float" office:value="237" calcext:value-type="float">
            <text:p>237</text:p>
          </table:table-cell>
        </table:table-row>
        <table:table-row table:style-name="ro1">
          <table:table-cell table:number-columns-repeated="4"/>
          <table:table-cell table:style-name="ce11" office:value-type="float" office:value="2340" calcext:value-type="float">
            <text:p>2,340</text:p>
          </table:table-cell>
          <table:table-cell table:style-name="ce11" office:value-type="float" office:value="160" calcext:value-type="float">
            <text:p>160</text:p>
          </table:table-cell>
          <table:table-cell table:style-name="ce15" office:value-type="float" office:value="2510" calcext:value-type="float">
            <text:p>2,510</text:p>
          </table:table-cell>
          <table:table-cell table:style-name="ce15" office:value-type="float" office:value="297" calcext:value-type="float">
            <text:p>297</text:p>
          </table:table-cell>
          <table:table-cell table:style-name="Default"/>
          <table:table-cell table:number-columns-repeated="5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4" office:value-type="float" office:value="2090" calcext:value-type="float">
            <text:p>2,090</text:p>
          </table:table-cell>
          <table:table-cell table:style-name="ce24" office:value-type="float" office:value="216" calcext:value-type="float">
            <text:p>216</text:p>
          </table:table-cell>
          <table:table-cell table:style-name="ce27" office:value-type="float" office:value="1580" calcext:value-type="float">
            <text:p>1,580</text:p>
          </table:table-cell>
          <table:table-cell table:style-name="ce27" office:value-type="float" office:value="217" calcext:value-type="float">
            <text:p>217</text:p>
          </table:table-cell>
          <table:table-cell table:style-name="ce24" office:value-type="float" office:value="2640" calcext:value-type="float">
            <text:p>2,640</text:p>
          </table:table-cell>
          <table:table-cell table:style-name="ce24" office:value-type="float" office:value="276" calcext:value-type="float">
            <text:p>276</text:p>
          </table:table-cell>
          <table:table-cell table:style-name="ce26" office:value-type="float" office:value="2260" calcext:value-type="float">
            <text:p>2,260</text:p>
          </table:table-cell>
          <table:table-cell table:style-name="ce26" office:value-type="float" office:value="253" calcext:value-type="float">
            <text:p>253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300" calcext:value-type="float">
            <text:p>300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260" calcext:value-type="float">
            <text:p>260</text:p>
          </table:table-cell>
        </table:table-row>
        <table:table-row table:style-name="ro1">
          <table:table-cell table:number-columns-repeated="4"/>
          <table:table-cell table:style-name="ce11" office:value-type="float" office:value="2370" calcext:value-type="float">
            <text:p>2,370</text:p>
          </table:table-cell>
          <table:table-cell table:style-name="ce11" office:value-type="float" office:value="160" calcext:value-type="float">
            <text:p>160</text:p>
          </table:table-cell>
          <table:table-cell table:style-name="ce15" office:value-type="float" office:value="3460" calcext:value-type="float">
            <text:p>3,460</text:p>
          </table:table-cell>
          <table:table-cell table:style-name="ce15" office:value-type="float" office:value="350" calcext:value-type="float">
            <text:p>350</text:p>
          </table:table-cell>
          <table:table-cell table:style-name="Default" table:number-columns-repeated="2"/>
          <table:table-cell table:number-columns-repeated="4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50" calcext:value-type="float">
            <text:p>150</text:p>
          </table:table-cell>
          <table:table-cell table:style-name="ce24" office:value-type="float" office:value="1970" calcext:value-type="float">
            <text:p>1,970</text:p>
          </table:table-cell>
          <table:table-cell table:style-name="ce24" office:value-type="float" office:value="230" calcext:value-type="float">
            <text:p>230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276" calcext:value-type="float">
            <text:p>276</text:p>
          </table:table-cell>
          <table:table-cell table:style-name="ce28" office:value-type="float" office:value="1420" calcext:value-type="float">
            <text:p>1,420</text:p>
          </table:table-cell>
          <table:table-cell table:style-name="ce28" office:value-type="float" office:value="211" calcext:value-type="float">
            <text:p>211</text:p>
          </table:table-cell>
          <table:table-cell table:style-name="ce26" office:value-type="float" office:value="2510" calcext:value-type="float">
            <text:p>2,510</text:p>
          </table:table-cell>
          <table:table-cell table:style-name="ce26" office:value-type="float" office:value="277" calcext:value-type="float">
            <text:p>277</text:p>
          </table:table-cell>
        </table:table-row>
        <table:table-row table:style-name="ro1">
          <table:table-cell table:number-columns-repeated="4"/>
          <table:table-cell table:style-name="ce11" office:value-type="float" office:value="4170" calcext:value-type="float">
            <text:p>4,170</text:p>
          </table:table-cell>
          <table:table-cell table:style-name="ce11" office:value-type="float" office:value="280" calcext:value-type="float">
            <text:p>280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235" calcext:value-type="float">
            <text:p>235</text:p>
          </table:table-cell>
          <table:table-cell table:style-name="Default" table:number-columns-repeated="2"/>
          <table:table-cell table:number-columns-repeated="4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3" office:value-type="float" office:value="1590" calcext:value-type="float">
            <text:p>1,590</text:p>
          </table:table-cell>
          <table:table-cell table:style-name="ce23" office:value-type="float" office:value="216" calcext:value-type="float">
            <text:p>216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166" calcext:value-type="float">
            <text:p>166</text:p>
          </table:table-cell>
          <table:table-cell table:style-name="ce23" office:value-type="float" office:value="1640" calcext:value-type="float">
            <text:p>1,640</text:p>
          </table:table-cell>
          <table:table-cell table:style-name="ce23" office:value-type="float" office:value="209" calcext:value-type="float">
            <text:p>209</text:p>
          </table:table-cell>
          <table:table-cell table:style-name="ce27" office:value-type="float" office:value="2080" calcext:value-type="float">
            <text:p>2,080</text:p>
          </table:table-cell>
          <table:table-cell table:style-name="ce27" office:value-type="float" office:value="248" calcext:value-type="float">
            <text:p>248</text:p>
          </table:table-cell>
          <table:table-cell table:style-name="ce24" office:value-type="float" office:value="2680" calcext:value-type="float">
            <text:p>2,680</text:p>
          </table:table-cell>
          <table:table-cell table:style-name="ce24" office:value-type="float" office:value="280" calcext:value-type="float">
            <text:p>280</text:p>
          </table:table-cell>
          <table:table-cell table:style-name="ce29" office:value-type="float" office:value="2470" calcext:value-type="float">
            <text:p>2,470</text:p>
          </table:table-cell>
          <table:table-cell table:style-name="ce29" office:value-type="float" office:value="271" calcext:value-type="float">
            <text:p>271</text:p>
          </table:table-cell>
        </table:table-row>
        <table:table-row table:style-name="ro1">
          <table:table-cell table:number-columns-repeated="4"/>
          <table:table-cell table:style-name="ce11" office:value-type="float" office:value="6770" calcext:value-type="float">
            <text:p>6,770</text:p>
          </table:table-cell>
          <table:table-cell table:style-name="ce11" office:value-type="float" office:value="469" calcext:value-type="float">
            <text:p>469</text:p>
          </table:table-cell>
          <table:table-cell table:style-name="ce15" office:value-type="float" office:value="3720" calcext:value-type="float">
            <text:p>3,720</text:p>
          </table:table-cell>
          <table:table-cell table:style-name="ce15" office:value-type="float" office:value="402" calcext:value-type="float">
            <text:p>402</text:p>
          </table:table-cell>
          <table:table-cell table:style-name="Default" table:number-columns-repeated="2"/>
          <table:table-cell table:number-columns-repeated="4"/>
          <table:covered-table-cell table:number-columns-repeated="4" table:style-name="ce1"/>
          <table:table-cell table:style-name="ce24" office:value-type="float" office:value="1710" calcext:value-type="float">
            <text:p>1,710</text:p>
          </table:table-cell>
          <table:table-cell table:style-name="ce24" office:value-type="float" office:value="187" calcext:value-type="float">
            <text:p>187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146" calcext:value-type="float">
            <text:p>146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195" calcext:value-type="float">
            <text:p>195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213" calcext:value-type="float">
            <text:p>213</text:p>
          </table:table-cell>
          <table:table-cell table:style-name="ce24" office:value-type="float" office:value="1830" calcext:value-type="float">
            <text:p>1,830</text:p>
          </table:table-cell>
          <table:table-cell table:style-name="ce24" office:value-type="float" office:value="221" calcext:value-type="float">
            <text:p>221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86" calcext:value-type="float">
            <text:p>286</text:p>
          </table:table-cell>
        </table:table-row>
        <table:table-row table:style-name="ro1">
          <table:table-cell table:number-columns-repeated="4"/>
          <table:table-cell table:style-name="ce11" office:value-type="float" office:value="7720" calcext:value-type="float">
            <text:p>7,720</text:p>
          </table:table-cell>
          <table:table-cell table:style-name="ce11" office:value-type="float" office:value="531" calcext:value-type="float">
            <text:p>531</text:p>
          </table:table-cell>
          <table:table-cell table:style-name="ce15" office:value-type="float" office:value="3730" calcext:value-type="float">
            <text:p>3,730</text:p>
          </table:table-cell>
          <table:table-cell table:style-name="ce15" office:value-type="float" office:value="402" calcext:value-type="float">
            <text:p>402</text:p>
          </table:table-cell>
          <table:table-cell table:style-name="Default" table:number-columns-repeated="2"/>
          <table:table-cell table:number-columns-repeated="4"/>
          <table:covered-table-cell table:number-columns-repeated="4" table:style-name="ce1"/>
          <table:table-cell table:style-name="ce24" office:value-type="float" office:value="1010" calcext:value-type="float">
            <text:p>1,010</text:p>
          </table:table-cell>
          <table:table-cell table:style-name="ce24" office:value-type="float" office:value="141" calcext:value-type="float">
            <text:p>141</text:p>
          </table:table-cell>
          <table:table-cell table:style-name="ce26" office:value-type="float" office:value="2570" calcext:value-type="float">
            <text:p>2,570</text:p>
          </table:table-cell>
          <table:table-cell table:style-name="ce26" office:value-type="float" office:value="286" calcext:value-type="float">
            <text:p>286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183" calcext:value-type="float">
            <text:p>183</text:p>
          </table:table-cell>
          <table:table-cell table:style-name="ce26" office:value-type="float" office:value="1510" calcext:value-type="float">
            <text:p>1,510</text:p>
          </table:table-cell>
          <table:table-cell table:style-name="ce26" office:value-type="float" office:value="181" calcext:value-type="float">
            <text:p>181</text:p>
          </table:table-cell>
          <table:table-cell table:style-name="ce23" office:value-type="float" office:value="2190" calcext:value-type="float">
            <text:p>2,190</text:p>
          </table:table-cell>
          <table:table-cell table:style-name="ce23" office:value-type="float" office:value="261" calcext:value-type="float">
            <text:p>261</text:p>
          </table:table-cell>
          <table:table-cell table:style-name="ce29" office:value-type="float" office:value="2400" calcext:value-type="float">
            <text:p>2,400</text:p>
          </table:table-cell>
          <table:table-cell table:style-name="ce29" office:value-type="float" office:value="286" calcext:value-type="float">
            <text:p>286</text:p>
          </table:table-cell>
        </table:table-row>
        <table:table-row table:style-name="ro1">
          <table:table-cell table:number-columns-repeated="4"/>
          <table:table-cell table:style-name="ce11" office:value-type="float" office:value="4270" calcext:value-type="float">
            <text:p>4,270</text:p>
          </table:table-cell>
          <table:table-cell table:style-name="ce11" office:value-type="float" office:value="283" calcext:value-type="float">
            <text:p>283</text:p>
          </table:table-cell>
          <table:table-cell table:style-name="ce15" office:value-type="float" office:value="2520" calcext:value-type="float">
            <text:p>2,520</text:p>
          </table:table-cell>
          <table:table-cell table:style-name="ce15" office:value-type="float" office:value="325" calcext:value-type="float">
            <text:p>325</text:p>
          </table:table-cell>
          <table:table-cell table:style-name="Default" table:number-columns-repeated="2"/>
          <table:table-cell table:number-columns-repeated="4"/>
          <table:covered-table-cell table:number-columns-repeated="4" table:style-name="ce1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189" calcext:value-type="float">
            <text:p>189</text:p>
          </table:table-cell>
          <table:table-cell table:style-name="ce26" office:value-type="float" office:value="1580" calcext:value-type="float">
            <text:p>1,580</text:p>
          </table:table-cell>
          <table:table-cell table:style-name="ce26" office:value-type="float" office:value="205" calcext:value-type="float">
            <text:p>205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19" calcext:value-type="float">
            <text:p>219</text:p>
          </table:table-cell>
          <table:table-cell table:style-name="ce27" office:value-type="float" office:value="2280" calcext:value-type="float">
            <text:p>2,280</text:p>
          </table:table-cell>
          <table:table-cell table:style-name="ce27" office:value-type="float" office:value="258" calcext:value-type="float">
            <text:p>258</text:p>
          </table:table-cell>
          <table:table-cell table:style-name="ce24" office:value-type="float" office:value="2220" calcext:value-type="float">
            <text:p>2,220</text:p>
          </table:table-cell>
          <table:table-cell table:style-name="ce24" office:value-type="float" office:value="268" calcext:value-type="float">
            <text:p>268</text:p>
          </table:table-cell>
          <table:table-cell table:style-name="ce26" office:value-type="float" office:value="1840" calcext:value-type="float">
            <text:p>1,840</text:p>
          </table:table-cell>
          <table:table-cell table:style-name="ce26"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table:style-name="ce11" office:value-type="float" office:value="6490" calcext:value-type="float">
            <text:p>6,490</text:p>
          </table:table-cell>
          <table:table-cell table:style-name="ce11" office:value-type="float" office:value="440" calcext:value-type="float">
            <text:p>440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228" calcext:value-type="float">
            <text:p>228</text:p>
          </table:table-cell>
          <table:table-cell table:style-name="Default" table:number-columns-repeated="2"/>
          <table:table-cell table:number-columns-repeated="4"/>
          <table:covered-table-cell table:number-columns-repeated="4" table:style-name="ce1"/>
          <table:table-cell table:style-name="ce24" office:value-type="float" office:value="2370" calcext:value-type="float">
            <text:p>2,370</text:p>
          </table:table-cell>
          <table:table-cell table:style-name="ce24" office:value-type="float" office:value="221" calcext:value-type="float">
            <text:p>221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196" calcext:value-type="float">
            <text:p>196</text:p>
          </table:table-cell>
          <table:table-cell table:style-name="ce24" office:value-type="float" office:value="2290" calcext:value-type="float">
            <text:p>2,290</text:p>
          </table:table-cell>
          <table:table-cell table:style-name="ce24" office:value-type="float" office:value="257" calcext:value-type="float">
            <text:p>257</text:p>
          </table:table-cell>
          <table:table-cell table:style-name="ce30" office:value-type="float" office:value="1390" calcext:value-type="float">
            <text:p>1,390</text:p>
          </table:table-cell>
          <table:table-cell table:style-name="ce30" office:value-type="float" office:value="176" calcext:value-type="float">
            <text:p>176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139" calcext:value-type="float">
            <text:p>139</text:p>
          </table:table-cell>
          <table:table-cell table:style-name="ce26" office:value-type="float" office:value="2120" calcext:value-type="float">
            <text:p>2,120</text:p>
          </table:table-cell>
          <table:table-cell table:style-name="ce26" office:value-type="float" office:value="221" calcext:value-type="float">
            <text:p>221</text:p>
          </table:table-cell>
        </table:table-row>
        <table:table-row table:style-name="ro1">
          <table:table-cell table:number-columns-repeated="4"/>
          <table:table-cell table:style-name="ce11" office:value-type="float" office:value="2920" calcext:value-type="float">
            <text:p>2,920</text:p>
          </table:table-cell>
          <table:table-cell table:style-name="ce11" office:value-type="float" office:value="194" calcext:value-type="float">
            <text:p>194</text:p>
          </table:table-cell>
          <table:table-cell table:style-name="ce15" office:value-type="float" office:value="1300" calcext:value-type="float">
            <text:p>1,300</text:p>
          </table:table-cell>
          <table:table-cell table:style-name="ce15" office:value-type="float" office:value="202" calcext:value-type="float">
            <text:p>202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990" calcext:value-type="float">
            <text:p>1,990</text:p>
          </table:table-cell>
          <table:table-cell table:style-name="ce24" office:value-type="float" office:value="220" calcext:value-type="float">
            <text:p>220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198" calcext:value-type="float">
            <text:p>198</text:p>
          </table:table-cell>
          <table:table-cell table:style-name="ce24" office:value-type="float" office:value="1800" calcext:value-type="float">
            <text:p>1,800</text:p>
          </table:table-cell>
          <table:table-cell table:style-name="ce24" office:value-type="float" office:value="228" calcext:value-type="float">
            <text:p>228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217" calcext:value-type="float">
            <text:p>217</text:p>
          </table:table-cell>
          <table:table-cell table:style-name="ce24" office:value-type="float" office:value="1280" calcext:value-type="float">
            <text:p>1,280</text:p>
          </table:table-cell>
          <table:table-cell table:style-name="ce24" office:value-type="float" office:value="170" calcext:value-type="float">
            <text:p>170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218" calcext:value-type="float">
            <text:p>218</text:p>
          </table:table-cell>
        </table:table-row>
        <table:table-row table:style-name="ro1">
          <table:table-cell table:number-columns-repeated="4"/>
          <table:table-cell table:style-name="ce11" office:value-type="float" office:value="6510" calcext:value-type="float">
            <text:p>6,51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2380" calcext:value-type="float">
            <text:p>2,380</text:p>
          </table:table-cell>
          <table:table-cell table:style-name="ce15" office:value-type="float" office:value="286" calcext:value-type="float">
            <text:p>286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990" calcext:value-type="float">
            <text:p>1,990</text:p>
          </table:table-cell>
          <table:table-cell table:style-name="ce24" office:value-type="float" office:value="220" calcext:value-type="float">
            <text:p>220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203" calcext:value-type="float">
            <text:p>203</text:p>
          </table:table-cell>
          <table:table-cell table:style-name="ce24" office:value-type="float" office:value="1800" calcext:value-type="float">
            <text:p>1,800</text:p>
          </table:table-cell>
          <table:table-cell table:style-name="ce24" office:value-type="float" office:value="218" calcext:value-type="float">
            <text:p>218</text:p>
          </table:table-cell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179" calcext:value-type="float">
            <text:p>179</text:p>
          </table:table-cell>
          <table:table-cell table:style-name="ce24" office:value-type="float" office:value="2020" calcext:value-type="float">
            <text:p>2,020</text:p>
          </table:table-cell>
          <table:table-cell table:style-name="ce24" office:value-type="float" office:value="210" calcext:value-type="float">
            <text:p>210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table:style-name="ce11" office:value-type="float" office:value="6510" calcext:value-type="float">
            <text:p>6,51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216" calcext:value-type="float">
            <text:p>216</text:p>
          </table:table-cell>
          <table:table-cell table:number-columns-repeated="6"/>
          <table:table-cell table:style-name="ce1" table:number-columns-repeated="4"/>
          <table:table-cell table:style-name="ce24" office:value-type="float" office:value="1320" calcext:value-type="float">
            <text:p>1,320</text:p>
          </table:table-cell>
          <table:table-cell table:style-name="ce24" office:value-type="float" office:value="180" calcext:value-type="float">
            <text:p>180</text:p>
          </table:table-cell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170" calcext:value-type="float">
            <text:p>170</text:p>
          </table:table-cell>
          <table:table-cell table:style-name="ce24" office:value-type="float" office:value="2670" calcext:value-type="float">
            <text:p>2,670</text:p>
          </table:table-cell>
          <table:table-cell table:style-name="ce24" office:value-type="float" office:value="298" calcext:value-type="float">
            <text:p>298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99" calcext:value-type="float">
            <text:p>199</text:p>
          </table:table-cell>
          <table:table-cell table:style-name="ce24" office:value-type="float" office:value="1520" calcext:value-type="float">
            <text:p>1,520</text:p>
          </table:table-cell>
          <table:table-cell table:style-name="ce24" office:value-type="float" office:value="207" calcext:value-type="float">
            <text:p>207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table:style-name="ce11" office:value-type="float" office:value="4540" calcext:value-type="float">
            <text:p>4,540</text:p>
          </table:table-cell>
          <table:table-cell table:style-name="ce11" office:value-type="float" office:value="301" calcext:value-type="float">
            <text:p>301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245" calcext:value-type="float">
            <text:p>245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890" calcext:value-type="float">
            <text:p>1,890</text:p>
          </table:table-cell>
          <table:table-cell table:style-name="ce24" office:value-type="float" office:value="249" calcext:value-type="float">
            <text:p>249</text:p>
          </table:table-cell>
          <table:table-cell table:style-name="ce27" office:value-type="float" office:value="1330" calcext:value-type="float">
            <text:p>1,330</text:p>
          </table:table-cell>
          <table:table-cell table:style-name="ce27" office:value-type="float" office:value="194" calcext:value-type="float">
            <text:p>194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06" calcext:value-type="float">
            <text:p>206</text:p>
          </table:table-cell>
          <table:table-cell table:style-name="ce26" office:value-type="float" office:value="1400" calcext:value-type="float">
            <text:p>1,400</text:p>
          </table:table-cell>
          <table:table-cell table:style-name="ce26" office:value-type="float" office:value="200" calcext:value-type="float">
            <text:p>200</text:p>
          </table:table-cell>
          <table:table-cell table:style-name="ce23" office:value-type="float" office:value="2030" calcext:value-type="float">
            <text:p>2,030</text:p>
          </table:table-cell>
          <table:table-cell table:style-name="ce23" office:value-type="float" office:value="263" calcext:value-type="float">
            <text:p>263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58" calcext:value-type="float">
            <text:p>258</text:p>
          </table:table-cell>
        </table:table-row>
        <table:table-row table:style-name="ro1">
          <table:table-cell table:number-columns-repeated="4"/>
          <table:table-cell table:style-name="ce11" office:value-type="float" office:value="6320" calcext:value-type="float">
            <text:p>6,320</text:p>
          </table:table-cell>
          <table:table-cell table:style-name="ce11" office:value-type="float" office:value="433" calcext:value-type="float">
            <text:p>433</text:p>
          </table:table-cell>
          <table:table-cell table:style-name="ce15" office:value-type="float" office:value="3630" calcext:value-type="float">
            <text:p>3,630</text:p>
          </table:table-cell>
          <table:table-cell table:style-name="ce15" office:value-type="float" office:value="387" calcext:value-type="float">
            <text:p>387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130" calcext:value-type="float">
            <text:p>1,130</text:p>
          </table:table-cell>
          <table:table-cell table:style-name="ce24" office:value-type="float" office:value="143" calcext:value-type="float">
            <text:p>143</text:p>
          </table:table-cell>
          <table:table-cell table:style-name="ce26" office:value-type="float" office:value="2140" calcext:value-type="float">
            <text:p>2,140</text:p>
          </table:table-cell>
          <table:table-cell table:style-name="ce26" office:value-type="float" office:value="251" calcext:value-type="float">
            <text:p>251</text:p>
          </table:table-cell>
          <table:table-cell table:style-name="ce23" office:value-type="float" office:value="1620" calcext:value-type="float">
            <text:p>1,620</text:p>
          </table:table-cell>
          <table:table-cell table:style-name="ce23" office:value-type="float" office:value="234" calcext:value-type="float">
            <text:p>234</text:p>
          </table:table-cell>
          <table:table-cell table:style-name="ce26" office:value-type="float" office:value="2170" calcext:value-type="float">
            <text:p>2,170</text:p>
          </table:table-cell>
          <table:table-cell table:style-name="ce26" office:value-type="float" office:value="210" calcext:value-type="float">
            <text:p>210</text:p>
          </table:table-cell>
          <table:table-cell table:style-name="ce24" office:value-type="float" office:value="2550" calcext:value-type="float">
            <text:p>2,550</text:p>
          </table:table-cell>
          <table:table-cell table:style-name="ce24" office:value-type="float" office:value="269" calcext:value-type="float">
            <text:p>269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241" calcext:value-type="float">
            <text:p>241</text:p>
          </table:table-cell>
        </table:table-row>
        <table:table-row table:style-name="ro1">
          <table:table-cell table:number-columns-repeated="4"/>
          <table:table-cell table:style-name="ce11" office:value-type="float" office:value="6260" calcext:value-type="float">
            <text:p>6,260</text:p>
          </table:table-cell>
          <table:table-cell table:style-name="ce11" office:value-type="float" office:value="429" calcext:value-type="float">
            <text:p>429</text:p>
          </table:table-cell>
          <table:table-cell table:style-name="ce15" office:value-type="float" office:value="2410" calcext:value-type="float">
            <text:p>2,410</text:p>
          </table:table-cell>
          <table:table-cell table:style-name="ce15" office:value-type="float" office:value="278" calcext:value-type="float">
            <text:p>278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250" calcext:value-type="float">
            <text:p>1,250</text:p>
          </table:table-cell>
          <table:table-cell table:style-name="ce24" office:value-type="float" office:value="150" calcext:value-type="float">
            <text:p>150</text:p>
          </table:table-cell>
          <table:table-cell table:style-name="ce26" office:value-type="float" office:value="1720" calcext:value-type="float">
            <text:p>1,720</text:p>
          </table:table-cell>
          <table:table-cell table:style-name="ce26" office:value-type="float" office:value="189" calcext:value-type="float">
            <text:p>189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232" calcext:value-type="float">
            <text:p>232</text:p>
          </table:table-cell>
          <table:table-cell table:style-name="ce29" office:value-type="float" office:value="1940" calcext:value-type="float">
            <text:p>1,940</text:p>
          </table:table-cell>
          <table:table-cell table:style-name="ce29" office:value-type="float" office:value="259" calcext:value-type="float">
            <text:p>259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80" calcext:value-type="float">
            <text:p>180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97" calcext:value-type="float">
            <text:p>197</text:p>
          </table:table-cell>
        </table:table-row>
        <table:table-row table:style-name="ro1">
          <table:table-cell table:number-columns-repeated="4"/>
          <table:table-cell table:style-name="ce11" office:value-type="float" office:value="5170" calcext:value-type="float">
            <text:p>5,170</text:p>
          </table:table-cell>
          <table:table-cell table:style-name="ce11" office:value-type="float" office:value="339" calcext:value-type="float">
            <text:p>339</text:p>
          </table:table-cell>
          <table:table-cell table:style-name="ce15" office:value-type="float" office:value="1950" calcext:value-type="float">
            <text:p>1,950</text:p>
          </table:table-cell>
          <table:table-cell table:style-name="ce15" office:value-type="float" office:value="265" calcext:value-type="float">
            <text:p>265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210" calcext:value-type="float">
            <text:p>210</text:p>
          </table:table-cell>
          <table:table-cell table:style-name="ce26" office:value-type="float" office:value="1190" calcext:value-type="float">
            <text:p>1,190</text:p>
          </table:table-cell>
          <table:table-cell table:style-name="ce26" office:value-type="float" office:value="160" calcext:value-type="float">
            <text:p>160</text:p>
          </table:table-cell>
          <table:table-cell table:style-name="ce23" office:value-type="float" office:value="2130" calcext:value-type="float">
            <text:p>2,130</text:p>
          </table:table-cell>
          <table:table-cell table:style-name="ce23" office:value-type="float" office:value="279" calcext:value-type="float">
            <text:p>279</text:p>
          </table:table-cell>
          <table:table-cell table:style-name="ce26" office:value-type="float" office:value="2040" calcext:value-type="float">
            <text:p>2,040</text:p>
          </table:table-cell>
          <table:table-cell table:style-name="ce26" office:value-type="float" office:value="187" calcext:value-type="float">
            <text:p>187</text:p>
          </table:table-cell>
          <table:table-cell table:style-name="ce28" office:value-type="float" office:value="2530" calcext:value-type="float">
            <text:p>2,530</text:p>
          </table:table-cell>
          <table:table-cell table:style-name="ce28" office:value-type="float" office:value="280" calcext:value-type="float">
            <text:p>280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96" calcext:value-type="float">
            <text:p>196</text:p>
          </table:table-cell>
        </table:table-row>
        <table:table-row table:style-name="ro1">
          <table:table-cell table:number-columns-repeated="4"/>
          <table:table-cell table:style-name="ce11" office:value-type="float" office:value="6370" calcext:value-type="float">
            <text:p>6,370</text:p>
          </table:table-cell>
          <table:table-cell table:style-name="ce11" office:value-type="float" office:value="438" calcext:value-type="float">
            <text:p>438</text:p>
          </table:table-cell>
          <table:table-cell table:style-name="ce15" office:value-type="float" office:value="1780" calcext:value-type="float">
            <text:p>1,780</text:p>
          </table:table-cell>
          <table:table-cell table:style-name="ce15" office:value-type="float" office:value="233" calcext:value-type="float">
            <text:p>233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210" calcext:value-type="float">
            <text:p>1,210</text:p>
          </table:table-cell>
          <table:table-cell table:style-name="ce24" office:value-type="float" office:value="159" calcext:value-type="float">
            <text:p>159</text:p>
          </table:table-cell>
          <table:table-cell table:style-name="ce26" office:value-type="float" office:value="1910" calcext:value-type="float">
            <text:p>1,910</text:p>
          </table:table-cell>
          <table:table-cell table:style-name="ce26" office:value-type="float" office:value="203" calcext:value-type="float">
            <text:p>203</text:p>
          </table:table-cell>
          <table:table-cell table:style-name="ce24" office:value-type="float" office:value="1900" calcext:value-type="float">
            <text:p>1,900</text:p>
          </table:table-cell>
          <table:table-cell table:style-name="ce24" office:value-type="float" office:value="237" calcext:value-type="float">
            <text:p>237</text:p>
          </table:table-cell>
          <table:table-cell table:style-name="ce26" office:value-type="float" office:value="1900" calcext:value-type="float">
            <text:p>1,900</text:p>
          </table:table-cell>
          <table:table-cell table:style-name="ce26" office:value-type="float" office:value="206" calcext:value-type="float">
            <text:p>206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319" calcext:value-type="float">
            <text:p>319</text:p>
          </table:table-cell>
          <table:table-cell table:style-name="ce26" office:value-type="float" office:value="1730" calcext:value-type="float">
            <text:p>1,730</text:p>
          </table:table-cell>
          <table:table-cell table:style-name="ce26"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table:style-name="ce11" office:value-type="float" office:value="6580" calcext:value-type="float">
            <text:p>6,580</text:p>
          </table:table-cell>
          <table:table-cell table:style-name="ce11" office:value-type="float" office:value="427" calcext:value-type="float">
            <text:p>427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255" calcext:value-type="float">
            <text:p>255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240" calcext:value-type="float">
            <text:p>1,240</text:p>
          </table:table-cell>
          <table:table-cell table:style-name="ce24" office:value-type="float" office:value="149" calcext:value-type="float">
            <text:p>149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221" calcext:value-type="float">
            <text:p>221</text:p>
          </table:table-cell>
          <table:table-cell table:style-name="ce24" office:value-type="float" office:value="1630" calcext:value-type="float">
            <text:p>1,630</text:p>
          </table:table-cell>
          <table:table-cell table:style-name="ce24" office:value-type="float" office:value="216" calcext:value-type="float">
            <text:p>216</text:p>
          </table:table-cell>
          <table:table-cell table:style-name="ce26" office:value-type="float" office:value="1600" calcext:value-type="float">
            <text:p>1,600</text:p>
          </table:table-cell>
          <table:table-cell table:style-name="ce26" office:value-type="float" office:value="201" calcext:value-type="float">
            <text:p>201</text:p>
          </table:table-cell>
          <table:table-cell table:style-name="ce24" office:value-type="float" office:value="1530" calcext:value-type="float">
            <text:p>1,530</text:p>
          </table:table-cell>
          <table:table-cell table:style-name="ce24" office:value-type="float" office:value="201" calcext:value-type="float">
            <text:p>201</text:p>
          </table:table-cell>
          <table:table-cell table:style-name="ce26" office:value-type="float" office:value="2200" calcext:value-type="float">
            <text:p>2,200</text:p>
          </table:table-cell>
          <table:table-cell table:style-name="ce26" office:value-type="float" office:value="246" calcext:value-type="float">
            <text:p>246</text:p>
          </table:table-cell>
        </table:table-row>
        <table:table-row table:style-name="ro1">
          <table:table-cell table:number-columns-repeated="4"/>
          <table:table-cell table:style-name="ce11" office:value-type="float" office:value="5290" calcext:value-type="float">
            <text:p>5,290</text:p>
          </table:table-cell>
          <table:table-cell table:style-name="ce11" office:value-type="float" office:value="361" calcext:value-type="float">
            <text:p>361</text:p>
          </table:table-cell>
          <table:table-cell table:style-name="ce15" office:value-type="float" office:value="2260" calcext:value-type="float">
            <text:p>2,260</text:p>
          </table:table-cell>
          <table:table-cell table:style-name="ce15" office:value-type="float" office:value="275" calcext:value-type="float">
            <text:p>275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830" calcext:value-type="float">
            <text:p>1,830</text:p>
          </table:table-cell>
          <table:table-cell table:style-name="ce24" office:value-type="float" office:value="204" calcext:value-type="float">
            <text:p>204</text:p>
          </table:table-cell>
          <table:table-cell table:style-name="ce26" office:value-type="float" office:value="1900" calcext:value-type="float">
            <text:p>1,900</text:p>
          </table:table-cell>
          <table:table-cell table:style-name="ce26" office:value-type="float" office:value="243" calcext:value-type="float">
            <text:p>243</text:p>
          </table:table-cell>
          <table:table-cell table:style-name="ce24" office:value-type="float" office:value="1840" calcext:value-type="float">
            <text:p>1,840</text:p>
          </table:table-cell>
          <table:table-cell table:style-name="ce24" office:value-type="float" office:value="197" calcext:value-type="float">
            <text:p>197</text:p>
          </table:table-cell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153" calcext:value-type="float">
            <text:p>153</text:p>
          </table:table-cell>
          <table:table-cell table:style-name="ce24" office:value-type="float" office:value="2580" calcext:value-type="float">
            <text:p>2,580</text:p>
          </table:table-cell>
          <table:table-cell table:style-name="ce24" office:value-type="float" office:value="286" calcext:value-type="float">
            <text:p>286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261" calcext:value-type="float">
            <text:p>261</text:p>
          </table:table-cell>
        </table:table-row>
        <table:table-row table:style-name="ro1">
          <table:table-cell table:number-columns-repeated="4"/>
          <table:table-cell table:style-name="ce11" office:value-type="float" office:value="6480" calcext:value-type="float">
            <text:p>6,48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2690" calcext:value-type="float">
            <text:p>2,690</text:p>
          </table:table-cell>
          <table:table-cell table:style-name="ce15" office:value-type="float" office:value="323" calcext:value-type="float">
            <text:p>323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610" calcext:value-type="float">
            <text:p>1,610</text:p>
          </table:table-cell>
          <table:table-cell table:style-name="ce24" office:value-type="float" office:value="227" calcext:value-type="float">
            <text:p>227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223" calcext:value-type="float">
            <text:p>223</text:p>
          </table:table-cell>
          <table:table-cell table:style-name="ce24" office:value-type="float" office:value="1540" calcext:value-type="float">
            <text:p>1,540</text:p>
          </table:table-cell>
          <table:table-cell table:style-name="ce24" office:value-type="float" office:value="206" calcext:value-type="float">
            <text:p>206</text:p>
          </table:table-cell>
          <table:table-cell table:style-name="ce26" office:value-type="float" office:value="2550" calcext:value-type="float">
            <text:p>2,550</text:p>
          </table:table-cell>
          <table:table-cell table:style-name="ce26" office:value-type="float" office:value="275" calcext:value-type="float">
            <text:p>275</text:p>
          </table:table-cell>
          <table:table-cell table:style-name="ce24" office:value-type="float" office:value="1560" calcext:value-type="float">
            <text:p>1,560</text:p>
          </table:table-cell>
          <table:table-cell table:style-name="ce24" office:value-type="float" office:value="161" calcext:value-type="float">
            <text:p>161</text:p>
          </table:table-cell>
          <table:table-cell table:style-name="ce26" office:value-type="float" office:value="1090" calcext:value-type="float">
            <text:p>1,090</text:p>
          </table:table-cell>
          <table:table-cell table:style-name="ce26" office:value-type="float" office:value="179" calcext:value-type="float">
            <text:p>179</text:p>
          </table:table-cell>
        </table:table-row>
        <table:table-row table:style-name="ro1">
          <table:table-cell table:number-columns-repeated="4"/>
          <table:table-cell table:style-name="ce11" office:value-type="float" office:value="4520" calcext:value-type="float">
            <text:p>4,520</text:p>
          </table:table-cell>
          <table:table-cell table:style-name="ce11" office:value-type="float" office:value="315" calcext:value-type="float">
            <text:p>315</text:p>
          </table:table-cell>
          <table:table-cell table:style-name="ce15" office:value-type="float" office:value="2300" calcext:value-type="float">
            <text:p>2,300</text:p>
          </table:table-cell>
          <table:table-cell table:style-name="ce15" office:value-type="float" office:value="276" calcext:value-type="float">
            <text:p>276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710" calcext:value-type="float">
            <text:p>1,710</text:p>
          </table:table-cell>
          <table:table-cell table:style-name="ce24" office:value-type="float" office:value="226" calcext:value-type="float">
            <text:p>226</text:p>
          </table:table-cell>
          <table:table-cell table:style-name="ce26" office:value-type="float" office:value="1430" calcext:value-type="float">
            <text:p>1,430</text:p>
          </table:table-cell>
          <table:table-cell table:style-name="ce26" office:value-type="float" office:value="173" calcext:value-type="float">
            <text:p>173</text:p>
          </table:table-cell>
          <table:table-cell table:style-name="ce24" office:value-type="float" office:value="2290" calcext:value-type="float">
            <text:p>2,290</text:p>
          </table:table-cell>
          <table:table-cell table:style-name="ce24" office:value-type="float" office:value="248" calcext:value-type="float">
            <text:p>248</text:p>
          </table:table-cell>
          <table:table-cell table:style-name="ce26" office:value-type="float" office:value="2500" calcext:value-type="float">
            <text:p>2,500</text:p>
          </table:table-cell>
          <table:table-cell table:style-name="ce26" office:value-type="float" office:value="301" calcext:value-type="float">
            <text:p>301</text:p>
          </table:table-cell>
          <table:table-cell table:style-name="ce24" office:value-type="float" office:value="1510" calcext:value-type="float">
            <text:p>1,51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195" calcext:value-type="float">
            <text:p>195</text:p>
          </table:table-cell>
        </table:table-row>
        <table:table-row table:style-name="ro1">
          <table:table-cell table:number-columns-repeated="4"/>
          <table:table-cell table:style-name="ce11" office:value-type="float" office:value="4670" calcext:value-type="float">
            <text:p>4,670</text:p>
          </table:table-cell>
          <table:table-cell table:style-name="ce11" office:value-type="float" office:value="317" calcext:value-type="float">
            <text:p>317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276" calcext:value-type="float">
            <text:p>276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3" office:value-type="float" office:value="2420" calcext:value-type="float">
            <text:p>2,420</text:p>
          </table:table-cell>
          <table:table-cell table:style-name="ce23" office:value-type="float" office:value="272" calcext:value-type="float">
            <text:p>272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88" calcext:value-type="float">
            <text:p>188</text:p>
          </table:table-cell>
          <table:table-cell table:style-name="ce25" office:value-type="float" office:value="1200" calcext:value-type="float">
            <text:p>1,200</text:p>
          </table:table-cell>
          <table:table-cell table:style-name="ce25" office:value-type="float" office:value="198" calcext:value-type="float">
            <text:p>198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230" calcext:value-type="float">
            <text:p>230</text:p>
          </table:table-cell>
          <table:table-cell table:style-name="ce23" office:value-type="float" office:value="1980" calcext:value-type="float">
            <text:p>1,980</text:p>
          </table:table-cell>
          <table:table-cell table:style-name="ce23" office:value-type="float" office:value="270" calcext:value-type="float">
            <text:p>270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79" calcext:value-type="float">
            <text:p>179</text:p>
          </table:table-cell>
        </table:table-row>
        <table:table-row table:style-name="ro1">
          <table:table-cell table:number-columns-repeated="4"/>
          <table:table-cell table:style-name="ce11" office:value-type="float" office:value="3570" calcext:value-type="float">
            <text:p>3,570</text:p>
          </table:table-cell>
          <table:table-cell table:style-name="ce11" office:value-type="float" office:value="241" calcext:value-type="float">
            <text:p>241</text:p>
          </table:table-cell>
          <table:table-cell table:style-name="ce15" office:value-type="float" office:value="1750" calcext:value-type="float">
            <text:p>1,750</text:p>
          </table:table-cell>
          <table:table-cell table:style-name="ce15" office:value-type="float" office:value="217" calcext:value-type="float">
            <text:p>217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3" office:value-type="float" office:value="1820" calcext:value-type="float">
            <text:p>1,820</text:p>
          </table:table-cell>
          <table:table-cell table:style-name="ce23" office:value-type="float" office:value="240" calcext:value-type="float">
            <text:p>240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85" calcext:value-type="float">
            <text:p>185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187" calcext:value-type="float">
            <text:p>187</text:p>
          </table:table-cell>
          <table:table-cell table:style-name="ce30" office:value-type="float" office:value="1360" calcext:value-type="float">
            <text:p>1,360</text:p>
          </table:table-cell>
          <table:table-cell table:style-name="ce30" office:value-type="float" office:value="186" calcext:value-type="float">
            <text:p>186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271" calcext:value-type="float">
            <text:p>271</text:p>
          </table:table-cell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209" calcext:value-type="float">
            <text:p>209</text:p>
          </table:table-cell>
        </table:table-row>
        <table:table-row table:style-name="ro1">
          <table:table-cell table:number-columns-repeated="4"/>
          <table:table-cell table:style-name="ce11" office:value-type="float" office:value="3010" calcext:value-type="float">
            <text:p>3,010</text:p>
          </table:table-cell>
          <table:table-cell table:style-name="ce11" office:value-type="float" office:value="193" calcext:value-type="float">
            <text:p>193</text:p>
          </table:table-cell>
          <table:table-cell table:style-name="ce15" office:value-type="float" office:value="1800" calcext:value-type="float">
            <text:p>1,800</text:p>
          </table:table-cell>
          <table:table-cell table:style-name="ce15" office:value-type="float" office:value="245" calcext:value-type="float">
            <text:p>245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3" office:value-type="float" office:value="1830" calcext:value-type="float">
            <text:p>1,830</text:p>
          </table:table-cell>
          <table:table-cell table:style-name="ce23" office:value-type="float" office:value="240" calcext:value-type="float">
            <text:p>240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219" calcext:value-type="float">
            <text:p>219</text:p>
          </table:table-cell>
          <table:table-cell table:style-name="ce23" office:value-type="float" office:value="1910" calcext:value-type="float">
            <text:p>1,910</text:p>
          </table:table-cell>
          <table:table-cell table:style-name="ce23" office:value-type="float" office:value="254" calcext:value-type="float">
            <text:p>254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224" calcext:value-type="float">
            <text:p>224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11" calcext:value-type="float">
            <text:p>211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229" calcext:value-type="float">
            <text:p>229</text:p>
          </table:table-cell>
        </table:table-row>
        <table:table-row table:style-name="ro1">
          <table:table-cell table:number-columns-repeated="4"/>
          <table:table-cell table:style-name="ce11" office:value-type="float" office:value="6670" calcext:value-type="float">
            <text:p>6,670</text:p>
          </table:table-cell>
          <table:table-cell table:style-name="ce11" office:value-type="float" office:value="457" calcext:value-type="float">
            <text:p>457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281" calcext:value-type="float">
            <text:p>281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2220" calcext:value-type="float">
            <text:p>2,220</text:p>
          </table:table-cell>
          <table:table-cell table:style-name="ce24" office:value-type="float" office:value="270" calcext:value-type="float">
            <text:p>270</text:p>
          </table:table-cell>
          <table:table-cell table:style-name="ce27" office:value-type="float" office:value="1400" calcext:value-type="float">
            <text:p>1,400</text:p>
          </table:table-cell>
          <table:table-cell table:style-name="ce27" office:value-type="float" office:value="208" calcext:value-type="float">
            <text:p>208</text:p>
          </table:table-cell>
          <table:table-cell table:style-name="ce24" office:value-type="float" office:value="1680" calcext:value-type="float">
            <text:p>1,680</text:p>
          </table:table-cell>
          <table:table-cell table:style-name="ce24" office:value-type="float" office:value="211" calcext:value-type="float">
            <text:p>211</text:p>
          </table:table-cell>
          <table:table-cell table:style-name="ce26" office:value-type="float" office:value="2660" calcext:value-type="float">
            <text:p>2,660</text:p>
          </table:table-cell>
          <table:table-cell table:style-name="ce26" office:value-type="float" office:value="288" calcext:value-type="float">
            <text:p>288</text:p>
          </table:table-cell>
          <table:table-cell table:style-name="ce28" office:value-type="float" office:value="2150" calcext:value-type="float">
            <text:p>2,150</text:p>
          </table:table-cell>
          <table:table-cell table:style-name="ce28" office:value-type="float" office:value="265" calcext:value-type="float">
            <text:p>26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233" calcext:value-type="float">
            <text:p>233</text:p>
          </table:table-cell>
        </table:table-row>
        <table:table-row table:style-name="ro1">
          <table:table-cell table:number-columns-repeated="4"/>
          <table:table-cell table:style-name="ce11" office:value-type="float" office:value="4840" calcext:value-type="float">
            <text:p>4,840</text:p>
          </table:table-cell>
          <table:table-cell table:style-name="ce11" office:value-type="float" office:value="327" calcext:value-type="float">
            <text:p>327</text:p>
          </table:table-cell>
          <table:table-cell table:style-name="ce15" office:value-type="float" office:value="2270" calcext:value-type="float">
            <text:p>2,270</text:p>
          </table:table-cell>
          <table:table-cell table:style-name="ce15" office:value-type="float" office:value="281" calcext:value-type="float">
            <text:p>281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2280" calcext:value-type="float">
            <text:p>2,280</text:p>
          </table:table-cell>
          <table:table-cell table:style-name="ce24" office:value-type="float" office:value="266" calcext:value-type="float">
            <text:p>266</text:p>
          </table:table-cell>
          <table:table-cell table:style-name="ce26" office:value-type="float" office:value="1520" calcext:value-type="float">
            <text:p>1,520</text:p>
          </table:table-cell>
          <table:table-cell table:style-name="ce26" office:value-type="float" office:value="195" calcext:value-type="float">
            <text:p>195</text:p>
          </table:table-cell>
          <table:table-cell table:style-name="ce24" office:value-type="float" office:value="1570" calcext:value-type="float">
            <text:p>1,570</text:p>
          </table:table-cell>
          <table:table-cell table:style-name="ce24" office:value-type="float" office:value="193" calcext:value-type="float">
            <text:p>193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255" calcext:value-type="float">
            <text:p>255</text:p>
          </table:table-cell>
          <table:table-cell table:style-name="ce24" office:value-type="float" office:value="1260" calcext:value-type="float">
            <text:p>1,260</text:p>
          </table:table-cell>
          <table:table-cell table:style-name="ce24" office:value-type="float" office:value="150" calcext:value-type="float">
            <text:p>150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1" office:value-type="float" office:value="4080" calcext:value-type="float">
            <text:p>4,080</text:p>
          </table:table-cell>
          <table:table-cell table:style-name="ce11" office:value-type="float" office:value="272" calcext:value-type="float">
            <text:p>272</text:p>
          </table:table-cell>
          <table:table-cell table:style-name="ce15" office:value-type="float" office:value="1500" calcext:value-type="float">
            <text:p>1,500</text:p>
          </table:table-cell>
          <table:table-cell table:style-name="ce15" office:value-type="float" office:value="196" calcext:value-type="float">
            <text:p>196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680" calcext:value-type="float">
            <text:p>1,680</text:p>
          </table:table-cell>
          <table:table-cell table:style-name="ce24" office:value-type="float" office:value="192" calcext:value-type="float">
            <text:p>192</text:p>
          </table:table-cell>
          <table:table-cell table:style-name="ce26" office:value-type="float" office:value="2270" calcext:value-type="float">
            <text:p>2,270</text:p>
          </table:table-cell>
          <table:table-cell table:style-name="ce26" office:value-type="float" office:value="253" calcext:value-type="float">
            <text:p>253</text:p>
          </table:table-cell>
          <table:table-cell table:style-name="ce24" office:value-type="float" office:value="1050" calcext:value-type="float">
            <text:p>1,050</text:p>
          </table:table-cell>
          <table:table-cell table:style-name="ce24" office:value-type="float" office:value="145" calcext:value-type="float">
            <text:p>145</text:p>
          </table:table-cell>
          <table:table-cell table:style-name="ce26" office:value-type="float" office:value="1890" calcext:value-type="float">
            <text:p>1,890</text:p>
          </table:table-cell>
          <table:table-cell table:style-name="ce26" office:value-type="float" office:value="196" calcext:value-type="float">
            <text:p>196</text:p>
          </table:table-cell>
          <table:table-cell table:style-name="ce23" office:value-type="float" office:value="1470" calcext:value-type="float">
            <text:p>1,470</text:p>
          </table:table-cell>
          <table:table-cell table:style-name="ce23" office:value-type="float" office:value="204" calcext:value-type="float">
            <text:p>204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218" calcext:value-type="float">
            <text:p>218</text:p>
          </table:table-cell>
        </table:table-row>
        <table:table-row table:style-name="ro1">
          <table:table-cell table:number-columns-repeated="4"/>
          <table:table-cell table:style-name="ce11" office:value-type="float" office:value="5330" calcext:value-type="float">
            <text:p>5,330</text:p>
          </table:table-cell>
          <table:table-cell table:style-name="ce11" office:value-type="float" office:value="348" calcext:value-type="float">
            <text:p>348</text:p>
          </table:table-cell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265" calcext:value-type="float">
            <text:p>265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810" calcext:value-type="float">
            <text:p>1,810</text:p>
          </table:table-cell>
          <table:table-cell table:style-name="ce24" office:value-type="float" office:value="233" calcext:value-type="float">
            <text:p>233</text:p>
          </table:table-cell>
          <table:table-cell table:style-name="ce26" office:value-type="float" office:value="1770" calcext:value-type="float">
            <text:p>1,770</text:p>
          </table:table-cell>
          <table:table-cell table:style-name="ce26" office:value-type="float" office:value="212" calcext:value-type="float">
            <text:p>212</text:p>
          </table:table-cell>
          <table:table-cell table:style-name="ce24" office:value-type="float" office:value="1890" calcext:value-type="float">
            <text:p>1,890</text:p>
          </table:table-cell>
          <table:table-cell table:style-name="ce24" office:value-type="float" office:value="223" calcext:value-type="float">
            <text:p>223</text:p>
          </table:table-cell>
          <table:table-cell table:style-name="ce27" office:value-type="float" office:value="1430" calcext:value-type="float">
            <text:p>1,430</text:p>
          </table:table-cell>
          <table:table-cell table:style-name="ce27" office:value-type="float" office:value="202" calcext:value-type="float">
            <text:p>202</text:p>
          </table:table-cell>
          <table:table-cell table:style-name="ce28" office:value-type="float" office:value="2730" calcext:value-type="float">
            <text:p>2,730</text:p>
          </table:table-cell>
          <table:table-cell table:style-name="ce28" office:value-type="float" office:value="320" calcext:value-type="float">
            <text:p>320</text:p>
          </table:table-cell>
          <table:table-cell table:style-name="ce26" office:value-type="float" office:value="2070" calcext:value-type="float">
            <text:p>2,070</text:p>
          </table:table-cell>
          <table:table-cell table:style-name="ce26" office:value-type="float" office:value="225" calcext:value-type="float">
            <text:p>225</text:p>
          </table:table-cell>
        </table:table-row>
        <table:table-row table:style-name="ro1">
          <table:table-cell table:number-columns-repeated="4"/>
          <table:table-cell table:style-name="ce11" office:value-type="float" office:value="4990" calcext:value-type="float">
            <text:p>4,990</text:p>
          </table:table-cell>
          <table:table-cell table:style-name="ce11" office:value-type="float" office:value="338" calcext:value-type="float">
            <text:p>338</text:p>
          </table:table-cell>
          <table:table-cell table:style-name="ce15" office:value-type="float" office:value="1530" calcext:value-type="float">
            <text:p>1,530</text:p>
          </table:table-cell>
          <table:table-cell table:style-name="ce15" office:value-type="float" office:value="197" calcext:value-type="float">
            <text:p>197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2730" calcext:value-type="float">
            <text:p>2,730</text:p>
          </table:table-cell>
          <table:table-cell table:style-name="ce24" office:value-type="float" office:value="352" calcext:value-type="float">
            <text:p>352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91" calcext:value-type="float">
            <text:p>191</text:p>
          </table:table-cell>
          <table:table-cell table:style-name="ce24" office:value-type="float" office:value="2250" calcext:value-type="float">
            <text:p>2,250</text:p>
          </table:table-cell>
          <table:table-cell table:style-name="ce24" office:value-type="float" office:value="234" calcext:value-type="float">
            <text:p>234</text:p>
          </table:table-cell>
          <table:table-cell table:style-name="ce26" office:value-type="float" office:value="2020" calcext:value-type="float">
            <text:p>2,020</text:p>
          </table:table-cell>
          <table:table-cell table:style-name="ce26" office:value-type="float" office:value="252" calcext:value-type="float">
            <text:p>252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74" calcext:value-type="float">
            <text:p>274</text:p>
          </table:table-cell>
          <table:table-cell table:style-name="ce26" office:value-type="float" office:value="2080" calcext:value-type="float">
            <text:p>2,080</text:p>
          </table:table-cell>
          <table:table-cell table:style-name="ce26" office:value-type="float" office:value="237" calcext:value-type="float">
            <text:p>237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147:.E176])/30" office:value-type="float" office:value="5192" calcext:value-type="float">
            <text:p>5,192</text:p>
          </table:table-cell>
          <table:table-cell table:style-name="ce12" table:formula="of:=SUM([.F147:.F176])/30" office:value-type="float" office:value="351.066666666667" calcext:value-type="float">
            <text:p>351</text:p>
          </table:table-cell>
          <table:table-cell table:style-name="ce12" table:formula="of:=SUM([.G147:.G176])/30" office:value-type="float" office:value="2220.66666666667" calcext:value-type="float">
            <text:p>2,221</text:p>
          </table:table-cell>
          <table:table-cell table:style-name="ce12" table:formula="of:=SUM([.H147:.H176])/30" office:value-type="float" office:value="273.3" calcext:value-type="float">
            <text:p>273</text:p>
          </table:table-cell>
          <table:table-cell table:style-name="ce12" table:number-columns-repeated="2"/>
          <table:table-cell table:number-columns-repeated="4"/>
          <table:table-cell table:style-name="ce5" table:number-columns-repeated="4"/>
          <table:table-cell table:style-name="ce12" table:formula="of:=SUM([.S147:.S176])/30" office:value-type="float" office:value="1762" calcext:value-type="float">
            <text:p>1,762</text:p>
          </table:table-cell>
          <table:table-cell table:style-name="ce12" table:formula="of:=SUM([.T147:.T176])/30" office:value-type="float" office:value="213.5" calcext:value-type="float">
            <text:p>214</text:p>
          </table:table-cell>
          <table:table-cell table:style-name="ce12" table:formula="of:=SUM([.U147:.U176])/30" office:value-type="float" office:value="1625.33333333333" calcext:value-type="float">
            <text:p>1,625</text:p>
          </table:table-cell>
          <table:table-cell table:style-name="ce12" table:formula="of:=SUM([.V147:.V176])/30" office:value-type="float" office:value="201.5" calcext:value-type="float">
            <text:p>202</text:p>
          </table:table-cell>
          <table:table-cell table:style-name="ce12" table:formula="of:=SUM([.W147:.W176])/30" office:value-type="float" office:value="1815.66666666667" calcext:value-type="float">
            <text:p>1,816</text:p>
          </table:table-cell>
          <table:table-cell table:style-name="ce12" table:formula="of:=SUM([.X147:.X176])/30" office:value-type="float" office:value="220.233333333333" calcext:value-type="float">
            <text:p>220</text:p>
          </table:table-cell>
          <table:table-cell table:style-name="ce12" table:formula="of:=SUM([.Y147:.Y176])/30" office:value-type="float" office:value="1822" calcext:value-type="float">
            <text:p>1,822</text:p>
          </table:table-cell>
          <table:table-cell table:style-name="ce12" table:formula="of:=SUM([.Z147:.Z176])/30" office:value-type="float" office:value="222.1" calcext:value-type="float">
            <text:p>222</text:p>
          </table:table-cell>
          <table:table-cell table:style-name="ce12" table:formula="of:=SUM([.AA147:.AA176])/30" office:value-type="float" office:value="1993.33333333333" calcext:value-type="float">
            <text:p>1,993</text:p>
          </table:table-cell>
          <table:table-cell table:style-name="ce12" table:formula="of:=SUM([.AB147:.AB176])/30" office:value-type="float" office:value="242.466666666667" calcext:value-type="float">
            <text:p>242</text:p>
          </table:table-cell>
          <table:table-cell table:style-name="ce12" office:value-type="float" office:value="1630" calcext:value-type="float">
            <text:p>1,630</text:p>
          </table:table-cell>
          <table:table-cell table:style-name="ce12" office:value-type="float" office:value="224" calcext:value-type="float">
            <text:p>224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147:.E176])" office:value-type="float" office:value="1671.49612932391" calcext:value-type="float">
            <text:p>1,671</text:p>
          </table:table-cell>
          <table:table-cell table:style-name="ce13" table:formula="of:=STDEV([.F147:.F176])" office:value-type="float" office:value="114.400365725643" calcext:value-type="float">
            <text:p>114</text:p>
          </table:table-cell>
          <table:table-cell table:style-name="ce13" table:formula="of:=STDEV([.G147:.G176])" office:value-type="float" office:value="691.704208924362" calcext:value-type="float">
            <text:p>692</text:p>
          </table:table-cell>
          <table:table-cell table:style-name="ce13" table:formula="of:=STDEV([.H147:.H176])" office:value-type="float" office:value="58.2131339606213" calcext:value-type="float">
            <text:p>58</text:p>
          </table:table-cell>
          <table:table-cell table:style-name="ce13" table:number-columns-repeated="2"/>
          <table:table-cell table:number-columns-repeated="4"/>
          <table:table-cell table:style-name="ce13" table:number-columns-repeated="4"/>
          <table:table-cell table:style-name="ce13" table:formula="of:=STDEV([.S147:.S176])" office:value-type="float" office:value="419.756908304039" calcext:value-type="float">
            <text:p>420</text:p>
          </table:table-cell>
          <table:table-cell table:style-name="ce13" table:formula="of:=STDEV([.T147:.T176])" office:value-type="float" office:value="44.5999458790456" calcext:value-type="float">
            <text:p>45</text:p>
          </table:table-cell>
          <table:table-cell table:style-name="ce13" table:formula="of:=STDEV([.U147:.U176])" office:value-type="float" office:value="347.629740933668" calcext:value-type="float">
            <text:p>348</text:p>
          </table:table-cell>
          <table:table-cell table:style-name="ce13" table:formula="of:=STDEV([.V147:.V176])" office:value-type="float" office:value="30.931236304266" calcext:value-type="float">
            <text:p>31</text:p>
          </table:table-cell>
          <table:table-cell table:style-name="ce13" table:formula="of:=STDEV([.W147:.W176])" office:value-type="float" office:value="400.737968678075" calcext:value-type="float">
            <text:p>401</text:p>
          </table:table-cell>
          <table:table-cell table:style-name="ce13" table:formula="of:=STDEV([.X147:.X176])" office:value-type="float" office:value="33.4392741768009" calcext:value-type="float">
            <text:p>33</text:p>
          </table:table-cell>
          <table:table-cell table:style-name="ce13" table:formula="of:=STDEV([.Y147:.Y176])" office:value-type="float" office:value="395.172594331065" calcext:value-type="float">
            <text:p>395</text:p>
          </table:table-cell>
          <table:table-cell table:style-name="ce13" table:formula="of:=STDEV([.Z147:.Z176])" office:value-type="float" office:value="39.2475345151417" calcext:value-type="float">
            <text:p>39</text:p>
          </table:table-cell>
          <table:table-cell table:style-name="ce13" table:formula="of:=STDEV([.AA147:.AA176])" office:value-type="float" office:value="546.451457498559" calcext:value-type="float">
            <text:p>546</text:p>
          </table:table-cell>
          <table:table-cell table:style-name="ce13" table:formula="of:=STDEV([.AB147:.AB176])" office:value-type="float" office:value="51.2301994270307" calcext:value-type="float">
            <text:p>51</text:p>
          </table:table-cell>
          <table:table-cell table:style-name="ce13" table:formula="of:=STDEV([.AC147:.AC176])" office:value-type="float" office:value="357.519551752149" calcext:value-type="float">
            <text:p>358</text:p>
          </table:table-cell>
          <table:table-cell table:style-name="ce13" table:formula="of:=STDEV([.AD147:.AD176])" office:value-type="float" office:value="28.9316475487494" calcext:value-type="float">
            <text:p>29</text:p>
          </table:table-cell>
        </table:table-row>
        <table:table-row table:style-name="ro1">
          <table:table-cell table:number-columns-repeated="30"/>
        </table:table-row>
        <table:table-row table:style-name="ro1" table:number-rows-repeated="138">
          <table:table-cell table:style-name="Default" table:number-columns-repeated="12"/>
          <table:table-cell table:number-columns-repeated="18"/>
        </table:table-row>
        <table:table-row table:style-name="ro1" table:number-rows-repeated="1048258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Costas" table:style-name="ta1">
        <table:table-column table:style-name="co7" table:default-cell-style-name="ce62"/>
        <table:table-column table:style-name="co11" table:default-cell-style-name="ce62"/>
        <table:table-column table:style-name="co7" table:number-columns-repeated="26" table:default-cell-style-name="Default"/>
        <table:table-column table:style-name="co7" table:default-cell-style-name="ce62"/>
        <table:table-row table:style-name="ro2">
          <table:table-cell table:style-name="ce55" office:value-type="string" calcext:value-type="string" table:number-columns-spanned="1" table:number-rows-spanned="2">
            <text:p>Instance</text:p>
          </table:table-cell>
          <table:table-cell table:style-name="ce61" office:value-type="string" calcext:value-type="string" table:number-columns-spanned="1" table:number-rows-spanned="2">
            <text:p>Cores </text:p>
          </table:table-cell>
          <table:table-cell table:style-name="ce63" office:value-type="string" calcext:value-type="string" table:number-columns-spanned="2" table:number-rows-spanned="1">
            <text:p>AS</text:p>
          </table:table-cell>
          <table:covered-table-cell table:style-name="ce56"/>
          <table:table-cell table:style-name="ce63" office:value-type="string" calcext:value-type="string" table:number-columns-spanned="2" table:number-rows-spanned="1">
            <text:p>St_a / 100% 1-1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St_a / 100% 1-n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St_a / 50% 1-1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St_a / 50% 1-n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St_b / 100% 1-1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St_b / 100% 1-n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St_b / 50% 1-1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St_b / 50% 1-n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St_c / 100% 1-1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St_c / 100% 1-n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St_c / 50% 1-1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St_c / 50% 1-n</text:p>
          </table:table-cell>
          <table:covered-table-cell table:style-name="ce63"/>
          <table:table-cell table:style-name="Default"/>
        </table:table-row>
        <table:table-row table:style-name="ro2">
          <table:covered-table-cell table:number-columns-repeated="2" table:style-name="ce56"/>
          <table:table-cell table:style-name="ce63" office:value-type="string" calcext:value-type="string">
            <text:p>Time</text:p>
          </table:table-cell>
          <table:table-cell table:style-name="ce56" office:value-type="string" calcext:value-type="string">
            <text:p>Iter.</text:p>
          </table:table-cell>
          <table:table-cell table:style-name="ce63" office:value-type="string" calcext:value-type="string">
            <text:p>Time</text:p>
          </table:table-cell>
          <table:table-cell table:style-name="ce56" office:value-type="string" calcext:value-type="string">
            <text:p>Iter.</text:p>
          </table:table-cell>
          <table:table-cell table:style-name="ce63" office:value-type="string" calcext:value-type="string">
            <text:p>Time</text:p>
          </table:table-cell>
          <table:table-cell table:style-name="ce56" office:value-type="string" calcext:value-type="string">
            <text:p>Iter.</text:p>
          </table:table-cell>
          <table:table-cell table:style-name="ce63" office:value-type="string" calcext:value-type="string">
            <text:p>Time</text:p>
          </table:table-cell>
          <table:table-cell table:style-name="ce56" office:value-type="string" calcext:value-type="string">
            <text:p>Iter.</text:p>
          </table:table-cell>
          <table:table-cell table:style-name="ce63" office:value-type="string" calcext:value-type="string">
            <text:p>Time</text:p>
          </table:table-cell>
          <table:table-cell table:style-name="ce56" office:value-type="string" calcext:value-type="string">
            <text:p>Iter.</text:p>
          </table:table-cell>
          <table:table-cell table:style-name="ce63" office:value-type="string" calcext:value-type="string">
            <text:p>Time</text:p>
          </table:table-cell>
          <table:table-cell table:style-name="ce56" office:value-type="string" calcext:value-type="string">
            <text:p>Iter.</text:p>
          </table:table-cell>
          <table:table-cell table:style-name="ce63" office:value-type="string" calcext:value-type="string">
            <text:p>Time</text:p>
          </table:table-cell>
          <table:table-cell table:style-name="ce56" office:value-type="string" calcext:value-type="string">
            <text:p>Iter.</text:p>
          </table:table-cell>
          <table:table-cell table:style-name="ce63" office:value-type="string" calcext:value-type="string">
            <text:p>Time</text:p>
          </table:table-cell>
          <table:table-cell table:style-name="ce56" office:value-type="string" calcext:value-type="string">
            <text:p>Iter.</text:p>
          </table:table-cell>
          <table:table-cell table:style-name="ce63" office:value-type="string" calcext:value-type="string">
            <text:p>Time</text:p>
          </table:table-cell>
          <table:table-cell table:style-name="ce56" office:value-type="string" calcext:value-type="string">
            <text:p>Iter.</text:p>
          </table:table-cell>
          <table:table-cell table:style-name="ce63" office:value-type="string" calcext:value-type="string">
            <text:p>Time</text:p>
          </table:table-cell>
          <table:table-cell table:style-name="ce56" office:value-type="string" calcext:value-type="string">
            <text:p>Iter.</text:p>
          </table:table-cell>
          <table:table-cell table:style-name="ce63" office:value-type="string" calcext:value-type="string">
            <text:p>Time</text:p>
          </table:table-cell>
          <table:table-cell table:style-name="ce56" office:value-type="string" calcext:value-type="string">
            <text:p>Iter.</text:p>
          </table:table-cell>
          <table:table-cell table:style-name="ce63" office:value-type="string" calcext:value-type="string">
            <text:p>Time</text:p>
          </table:table-cell>
          <table:table-cell table:style-name="ce56" office:value-type="string" calcext:value-type="string">
            <text:p>Iter.</text:p>
          </table:table-cell>
          <table:table-cell table:style-name="ce63" office:value-type="string" calcext:value-type="string">
            <text:p>Time</text:p>
          </table:table-cell>
          <table:table-cell table:style-name="ce56" office:value-type="string" calcext:value-type="string">
            <text:p>Iter.</text:p>
          </table:table-cell>
          <table:table-cell table:style-name="Default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40" calcext:value-type="float">
            <text:p>40</text:p>
          </table:table-cell>
          <table:table-cell table:style-name="ce87" office:value-type="float" office:value="1810" calcext:value-type="float">
            <text:p>1,810</text:p>
          </table:table-cell>
          <table:table-cell table:style-name="ce87" office:value-type="float" office:value="19861" calcext:value-type="float">
            <text:p>19,861</text:p>
          </table:table-cell>
          <table:table-cell table:style-name="ce90" office:value-type="float" office:value="860" calcext:value-type="float">
            <text:p>860</text:p>
          </table:table-cell>
          <table:table-cell table:style-name="ce90" office:value-type="float" office:value="9481" calcext:value-type="float">
            <text:p>9,481</text:p>
          </table:table-cell>
          <table:table-cell table:style-name="ce80" office:value-type="float" office:value="1000" calcext:value-type="float">
            <text:p>1,000</text:p>
          </table:table-cell>
          <table:table-cell table:style-name="ce80" office:value-type="float" office:value="13702" calcext:value-type="float">
            <text:p>13,702</text:p>
          </table:table-cell>
          <table:table-cell table:style-name="ce90" office:value-type="float" office:value="330" calcext:value-type="float">
            <text:p>330</text:p>
          </table:table-cell>
          <table:table-cell table:style-name="ce90" office:value-type="float" office:value="3964" calcext:value-type="float">
            <text:p>3,964</text:p>
          </table:table-cell>
          <table:table-cell table:style-name="ce79" office:value-type="float" office:value="760" calcext:value-type="float">
            <text:p>760</text:p>
          </table:table-cell>
          <table:table-cell table:style-name="ce79" office:value-type="float" office:value="12946" calcext:value-type="float">
            <text:p>12,946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322" calcext:value-type="float">
            <text:p>322</text:p>
          </table:table-cell>
          <table:table-cell table:style-name="ce79" office:value-type="float" office:value="2420" calcext:value-type="float">
            <text:p>2,420</text:p>
          </table:table-cell>
          <table:table-cell table:style-name="ce79" office:value-type="float" office:value="32411" calcext:value-type="float">
            <text:p>32,411</text:p>
          </table:table-cell>
          <table:table-cell table:style-name="ce90" office:value-type="float" office:value="990" calcext:value-type="float">
            <text:p>990</text:p>
          </table:table-cell>
          <table:table-cell table:style-name="ce90" office:value-type="float" office:value="13492" calcext:value-type="float">
            <text:p>13,492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4852" calcext:value-type="float">
            <text:p>4,852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340" calcext:value-type="float">
            <text:p>340</text:p>
          </table:table-cell>
          <table:table-cell table:style-name="ce80" office:value-type="float" office:value="960" calcext:value-type="float">
            <text:p>960</text:p>
          </table:table-cell>
          <table:table-cell table:style-name="ce80" office:value-type="float" office:value="18532" calcext:value-type="float">
            <text:p>18,532</text:p>
          </table:table-cell>
          <table:table-cell table:style-name="ce90" office:value-type="float" office:value="1990" calcext:value-type="float">
            <text:p>1,990</text:p>
          </table:table-cell>
          <table:table-cell table:style-name="ce90" office:value-type="float" office:value="24955" calcext:value-type="float">
            <text:p>24,955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float" office:value="793" calcext:value-type="float">
            <text:p>793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250" calcext:value-type="float">
            <text:p>250</text:p>
          </table:table-cell>
          <table:table-cell table:style-name="ce87" office:value-type="float" office:value="4672" calcext:value-type="float">
            <text:p>4,672</text:p>
          </table:table-cell>
          <table:table-cell table:style-name="ce91" office:value-type="float" office:value="810" calcext:value-type="float">
            <text:p>810</text:p>
          </table:table-cell>
          <table:table-cell table:style-name="ce91" office:value-type="float" office:value="7954" calcext:value-type="float">
            <text:p>7,954</text:p>
          </table:table-cell>
          <table:table-cell table:style-name="ce79" office:value-type="float" office:value="170" calcext:value-type="float">
            <text:p>170</text:p>
          </table:table-cell>
          <table:table-cell table:style-name="ce79" office:value-type="float" office:value="1648" calcext:value-type="float">
            <text:p>1,648</text:p>
          </table:table-cell>
          <table:table-cell table:style-name="ce91" office:value-type="float" office:value="550" calcext:value-type="float">
            <text:p>550</text:p>
          </table:table-cell>
          <table:table-cell table:style-name="ce91" office:value-type="float" office:value="10750" calcext:value-type="float">
            <text:p>10,750</text:p>
          </table:table-cell>
          <table:table-cell table:style-name="ce82" office:value-type="float" office:value="140" calcext:value-type="float">
            <text:p>140</text:p>
          </table:table-cell>
          <table:table-cell table:style-name="ce82" office:value-type="float" office:value="1963" calcext:value-type="float">
            <text:p>1,963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5560" calcext:value-type="float">
            <text:p>5,560</text:p>
          </table:table-cell>
          <table:table-cell table:style-name="ce80" office:value-type="float" office:value="1690" calcext:value-type="float">
            <text:p>1,690</text:p>
          </table:table-cell>
          <table:table-cell table:style-name="ce80" office:value-type="float" office:value="17034" calcext:value-type="float">
            <text:p>17,034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654" calcext:value-type="float">
            <text:p>1,654</text:p>
          </table:table-cell>
          <table:table-cell table:style-name="ce82" office:value-type="float" office:value="2190" calcext:value-type="float">
            <text:p>2,190</text:p>
          </table:table-cell>
          <table:table-cell table:style-name="ce82" office:value-type="float" office:value="27028" calcext:value-type="float">
            <text:p>27,028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936" calcext:value-type="float">
            <text:p>1,936</text:p>
          </table:table-cell>
          <table:table-cell table:style-name="ce79" office:value-type="float" office:value="980" calcext:value-type="float">
            <text:p>980</text:p>
          </table:table-cell>
          <table:table-cell table:style-name="ce79" office:value-type="float" office:value="10132" calcext:value-type="float">
            <text:p>10,132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51" calcext:value-type="float">
            <text:p>551</text:p>
          </table:table-cell>
          <table:table-cell table:style-name="ce82" office:value-type="float" office:value="360" calcext:value-type="float">
            <text:p>360</text:p>
          </table:table-cell>
          <table:table-cell table:style-name="ce82" office:value-type="float" office:value="5321" calcext:value-type="float">
            <text:p>5,321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120" calcext:value-type="float">
            <text:p>120</text:p>
          </table:table-cell>
          <table:table-cell table:style-name="ce87" office:value-type="float" office:value="1234" calcext:value-type="float">
            <text:p>1,234</text:p>
          </table:table-cell>
          <table:table-cell table:style-name="ce90" office:value-type="float" office:value="830" calcext:value-type="float">
            <text:p>830</text:p>
          </table:table-cell>
          <table:table-cell table:style-name="ce90" office:value-type="float" office:value="7870" calcext:value-type="float">
            <text:p>7,870</text:p>
          </table:table-cell>
          <table:table-cell table:style-name="ce79" office:value-type="float" office:value="350" calcext:value-type="float">
            <text:p>350</text:p>
          </table:table-cell>
          <table:table-cell table:style-name="ce79" office:value-type="float" office:value="4172" calcext:value-type="float">
            <text:p>4,172</text:p>
          </table:table-cell>
          <table:table-cell table:style-name="ce90" office:value-type="float" office:value="840" calcext:value-type="float">
            <text:p>840</text:p>
          </table:table-cell>
          <table:table-cell table:style-name="ce90" office:value-type="float" office:value="15835" calcext:value-type="float">
            <text:p>15,835</text:p>
          </table:table-cell>
          <table:table-cell table:style-name="ce82" office:value-type="float" office:value="120" calcext:value-type="float">
            <text:p>120</text:p>
          </table:table-cell>
          <table:table-cell table:style-name="ce82" office:value-type="float" office:value="1384" calcext:value-type="float">
            <text:p>1,384</text:p>
          </table:table-cell>
          <table:table-cell table:style-name="ce90" office:value-type="float" office:value="790" calcext:value-type="float">
            <text:p>790</text:p>
          </table:table-cell>
          <table:table-cell table:style-name="ce90" office:value-type="float" office:value="9226" calcext:value-type="float">
            <text:p>9,226</text:p>
          </table:table-cell>
          <table:table-cell table:style-name="ce79" office:value-type="float" office:value="650" calcext:value-type="float">
            <text:p>650</text:p>
          </table:table-cell>
          <table:table-cell table:style-name="ce79" office:value-type="float" office:value="6397" calcext:value-type="float">
            <text:p>6,397</text:p>
          </table:table-cell>
          <table:table-cell table:style-name="ce91" office:value-type="float" office:value="960" calcext:value-type="float">
            <text:p>960</text:p>
          </table:table-cell>
          <table:table-cell table:style-name="ce91" office:value-type="float" office:value="19321" calcext:value-type="float">
            <text:p>19,321</text:p>
          </table:table-cell>
          <table:table-cell table:style-name="ce79" office:value-type="float" office:value="810" calcext:value-type="float">
            <text:p>810</text:p>
          </table:table-cell>
          <table:table-cell table:style-name="ce79" office:value-type="float" office:value="13510" calcext:value-type="float">
            <text:p>13,510</text:p>
          </table:table-cell>
          <table:table-cell table:style-name="ce91" office:value-type="float" office:value="180" calcext:value-type="float">
            <text:p>180</text:p>
          </table:table-cell>
          <table:table-cell table:style-name="ce91" office:value-type="float" office:value="1966" calcext:value-type="float">
            <text:p>1,966</text:p>
          </table:table-cell>
          <table:table-cell table:style-name="ce79" office:value-type="float" office:value="290" calcext:value-type="float">
            <text:p>290</text:p>
          </table:table-cell>
          <table:table-cell table:style-name="ce79" office:value-type="float" office:value="3196" calcext:value-type="float">
            <text:p>3,196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15226" calcext:value-type="float">
            <text:p>15,226</text:p>
          </table:table-cell>
          <table:table-cell table:style-name="ce82" office:value-type="float" office:value="220" calcext:value-type="float">
            <text:p>220</text:p>
          </table:table-cell>
          <table:table-cell table:style-name="ce82" office:value-type="float" office:value="2374" calcext:value-type="float">
            <text:p>2,374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440" calcext:value-type="float">
            <text:p>440</text:p>
          </table:table-cell>
          <table:table-cell table:style-name="ce87" office:value-type="float" office:value="5205" calcext:value-type="float">
            <text:p>5,205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2947" calcext:value-type="float">
            <text:p>2,947</text:p>
          </table:table-cell>
          <table:table-cell table:style-name="ce80" office:value-type="float" office:value="350" calcext:value-type="float">
            <text:p>350</text:p>
          </table:table-cell>
          <table:table-cell table:style-name="ce80" office:value-type="float" office:value="3617" calcext:value-type="float">
            <text:p>3,617</text:p>
          </table:table-cell>
          <table:table-cell table:style-name="ce94" office:value-type="float" office:value="280" calcext:value-type="float">
            <text:p>280</text:p>
          </table:table-cell>
          <table:table-cell table:style-name="ce94" office:value-type="float" office:value="3019" calcext:value-type="float">
            <text:p>3,019</text:p>
          </table:table-cell>
          <table:table-cell table:style-name="ce80" office:value-type="float" office:value="780" calcext:value-type="float">
            <text:p>780</text:p>
          </table:table-cell>
          <table:table-cell table:style-name="ce80" office:value-type="float" office:value="9553" calcext:value-type="float">
            <text:p>9,553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541" calcext:value-type="float">
            <text:p>541</text:p>
          </table:table-cell>
          <table:table-cell table:style-name="ce79" office:value-type="float" office:value="1200" calcext:value-type="float">
            <text:p>1,200</text:p>
          </table:table-cell>
          <table:table-cell table:style-name="ce79" office:value-type="float" office:value="22472" calcext:value-type="float">
            <text:p>22,472</text:p>
          </table:table-cell>
          <table:table-cell table:style-name="ce90" office:value-type="float" office:value="570" calcext:value-type="float">
            <text:p>570</text:p>
          </table:table-cell>
          <table:table-cell table:style-name="ce90" office:value-type="float" office:value="12136" calcext:value-type="float">
            <text:p>12,136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float" office:value="814" calcext:value-type="float">
            <text:p>814</text:p>
          </table:table-cell>
          <table:table-cell table:style-name="ce90" office:value-type="float" office:value="1170" calcext:value-type="float">
            <text:p>1,170</text:p>
          </table:table-cell>
          <table:table-cell table:style-name="ce90" office:value-type="float" office:value="11605" calcext:value-type="float">
            <text:p>11,605</text:p>
          </table:table-cell>
          <table:table-cell table:style-name="ce79" office:value-type="float" office:value="540" calcext:value-type="float">
            <text:p>540</text:p>
          </table:table-cell>
          <table:table-cell table:style-name="ce79" office:value-type="float" office:value="5428" calcext:value-type="float">
            <text:p>5,428</text:p>
          </table:table-cell>
          <table:table-cell table:style-name="ce91" office:value-type="float" office:value="730" calcext:value-type="float">
            <text:p>730</text:p>
          </table:table-cell>
          <table:table-cell table:style-name="ce91" office:value-type="float" office:value="7378" calcext:value-type="float">
            <text:p>7,378</text:p>
          </table:table-cell>
          <table:table-cell table:style-name="ce82" office:value-type="float" office:value="210" calcext:value-type="float">
            <text:p>210</text:p>
          </table:table-cell>
          <table:table-cell table:style-name="ce82" office:value-type="float" office:value="2416" calcext:value-type="float">
            <text:p>2,416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1570" calcext:value-type="float">
            <text:p>1,570</text:p>
          </table:table-cell>
          <table:table-cell table:style-name="ce87" office:value-type="float" office:value="16639" calcext:value-type="float">
            <text:p>16,639</text:p>
          </table:table-cell>
          <table:table-cell table:style-name="ce90" office:value-type="float" office:value="180" calcext:value-type="float">
            <text:p>180</text:p>
          </table:table-cell>
          <table:table-cell table:style-name="ce90" office:value-type="float" office:value="2252" calcext:value-type="float">
            <text:p>2,252</text:p>
          </table:table-cell>
          <table:table-cell table:style-name="ce79" office:value-type="float" office:value="210" calcext:value-type="float">
            <text:p>210</text:p>
          </table:table-cell>
          <table:table-cell table:style-name="ce79" office:value-type="float" office:value="2593" calcext:value-type="float">
            <text:p>2,593</text:p>
          </table:table-cell>
          <table:table-cell table:style-name="ce94" office:value-type="float" office:value="960" calcext:value-type="float">
            <text:p>960</text:p>
          </table:table-cell>
          <table:table-cell table:style-name="ce94" office:value-type="float" office:value="11142" calcext:value-type="float">
            <text:p>11,142</text:p>
          </table:table-cell>
          <table:table-cell table:style-name="ce82" office:value-type="float" office:value="720" calcext:value-type="float">
            <text:p>720</text:p>
          </table:table-cell>
          <table:table-cell table:style-name="ce82" office:value-type="float" office:value="12013" calcext:value-type="float">
            <text:p>12,013</text:p>
          </table:table-cell>
          <table:table-cell table:style-name="ce90" office:value-type="float" office:value="1280" calcext:value-type="float">
            <text:p>1,280</text:p>
          </table:table-cell>
          <table:table-cell table:style-name="ce90" office:value-type="float" office:value="20420" calcext:value-type="float">
            <text:p>20,420</text:p>
          </table:table-cell>
          <table:table-cell table:style-name="ce80" office:value-type="float" office:value="640" calcext:value-type="float">
            <text:p>640</text:p>
          </table:table-cell>
          <table:table-cell table:style-name="ce80" office:value-type="float" office:value="6389" calcext:value-type="float">
            <text:p>6,389</text:p>
          </table:table-cell>
          <table:table-cell table:style-name="ce91" office:value-type="float" office:value="230" calcext:value-type="float">
            <text:p>230</text:p>
          </table:table-cell>
          <table:table-cell table:style-name="ce91" office:value-type="float" office:value="4858" calcext:value-type="float">
            <text:p>4,858</text:p>
          </table:table-cell>
          <table:table-cell table:style-name="ce79" office:value-type="float" office:value="680" calcext:value-type="float">
            <text:p>680</text:p>
          </table:table-cell>
          <table:table-cell table:style-name="ce79" office:value-type="float" office:value="12859" calcext:value-type="float">
            <text:p>12,859</text:p>
          </table:table-cell>
          <table:table-cell table:style-name="ce90" office:value-type="float" office:value="520" calcext:value-type="float">
            <text:p>520</text:p>
          </table:table-cell>
          <table:table-cell table:style-name="ce90" office:value-type="float" office:value="10654" calcext:value-type="float">
            <text:p>10,654</text:p>
          </table:table-cell>
          <table:table-cell table:style-name="ce80" office:value-type="float" office:value="1300" calcext:value-type="float">
            <text:p>1,300</text:p>
          </table:table-cell>
          <table:table-cell table:style-name="ce80" office:value-type="float" office:value="26122" calcext:value-type="float">
            <text:p>26,122</text:p>
          </table:table-cell>
          <table:table-cell table:style-name="ce90" office:value-type="float" office:value="1200" calcext:value-type="float">
            <text:p>1,200</text:p>
          </table:table-cell>
          <table:table-cell table:style-name="ce90" office:value-type="float" office:value="14257" calcext:value-type="float">
            <text:p>14,257</text:p>
          </table:table-cell>
          <table:table-cell table:style-name="ce80" office:value-type="float" office:value="540" calcext:value-type="float">
            <text:p>540</text:p>
          </table:table-cell>
          <table:table-cell table:style-name="ce80" office:value-type="float" office:value="7306" calcext:value-type="float">
            <text:p>7,306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340" calcext:value-type="float">
            <text:p>340</text:p>
          </table:table-cell>
          <table:table-cell table:style-name="ce87" office:value-type="float" office:value="4840" calcext:value-type="float">
            <text:p>4,840</text:p>
          </table:table-cell>
          <table:table-cell table:style-name="ce91" office:value-type="float" office:value="300" calcext:value-type="float">
            <text:p>300</text:p>
          </table:table-cell>
          <table:table-cell table:style-name="ce91" office:value-type="float" office:value="3106" calcext:value-type="float">
            <text:p>3,106</text:p>
          </table:table-cell>
          <table:table-cell table:style-name="ce79" office:value-type="float" office:value="200" calcext:value-type="float">
            <text:p>200</text:p>
          </table:table-cell>
          <table:table-cell table:style-name="ce79" office:value-type="float" office:value="1976" calcext:value-type="float">
            <text:p>1,976</text:p>
          </table:table-cell>
          <table:table-cell table:style-name="ce91" office:value-type="float" office:value="1030" calcext:value-type="float">
            <text:p>1,030</text:p>
          </table:table-cell>
          <table:table-cell table:style-name="ce91" office:value-type="float" office:value="15841" calcext:value-type="float">
            <text:p>15,841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72" calcext:value-type="float">
            <text:p>172</text:p>
          </table:table-cell>
          <table:table-cell table:style-name="ce90" office:value-type="float" office:value="1240" calcext:value-type="float">
            <text:p>1,240</text:p>
          </table:table-cell>
          <table:table-cell table:style-name="ce90" office:value-type="float" office:value="12358" calcext:value-type="float">
            <text:p>12,358</text:p>
          </table:table-cell>
          <table:table-cell table:style-name="ce79" office:value-type="float" office:value="610" calcext:value-type="float">
            <text:p>610</text:p>
          </table:table-cell>
          <table:table-cell table:style-name="ce79" office:value-type="float" office:value="5670" calcext:value-type="float">
            <text:p>5,670</text:p>
          </table:table-cell>
          <table:table-cell table:style-name="ce94" office:value-type="float" office:value="740" calcext:value-type="float">
            <text:p>740</text:p>
          </table:table-cell>
          <table:table-cell table:style-name="ce94" office:value-type="float" office:value="8590" calcext:value-type="float">
            <text:p>8,590</text:p>
          </table:table-cell>
          <table:table-cell table:style-name="ce82" office:value-type="float" office:value="630" calcext:value-type="float">
            <text:p>630</text:p>
          </table:table-cell>
          <table:table-cell table:style-name="ce82" office:value-type="float" office:value="6412" calcext:value-type="float">
            <text:p>6,412</text:p>
          </table:table-cell>
          <table:table-cell table:style-name="ce91" office:value-type="float" office:value="390" calcext:value-type="float">
            <text:p>390</text:p>
          </table:table-cell>
          <table:table-cell table:style-name="ce91" office:value-type="float" office:value="5275" calcext:value-type="float">
            <text:p>5,275</text:p>
          </table:table-cell>
          <table:table-cell table:style-name="ce79" office:value-type="float" office:value="180" calcext:value-type="float">
            <text:p>180</text:p>
          </table:table-cell>
          <table:table-cell table:style-name="ce79" office:value-type="float" office:value="2005" calcext:value-type="float">
            <text:p>2,005</text:p>
          </table:table-cell>
          <table:table-cell table:style-name="ce91" office:value-type="float" office:value="720" calcext:value-type="float">
            <text:p>720</text:p>
          </table:table-cell>
          <table:table-cell table:style-name="ce91" office:value-type="float" office:value="9265" calcext:value-type="float">
            <text:p>9,265</text:p>
          </table:table-cell>
          <table:table-cell table:style-name="ce79" office:value-type="float" office:value="40" calcext:value-type="float">
            <text:p>40</text:p>
          </table:table-cell>
          <table:table-cell table:style-name="ce79" office:value-type="float" office:value="583" calcext:value-type="float">
            <text:p>583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450" calcext:value-type="float">
            <text:p>450</text:p>
          </table:table-cell>
          <table:table-cell table:style-name="ce87" office:value-type="float" office:value="4831" calcext:value-type="float">
            <text:p>4,831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3978" calcext:value-type="float">
            <text:p>3,978</text:p>
          </table:table-cell>
          <table:table-cell table:style-name="ce79" office:value-type="float" office:value="160" calcext:value-type="float">
            <text:p>160</text:p>
          </table:table-cell>
          <table:table-cell table:style-name="ce79" office:value-type="float" office:value="1617" calcext:value-type="float">
            <text:p>1,617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5251" calcext:value-type="float">
            <text:p>5,251</text:p>
          </table:table-cell>
          <table:table-cell table:style-name="ce79" office:value-type="float" office:value="570" calcext:value-type="float">
            <text:p>570</text:p>
          </table:table-cell>
          <table:table-cell table:style-name="ce79" office:value-type="float" office:value="7855" calcext:value-type="float">
            <text:p>7,855</text:p>
          </table:table-cell>
          <table:table-cell table:style-name="ce90" office:value-type="float" office:value="850" calcext:value-type="float">
            <text:p>850</text:p>
          </table:table-cell>
          <table:table-cell table:style-name="ce90" office:value-type="float" office:value="10123" calcext:value-type="float">
            <text:p>10,123</text:p>
          </table:table-cell>
          <table:table-cell table:style-name="ce79" office:value-type="float" office:value="920" calcext:value-type="float">
            <text:p>920</text:p>
          </table:table-cell>
          <table:table-cell table:style-name="ce79" office:value-type="float" office:value="9427" calcext:value-type="float">
            <text:p>9,427</text:p>
          </table:table-cell>
          <table:table-cell table:style-name="ce90" office:value-type="float" office:value="410" calcext:value-type="float">
            <text:p>410</text:p>
          </table:table-cell>
          <table:table-cell table:style-name="ce90" office:value-type="float" office:value="5498" calcext:value-type="float">
            <text:p>5,498</text:p>
          </table:table-cell>
          <table:table-cell table:style-name="ce82" office:value-type="float" office:value="120" calcext:value-type="float">
            <text:p>120</text:p>
          </table:table-cell>
          <table:table-cell table:style-name="ce82" office:value-type="float" office:value="1390" calcext:value-type="float">
            <text:p>1,390</text:p>
          </table:table-cell>
          <table:table-cell table:style-name="ce91" office:value-type="float" office:value="380" calcext:value-type="float">
            <text:p>380</text:p>
          </table:table-cell>
          <table:table-cell table:style-name="ce91" office:value-type="float" office:value="4012" calcext:value-type="float">
            <text:p>4,012</text:p>
          </table:table-cell>
          <table:table-cell table:style-name="ce80" office:value-type="float" office:value="140" calcext:value-type="float">
            <text:p>140</text:p>
          </table:table-cell>
          <table:table-cell table:style-name="ce80" office:value-type="float" office:value="2065" calcext:value-type="float">
            <text:p>2,065</text:p>
          </table:table-cell>
          <table:table-cell table:style-name="ce90" office:value-type="float" office:value="870" calcext:value-type="float">
            <text:p>870</text:p>
          </table:table-cell>
          <table:table-cell table:style-name="ce90" office:value-type="float" office:value="10972" calcext:value-type="float">
            <text:p>10,972</text:p>
          </table:table-cell>
          <table:table-cell table:style-name="ce82" office:value-type="float" office:value="410" calcext:value-type="float">
            <text:p>410</text:p>
          </table:table-cell>
          <table:table-cell table:style-name="ce82" office:value-type="float" office:value="4288" calcext:value-type="float">
            <text:p>4,288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120" calcext:value-type="float">
            <text:p>120</text:p>
          </table:table-cell>
          <table:table-cell table:style-name="ce87" office:value-type="float" office:value="2306" calcext:value-type="float">
            <text:p>2,306</text:p>
          </table:table-cell>
          <table:table-cell table:style-name="ce90" office:value-type="float" office:value="190" calcext:value-type="float">
            <text:p>190</text:p>
          </table:table-cell>
          <table:table-cell table:style-name="ce90" office:value-type="float" office:value="2392" calcext:value-type="float">
            <text:p>2,392</text:p>
          </table:table-cell>
          <table:table-cell table:style-name="ce80" office:value-type="float" office:value="370" calcext:value-type="float">
            <text:p>370</text:p>
          </table:table-cell>
          <table:table-cell table:style-name="ce80" office:value-type="float" office:value="4336" calcext:value-type="float">
            <text:p>4,336</text:p>
          </table:table-cell>
          <table:table-cell table:style-name="ce90" office:value-type="float" office:value="330" calcext:value-type="float">
            <text:p>330</text:p>
          </table:table-cell>
          <table:table-cell table:style-name="ce90" office:value-type="float" office:value="4153" calcext:value-type="float">
            <text:p>4,153</text:p>
          </table:table-cell>
          <table:table-cell table:style-name="ce82" office:value-type="float" office:value="110" calcext:value-type="float">
            <text:p>110</text:p>
          </table:table-cell>
          <table:table-cell table:style-name="ce82" office:value-type="float" office:value="1259" calcext:value-type="float">
            <text:p>1,259</text:p>
          </table:table-cell>
          <table:table-cell table:style-name="ce91" office:value-type="float" office:value="280" calcext:value-type="float">
            <text:p>280</text:p>
          </table:table-cell>
          <table:table-cell table:style-name="ce91" office:value-type="float" office:value="4840" calcext:value-type="float">
            <text:p>4,840</text:p>
          </table:table-cell>
          <table:table-cell table:style-name="ce79" office:value-type="float" office:value="250" calcext:value-type="float">
            <text:p>250</text:p>
          </table:table-cell>
          <table:table-cell table:style-name="ce79" office:value-type="float" office:value="3058" calcext:value-type="float">
            <text:p>3,058</text:p>
          </table:table-cell>
          <table:table-cell table:style-name="ce91" office:value-type="float" office:value="320" calcext:value-type="float">
            <text:p>320</text:p>
          </table:table-cell>
          <table:table-cell table:style-name="ce91" office:value-type="float" office:value="4429" calcext:value-type="float">
            <text:p>4,429</text:p>
          </table:table-cell>
          <table:table-cell table:style-name="ce80" office:value-type="float" office:value="440" calcext:value-type="float">
            <text:p>440</text:p>
          </table:table-cell>
          <table:table-cell table:style-name="ce80" office:value-type="float" office:value="4309" calcext:value-type="float">
            <text:p>4,309</text:p>
          </table:table-cell>
          <table:table-cell table:style-name="ce90" office:value-type="float" office:value="660" calcext:value-type="float">
            <text:p>660</text:p>
          </table:table-cell>
          <table:table-cell table:style-name="ce90" office:value-type="float" office:value="6797" calcext:value-type="float">
            <text:p>6,797</text:p>
          </table:table-cell>
          <table:table-cell table:style-name="ce79" office:value-type="float" office:value="170" calcext:value-type="float">
            <text:p>170</text:p>
          </table:table-cell>
          <table:table-cell table:style-name="ce79" office:value-type="float" office:value="1849" calcext:value-type="float">
            <text:p>1,849</text:p>
          </table:table-cell>
          <table:table-cell table:style-name="ce94" office:value-type="float" office:value="270" calcext:value-type="float">
            <text:p>270</text:p>
          </table:table-cell>
          <table:table-cell table:style-name="ce94" office:value-type="float" office:value="5617" calcext:value-type="float">
            <text:p>5,617</text:p>
          </table:table-cell>
          <table:table-cell table:style-name="ce82" office:value-type="float" office:value="870" calcext:value-type="float">
            <text:p>870</text:p>
          </table:table-cell>
          <table:table-cell table:style-name="ce82" office:value-type="float" office:value="12076" calcext:value-type="float">
            <text:p>12,076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1020" calcext:value-type="float">
            <text:p>1,020</text:p>
          </table:table-cell>
          <table:table-cell table:style-name="ce87" office:value-type="float" office:value="10638" calcext:value-type="float">
            <text:p>10,638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868" calcext:value-type="float">
            <text:p>1,868</text:p>
          </table:table-cell>
          <table:table-cell table:style-name="ce79" office:value-type="float" office:value="1040" calcext:value-type="float">
            <text:p>1,040</text:p>
          </table:table-cell>
          <table:table-cell table:style-name="ce79" office:value-type="float" office:value="16596" calcext:value-type="float">
            <text:p>16,596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3313" calcext:value-type="float">
            <text:p>3,313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3496" calcext:value-type="float">
            <text:p>3,496</text:p>
          </table:table-cell>
          <table:table-cell table:style-name="ce91" office:value-type="float" office:value="880" calcext:value-type="float">
            <text:p>880</text:p>
          </table:table-cell>
          <table:table-cell table:style-name="ce91" office:value-type="float" office:value="10507" calcext:value-type="float">
            <text:p>10,507</text:p>
          </table:table-cell>
          <table:table-cell table:style-name="ce80" office:value-type="float" office:value="960" calcext:value-type="float">
            <text:p>960</text:p>
          </table:table-cell>
          <table:table-cell table:style-name="ce80" office:value-type="float" office:value="16715" calcext:value-type="float">
            <text:p>16,715</text:p>
          </table:table-cell>
          <table:table-cell table:style-name="ce91" office:value-type="float" office:value="300" calcext:value-type="float">
            <text:p>300</text:p>
          </table:table-cell>
          <table:table-cell table:style-name="ce91" office:value-type="float" office:value="4039" calcext:value-type="float">
            <text:p>4,039</text:p>
          </table:table-cell>
          <table:table-cell table:style-name="ce79" office:value-type="float" office:value="490" calcext:value-type="float">
            <text:p>490</text:p>
          </table:table-cell>
          <table:table-cell table:style-name="ce79" office:value-type="float" office:value="5614" calcext:value-type="float">
            <text:p>5,614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4321" calcext:value-type="float">
            <text:p>4,321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2233" calcext:value-type="float">
            <text:p>2,233</text:p>
          </table:table-cell>
          <table:table-cell table:style-name="ce94" office:value-type="float" office:value="190" calcext:value-type="float">
            <text:p>190</text:p>
          </table:table-cell>
          <table:table-cell table:style-name="ce94" office:value-type="float" office:value="2620" calcext:value-type="float">
            <text:p>2,620</text:p>
          </table:table-cell>
          <table:table-cell table:style-name="ce80" office:value-type="float" office:value="580" calcext:value-type="float">
            <text:p>580</text:p>
          </table:table-cell>
          <table:table-cell table:style-name="ce80" office:value-type="float" office:value="11218" calcext:value-type="float">
            <text:p>11,218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200" calcext:value-type="float">
            <text:p>200</text:p>
          </table:table-cell>
          <table:table-cell table:style-name="ce87" office:value-type="float" office:value="2539" calcext:value-type="float">
            <text:p>2,539</text:p>
          </table:table-cell>
          <table:table-cell table:style-name="ce90" office:value-type="float" office:value="740" calcext:value-type="float">
            <text:p>740</text:p>
          </table:table-cell>
          <table:table-cell table:style-name="ce90" office:value-type="float" office:value="6670" calcext:value-type="float">
            <text:p>6,670</text:p>
          </table:table-cell>
          <table:table-cell table:style-name="ce79" office:value-type="float" office:value="150" calcext:value-type="float">
            <text:p>150</text:p>
          </table:table-cell>
          <table:table-cell table:style-name="ce79" office:value-type="float" office:value="1891" calcext:value-type="float">
            <text:p>1,891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4834" calcext:value-type="float">
            <text:p>4,834</text:p>
          </table:table-cell>
          <table:table-cell table:style-name="ce79" office:value-type="float" office:value="1270" calcext:value-type="float">
            <text:p>1,270</text:p>
          </table:table-cell>
          <table:table-cell table:style-name="ce79" office:value-type="float" office:value="22888" calcext:value-type="float">
            <text:p>22,888</text:p>
          </table:table-cell>
          <table:table-cell table:style-name="ce90" office:value-type="float" office:value="430" calcext:value-type="float">
            <text:p>430</text:p>
          </table:table-cell>
          <table:table-cell table:style-name="ce90" office:value-type="float" office:value="5125" calcext:value-type="float">
            <text:p>5,125</text:p>
          </table:table-cell>
          <table:table-cell table:style-name="ce80" office:value-type="float" office:value="940" calcext:value-type="float">
            <text:p>940</text:p>
          </table:table-cell>
          <table:table-cell table:style-name="ce80" office:value-type="float" office:value="9898" calcext:value-type="float">
            <text:p>9,898</text:p>
          </table:table-cell>
          <table:table-cell table:style-name="ce94" office:value-type="float" office:value="320" calcext:value-type="float">
            <text:p>320</text:p>
          </table:table-cell>
          <table:table-cell table:style-name="ce94" office:value-type="float" office:value="4123" calcext:value-type="float">
            <text:p>4,123</text:p>
          </table:table-cell>
          <table:table-cell table:style-name="ce80" office:value-type="float" office:value="450" calcext:value-type="float">
            <text:p>450</text:p>
          </table:table-cell>
          <table:table-cell table:style-name="ce80" office:value-type="float" office:value="9082" calcext:value-type="float">
            <text:p>9,082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2527" calcext:value-type="float">
            <text:p>2,527</text:p>
          </table:table-cell>
          <table:table-cell table:style-name="ce80" office:value-type="float" office:value="400" calcext:value-type="float">
            <text:p>400</text:p>
          </table:table-cell>
          <table:table-cell table:style-name="ce80" office:value-type="float" office:value="4198" calcext:value-type="float">
            <text:p>4,198</text:p>
          </table:table-cell>
          <table:table-cell table:style-name="ce90" office:value-type="float" office:value="1010" calcext:value-type="float">
            <text:p>1,010</text:p>
          </table:table-cell>
          <table:table-cell table:style-name="ce90" office:value-type="float" office:value="19234" calcext:value-type="float">
            <text:p>19,234</text:p>
          </table:table-cell>
          <table:table-cell table:style-name="ce79" office:value-type="float" office:value="720" calcext:value-type="float">
            <text:p>720</text:p>
          </table:table-cell>
          <table:table-cell table:style-name="ce79" office:value-type="float" office:value="8242" calcext:value-type="float">
            <text:p>8,242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1160" calcext:value-type="float">
            <text:p>1,160</text:p>
          </table:table-cell>
          <table:table-cell table:style-name="ce87" office:value-type="float" office:value="14293" calcext:value-type="float">
            <text:p>14,293</text:p>
          </table:table-cell>
          <table:table-cell table:style-name="ce91" office:value-type="float" office:value="380" calcext:value-type="float">
            <text:p>380</text:p>
          </table:table-cell>
          <table:table-cell table:style-name="ce91" office:value-type="float" office:value="6395" calcext:value-type="float">
            <text:p>6,395</text:p>
          </table:table-cell>
          <table:table-cell table:style-name="ce79" office:value-type="float" office:value="230" calcext:value-type="float">
            <text:p>230</text:p>
          </table:table-cell>
          <table:table-cell table:style-name="ce79" office:value-type="float" office:value="2566" calcext:value-type="float">
            <text:p>2,566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9" calcext:value-type="float">
            <text:p>119</text:p>
          </table:table-cell>
          <table:table-cell table:style-name="ce80" office:value-type="float" office:value="1020" calcext:value-type="float">
            <text:p>1,020</text:p>
          </table:table-cell>
          <table:table-cell table:style-name="ce80" office:value-type="float" office:value="20027" calcext:value-type="float">
            <text:p>20,027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float" office:value="625" calcext:value-type="float">
            <text:p>625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1243" calcext:value-type="float">
            <text:p>1,243</text:p>
          </table:table-cell>
          <table:table-cell table:style-name="ce94" office:value-type="float" office:value="1180" calcext:value-type="float">
            <text:p>1,180</text:p>
          </table:table-cell>
          <table:table-cell table:style-name="ce94" office:value-type="float" office:value="15841" calcext:value-type="float">
            <text:p>15,841</text:p>
          </table:table-cell>
          <table:table-cell table:style-name="ce79" office:value-type="float" office:value="110" calcext:value-type="float">
            <text:p>110</text:p>
          </table:table-cell>
          <table:table-cell table:style-name="ce79" office:value-type="float" office:value="1252" calcext:value-type="float">
            <text:p>1,252</text:p>
          </table:table-cell>
          <table:table-cell table:style-name="ce91" office:value-type="float" office:value="320" calcext:value-type="float">
            <text:p>320</text:p>
          </table:table-cell>
          <table:table-cell table:style-name="ce91" office:value-type="float" office:value="3799" calcext:value-type="float">
            <text:p>3,799</text:p>
          </table:table-cell>
          <table:table-cell table:style-name="ce79" office:value-type="float" office:value="680" calcext:value-type="float">
            <text:p>680</text:p>
          </table:table-cell>
          <table:table-cell table:style-name="ce79" office:value-type="float" office:value="7546" calcext:value-type="float">
            <text:p>7,546</text:p>
          </table:table-cell>
          <table:table-cell table:style-name="ce94" office:value-type="float" office:value="1280" calcext:value-type="float">
            <text:p>1,280</text:p>
          </table:table-cell>
          <table:table-cell table:style-name="ce94" office:value-type="float" office:value="15586" calcext:value-type="float">
            <text:p>15,586</text:p>
          </table:table-cell>
          <table:table-cell table:style-name="ce82" office:value-type="float" office:value="1600" calcext:value-type="float">
            <text:p>1,600</text:p>
          </table:table-cell>
          <table:table-cell table:style-name="ce82" office:value-type="float" office:value="30455" calcext:value-type="float">
            <text:p>30,455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910" calcext:value-type="float">
            <text:p>910</text:p>
          </table:table-cell>
          <table:table-cell table:style-name="ce87" office:value-type="float" office:value="16289" calcext:value-type="float">
            <text:p>16,289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320" calcext:value-type="float">
            <text:p>2,320</text:p>
          </table:table-cell>
          <table:table-cell table:style-name="ce80" office:value-type="float" office:value="800" calcext:value-type="float">
            <text:p>800</text:p>
          </table:table-cell>
          <table:table-cell table:style-name="ce80" office:value-type="float" office:value="9874" calcext:value-type="float">
            <text:p>9,874</text:p>
          </table:table-cell>
          <table:table-cell table:style-name="ce94" office:value-type="float" office:value="170" calcext:value-type="float">
            <text:p>170</text:p>
          </table:table-cell>
          <table:table-cell table:style-name="ce94" office:value-type="float" office:value="3730" calcext:value-type="float">
            <text:p>3,730</text:p>
          </table:table-cell>
          <table:table-cell table:style-name="ce80" office:value-type="float" office:value="1430" calcext:value-type="float">
            <text:p>1,430</text:p>
          </table:table-cell>
          <table:table-cell table:style-name="ce80" office:value-type="float" office:value="16756" calcext:value-type="float">
            <text:p>16,756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6875" calcext:value-type="float">
            <text:p>6,875</text:p>
          </table:table-cell>
          <table:table-cell table:style-name="ce79" office:value-type="float" office:value="870" calcext:value-type="float">
            <text:p>870</text:p>
          </table:table-cell>
          <table:table-cell table:style-name="ce79" office:value-type="float" office:value="17608" calcext:value-type="float">
            <text:p>17,608</text:p>
          </table:table-cell>
          <table:table-cell table:style-name="ce94" office:value-type="float" office:value="420" calcext:value-type="float">
            <text:p>420</text:p>
          </table:table-cell>
          <table:table-cell table:style-name="ce94" office:value-type="float" office:value="7598" calcext:value-type="float">
            <text:p>7,598</text:p>
          </table:table-cell>
          <table:table-cell table:style-name="ce82" office:value-type="float" office:value="2330" calcext:value-type="float">
            <text:p>2,330</text:p>
          </table:table-cell>
          <table:table-cell table:style-name="ce82" office:value-type="float" office:value="42391" calcext:value-type="float">
            <text:p>42,391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3484" calcext:value-type="float">
            <text:p>3,484</text:p>
          </table:table-cell>
          <table:table-cell table:style-name="ce79" office:value-type="float" office:value="780" calcext:value-type="float">
            <text:p>780</text:p>
          </table:table-cell>
          <table:table-cell table:style-name="ce79" office:value-type="float" office:value="7377" calcext:value-type="float">
            <text:p>7,377</text:p>
          </table:table-cell>
          <table:table-cell table:style-name="ce90" office:value-type="float" office:value="330" calcext:value-type="float">
            <text:p>330</text:p>
          </table:table-cell>
          <table:table-cell table:style-name="ce90" office:value-type="float" office:value="4636" calcext:value-type="float">
            <text:p>4,636</text:p>
          </table:table-cell>
          <table:table-cell table:style-name="ce82" office:value-type="float" office:value="1600" calcext:value-type="float">
            <text:p>1,600</text:p>
          </table:table-cell>
          <table:table-cell table:style-name="ce82" office:value-type="float" office:value="15751" calcext:value-type="float">
            <text:p>15,751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550" calcext:value-type="float">
            <text:p>550</text:p>
          </table:table-cell>
          <table:table-cell table:style-name="ce87" office:value-type="float" office:value="6652" calcext:value-type="float">
            <text:p>6,652</text:p>
          </table:table-cell>
          <table:table-cell table:style-name="ce90" office:value-type="float" office:value="700" calcext:value-type="float">
            <text:p>700</text:p>
          </table:table-cell>
          <table:table-cell table:style-name="ce90" office:value-type="float" office:value="9247" calcext:value-type="float">
            <text:p>9,247</text:p>
          </table:table-cell>
          <table:table-cell table:style-name="ce80" office:value-type="float" office:value="920" calcext:value-type="float">
            <text:p>920</text:p>
          </table:table-cell>
          <table:table-cell table:style-name="ce80" office:value-type="float" office:value="9599" calcext:value-type="float">
            <text:p>9,599</text:p>
          </table:table-cell>
          <table:table-cell table:style-name="ce91" office:value-type="float" office:value="370" calcext:value-type="float">
            <text:p>370</text:p>
          </table:table-cell>
          <table:table-cell table:style-name="ce91" office:value-type="float" office:value="8019" calcext:value-type="float">
            <text:p>8,019</text:p>
          </table:table-cell>
          <table:table-cell table:style-name="ce79" office:value-type="float" office:value="460" calcext:value-type="float">
            <text:p>460</text:p>
          </table:table-cell>
          <table:table-cell table:style-name="ce79" office:value-type="float" office:value="6115" calcext:value-type="float">
            <text:p>6,115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float" office:value="583" calcext:value-type="float">
            <text:p>583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885" calcext:value-type="float">
            <text:p>1,885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float" office:value="616" calcext:value-type="float">
            <text:p>616</text:p>
          </table:table-cell>
          <table:table-cell table:style-name="ce79" office:value-type="float" office:value="140" calcext:value-type="float">
            <text:p>140</text:p>
          </table:table-cell>
          <table:table-cell table:style-name="ce79" office:value-type="float" office:value="1780" calcext:value-type="float">
            <text:p>1,780</text:p>
          </table:table-cell>
          <table:table-cell table:style-name="ce91" office:value-type="float" office:value="400" calcext:value-type="float">
            <text:p>400</text:p>
          </table:table-cell>
          <table:table-cell table:style-name="ce91" office:value-type="float" office:value="4138" calcext:value-type="float">
            <text:p>4,138</text:p>
          </table:table-cell>
          <table:table-cell table:style-name="ce79" office:value-type="float" office:value="890" calcext:value-type="float">
            <text:p>890</text:p>
          </table:table-cell>
          <table:table-cell table:style-name="ce79" office:value-type="float" office:value="11849" calcext:value-type="float">
            <text:p>11,849</text:p>
          </table:table-cell>
          <table:table-cell table:style-name="ce90" office:value-type="float" office:value="870" calcext:value-type="float">
            <text:p>870</text:p>
          </table:table-cell>
          <table:table-cell table:style-name="ce90" office:value-type="float" office:value="11847" calcext:value-type="float">
            <text:p>11,847</text:p>
          </table:table-cell>
          <table:table-cell table:style-name="ce82" office:value-type="float" office:value="180" calcext:value-type="float">
            <text:p>180</text:p>
          </table:table-cell>
          <table:table-cell table:style-name="ce82" office:value-type="float" office:value="2164" calcext:value-type="float">
            <text:p>2,164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700" calcext:value-type="float">
            <text:p>700</text:p>
          </table:table-cell>
          <table:table-cell table:style-name="ce87" office:value-type="float" office:value="12914" calcext:value-type="float">
            <text:p>12,914</text:p>
          </table:table-cell>
          <table:table-cell table:style-name="ce90" office:value-type="float" office:value="170" calcext:value-type="float">
            <text:p>170</text:p>
          </table:table-cell>
          <table:table-cell table:style-name="ce90" office:value-type="float" office:value="1700" calcext:value-type="float">
            <text:p>1,700</text:p>
          </table:table-cell>
          <table:table-cell table:style-name="ce79" office:value-type="float" office:value="130" calcext:value-type="float">
            <text:p>130</text:p>
          </table:table-cell>
          <table:table-cell table:style-name="ce79" office:value-type="float" office:value="1486" calcext:value-type="float">
            <text:p>1,486</text:p>
          </table:table-cell>
          <table:table-cell table:style-name="ce90" office:value-type="float" office:value="1640" calcext:value-type="float">
            <text:p>1,640</text:p>
          </table:table-cell>
          <table:table-cell table:style-name="ce90" office:value-type="float" office:value="23068" calcext:value-type="float">
            <text:p>23,068</text:p>
          </table:table-cell>
          <table:table-cell table:style-name="ce82" office:value-type="float" office:value="290" calcext:value-type="float">
            <text:p>290</text:p>
          </table:table-cell>
          <table:table-cell table:style-name="ce82" office:value-type="float" office:value="5632" calcext:value-type="float">
            <text:p>5,632</text:p>
          </table:table-cell>
          <table:table-cell table:style-name="ce91" office:value-type="float" office:value="980" calcext:value-type="float">
            <text:p>980</text:p>
          </table:table-cell>
          <table:table-cell table:style-name="ce91" office:value-type="float" office:value="11539" calcext:value-type="float">
            <text:p>11,539</text:p>
          </table:table-cell>
          <table:table-cell table:style-name="ce79" office:value-type="float" office:value="790" calcext:value-type="float">
            <text:p>790</text:p>
          </table:table-cell>
          <table:table-cell table:style-name="ce79" office:value-type="float" office:value="7738" calcext:value-type="float">
            <text:p>7,738</text:p>
          </table:table-cell>
          <table:table-cell table:style-name="ce90" office:value-type="float" office:value="1620" calcext:value-type="float">
            <text:p>1,620</text:p>
          </table:table-cell>
          <table:table-cell table:style-name="ce90" office:value-type="float" office:value="18894" calcext:value-type="float">
            <text:p>18,894</text:p>
          </table:table-cell>
          <table:table-cell table:style-name="ce79" office:value-type="float" office:value="120" calcext:value-type="float">
            <text:p>120</text:p>
          </table:table-cell>
          <table:table-cell table:style-name="ce79" office:value-type="float" office:value="1557" calcext:value-type="float">
            <text:p>1,557</text:p>
          </table:table-cell>
          <table:table-cell table:style-name="ce90" office:value-type="float" office:value="1100" calcext:value-type="float">
            <text:p>1,100</text:p>
          </table:table-cell>
          <table:table-cell table:style-name="ce90" office:value-type="float" office:value="21040" calcext:value-type="float">
            <text:p>21,040</text:p>
          </table:table-cell>
          <table:table-cell table:style-name="ce80" office:value-type="float" office:value="870" calcext:value-type="float">
            <text:p>870</text:p>
          </table:table-cell>
          <table:table-cell table:style-name="ce80" office:value-type="float" office:value="9637" calcext:value-type="float">
            <text:p>9,637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4129" calcext:value-type="float">
            <text:p>4,129</text:p>
          </table:table-cell>
          <table:table-cell table:style-name="ce82" office:value-type="float" office:value="2080" calcext:value-type="float">
            <text:p>2,080</text:p>
          </table:table-cell>
          <table:table-cell table:style-name="ce82" office:value-type="float" office:value="25051" calcext:value-type="float">
            <text:p>25,051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280" calcext:value-type="float">
            <text:p>280</text:p>
          </table:table-cell>
          <table:table-cell table:style-name="ce87" office:value-type="float" office:value="2884" calcext:value-type="float">
            <text:p>2,884</text:p>
          </table:table-cell>
          <table:table-cell table:style-name="ce90" office:value-type="float" office:value="1030" calcext:value-type="float">
            <text:p>1,030</text:p>
          </table:table-cell>
          <table:table-cell table:style-name="ce90" office:value-type="float" office:value="10403" calcext:value-type="float">
            <text:p>10,403</text:p>
          </table:table-cell>
          <table:table-cell table:style-name="ce79" office:value-type="float" office:value="780" calcext:value-type="float">
            <text:p>780</text:p>
          </table:table-cell>
          <table:table-cell table:style-name="ce79" office:value-type="float" office:value="8361" calcext:value-type="float">
            <text:p>8,361</text:p>
          </table:table-cell>
          <table:table-cell table:style-name="ce94" office:value-type="float" office:value="1060" calcext:value-type="float">
            <text:p>1,060</text:p>
          </table:table-cell>
          <table:table-cell table:style-name="ce94" office:value-type="float" office:value="20573" calcext:value-type="float">
            <text:p>20,573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571" calcext:value-type="float">
            <text:p>571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float" office:value="949" calcext:value-type="float">
            <text:p>949</text:p>
          </table:table-cell>
          <table:table-cell table:style-name="ce79" office:value-type="float" office:value="470" calcext:value-type="float">
            <text:p>470</text:p>
          </table:table-cell>
          <table:table-cell table:style-name="ce79" office:value-type="float" office:value="5982" calcext:value-type="float">
            <text:p>5,982</text:p>
          </table:table-cell>
          <table:table-cell table:style-name="ce94" office:value-type="float" office:value="1890" calcext:value-type="float">
            <text:p>1,890</text:p>
          </table:table-cell>
          <table:table-cell table:style-name="ce94" office:value-type="float" office:value="26893" calcext:value-type="float">
            <text:p>26,893</text:p>
          </table:table-cell>
          <table:table-cell table:style-name="ce82" office:value-type="float" office:value="500" calcext:value-type="float">
            <text:p>500</text:p>
          </table:table-cell>
          <table:table-cell table:style-name="ce82" office:value-type="float" office:value="5965" calcext:value-type="float">
            <text:p>5,965</text:p>
          </table:table-cell>
          <table:table-cell table:style-name="ce91" office:value-type="float" office:value="1110" calcext:value-type="float">
            <text:p>1,110</text:p>
          </table:table-cell>
          <table:table-cell table:style-name="ce91" office:value-type="float" office:value="19507" calcext:value-type="float">
            <text:p>19,507</text:p>
          </table:table-cell>
          <table:table-cell table:style-name="ce79" office:value-type="float" office:value="110" calcext:value-type="float">
            <text:p>110</text:p>
          </table:table-cell>
          <table:table-cell table:style-name="ce79" office:value-type="float" office:value="1406" calcext:value-type="float">
            <text:p>1,406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float" office:value="1066" calcext:value-type="float">
            <text:p>1,066</text:p>
          </table:table-cell>
          <table:table-cell table:style-name="ce80" office:value-type="float" office:value="1350" calcext:value-type="float">
            <text:p>1,350</text:p>
          </table:table-cell>
          <table:table-cell table:style-name="ce80" office:value-type="float" office:value="18460" calcext:value-type="float">
            <text:p>18,460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1160" calcext:value-type="float">
            <text:p>1,160</text:p>
          </table:table-cell>
          <table:table-cell table:style-name="ce87" office:value-type="float" office:value="11834" calcext:value-type="float">
            <text:p>11,834</text:p>
          </table:table-cell>
          <table:table-cell table:style-name="ce90" office:value-type="float" office:value="760" calcext:value-type="float">
            <text:p>760</text:p>
          </table:table-cell>
          <table:table-cell table:style-name="ce90" office:value-type="float" office:value="13045" calcext:value-type="float">
            <text:p>13,045</text:p>
          </table:table-cell>
          <table:table-cell table:style-name="ce79" office:value-type="float" office:value="800" calcext:value-type="float">
            <text:p>800</text:p>
          </table:table-cell>
          <table:table-cell table:style-name="ce79" office:value-type="float" office:value="10440" calcext:value-type="float">
            <text:p>10,440</text:p>
          </table:table-cell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5329" calcext:value-type="float">
            <text:p>5,329</text:p>
          </table:table-cell>
          <table:table-cell table:style-name="ce80" office:value-type="float" office:value="1700" calcext:value-type="float">
            <text:p>1,700</text:p>
          </table:table-cell>
          <table:table-cell table:style-name="ce80" office:value-type="float" office:value="23350" calcext:value-type="float">
            <text:p>23,350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281" calcext:value-type="float">
            <text:p>2,281</text:p>
          </table:table-cell>
          <table:table-cell table:style-name="ce79" office:value-type="float" office:value="130" calcext:value-type="float">
            <text:p>130</text:p>
          </table:table-cell>
          <table:table-cell table:style-name="ce79" office:value-type="float" office:value="1366" calcext:value-type="float">
            <text:p>1,366</text:p>
          </table:table-cell>
          <table:table-cell table:style-name="ce94" office:value-type="float" office:value="130" calcext:value-type="float">
            <text:p>130</text:p>
          </table:table-cell>
          <table:table-cell table:style-name="ce94" office:value-type="float" office:value="1924" calcext:value-type="float">
            <text:p>1,924</text:p>
          </table:table-cell>
          <table:table-cell table:style-name="ce79" office:value-type="float" office:value="1310" calcext:value-type="float">
            <text:p>1,310</text:p>
          </table:table-cell>
          <table:table-cell table:style-name="ce79" office:value-type="float" office:value="27804" calcext:value-type="float">
            <text:p>27,804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3493" calcext:value-type="float">
            <text:p>3,493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1315" calcext:value-type="float">
            <text:p>1,315</text:p>
          </table:table-cell>
          <table:table-cell table:style-name="ce90" office:value-type="float" office:value="410" calcext:value-type="float">
            <text:p>410</text:p>
          </table:table-cell>
          <table:table-cell table:style-name="ce90" office:value-type="float" office:value="5167" calcext:value-type="float">
            <text:p>5,167</text:p>
          </table:table-cell>
          <table:table-cell table:style-name="ce79" office:value-type="float" office:value="1380" calcext:value-type="float">
            <text:p>1,380</text:p>
          </table:table-cell>
          <table:table-cell table:style-name="ce79" office:value-type="float" office:value="13921" calcext:value-type="float">
            <text:p>13,921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850" calcext:value-type="float">
            <text:p>850</text:p>
          </table:table-cell>
          <table:table-cell table:style-name="ce87" office:value-type="float" office:value="14665" calcext:value-type="float">
            <text:p>14,665</text:p>
          </table:table-cell>
          <table:table-cell table:style-name="ce90" office:value-type="float" office:value="760" calcext:value-type="float">
            <text:p>760</text:p>
          </table:table-cell>
          <table:table-cell table:style-name="ce90" office:value-type="float" office:value="7660" calcext:value-type="float">
            <text:p>7,660</text:p>
          </table:table-cell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4647" calcext:value-type="float">
            <text:p>4,647</text:p>
          </table:table-cell>
          <table:table-cell table:style-name="ce90" office:value-type="float" office:value="410" calcext:value-type="float">
            <text:p>410</text:p>
          </table:table-cell>
          <table:table-cell table:style-name="ce90" office:value-type="float" office:value="5146" calcext:value-type="float">
            <text:p>5,146</text:p>
          </table:table-cell>
          <table:table-cell table:style-name="ce79" office:value-type="float" office:value="430" calcext:value-type="float">
            <text:p>430</text:p>
          </table:table-cell>
          <table:table-cell table:style-name="ce79" office:value-type="float" office:value="8873" calcext:value-type="float">
            <text:p>8,873</text:p>
          </table:table-cell>
          <table:table-cell table:style-name="ce91" office:value-type="float" office:value="830" calcext:value-type="float">
            <text:p>830</text:p>
          </table:table-cell>
          <table:table-cell table:style-name="ce91" office:value-type="float" office:value="12990" calcext:value-type="float">
            <text:p>12,990</text:p>
          </table:table-cell>
          <table:table-cell table:style-name="ce79" office:value-type="float" office:value="120" calcext:value-type="float">
            <text:p>120</text:p>
          </table:table-cell>
          <table:table-cell table:style-name="ce79" office:value-type="float" office:value="1780" calcext:value-type="float">
            <text:p>1,780</text:p>
          </table:table-cell>
          <table:table-cell table:style-name="ce90" office:value-type="float" office:value="1280" calcext:value-type="float">
            <text:p>1,280</text:p>
          </table:table-cell>
          <table:table-cell table:style-name="ce90" office:value-type="float" office:value="13420" calcext:value-type="float">
            <text:p>13,420</text:p>
          </table:table-cell>
          <table:table-cell table:style-name="ce82" office:value-type="float" office:value="500" calcext:value-type="float">
            <text:p>500</text:p>
          </table:table-cell>
          <table:table-cell table:style-name="ce82" office:value-type="float" office:value="7017" calcext:value-type="float">
            <text:p>7,017</text:p>
          </table:table-cell>
          <table:table-cell table:style-name="ce90" office:value-type="float" office:value="1250" calcext:value-type="float">
            <text:p>1,250</text:p>
          </table:table-cell>
          <table:table-cell table:style-name="ce90" office:value-type="float" office:value="25261" calcext:value-type="float">
            <text:p>25,261</text:p>
          </table:table-cell>
          <table:table-cell table:style-name="ce79" office:value-type="float" office:value="250" calcext:value-type="float">
            <text:p>250</text:p>
          </table:table-cell>
          <table:table-cell table:style-name="ce79" office:value-type="float" office:value="2574" calcext:value-type="float">
            <text:p>2,574</text:p>
          </table:table-cell>
          <table:table-cell table:style-name="ce90" office:value-type="float" office:value="1570" calcext:value-type="float">
            <text:p>1,570</text:p>
          </table:table-cell>
          <table:table-cell table:style-name="ce90" office:value-type="float" office:value="29595" calcext:value-type="float">
            <text:p>29,595</text:p>
          </table:table-cell>
          <table:table-cell table:style-name="ce79" office:value-type="float" office:value="440" calcext:value-type="float">
            <text:p>440</text:p>
          </table:table-cell>
          <table:table-cell table:style-name="ce79" office:value-type="float" office:value="4351" calcext:value-type="float">
            <text:p>4,351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390" calcext:value-type="float">
            <text:p>390</text:p>
          </table:table-cell>
          <table:table-cell table:style-name="ce87" office:value-type="float" office:value="4630" calcext:value-type="float">
            <text:p>4,630</text:p>
          </table:table-cell>
          <table:table-cell table:style-name="ce90" office:value-type="float" office:value="500" calcext:value-type="float">
            <text:p>500</text:p>
          </table:table-cell>
          <table:table-cell table:style-name="ce90" office:value-type="float" office:value="6751" calcext:value-type="float">
            <text:p>6,751</text:p>
          </table:table-cell>
          <table:table-cell table:style-name="ce79" office:value-type="float" office:value="1040" calcext:value-type="float">
            <text:p>1,040</text:p>
          </table:table-cell>
          <table:table-cell table:style-name="ce79" office:value-type="float" office:value="13030" calcext:value-type="float">
            <text:p>13,030</text:p>
          </table:table-cell>
          <table:table-cell table:style-name="ce90" office:value-type="float" office:value="580" calcext:value-type="float">
            <text:p>580</text:p>
          </table:table-cell>
          <table:table-cell table:style-name="ce90" office:value-type="float" office:value="7987" calcext:value-type="float">
            <text:p>7,987</text:p>
          </table:table-cell>
          <table:table-cell table:style-name="ce82" office:value-type="float" office:value="420" calcext:value-type="float">
            <text:p>420</text:p>
          </table:table-cell>
          <table:table-cell table:style-name="ce82" office:value-type="float" office:value="5695" calcext:value-type="float">
            <text:p>5,695</text:p>
          </table:table-cell>
          <table:table-cell table:style-name="ce90" office:value-type="float" office:value="550" calcext:value-type="float">
            <text:p>550</text:p>
          </table:table-cell>
          <table:table-cell table:style-name="ce90" office:value-type="float" office:value="6721" calcext:value-type="float">
            <text:p>6,721</text:p>
          </table:table-cell>
          <table:table-cell table:style-name="ce79" office:value-type="float" office:value="170" calcext:value-type="float">
            <text:p>170</text:p>
          </table:table-cell>
          <table:table-cell table:style-name="ce79" office:value-type="float" office:value="1932" calcext:value-type="float">
            <text:p>1,932</text:p>
          </table:table-cell>
          <table:table-cell table:style-name="ce94" office:value-type="float" office:value="160" calcext:value-type="float">
            <text:p>160</text:p>
          </table:table-cell>
          <table:table-cell table:style-name="ce94" office:value-type="float" office:value="1861" calcext:value-type="float">
            <text:p>1,861</text:p>
          </table:table-cell>
          <table:table-cell table:style-name="ce82" office:value-type="float" office:value="430" calcext:value-type="float">
            <text:p>430</text:p>
          </table:table-cell>
          <table:table-cell table:style-name="ce82" office:value-type="float" office:value="5332" calcext:value-type="float">
            <text:p>5,332</text:p>
          </table:table-cell>
          <table:table-cell table:style-name="ce91" office:value-type="float" office:value="320" calcext:value-type="float">
            <text:p>320</text:p>
          </table:table-cell>
          <table:table-cell table:style-name="ce91" office:value-type="float" office:value="6529" calcext:value-type="float">
            <text:p>6,529</text:p>
          </table:table-cell>
          <table:table-cell table:style-name="ce79" office:value-type="float" office:value="660" calcext:value-type="float">
            <text:p>660</text:p>
          </table:table-cell>
          <table:table-cell table:style-name="ce79" office:value-type="float" office:value="9044" calcext:value-type="float">
            <text:p>9,044</text:p>
          </table:table-cell>
          <table:table-cell table:style-name="ce94" office:value-type="float" office:value="860" calcext:value-type="float">
            <text:p>860</text:p>
          </table:table-cell>
          <table:table-cell table:style-name="ce94" office:value-type="float" office:value="9987" calcext:value-type="float">
            <text:p>9,987</text:p>
          </table:table-cell>
          <table:table-cell table:style-name="ce82" office:value-type="float" office:value="380" calcext:value-type="float">
            <text:p>380</text:p>
          </table:table-cell>
          <table:table-cell table:style-name="ce82" office:value-type="float" office:value="4663" calcext:value-type="float">
            <text:p>4,663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890" calcext:value-type="float">
            <text:p>890</text:p>
          </table:table-cell>
          <table:table-cell table:style-name="ce87" office:value-type="float" office:value="9382" calcext:value-type="float">
            <text:p>9,382</text:p>
          </table:table-cell>
          <table:table-cell table:style-name="ce90" office:value-type="float" office:value="160" calcext:value-type="float">
            <text:p>160</text:p>
          </table:table-cell>
          <table:table-cell table:style-name="ce90" office:value-type="float" office:value="1360" calcext:value-type="float">
            <text:p>1,360</text:p>
          </table:table-cell>
          <table:table-cell table:style-name="ce80" office:value-type="float" office:value="380" calcext:value-type="float">
            <text:p>380</text:p>
          </table:table-cell>
          <table:table-cell table:style-name="ce80" office:value-type="float" office:value="4243" calcext:value-type="float">
            <text:p>4,243</text:p>
          </table:table-cell>
          <table:table-cell table:style-name="ce90" office:value-type="float" office:value="810" calcext:value-type="float">
            <text:p>810</text:p>
          </table:table-cell>
          <table:table-cell table:style-name="ce90" office:value-type="float" office:value="9737" calcext:value-type="float">
            <text:p>9,737</text:p>
          </table:table-cell>
          <table:table-cell table:style-name="ce80" office:value-type="float" office:value="990" calcext:value-type="float">
            <text:p>990</text:p>
          </table:table-cell>
          <table:table-cell table:style-name="ce80" office:value-type="float" office:value="11596" calcext:value-type="float">
            <text:p>11,596</text:p>
          </table:table-cell>
          <table:table-cell table:style-name="ce90" office:value-type="float" office:value="330" calcext:value-type="float">
            <text:p>330</text:p>
          </table:table-cell>
          <table:table-cell table:style-name="ce90" office:value-type="float" office:value="6537" calcext:value-type="float">
            <text:p>6,537</text:p>
          </table:table-cell>
          <table:table-cell table:style-name="ce79" office:value-type="float" office:value="40" calcext:value-type="float">
            <text:p>40</text:p>
          </table:table-cell>
          <table:table-cell table:style-name="ce79" office:value-type="float" office:value="432" calcext:value-type="float">
            <text:p>432</text:p>
          </table:table-cell>
          <table:table-cell table:style-name="ce94" office:value-type="float" office:value="10" calcext:value-type="float">
            <text:p>10</text:p>
          </table:table-cell>
          <table:table-cell table:style-name="ce94" office:value-type="float" office:value="211" calcext:value-type="float">
            <text:p>211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3736" calcext:value-type="float">
            <text:p>3,736</text:p>
          </table:table-cell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4054" calcext:value-type="float">
            <text:p>4,054</text:p>
          </table:table-cell>
          <table:table-cell table:style-name="ce79" office:value-type="float" office:value="200" calcext:value-type="float">
            <text:p>200</text:p>
          </table:table-cell>
          <table:table-cell table:style-name="ce79" office:value-type="float" office:value="2683" calcext:value-type="float">
            <text:p>2,683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float" office:value="1765" calcext:value-type="float">
            <text:p>1,765</text:p>
          </table:table-cell>
          <table:table-cell table:style-name="ce82" office:value-type="float" office:value="370" calcext:value-type="float">
            <text:p>370</text:p>
          </table:table-cell>
          <table:table-cell table:style-name="ce82" office:value-type="float" office:value="5008" calcext:value-type="float">
            <text:p>5,008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560" calcext:value-type="float">
            <text:p>560</text:p>
          </table:table-cell>
          <table:table-cell table:style-name="ce87" office:value-type="float" office:value="9262" calcext:value-type="float">
            <text:p>9,262</text:p>
          </table:table-cell>
          <table:table-cell table:style-name="ce91" office:value-type="float" office:value="140" calcext:value-type="float">
            <text:p>140</text:p>
          </table:table-cell>
          <table:table-cell table:style-name="ce91" office:value-type="float" office:value="1528" calcext:value-type="float">
            <text:p>1,528</text:p>
          </table:table-cell>
          <table:table-cell table:style-name="ce79" office:value-type="float" office:value="360" calcext:value-type="float">
            <text:p>360</text:p>
          </table:table-cell>
          <table:table-cell table:style-name="ce79" office:value-type="float" office:value="3763" calcext:value-type="float">
            <text:p>3,763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float" office:value="1112" calcext:value-type="float">
            <text:p>1,112</text:p>
          </table:table-cell>
          <table:table-cell table:style-name="ce82" office:value-type="float" office:value="250" calcext:value-type="float">
            <text:p>250</text:p>
          </table:table-cell>
          <table:table-cell table:style-name="ce82" office:value-type="float" office:value="3478" calcext:value-type="float">
            <text:p>3,478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3317" calcext:value-type="float">
            <text:p>3,317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3547" calcext:value-type="float">
            <text:p>3,547</text:p>
          </table:table-cell>
          <table:table-cell table:style-name="ce94" office:value-type="float" office:value="110" calcext:value-type="float">
            <text:p>110</text:p>
          </table:table-cell>
          <table:table-cell table:style-name="ce94" office:value-type="float" office:value="1369" calcext:value-type="float">
            <text:p>1,369</text:p>
          </table:table-cell>
          <table:table-cell table:style-name="ce79" office:value-type="float" office:value="80" calcext:value-type="float">
            <text:p>80</text:p>
          </table:table-cell>
          <table:table-cell table:style-name="ce79" office:value-type="float" office:value="859" calcext:value-type="float">
            <text:p>859</text:p>
          </table:table-cell>
          <table:table-cell table:style-name="ce91" office:value-type="float" office:value="340" calcext:value-type="float">
            <text:p>340</text:p>
          </table:table-cell>
          <table:table-cell table:style-name="ce91" office:value-type="float" office:value="3547" calcext:value-type="float">
            <text:p>3,547</text:p>
          </table:table-cell>
          <table:table-cell table:style-name="ce79" office:value-type="float" office:value="630" calcext:value-type="float">
            <text:p>630</text:p>
          </table:table-cell>
          <table:table-cell table:style-name="ce79" office:value-type="float" office:value="12604" calcext:value-type="float">
            <text:p>12,604</text:p>
          </table:table-cell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3992" calcext:value-type="float">
            <text:p>3,992</text:p>
          </table:table-cell>
          <table:table-cell table:style-name="ce82" office:value-type="float" office:value="230" calcext:value-type="float">
            <text:p>230</text:p>
          </table:table-cell>
          <table:table-cell table:style-name="ce82" office:value-type="float" office:value="4882" calcext:value-type="float">
            <text:p>4,882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1580" calcext:value-type="float">
            <text:p>1,580</text:p>
          </table:table-cell>
          <table:table-cell table:style-name="ce87" office:value-type="float" office:value="16999" calcext:value-type="float">
            <text:p>16,999</text:p>
          </table:table-cell>
          <table:table-cell table:style-name="ce90" office:value-type="float" office:value="120" calcext:value-type="float">
            <text:p>120</text:p>
          </table:table-cell>
          <table:table-cell table:style-name="ce90" office:value-type="float" office:value="1198" calcext:value-type="float">
            <text:p>1,198</text:p>
          </table:table-cell>
          <table:table-cell table:style-name="ce80" office:value-type="float" office:value="500" calcext:value-type="float">
            <text:p>500</text:p>
          </table:table-cell>
          <table:table-cell table:style-name="ce80" office:value-type="float" office:value="6985" calcext:value-type="float">
            <text:p>6,985</text:p>
          </table:table-cell>
          <table:table-cell table:style-name="ce94" office:value-type="float" office:value="220" calcext:value-type="float">
            <text:p>220</text:p>
          </table:table-cell>
          <table:table-cell table:style-name="ce94" office:value-type="float" office:value="2644" calcext:value-type="float">
            <text:p>2,644</text:p>
          </table:table-cell>
          <table:table-cell table:style-name="ce82" office:value-type="float" office:value="210" calcext:value-type="float">
            <text:p>210</text:p>
          </table:table-cell>
          <table:table-cell table:style-name="ce82" office:value-type="float" office:value="2500" calcext:value-type="float">
            <text:p>2,500</text:p>
          </table:table-cell>
          <table:table-cell table:style-name="ce91" office:value-type="float" office:value="760" calcext:value-type="float">
            <text:p>760</text:p>
          </table:table-cell>
          <table:table-cell table:style-name="ce91" office:value-type="float" office:value="11194" calcext:value-type="float">
            <text:p>11,194</text:p>
          </table:table-cell>
          <table:table-cell table:style-name="ce79" office:value-type="float" office:value="200" calcext:value-type="float">
            <text:p>200</text:p>
          </table:table-cell>
          <table:table-cell table:style-name="ce79" office:value-type="float" office:value="3073" calcext:value-type="float">
            <text:p>3,073</text:p>
          </table:table-cell>
          <table:table-cell table:style-name="ce94" office:value-type="float" office:value="120" calcext:value-type="float">
            <text:p>120</text:p>
          </table:table-cell>
          <table:table-cell table:style-name="ce94" office:value-type="float" office:value="1573" calcext:value-type="float">
            <text:p>1,573</text:p>
          </table:table-cell>
          <table:table-cell table:style-name="ce82" office:value-type="float" office:value="160" calcext:value-type="float">
            <text:p>160</text:p>
          </table:table-cell>
          <table:table-cell table:style-name="ce82" office:value-type="float" office:value="3142" calcext:value-type="float">
            <text:p>3,142</text:p>
          </table:table-cell>
          <table:table-cell table:style-name="ce90" office:value-type="float" office:value="1070" calcext:value-type="float">
            <text:p>1,070</text:p>
          </table:table-cell>
          <table:table-cell table:style-name="ce90" office:value-type="float" office:value="10996" calcext:value-type="float">
            <text:p>10,996</text:p>
          </table:table-cell>
          <table:table-cell table:style-name="ce79" office:value-type="float" office:value="630" calcext:value-type="float">
            <text:p>630</text:p>
          </table:table-cell>
          <table:table-cell table:style-name="ce79" office:value-type="float" office:value="6409" calcext:value-type="float">
            <text:p>6,409</text:p>
          </table:table-cell>
          <table:table-cell table:style-name="ce94" office:value-type="float" office:value="310" calcext:value-type="float">
            <text:p>310</text:p>
          </table:table-cell>
          <table:table-cell table:style-name="ce94" office:value-type="float" office:value="3754" calcext:value-type="float">
            <text:p>3,754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3643" calcext:value-type="float">
            <text:p>3,643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1620" calcext:value-type="float">
            <text:p>1,620</text:p>
          </table:table-cell>
          <table:table-cell table:style-name="ce87" office:value-type="float" office:value="29008" calcext:value-type="float">
            <text:p>29,008</text:p>
          </table:table-cell>
          <table:table-cell table:style-name="ce90" office:value-type="float" office:value="380" calcext:value-type="float">
            <text:p>380</text:p>
          </table:table-cell>
          <table:table-cell table:style-name="ce90" office:value-type="float" office:value="4804" calcext:value-type="float">
            <text:p>4,804</text:p>
          </table:table-cell>
          <table:table-cell table:style-name="ce79" office:value-type="float" office:value="110" calcext:value-type="float">
            <text:p>110</text:p>
          </table:table-cell>
          <table:table-cell table:style-name="ce79" office:value-type="float" office:value="1312" calcext:value-type="float">
            <text:p>1,312</text:p>
          </table:table-cell>
          <table:table-cell table:style-name="ce94" office:value-type="float" office:value="530" calcext:value-type="float">
            <text:p>530</text:p>
          </table:table-cell>
          <table:table-cell table:style-name="ce94" office:value-type="float" office:value="10198" calcext:value-type="float">
            <text:p>10,198</text:p>
          </table:table-cell>
          <table:table-cell table:style-name="ce79" office:value-type="float" office:value="300" calcext:value-type="float">
            <text:p>300</text:p>
          </table:table-cell>
          <table:table-cell table:style-name="ce79" office:value-type="float" office:value="3691" calcext:value-type="float">
            <text:p>3,691</text:p>
          </table:table-cell>
          <table:table-cell table:style-name="ce90" office:value-type="float" office:value="420" calcext:value-type="float">
            <text:p>420</text:p>
          </table:table-cell>
          <table:table-cell table:style-name="ce90" office:value-type="float" office:value="4405" calcext:value-type="float">
            <text:p>4,405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1360" calcext:value-type="float">
            <text:p>1,360</text:p>
          </table:table-cell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872" calcext:value-type="float">
            <text:p>872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507" calcext:value-type="float">
            <text:p>507</text:p>
          </table:table-cell>
          <table:table-cell table:style-name="ce91" office:value-type="float" office:value="320" calcext:value-type="float">
            <text:p>320</text:p>
          </table:table-cell>
          <table:table-cell table:style-name="ce91" office:value-type="float" office:value="3574" calcext:value-type="float">
            <text:p>3,574</text:p>
          </table:table-cell>
          <table:table-cell table:style-name="ce79" office:value-type="float" office:value="570" calcext:value-type="float">
            <text:p>570</text:p>
          </table:table-cell>
          <table:table-cell table:style-name="ce79" office:value-type="float" office:value="5563" calcext:value-type="float">
            <text:p>5,563</text:p>
          </table:table-cell>
          <table:table-cell table:style-name="ce90" office:value-type="float" office:value="960" calcext:value-type="float">
            <text:p>960</text:p>
          </table:table-cell>
          <table:table-cell table:style-name="ce90" office:value-type="float" office:value="10719" calcext:value-type="float">
            <text:p>10,719</text:p>
          </table:table-cell>
          <table:table-cell table:style-name="ce79" office:value-type="float" office:value="130" calcext:value-type="float">
            <text:p>130</text:p>
          </table:table-cell>
          <table:table-cell table:style-name="ce79" office:value-type="float" office:value="2618" calcext:value-type="float">
            <text:p>2,618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310" calcext:value-type="float">
            <text:p>310</text:p>
          </table:table-cell>
          <table:table-cell table:style-name="ce87" office:value-type="float" office:value="5462" calcext:value-type="float">
            <text:p>5,46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981" calcext:value-type="float">
            <text:p>1,981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1066" calcext:value-type="float">
            <text:p>1,066</text:p>
          </table:table-cell>
          <table:table-cell table:style-name="ce94" office:value-type="float" office:value="1310" calcext:value-type="float">
            <text:p>1,310</text:p>
          </table:table-cell>
          <table:table-cell table:style-name="ce94" office:value-type="float" office:value="13846" calcext:value-type="float">
            <text:p>13,846</text:p>
          </table:table-cell>
          <table:table-cell table:style-name="ce79" office:value-type="float" office:value="490" calcext:value-type="float">
            <text:p>490</text:p>
          </table:table-cell>
          <table:table-cell table:style-name="ce79" office:value-type="float" office:value="7138" calcext:value-type="float">
            <text:p>7,138</text:p>
          </table:table-cell>
          <table:table-cell table:style-name="ce90" office:value-type="float" office:value="160" calcext:value-type="float">
            <text:p>160</text:p>
          </table:table-cell>
          <table:table-cell table:style-name="ce90" office:value-type="float" office:value="1955" calcext:value-type="float">
            <text:p>1,955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30" calcext:value-type="float">
            <text:p>130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float" office:value="691" calcext:value-type="float">
            <text:p>691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float" office:value="1219" calcext:value-type="float">
            <text:p>1,219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7062" calcext:value-type="float">
            <text:p>7,062</text:p>
          </table:table-cell>
          <table:table-cell table:style-name="ce80" office:value-type="float" office:value="800" calcext:value-type="float">
            <text:p>800</text:p>
          </table:table-cell>
          <table:table-cell table:style-name="ce80" office:value-type="float" office:value="7642" calcext:value-type="float">
            <text:p>7,642</text:p>
          </table:table-cell>
          <table:table-cell table:style-name="ce90" office:value-type="float" office:value="970" calcext:value-type="float">
            <text:p>970</text:p>
          </table:table-cell>
          <table:table-cell table:style-name="ce90" office:value-type="float" office:value="11053" calcext:value-type="float">
            <text:p>11,053</text:p>
          </table:table-cell>
          <table:table-cell table:style-name="ce82" office:value-type="float" office:value="400" calcext:value-type="float">
            <text:p>400</text:p>
          </table:table-cell>
          <table:table-cell table:style-name="ce82" office:value-type="float" office:value="4690" calcext:value-type="float">
            <text:p>4,690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280" calcext:value-type="float">
            <text:p>280</text:p>
          </table:table-cell>
          <table:table-cell table:style-name="ce87" office:value-type="float" office:value="2974" calcext:value-type="float">
            <text:p>2,974</text:p>
          </table:table-cell>
          <table:table-cell table:style-name="ce90" office:value-type="float" office:value="180" calcext:value-type="float">
            <text:p>180</text:p>
          </table:table-cell>
          <table:table-cell table:style-name="ce90" office:value-type="float" office:value="2833" calcext:value-type="float">
            <text:p>2,833</text:p>
          </table:table-cell>
          <table:table-cell table:style-name="ce79" office:value-type="float" office:value="150" calcext:value-type="float">
            <text:p>150</text:p>
          </table:table-cell>
          <table:table-cell table:style-name="ce79" office:value-type="float" office:value="2560" calcext:value-type="float">
            <text:p>2,560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float" office:value="1348" calcext:value-type="float">
            <text:p>1,348</text:p>
          </table:table-cell>
          <table:table-cell table:style-name="ce80" office:value-type="float" office:value="760" calcext:value-type="float">
            <text:p>760</text:p>
          </table:table-cell>
          <table:table-cell table:style-name="ce80" office:value-type="float" office:value="7840" calcext:value-type="float">
            <text:p>7,840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float" office:value="1105" calcext:value-type="float">
            <text:p>1,105</text:p>
          </table:table-cell>
          <table:table-cell table:style-name="ce79" office:value-type="float" office:value="430" calcext:value-type="float">
            <text:p>430</text:p>
          </table:table-cell>
          <table:table-cell table:style-name="ce79" office:value-type="float" office:value="7915" calcext:value-type="float">
            <text:p>7,915</text:p>
          </table:table-cell>
          <table:table-cell table:style-name="ce90" office:value-type="float" office:value="1050" calcext:value-type="float">
            <text:p>1,050</text:p>
          </table:table-cell>
          <table:table-cell table:style-name="ce90" office:value-type="float" office:value="14983" calcext:value-type="float">
            <text:p>14,983</text:p>
          </table:table-cell>
          <table:table-cell table:style-name="ce79" office:value-type="float" office:value="580" calcext:value-type="float">
            <text:p>580</text:p>
          </table:table-cell>
          <table:table-cell table:style-name="ce79" office:value-type="float" office:value="6859" calcext:value-type="float">
            <text:p>6,859</text:p>
          </table:table-cell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4459" calcext:value-type="float">
            <text:p>4,459</text:p>
          </table:table-cell>
          <table:table-cell table:style-name="ce79" office:value-type="float" office:value="500" calcext:value-type="float">
            <text:p>500</text:p>
          </table:table-cell>
          <table:table-cell table:style-name="ce79" office:value-type="float" office:value="10312" calcext:value-type="float">
            <text:p>10,312</text:p>
          </table:table-cell>
          <table:table-cell table:style-name="ce91" office:value-type="float" office:value="910" calcext:value-type="float">
            <text:p>910</text:p>
          </table:table-cell>
          <table:table-cell table:style-name="ce91" office:value-type="float" office:value="17042" calcext:value-type="float">
            <text:p>17,042</text:p>
          </table:table-cell>
          <table:table-cell table:style-name="ce82" office:value-type="float" office:value="230" calcext:value-type="float">
            <text:p>230</text:p>
          </table:table-cell>
          <table:table-cell table:style-name="ce82" office:value-type="float" office:value="2917" calcext:value-type="float">
            <text:p>2,917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180" calcext:value-type="float">
            <text:p>180</text:p>
          </table:table-cell>
          <table:table-cell table:style-name="ce87" office:value-type="float" office:value="3367" calcext:value-type="float">
            <text:p>3,367</text:p>
          </table:table-cell>
          <table:table-cell table:style-name="ce90" office:value-type="float" office:value="190" calcext:value-type="float">
            <text:p>190</text:p>
          </table:table-cell>
          <table:table-cell table:style-name="ce90" office:value-type="float" office:value="1928" calcext:value-type="float">
            <text:p>1,928</text:p>
          </table:table-cell>
          <table:table-cell table:style-name="ce80" office:value-type="float" office:value="560" calcext:value-type="float">
            <text:p>560</text:p>
          </table:table-cell>
          <table:table-cell table:style-name="ce80" office:value-type="float" office:value="5119" calcext:value-type="float">
            <text:p>5,119</text:p>
          </table:table-cell>
          <table:table-cell table:style-name="ce90" office:value-type="float" office:value="570" calcext:value-type="float">
            <text:p>570</text:p>
          </table:table-cell>
          <table:table-cell table:style-name="ce90" office:value-type="float" office:value="6703" calcext:value-type="float">
            <text:p>6,703</text:p>
          </table:table-cell>
          <table:table-cell table:style-name="ce79" office:value-type="float" office:value="440" calcext:value-type="float">
            <text:p>440</text:p>
          </table:table-cell>
          <table:table-cell table:style-name="ce79" office:value-type="float" office:value="7016" calcext:value-type="float">
            <text:p>7,016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3649" calcext:value-type="float">
            <text:p>3,649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373" calcext:value-type="float">
            <text:p>373</text:p>
          </table:table-cell>
          <table:table-cell table:style-name="ce94" office:value-type="float" office:value="1670" calcext:value-type="float">
            <text:p>1,670</text:p>
          </table:table-cell>
          <table:table-cell table:style-name="ce94" office:value-type="float" office:value="34654" calcext:value-type="float">
            <text:p>34,654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float" office:value="1486" calcext:value-type="float">
            <text:p>1,486</text:p>
          </table:table-cell>
          <table:table-cell table:style-name="ce90" office:value-type="float" office:value="1100" calcext:value-type="float">
            <text:p>1,100</text:p>
          </table:table-cell>
          <table:table-cell table:style-name="ce90" office:value-type="float" office:value="19301" calcext:value-type="float">
            <text:p>19,301</text:p>
          </table:table-cell>
          <table:table-cell table:style-name="ce80" office:value-type="float" office:value="500" calcext:value-type="float">
            <text:p>500</text:p>
          </table:table-cell>
          <table:table-cell table:style-name="ce80" office:value-type="float" office:value="8659" calcext:value-type="float">
            <text:p>8,659</text:p>
          </table:table-cell>
          <table:table-cell table:style-name="ce90" office:value-type="float" office:value="1150" calcext:value-type="float">
            <text:p>1,150</text:p>
          </table:table-cell>
          <table:table-cell table:style-name="ce90" office:value-type="float" office:value="15991" calcext:value-type="float">
            <text:p>15,991</text:p>
          </table:table-cell>
          <table:table-cell table:style-name="ce82" office:value-type="float" office:value="400" calcext:value-type="float">
            <text:p>400</text:p>
          </table:table-cell>
          <table:table-cell table:style-name="ce82" office:value-type="float" office:value="4807" calcext:value-type="float">
            <text:p>4,807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380" calcext:value-type="float">
            <text:p>380</text:p>
          </table:table-cell>
          <table:table-cell table:style-name="ce87" office:value-type="float" office:value="3631" calcext:value-type="float">
            <text:p>3,631</text:p>
          </table:table-cell>
          <table:table-cell table:style-name="ce91" office:value-type="float" office:value="980" calcext:value-type="float">
            <text:p>980</text:p>
          </table:table-cell>
          <table:table-cell table:style-name="ce91" office:value-type="float" office:value="8974" calcext:value-type="float">
            <text:p>8,974</text:p>
          </table:table-cell>
          <table:table-cell table:style-name="ce79" office:value-type="float" office:value="590" calcext:value-type="float">
            <text:p>590</text:p>
          </table:table-cell>
          <table:table-cell table:style-name="ce79" office:value-type="float" office:value="9214" calcext:value-type="float">
            <text:p>9,214</text:p>
          </table:table-cell>
          <table:table-cell table:style-name="ce90" office:value-type="float" office:value="550" calcext:value-type="float">
            <text:p>550</text:p>
          </table:table-cell>
          <table:table-cell table:style-name="ce90" office:value-type="float" office:value="6703" calcext:value-type="float">
            <text:p>6,703</text:p>
          </table:table-cell>
          <table:table-cell table:style-name="ce79" office:value-type="float" office:value="1540" calcext:value-type="float">
            <text:p>1,540</text:p>
          </table:table-cell>
          <table:table-cell table:style-name="ce79" office:value-type="float" office:value="30901" calcext:value-type="float">
            <text:p>30,901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3982" calcext:value-type="float">
            <text:p>3,982</text:p>
          </table:table-cell>
          <table:table-cell table:style-name="ce79" office:value-type="float" office:value="210" calcext:value-type="float">
            <text:p>210</text:p>
          </table:table-cell>
          <table:table-cell table:style-name="ce79" office:value-type="float" office:value="2869" calcext:value-type="float">
            <text:p>2,869</text:p>
          </table:table-cell>
          <table:table-cell table:style-name="ce90" office:value-type="float" office:value="490" calcext:value-type="float">
            <text:p>490</text:p>
          </table:table-cell>
          <table:table-cell table:style-name="ce90" office:value-type="float" office:value="6250" calcext:value-type="float">
            <text:p>6,250</text:p>
          </table:table-cell>
          <table:table-cell table:style-name="ce82" office:value-type="float" office:value="170" calcext:value-type="float">
            <text:p>170</text:p>
          </table:table-cell>
          <table:table-cell table:style-name="ce82" office:value-type="float" office:value="2440" calcext:value-type="float">
            <text:p>2,440</text:p>
          </table:table-cell>
          <table:table-cell table:style-name="ce90" office:value-type="float" office:value="160" calcext:value-type="float">
            <text:p>160</text:p>
          </table:table-cell>
          <table:table-cell table:style-name="ce90" office:value-type="float" office:value="1672" calcext:value-type="float">
            <text:p>1,672</text:p>
          </table:table-cell>
          <table:table-cell table:style-name="ce79" office:value-type="float" office:value="590" calcext:value-type="float">
            <text:p>590</text:p>
          </table:table-cell>
          <table:table-cell table:style-name="ce79" office:value-type="float" office:value="6070" calcext:value-type="float">
            <text:p>6,070</text:p>
          </table:table-cell>
          <table:table-cell table:style-name="ce94" office:value-type="float" office:value="320" calcext:value-type="float">
            <text:p>320</text:p>
          </table:table-cell>
          <table:table-cell table:style-name="ce94" office:value-type="float" office:value="3959" calcext:value-type="float">
            <text:p>3,959</text:p>
          </table:table-cell>
          <table:table-cell table:style-name="ce82" office:value-type="float" office:value="110" calcext:value-type="float">
            <text:p>110</text:p>
          </table:table-cell>
          <table:table-cell table:style-name="ce82" office:value-type="float" office:value="1393" calcext:value-type="float">
            <text:p>1,393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270" calcext:value-type="float">
            <text:p>270</text:p>
          </table:table-cell>
          <table:table-cell table:style-name="ce87" office:value-type="float" office:value="3064" calcext:value-type="float">
            <text:p>3,064</text:p>
          </table:table-cell>
          <table:table-cell table:style-name="ce90" office:value-type="float" office:value="1130" calcext:value-type="float">
            <text:p>1,130</text:p>
          </table:table-cell>
          <table:table-cell table:style-name="ce90" office:value-type="float" office:value="10750" calcext:value-type="float">
            <text:p>10,750</text:p>
          </table:table-cell>
          <table:table-cell table:style-name="ce79" office:value-type="float" office:value="650" calcext:value-type="float">
            <text:p>650</text:p>
          </table:table-cell>
          <table:table-cell table:style-name="ce79" office:value-type="float" office:value="7919" calcext:value-type="float">
            <text:p>7,919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427" calcext:value-type="float">
            <text:p>427</text:p>
          </table:table-cell>
          <table:table-cell table:style-name="ce82" office:value-type="float" office:value="1640" calcext:value-type="float">
            <text:p>1,640</text:p>
          </table:table-cell>
          <table:table-cell table:style-name="ce82" office:value-type="float" office:value="19264" calcext:value-type="float">
            <text:p>19,264</text:p>
          </table:table-cell>
          <table:table-cell table:style-name="ce91" office:value-type="float" office:value="160" calcext:value-type="float">
            <text:p>160</text:p>
          </table:table-cell>
          <table:table-cell table:style-name="ce91" office:value-type="float" office:value="1748" calcext:value-type="float">
            <text:p>1,748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544" calcext:value-type="float">
            <text:p>544</text:p>
          </table:table-cell>
          <table:table-cell table:style-name="ce94" office:value-type="float" office:value="1560" calcext:value-type="float">
            <text:p>1,560</text:p>
          </table:table-cell>
          <table:table-cell table:style-name="ce94" office:value-type="float" office:value="26260" calcext:value-type="float">
            <text:p>26,260</text:p>
          </table:table-cell>
          <table:table-cell table:style-name="ce82" office:value-type="float" office:value="200" calcext:value-type="float">
            <text:p>200</text:p>
          </table:table-cell>
          <table:table-cell table:style-name="ce82" office:value-type="float" office:value="2719" calcext:value-type="float">
            <text:p>2,719</text:p>
          </table:table-cell>
          <table:table-cell table:style-name="ce91" office:value-type="float" office:value="1410" calcext:value-type="float">
            <text:p>1,410</text:p>
          </table:table-cell>
          <table:table-cell table:style-name="ce91" office:value-type="float" office:value="16363" calcext:value-type="float">
            <text:p>16,363</text:p>
          </table:table-cell>
          <table:table-cell table:style-name="ce80" office:value-type="float" office:value="130" calcext:value-type="float">
            <text:p>130</text:p>
          </table:table-cell>
          <table:table-cell table:style-name="ce80" office:value-type="float" office:value="1423" calcext:value-type="float">
            <text:p>1,423</text:p>
          </table:table-cell>
          <table:table-cell table:style-name="ce94" office:value-type="float" office:value="120" calcext:value-type="float">
            <text:p>120</text:p>
          </table:table-cell>
          <table:table-cell table:style-name="ce94" office:value-type="float" office:value="2460" calcext:value-type="float">
            <text:p>2,460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3580" calcext:value-type="float">
            <text:p>3,580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1000" calcext:value-type="float">
            <text:p>1,000</text:p>
          </table:table-cell>
          <table:table-cell table:style-name="ce87" office:value-type="float" office:value="10571" calcext:value-type="float">
            <text:p>10,571</text:p>
          </table:table-cell>
          <table:table-cell table:style-name="ce92" office:value-type="float" office:value="260" calcext:value-type="float">
            <text:p>260</text:p>
          </table:table-cell>
          <table:table-cell table:style-name="ce92" office:value-type="float" office:value="2572" calcext:value-type="float">
            <text:p>2,572</text:p>
          </table:table-cell>
          <table:table-cell table:style-name="ce79" office:value-type="float" office:value="160" calcext:value-type="float">
            <text:p>160</text:p>
          </table:table-cell>
          <table:table-cell table:style-name="ce79" office:value-type="float" office:value="1922" calcext:value-type="float">
            <text:p>1,922</text:p>
          </table:table-cell>
          <table:table-cell table:style-name="ce92" office:value-type="float" office:value="300" calcext:value-type="float">
            <text:p>300</text:p>
          </table:table-cell>
          <table:table-cell table:style-name="ce92" office:value-type="float" office:value="3779" calcext:value-type="float">
            <text:p>3,779</text:p>
          </table:table-cell>
          <table:table-cell table:style-name="ce82" office:value-type="float" office:value="1380" calcext:value-type="float">
            <text:p>1,380</text:p>
          </table:table-cell>
          <table:table-cell table:style-name="ce82" office:value-type="float" office:value="27048" calcext:value-type="float">
            <text:p>27,048</text:p>
          </table:table-cell>
          <table:table-cell table:style-name="ce92" office:value-type="float" office:value="790" calcext:value-type="float">
            <text:p>790</text:p>
          </table:table-cell>
          <table:table-cell table:style-name="ce92" office:value-type="float" office:value="8998" calcext:value-type="float">
            <text:p>8,998</text:p>
          </table:table-cell>
          <table:table-cell table:style-name="ce79" office:value-type="float" office:value="470" calcext:value-type="float">
            <text:p>470</text:p>
          </table:table-cell>
          <table:table-cell table:style-name="ce79" office:value-type="float" office:value="5890" calcext:value-type="float">
            <text:p>5,89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87" calcext:value-type="float">
            <text:p>187</text:p>
          </table:table-cell>
          <table:table-cell table:style-name="ce79" office:value-type="float" office:value="40" calcext:value-type="float">
            <text:p>40</text:p>
          </table:table-cell>
          <table:table-cell table:style-name="ce79" office:value-type="float" office:value="382" calcext:value-type="float">
            <text:p>382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1615" calcext:value-type="float">
            <text:p>1,615</text:p>
          </table:table-cell>
          <table:table-cell table:style-name="ce79" office:value-type="float" office:value="1820" calcext:value-type="float">
            <text:p>1,820</text:p>
          </table:table-cell>
          <table:table-cell table:style-name="ce79" office:value-type="float" office:value="30643" calcext:value-type="float">
            <text:p>30,643</text:p>
          </table:table-cell>
          <table:table-cell table:style-name="ce95" office:value-type="float" office:value="520" calcext:value-type="float">
            <text:p>520</text:p>
          </table:table-cell>
          <table:table-cell table:style-name="ce95" office:value-type="float" office:value="8194" calcext:value-type="float">
            <text:p>8,194</text:p>
          </table:table-cell>
          <table:table-cell table:style-name="ce79" office:value-type="float" office:value="1280" calcext:value-type="float">
            <text:p>1,280</text:p>
          </table:table-cell>
          <table:table-cell table:style-name="ce79" office:value-type="float" office:value="25900" calcext:value-type="float">
            <text:p>25,900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1280" calcext:value-type="float">
            <text:p>1,280</text:p>
          </table:table-cell>
          <table:table-cell table:style-name="ce87" office:value-type="float" office:value="14581" calcext:value-type="float">
            <text:p>14,581</text:p>
          </table:table-cell>
          <table:table-cell table:style-name="ce92" office:value-type="float" office:value="380" calcext:value-type="float">
            <text:p>380</text:p>
          </table:table-cell>
          <table:table-cell table:style-name="ce92" office:value-type="float" office:value="3324" calcext:value-type="float">
            <text:p>3,324</text:p>
          </table:table-cell>
          <table:table-cell table:style-name="ce79" office:value-type="float" office:value="260" calcext:value-type="float">
            <text:p>260</text:p>
          </table:table-cell>
          <table:table-cell table:style-name="ce79" office:value-type="float" office:value="2638" calcext:value-type="float">
            <text:p>2,638</text:p>
          </table:table-cell>
          <table:table-cell table:style-name="ce92" office:value-type="float" office:value="180" calcext:value-type="float">
            <text:p>180</text:p>
          </table:table-cell>
          <table:table-cell table:style-name="ce92" office:value-type="float" office:value="2364" calcext:value-type="float">
            <text:p>2,364</text:p>
          </table:table-cell>
          <table:table-cell table:style-name="ce79" office:value-type="float" office:value="180" calcext:value-type="float">
            <text:p>180</text:p>
          </table:table-cell>
          <table:table-cell table:style-name="ce79" office:value-type="float" office:value="3737" calcext:value-type="float">
            <text:p>3,737</text:p>
          </table:table-cell>
          <table:table-cell table:style-name="ce92" office:value-type="float" office:value="280" calcext:value-type="float">
            <text:p>280</text:p>
          </table:table-cell>
          <table:table-cell table:style-name="ce92" office:value-type="float" office:value="3715" calcext:value-type="float">
            <text:p>3,715</text:p>
          </table:table-cell>
          <table:table-cell table:style-name="ce79" office:value-type="float" office:value="370" calcext:value-type="float">
            <text:p>370</text:p>
          </table:table-cell>
          <table:table-cell table:style-name="ce79" office:value-type="float" office:value="3932" calcext:value-type="float">
            <text:p>3,932</text:p>
          </table:table-cell>
          <table:table-cell table:style-name="ce92" office:value-type="float" office:value="130" calcext:value-type="float">
            <text:p>130</text:p>
          </table:table-cell>
          <table:table-cell table:style-name="ce92" office:value-type="float" office:value="1246" calcext:value-type="float">
            <text:p>1,246</text:p>
          </table:table-cell>
          <table:table-cell table:style-name="ce82" office:value-type="float" office:value="430" calcext:value-type="float">
            <text:p>430</text:p>
          </table:table-cell>
          <table:table-cell table:style-name="ce82" office:value-type="float" office:value="6370" calcext:value-type="float">
            <text:p>6,370</text:p>
          </table:table-cell>
          <table:table-cell table:style-name="ce92" office:value-type="float" office:value="300" calcext:value-type="float">
            <text:p>300</text:p>
          </table:table-cell>
          <table:table-cell table:style-name="ce92" office:value-type="float" office:value="3160" calcext:value-type="float">
            <text:p>3,160</text:p>
          </table:table-cell>
          <table:table-cell table:style-name="ce79" office:value-type="float" office:value="830" calcext:value-type="float">
            <text:p>830</text:p>
          </table:table-cell>
          <table:table-cell table:style-name="ce79" office:value-type="float" office:value="16030" calcext:value-type="float">
            <text:p>16,030</text:p>
          </table:table-cell>
          <table:table-cell table:style-name="ce92" office:value-type="float" office:value="520" calcext:value-type="float">
            <text:p>520</text:p>
          </table:table-cell>
          <table:table-cell table:style-name="ce92" office:value-type="float" office:value="5842" calcext:value-type="float">
            <text:p>5,842</text:p>
          </table:table-cell>
          <table:table-cell table:style-name="ce79" office:value-type="float" office:value="400" calcext:value-type="float">
            <text:p>400</text:p>
          </table:table-cell>
          <table:table-cell table:style-name="ce79" office:value-type="float" office:value="5084" calcext:value-type="float">
            <text:p>5,084</text:p>
          </table:table-cell>
          <table:table-cell table:style-name="Default"/>
        </table:table-row>
        <table:table-row table:style-name="ro1">
          <table:table-cell table:style-name="ce54" table:number-columns-repeated="2"/>
          <table:table-cell table:style-name="ce87" office:value-type="float" office:value="230" calcext:value-type="float">
            <text:p>230</text:p>
          </table:table-cell>
          <table:table-cell table:style-name="ce87" office:value-type="float" office:value="4099" calcext:value-type="float">
            <text:p>4,099</text:p>
          </table:table-cell>
          <table:table-cell table:style-name="ce93" office:value-type="float" office:value="120" calcext:value-type="float">
            <text:p>120</text:p>
          </table:table-cell>
          <table:table-cell table:style-name="ce93" office:value-type="float" office:value="1465" calcext:value-type="float">
            <text:p>1,465</text:p>
          </table:table-cell>
          <table:table-cell table:style-name="ce79" office:value-type="float" office:value="80" calcext:value-type="float">
            <text:p>80</text:p>
          </table:table-cell>
          <table:table-cell table:style-name="ce79" office:value-type="float" office:value="1035" calcext:value-type="float">
            <text:p>1,035</text:p>
          </table:table-cell>
          <table:table-cell table:style-name="ce93" office:value-type="float" office:value="750" calcext:value-type="float">
            <text:p>750</text:p>
          </table:table-cell>
          <table:table-cell table:style-name="ce93" office:value-type="float" office:value="8929" calcext:value-type="float">
            <text:p>8,929</text:p>
          </table:table-cell>
          <table:table-cell table:style-name="ce80" office:value-type="float" office:value="720" calcext:value-type="float">
            <text:p>720</text:p>
          </table:table-cell>
          <table:table-cell table:style-name="ce80" office:value-type="float" office:value="8287" calcext:value-type="float">
            <text:p>8,287</text:p>
          </table:table-cell>
          <table:table-cell table:style-name="ce92" office:value-type="float" office:value="120" calcext:value-type="float">
            <text:p>120</text:p>
          </table:table-cell>
          <table:table-cell table:style-name="ce92" office:value-type="float" office:value="1318" calcext:value-type="float">
            <text:p>1,318</text:p>
          </table:table-cell>
          <table:table-cell table:style-name="ce80" office:value-type="float" office:value="170" calcext:value-type="float">
            <text:p>170</text:p>
          </table:table-cell>
          <table:table-cell table:style-name="ce80" office:value-type="float" office:value="2164" calcext:value-type="float">
            <text:p>2,164</text:p>
          </table:table-cell>
          <table:table-cell table:style-name="ce95" office:value-type="float" office:value="300" calcext:value-type="float">
            <text:p>300</text:p>
          </table:table-cell>
          <table:table-cell table:style-name="ce95" office:value-type="float" office:value="4066" calcext:value-type="float">
            <text:p>4,066</text:p>
          </table:table-cell>
          <table:table-cell table:style-name="ce82" office:value-type="float" office:value="630" calcext:value-type="float">
            <text:p>630</text:p>
          </table:table-cell>
          <table:table-cell table:style-name="ce82" office:value-type="float" office:value="7480" calcext:value-type="float">
            <text:p>7,480</text:p>
          </table:table-cell>
          <table:table-cell table:style-name="ce93" office:value-type="float" office:value="1310" calcext:value-type="float">
            <text:p>1,310</text:p>
          </table:table-cell>
          <table:table-cell table:style-name="ce93" office:value-type="float" office:value="15066" calcext:value-type="float">
            <text:p>15,066</text:p>
          </table:table-cell>
          <table:table-cell table:style-name="ce79" office:value-type="float" office:value="720" calcext:value-type="float">
            <text:p>720</text:p>
          </table:table-cell>
          <table:table-cell table:style-name="ce79" office:value-type="float" office:value="8838" calcext:value-type="float">
            <text:p>8,838</text:p>
          </table:table-cell>
          <table:table-cell table:style-name="ce95" office:value-type="float" office:value="590" calcext:value-type="float">
            <text:p>590</text:p>
          </table:table-cell>
          <table:table-cell table:style-name="ce95" office:value-type="float" office:value="12658" calcext:value-type="float">
            <text:p>12,658</text:p>
          </table:table-cell>
          <table:table-cell table:style-name="ce82" office:value-type="float" office:value="300" calcext:value-type="float">
            <text:p>300</text:p>
          </table:table-cell>
          <table:table-cell table:style-name="ce82" office:value-type="float" office:value="4077" calcext:value-type="float">
            <text:p>4,077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87" office:value-type="float" office:value="100" calcext:value-type="float">
            <text:p>100</text:p>
          </table:table-cell>
          <table:table-cell table:style-name="ce87" office:value-type="float" office:value="1752" calcext:value-type="float">
            <text:p>1,752</text:p>
          </table:table-cell>
          <table:table-cell table:style-name="ce93" office:value-type="float" office:value="40" calcext:value-type="float">
            <text:p>40</text:p>
          </table:table-cell>
          <table:table-cell table:style-name="ce93" office:value-type="float" office:value="689" calcext:value-type="float">
            <text:p>689</text:p>
          </table:table-cell>
          <table:table-cell table:style-name="ce79" office:value-type="float" office:value="540" calcext:value-type="float">
            <text:p>540</text:p>
          </table:table-cell>
          <table:table-cell table:style-name="ce79" office:value-type="float" office:value="11224" calcext:value-type="float">
            <text:p>11,224</text:p>
          </table:table-cell>
          <table:table-cell table:style-name="ce92" office:value-type="float" office:value="630" calcext:value-type="float">
            <text:p>630</text:p>
          </table:table-cell>
          <table:table-cell table:style-name="ce92" office:value-type="float" office:value="9292" calcext:value-type="float">
            <text:p>9,292</text:p>
          </table:table-cell>
          <table:table-cell table:style-name="ce79" office:value-type="float" office:value="1430" calcext:value-type="float">
            <text:p>1,430</text:p>
          </table:table-cell>
          <table:table-cell table:style-name="ce79" office:value-type="float" office:value="24226" calcext:value-type="float">
            <text:p>24,226</text:p>
          </table:table-cell>
          <table:table-cell table:style-name="ce93" office:value-type="float" office:value="1370" calcext:value-type="float">
            <text:p>1,370</text:p>
          </table:table-cell>
          <table:table-cell table:style-name="ce93" office:value-type="float" office:value="14143" calcext:value-type="float">
            <text:p>14,143</text:p>
          </table:table-cell>
          <table:table-cell table:style-name="ce79" office:value-type="float" office:value="90" calcext:value-type="float">
            <text:p>90</text:p>
          </table:table-cell>
          <table:table-cell table:style-name="ce79" office:value-type="float" office:value="1546" calcext:value-type="float">
            <text:p>1,546</text:p>
          </table:table-cell>
          <table:table-cell table:style-name="ce95" office:value-type="float" office:value="290" calcext:value-type="float">
            <text:p>290</text:p>
          </table:table-cell>
          <table:table-cell table:style-name="ce95" office:value-type="float" office:value="3562" calcext:value-type="float">
            <text:p>3,562</text:p>
          </table:table-cell>
          <table:table-cell table:style-name="ce79" office:value-type="float" office:value="360" calcext:value-type="float">
            <text:p>360</text:p>
          </table:table-cell>
          <table:table-cell table:style-name="ce79" office:value-type="float" office:value="4621" calcext:value-type="float">
            <text:p>4,621</text:p>
          </table:table-cell>
          <table:table-cell table:style-name="ce92" office:value-type="float" office:value="1360" calcext:value-type="float">
            <text:p>1,360</text:p>
          </table:table-cell>
          <table:table-cell table:style-name="ce92" office:value-type="float" office:value="25852" calcext:value-type="float">
            <text:p>25,852</text:p>
          </table:table-cell>
          <table:table-cell table:style-name="ce79" office:value-type="float" office:value="740" calcext:value-type="float">
            <text:p>740</text:p>
          </table:table-cell>
          <table:table-cell table:style-name="ce79" office:value-type="float" office:value="8437" calcext:value-type="float">
            <text:p>8,437</text:p>
          </table:table-cell>
          <table:table-cell table:style-name="ce92" office:value-type="float" office:value="220" calcext:value-type="float">
            <text:p>220</text:p>
          </table:table-cell>
          <table:table-cell table:style-name="ce92" office:value-type="float" office:value="3193" calcext:value-type="float">
            <text:p>3,193</text:p>
          </table:table-cell>
          <table:table-cell table:style-name="ce82" office:value-type="float" office:value="290" calcext:value-type="float">
            <text:p>290</text:p>
          </table:table-cell>
          <table:table-cell table:style-name="ce82" office:value-type="float" office:value="2944" calcext:value-type="float">
            <text:p>2,944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87" office:value-type="float" office:value="560" calcext:value-type="float">
            <text:p>560</text:p>
          </table:table-cell>
          <table:table-cell table:style-name="ce87" office:value-type="float" office:value="6574" calcext:value-type="float">
            <text:p>6,574</text:p>
          </table:table-cell>
          <table:table-cell table:style-name="ce92" office:value-type="float" office:value="790" calcext:value-type="float">
            <text:p>790</text:p>
          </table:table-cell>
          <table:table-cell table:style-name="ce92" office:value-type="float" office:value="13384" calcext:value-type="float">
            <text:p>13,384</text:p>
          </table:table-cell>
          <table:table-cell table:style-name="ce80" office:value-type="float" office:value="760" calcext:value-type="float">
            <text:p>760</text:p>
          </table:table-cell>
          <table:table-cell table:style-name="ce80" office:value-type="float" office:value="13072" calcext:value-type="float">
            <text:p>13,072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float" office:value="681" calcext:value-type="float">
            <text:p>681</text:p>
          </table:table-cell>
          <table:table-cell table:style-name="ce79" office:value-type="float" office:value="660" calcext:value-type="float">
            <text:p>660</text:p>
          </table:table-cell>
          <table:table-cell table:style-name="ce79" office:value-type="float" office:value="6959" calcext:value-type="float">
            <text:p>6,959</text:p>
          </table:table-cell>
          <table:table-cell table:style-name="ce92" office:value-type="float" office:value="390" calcext:value-type="float">
            <text:p>390</text:p>
          </table:table-cell>
          <table:table-cell table:style-name="ce92" office:value-type="float" office:value="4216" calcext:value-type="float">
            <text:p>4,216</text:p>
          </table:table-cell>
          <table:table-cell table:style-name="ce80" office:value-type="float" office:value="1160" calcext:value-type="float">
            <text:p>1,160</text:p>
          </table:table-cell>
          <table:table-cell table:style-name="ce80" office:value-type="float" office:value="14086" calcext:value-type="float">
            <text:p>14,086</text:p>
          </table:table-cell>
          <table:table-cell table:style-name="ce92" office:value-type="float" office:value="1030" calcext:value-type="float">
            <text:p>1,030</text:p>
          </table:table-cell>
          <table:table-cell table:style-name="ce92" office:value-type="float" office:value="13999" calcext:value-type="float">
            <text:p>13,999</text:p>
          </table:table-cell>
          <table:table-cell table:style-name="ce80" office:value-type="float" office:value="1500" calcext:value-type="float">
            <text:p>1,500</text:p>
          </table:table-cell>
          <table:table-cell table:style-name="ce80" office:value-type="float" office:value="17857" calcext:value-type="float">
            <text:p>17,857</text:p>
          </table:table-cell>
          <table:table-cell table:style-name="ce92" office:value-type="float" office:value="590" calcext:value-type="float">
            <text:p>590</text:p>
          </table:table-cell>
          <table:table-cell table:style-name="ce92" office:value-type="float" office:value="12271" calcext:value-type="float">
            <text:p>12,271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1027" calcext:value-type="float">
            <text:p>1,027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office:value-type="float" office:value="1184" calcext:value-type="float">
            <text:p>1,184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2211" calcext:value-type="float">
            <text:p>2,211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87" office:value-type="float" office:value="1150" calcext:value-type="float">
            <text:p>1,150</text:p>
          </table:table-cell>
          <table:table-cell table:style-name="ce87" office:value-type="float" office:value="12022" calcext:value-type="float">
            <text:p>12,022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844" calcext:value-type="float">
            <text:p>844</text:p>
          </table:table-cell>
          <table:table-cell table:style-name="ce79" office:value-type="float" office:value="370" calcext:value-type="float">
            <text:p>370</text:p>
          </table:table-cell>
          <table:table-cell table:style-name="ce79" office:value-type="float" office:value="5209" calcext:value-type="float">
            <text:p>5,209</text:p>
          </table:table-cell>
          <table:table-cell table:style-name="ce92" office:value-type="float" office:value="600" calcext:value-type="float">
            <text:p>600</text:p>
          </table:table-cell>
          <table:table-cell table:style-name="ce92" office:value-type="float" office:value="7396" calcext:value-type="float">
            <text:p>7,396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2191" calcext:value-type="float">
            <text:p>2,191</text:p>
          </table:table-cell>
          <table:table-cell table:style-name="ce92" office:value-type="float" office:value="630" calcext:value-type="float">
            <text:p>630</text:p>
          </table:table-cell>
          <table:table-cell table:style-name="ce92" office:value-type="float" office:value="7579" calcext:value-type="float">
            <text:p>7,579</text:p>
          </table:table-cell>
          <table:table-cell table:style-name="ce79" office:value-type="float" office:value="120" calcext:value-type="float">
            <text:p>120</text:p>
          </table:table-cell>
          <table:table-cell table:style-name="ce79" office:value-type="float" office:value="1447" calcext:value-type="float">
            <text:p>1,447</text:p>
          </table:table-cell>
          <table:table-cell table:style-name="ce95" office:value-type="float" office:value="500" calcext:value-type="float">
            <text:p>500</text:p>
          </table:table-cell>
          <table:table-cell table:style-name="ce95" office:value-type="float" office:value="10426" calcext:value-type="float">
            <text:p>10,426</text:p>
          </table:table-cell>
          <table:table-cell table:style-name="ce79" office:value-type="float" office:value="1240" calcext:value-type="float">
            <text:p>1,240</text:p>
          </table:table-cell>
          <table:table-cell table:style-name="ce79" office:value-type="float" office:value="16702" calcext:value-type="float">
            <text:p>16,702</text:p>
          </table:table-cell>
          <table:table-cell table:style-name="ce93" office:value-type="float" office:value="230" calcext:value-type="float">
            <text:p>230</text:p>
          </table:table-cell>
          <table:table-cell table:style-name="ce93" office:value-type="float" office:value="2788" calcext:value-type="float">
            <text:p>2,788</text:p>
          </table:table-cell>
          <table:table-cell table:style-name="ce80" office:value-type="float" office:value="600" calcext:value-type="float">
            <text:p>600</text:p>
          </table:table-cell>
          <table:table-cell table:style-name="ce80" office:value-type="float" office:value="7387" calcext:value-type="float">
            <text:p>7,387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241" calcext:value-type="float">
            <text:p>241</text:p>
          </table:table-cell>
          <table:table-cell table:style-name="ce79" office:value-type="float" office:value="210" calcext:value-type="float">
            <text:p>210</text:p>
          </table:table-cell>
          <table:table-cell table:style-name="ce79" office:value-type="float" office:value="2983" calcext:value-type="float">
            <text:p>2,983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87" office:value-type="float" office:value="720" calcext:value-type="float">
            <text:p>720</text:p>
          </table:table-cell>
          <table:table-cell table:style-name="ce87" office:value-type="float" office:value="10345" calcext:value-type="float">
            <text:p>10,345</text:p>
          </table:table-cell>
          <table:table-cell table:style-name="ce93" office:value-type="float" office:value="610" calcext:value-type="float">
            <text:p>610</text:p>
          </table:table-cell>
          <table:table-cell table:style-name="ce93" office:value-type="float" office:value="5650" calcext:value-type="float">
            <text:p>5,650</text:p>
          </table:table-cell>
          <table:table-cell table:style-name="ce79" office:value-type="float" office:value="110" calcext:value-type="float">
            <text:p>110</text:p>
          </table:table-cell>
          <table:table-cell table:style-name="ce79" office:value-type="float" office:value="2298" calcext:value-type="float">
            <text:p>2,298</text:p>
          </table:table-cell>
          <table:table-cell table:style-name="ce92" office:value-type="float" office:value="1330" calcext:value-type="float">
            <text:p>1,330</text:p>
          </table:table-cell>
          <table:table-cell table:style-name="ce92" office:value-type="float" office:value="15478" calcext:value-type="float">
            <text:p>15,478</text:p>
          </table:table-cell>
          <table:table-cell table:style-name="ce80" office:value-type="float" office:value="470" calcext:value-type="float">
            <text:p>470</text:p>
          </table:table-cell>
          <table:table-cell table:style-name="ce80" office:value-type="float" office:value="9328" calcext:value-type="float">
            <text:p>9,328</text:p>
          </table:table-cell>
          <table:table-cell table:style-name="ce92" office:value-type="float" office:value="170" calcext:value-type="float">
            <text:p>170</text:p>
          </table:table-cell>
          <table:table-cell table:style-name="ce92" office:value-type="float" office:value="1990" calcext:value-type="float">
            <text:p>1,990</text:p>
          </table:table-cell>
          <table:table-cell table:style-name="ce79" office:value-type="float" office:value="120" calcext:value-type="float">
            <text:p>120</text:p>
          </table:table-cell>
          <table:table-cell table:style-name="ce79" office:value-type="float" office:value="1186" calcext:value-type="float">
            <text:p>1,186</text:p>
          </table:table-cell>
          <table:table-cell table:style-name="ce93" office:value-type="float" office:value="300" calcext:value-type="float">
            <text:p>300</text:p>
          </table:table-cell>
          <table:table-cell table:style-name="ce93" office:value-type="float" office:value="3451" calcext:value-type="float">
            <text:p>3,451</text:p>
          </table:table-cell>
          <table:table-cell table:style-name="ce79" office:value-type="float" office:value="660" calcext:value-type="float">
            <text:p>660</text:p>
          </table:table-cell>
          <table:table-cell table:style-name="ce79" office:value-type="float" office:value="9184" calcext:value-type="float">
            <text:p>9,184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313" calcext:value-type="float">
            <text:p>313</text:p>
          </table:table-cell>
          <table:table-cell table:style-name="ce80" office:value-type="float" office:value="580" calcext:value-type="float">
            <text:p>580</text:p>
          </table:table-cell>
          <table:table-cell table:style-name="ce80" office:value-type="float" office:value="6493" calcext:value-type="float">
            <text:p>6,493</text:p>
          </table:table-cell>
          <table:table-cell table:style-name="ce92" office:value-type="float" office:value="700" calcext:value-type="float">
            <text:p>700</text:p>
          </table:table-cell>
          <table:table-cell table:style-name="ce92" office:value-type="float" office:value="8263" calcext:value-type="float">
            <text:p>8,263</text:p>
          </table:table-cell>
          <table:table-cell table:style-name="ce82" office:value-type="float" office:value="220" calcext:value-type="float">
            <text:p>220</text:p>
          </table:table-cell>
          <table:table-cell table:style-name="ce82" office:value-type="float" office:value="2239" calcext:value-type="float">
            <text:p>2,239</text:p>
          </table:table-cell>
          <table:table-cell/>
        </table:table-row>
        <table:table-row table:style-name="ro1">
          <table:table-cell table:number-columns-repeated="2"/>
          <table:table-cell table:style-name="ce87" office:value-type="float" office:value="1210" calcext:value-type="float">
            <text:p>1,210</text:p>
          </table:table-cell>
          <table:table-cell table:style-name="ce87" office:value-type="float" office:value="13006" calcext:value-type="float">
            <text:p>13,006</text:p>
          </table:table-cell>
          <table:table-cell table:style-name="ce92" office:value-type="float" office:value="470" calcext:value-type="float">
            <text:p>470</text:p>
          </table:table-cell>
          <table:table-cell table:style-name="ce92" office:value-type="float" office:value="4748" calcext:value-type="float">
            <text:p>4,748</text:p>
          </table:table-cell>
          <table:table-cell table:style-name="ce79" office:value-type="float" office:value="120" calcext:value-type="float">
            <text:p>120</text:p>
          </table:table-cell>
          <table:table-cell table:style-name="ce79" office:value-type="float" office:value="1182" calcext:value-type="float">
            <text:p>1,182</text:p>
          </table:table-cell>
          <table:table-cell table:style-name="ce95" office:value-type="float" office:value="780" calcext:value-type="float">
            <text:p>780</text:p>
          </table:table-cell>
          <table:table-cell table:style-name="ce95" office:value-type="float" office:value="14206" calcext:value-type="float">
            <text:p>14,206</text:p>
          </table:table-cell>
          <table:table-cell table:style-name="ce79" office:value-type="float" office:value="40" calcext:value-type="float">
            <text:p>40</text:p>
          </table:table-cell>
          <table:table-cell table:style-name="ce79" office:value-type="float" office:value="402" calcext:value-type="float">
            <text:p>402</text:p>
          </table:table-cell>
          <table:table-cell table:style-name="ce93" office:value-type="float" office:value="90" calcext:value-type="float">
            <text:p>90</text:p>
          </table:table-cell>
          <table:table-cell table:style-name="ce93" office:value-type="float" office:value="1012" calcext:value-type="float">
            <text:p>1,012</text:p>
          </table:table-cell>
          <table:table-cell table:style-name="ce79" office:value-type="float" office:value="300" calcext:value-type="float">
            <text:p>300</text:p>
          </table:table-cell>
          <table:table-cell table:style-name="ce79" office:value-type="float" office:value="5012" calcext:value-type="float">
            <text:p>5,012</text:p>
          </table:table-cell>
          <table:table-cell table:style-name="ce93" office:value-type="float" office:value="110" calcext:value-type="float">
            <text:p>110</text:p>
          </table:table-cell>
          <table:table-cell table:style-name="ce93" office:value-type="float" office:value="1441" calcext:value-type="float">
            <text:p>1,441</text:p>
          </table:table-cell>
          <table:table-cell table:style-name="ce82" office:value-type="float" office:value="160" calcext:value-type="float">
            <text:p>160</text:p>
          </table:table-cell>
          <table:table-cell table:style-name="ce82" office:value-type="float" office:value="1642" calcext:value-type="float">
            <text:p>1,642</text:p>
          </table:table-cell>
          <table:table-cell table:style-name="ce92" office:value-type="float" office:value="390" calcext:value-type="float">
            <text:p>390</text:p>
          </table:table-cell>
          <table:table-cell table:style-name="ce92" office:value-type="float" office:value="8149" calcext:value-type="float">
            <text:p>8,149</text:p>
          </table:table-cell>
          <table:table-cell table:style-name="ce79" office:value-type="float" office:value="170" calcext:value-type="float">
            <text:p>170</text:p>
          </table:table-cell>
          <table:table-cell table:style-name="ce79" office:value-type="float" office:value="1957" calcext:value-type="float">
            <text:p>1,957</text:p>
          </table:table-cell>
          <table:table-cell table:style-name="ce95" office:value-type="float" office:value="390" calcext:value-type="float">
            <text:p>390</text:p>
          </table:table-cell>
          <table:table-cell table:style-name="ce95" office:value-type="float" office:value="5312" calcext:value-type="float">
            <text:p>5,312</text:p>
          </table:table-cell>
          <table:table-cell table:style-name="ce82" office:value-type="float" office:value="310" calcext:value-type="float">
            <text:p>310</text:p>
          </table:table-cell>
          <table:table-cell table:style-name="ce82" office:value-type="float" office:value="3288" calcext:value-type="float">
            <text:p>3,288</text:p>
          </table:table-cell>
          <table:table-cell/>
        </table:table-row>
        <table:table-row table:style-name="ro1">
          <table:table-cell table:number-columns-repeated="2"/>
          <table:table-cell table:style-name="ce87" office:value-type="float" office:value="280" calcext:value-type="float">
            <text:p>280</text:p>
          </table:table-cell>
          <table:table-cell table:style-name="ce87" office:value-type="float" office:value="3023" calcext:value-type="float">
            <text:p>3,023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office:value-type="float" office:value="1036" calcext:value-type="float">
            <text:p>1,036</text:p>
          </table:table-cell>
          <table:table-cell table:style-name="ce80" office:value-type="float" office:value="420" calcext:value-type="float">
            <text:p>420</text:p>
          </table:table-cell>
          <table:table-cell table:style-name="ce80" office:value-type="float" office:value="4527" calcext:value-type="float">
            <text:p>4,527</text:p>
          </table:table-cell>
          <table:table-cell table:style-name="ce95" office:value-type="float" office:value="790" calcext:value-type="float">
            <text:p>790</text:p>
          </table:table-cell>
          <table:table-cell table:style-name="ce95" office:value-type="float" office:value="12373" calcext:value-type="float">
            <text:p>12,373</text:p>
          </table:table-cell>
          <table:table-cell table:style-name="ce79" office:value-type="float" office:value="350" calcext:value-type="float">
            <text:p>350</text:p>
          </table:table-cell>
          <table:table-cell table:style-name="ce79" office:value-type="float" office:value="4260" calcext:value-type="float">
            <text:p>4,260</text:p>
          </table:table-cell>
          <table:table-cell table:style-name="ce92" office:value-type="float" office:value="1590" calcext:value-type="float">
            <text:p>1,590</text:p>
          </table:table-cell>
          <table:table-cell table:style-name="ce92" office:value-type="float" office:value="16567" calcext:value-type="float">
            <text:p>16,567</text:p>
          </table:table-cell>
          <table:table-cell table:style-name="ce79" office:value-type="float" office:value="300" calcext:value-type="float">
            <text:p>300</text:p>
          </table:table-cell>
          <table:table-cell table:style-name="ce79" office:value-type="float" office:value="3133" calcext:value-type="float">
            <text:p>3,133</text:p>
          </table:table-cell>
          <table:table-cell table:style-name="ce92" office:value-type="float" office:value="970" calcext:value-type="float">
            <text:p>970</text:p>
          </table:table-cell>
          <table:table-cell table:style-name="ce92" office:value-type="float" office:value="20263" calcext:value-type="float">
            <text:p>20,263</text:p>
          </table:table-cell>
          <table:table-cell table:style-name="ce79" office:value-type="float" office:value="200" calcext:value-type="float">
            <text:p>200</text:p>
          </table:table-cell>
          <table:table-cell table:style-name="ce79" office:value-type="float" office:value="2668" calcext:value-type="float">
            <text:p>2,668</text:p>
          </table:table-cell>
          <table:table-cell table:style-name="ce92" office:value-type="float" office:value="390" calcext:value-type="float">
            <text:p>390</text:p>
          </table:table-cell>
          <table:table-cell table:style-name="ce92" office:value-type="float" office:value="6727" calcext:value-type="float">
            <text:p>6,727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1771" calcext:value-type="float">
            <text:p>1,771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11386" calcext:value-type="float">
            <text:p>11,386</text:p>
          </table:table-cell>
          <table:table-cell table:style-name="ce79" office:value-type="float" office:value="770" calcext:value-type="float">
            <text:p>770</text:p>
          </table:table-cell>
          <table:table-cell table:style-name="ce79" office:value-type="float" office:value="7825" calcext:value-type="float">
            <text:p>7,825</text:p>
          </table:table-cell>
          <table:table-cell/>
        </table:table-row>
        <table:table-row table:style-name="ro1">
          <table:table-cell table:number-columns-repeated="2"/>
          <table:table-cell table:style-name="ce87" office:value-type="float" office:value="110" calcext:value-type="float">
            <text:p>110</text:p>
          </table:table-cell>
          <table:table-cell table:style-name="ce87" office:value-type="float" office:value="1195" calcext:value-type="float">
            <text:p>1,195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float" office:value="562" calcext:value-type="float">
            <text:p>562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1069" calcext:value-type="float">
            <text:p>1,069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office:value-type="float" office:value="1171" calcext:value-type="float">
            <text:p>1,171</text:p>
          </table:table-cell>
          <table:table-cell table:style-name="ce82" office:value-type="float" office:value="490" calcext:value-type="float">
            <text:p>490</text:p>
          </table:table-cell>
          <table:table-cell table:style-name="ce82" office:value-type="float" office:value="10333" calcext:value-type="float">
            <text:p>10,333</text:p>
          </table:table-cell>
          <table:table-cell table:style-name="ce92" office:value-type="float" office:value="320" calcext:value-type="float">
            <text:p>320</text:p>
          </table:table-cell>
          <table:table-cell table:style-name="ce92" office:value-type="float" office:value="3976" calcext:value-type="float">
            <text:p>3,976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80" calcext:value-type="float">
            <text:p>280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988" calcext:value-type="float">
            <text:p>988</text:p>
          </table:table-cell>
          <table:table-cell table:style-name="ce80" office:value-type="float" office:value="170" calcext:value-type="float">
            <text:p>170</text:p>
          </table:table-cell>
          <table:table-cell table:style-name="ce80" office:value-type="float" office:value="2218" calcext:value-type="float">
            <text:p>2,218</text:p>
          </table:table-cell>
          <table:table-cell table:style-name="ce92" office:value-type="float" office:value="370" calcext:value-type="float">
            <text:p>370</text:p>
          </table:table-cell>
          <table:table-cell table:style-name="ce92" office:value-type="float" office:value="7654" calcext:value-type="float">
            <text:p>7,654</text:p>
          </table:table-cell>
          <table:table-cell table:style-name="ce79" office:value-type="float" office:value="340" calcext:value-type="float">
            <text:p>340</text:p>
          </table:table-cell>
          <table:table-cell table:style-name="ce79" office:value-type="float" office:value="4627" calcext:value-type="float">
            <text:p>4,627</text:p>
          </table:table-cell>
          <table:table-cell table:style-name="ce92" office:value-type="float" office:value="160" calcext:value-type="float">
            <text:p>160</text:p>
          </table:table-cell>
          <table:table-cell table:style-name="ce92" office:value-type="float" office:value="2080" calcext:value-type="float">
            <text:p>2,080</text:p>
          </table:table-cell>
          <table:table-cell table:style-name="ce79" office:value-type="float" office:value="1790" calcext:value-type="float">
            <text:p>1,790</text:p>
          </table:table-cell>
          <table:table-cell table:style-name="ce79" office:value-type="float" office:value="22204" calcext:value-type="float">
            <text:p>22,204</text:p>
          </table:table-cell>
          <table:table-cell/>
        </table:table-row>
        <table:table-row table:style-name="ro1">
          <table:table-cell table:number-columns-repeated="2"/>
          <table:table-cell table:style-name="ce87" office:value-type="float" office:value="990" calcext:value-type="float">
            <text:p>990</text:p>
          </table:table-cell>
          <table:table-cell table:style-name="ce87" office:value-type="float" office:value="10448" calcext:value-type="float">
            <text:p>10,448</text:p>
          </table:table-cell>
          <table:table-cell table:style-name="ce92" office:value-type="float" office:value="480" calcext:value-type="float">
            <text:p>480</text:p>
          </table:table-cell>
          <table:table-cell table:style-name="ce92" office:value-type="float" office:value="7780" calcext:value-type="float">
            <text:p>7,780</text:p>
          </table:table-cell>
          <table:table-cell table:style-name="ce79" office:value-type="float" office:value="80" calcext:value-type="float">
            <text:p>80</text:p>
          </table:table-cell>
          <table:table-cell table:style-name="ce79" office:value-type="float" office:value="1054" calcext:value-type="float">
            <text:p>1,054</text:p>
          </table:table-cell>
          <table:table-cell table:style-name="ce92" office:value-type="float" office:value="340" calcext:value-type="float">
            <text:p>340</text:p>
          </table:table-cell>
          <table:table-cell table:style-name="ce92" office:value-type="float" office:value="4189" calcext:value-type="float">
            <text:p>4,189</text:p>
          </table:table-cell>
          <table:table-cell table:style-name="ce79" office:value-type="float" office:value="960" calcext:value-type="float">
            <text:p>960</text:p>
          </table:table-cell>
          <table:table-cell table:style-name="ce79" office:value-type="float" office:value="11074" calcext:value-type="float">
            <text:p>11,074</text:p>
          </table:table-cell>
          <table:table-cell table:style-name="ce92" office:value-type="float" office:value="1310" calcext:value-type="float">
            <text:p>1,310</text:p>
          </table:table-cell>
          <table:table-cell table:style-name="ce92" office:value-type="float" office:value="17230" calcext:value-type="float">
            <text:p>17,230</text:p>
          </table:table-cell>
          <table:table-cell table:style-name="ce80" office:value-type="float" office:value="470" calcext:value-type="float">
            <text:p>470</text:p>
          </table:table-cell>
          <table:table-cell table:style-name="ce80" office:value-type="float" office:value="6574" calcext:value-type="float">
            <text:p>6,574</text:p>
          </table:table-cell>
          <table:table-cell table:style-name="ce95" office:value-type="float" office:value="320" calcext:value-type="float">
            <text:p>320</text:p>
          </table:table-cell>
          <table:table-cell table:style-name="ce95" office:value-type="float" office:value="6691" calcext:value-type="float">
            <text:p>6,691</text:p>
          </table:table-cell>
          <table:table-cell table:style-name="ce79" office:value-type="float" office:value="260" calcext:value-type="float">
            <text:p>260</text:p>
          </table:table-cell>
          <table:table-cell table:style-name="ce79" office:value-type="float" office:value="2918" calcext:value-type="float">
            <text:p>2,918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50" calcext:value-type="float">
            <text:p>250</text:p>
          </table:table-cell>
          <table:table-cell table:style-name="ce79" office:value-type="float" office:value="570" calcext:value-type="float">
            <text:p>570</text:p>
          </table:table-cell>
          <table:table-cell table:style-name="ce79" office:value-type="float" office:value="6751" calcext:value-type="float">
            <text:p>6,751</text:p>
          </table:table-cell>
          <table:table-cell table:style-name="ce92" office:value-type="float" office:value="640" calcext:value-type="float">
            <text:p>640</text:p>
          </table:table-cell>
          <table:table-cell table:style-name="ce92" office:value-type="float" office:value="12271" calcext:value-type="float">
            <text:p>12,271</text:p>
          </table:table-cell>
          <table:table-cell table:style-name="ce79" office:value-type="float" office:value="180" calcext:value-type="float">
            <text:p>180</text:p>
          </table:table-cell>
          <table:table-cell table:style-name="ce79" office:value-type="float" office:value="1978" calcext:value-type="float">
            <text:p>1,978</text:p>
          </table:table-cell>
          <table:table-cell/>
        </table:table-row>
        <table:table-row table:style-name="ro1">
          <table:table-cell table:number-columns-repeated="2"/>
          <table:table-cell table:style-name="ce87" office:value-type="float" office:value="910" calcext:value-type="float">
            <text:p>910</text:p>
          </table:table-cell>
          <table:table-cell table:style-name="ce87" office:value-type="float" office:value="9787" calcext:value-type="float">
            <text:p>9,787</text:p>
          </table:table-cell>
          <table:table-cell table:style-name="ce93" office:value-type="float" office:value="510" calcext:value-type="float">
            <text:p>510</text:p>
          </table:table-cell>
          <table:table-cell table:style-name="ce93" office:value-type="float" office:value="4883" calcext:value-type="float">
            <text:p>4,883</text:p>
          </table:table-cell>
          <table:table-cell table:style-name="ce79" office:value-type="float" office:value="690" calcext:value-type="float">
            <text:p>690</text:p>
          </table:table-cell>
          <table:table-cell table:style-name="ce79" office:value-type="float" office:value="7756" calcext:value-type="float">
            <text:p>7,756</text:p>
          </table:table-cell>
          <table:table-cell table:style-name="ce93" office:value-type="float" office:value="260" calcext:value-type="float">
            <text:p>260</text:p>
          </table:table-cell>
          <table:table-cell table:style-name="ce93" office:value-type="float" office:value="3493" calcext:value-type="float">
            <text:p>3,493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616" calcext:value-type="float">
            <text:p>616</text:p>
          </table:table-cell>
          <table:table-cell table:style-name="ce92" office:value-type="float" office:value="120" calcext:value-type="float">
            <text:p>120</text:p>
          </table:table-cell>
          <table:table-cell table:style-name="ce92" office:value-type="float" office:value="1567" calcext:value-type="float">
            <text:p>1,567</text:p>
          </table:table-cell>
          <table:table-cell table:style-name="ce79" office:value-type="float" office:value="260" calcext:value-type="float">
            <text:p>260</text:p>
          </table:table-cell>
          <table:table-cell table:style-name="ce79" office:value-type="float" office:value="2423" calcext:value-type="float">
            <text:p>2,423</text:p>
          </table:table-cell>
          <table:table-cell table:style-name="ce92" office:value-type="float" office:value="480" calcext:value-type="float">
            <text:p>480</text:p>
          </table:table-cell>
          <table:table-cell table:style-name="ce92" office:value-type="float" office:value="10150" calcext:value-type="float">
            <text:p>10,150</text:p>
          </table:table-cell>
          <table:table-cell table:style-name="ce82" office:value-type="float" office:value="620" calcext:value-type="float">
            <text:p>620</text:p>
          </table:table-cell>
          <table:table-cell table:style-name="ce82" office:value-type="float" office:value="13171" calcext:value-type="float">
            <text:p>13,171</text:p>
          </table:table-cell>
          <table:table-cell table:style-name="ce92" office:value-type="float" office:value="120" calcext:value-type="float">
            <text:p>120</text:p>
          </table:table-cell>
          <table:table-cell table:style-name="ce92" office:value-type="float" office:value="1518" calcext:value-type="float">
            <text:p>1,518</text:p>
          </table:table-cell>
          <table:table-cell table:style-name="ce80" office:value-type="float" office:value="500" calcext:value-type="float">
            <text:p>500</text:p>
          </table:table-cell>
          <table:table-cell table:style-name="ce80" office:value-type="float" office:value="5932" calcext:value-type="float">
            <text:p>5,932</text:p>
          </table:table-cell>
          <table:table-cell table:style-name="ce93" office:value-type="float" office:value="870" calcext:value-type="float">
            <text:p>870</text:p>
          </table:table-cell>
          <table:table-cell table:style-name="ce93" office:value-type="float" office:value="10204" calcext:value-type="float">
            <text:p>10,204</text:p>
          </table:table-cell>
          <table:table-cell table:style-name="ce80" office:value-type="float" office:value="1710" calcext:value-type="float">
            <text:p>1,710</text:p>
          </table:table-cell>
          <table:table-cell table:style-name="ce80" office:value-type="float" office:value="36013" calcext:value-type="float">
            <text:p>36,013</text:p>
          </table:table-cell>
          <table:table-cell/>
        </table:table-row>
        <table:table-row table:style-name="ro1">
          <table:table-cell table:number-columns-repeated="2"/>
          <table:table-cell table:style-name="ce87" office:value-type="float" office:value="1020" calcext:value-type="float">
            <text:p>1,020</text:p>
          </table:table-cell>
          <table:table-cell table:style-name="ce87" office:value-type="float" office:value="18244" calcext:value-type="float">
            <text:p>18,244</text:p>
          </table:table-cell>
          <table:table-cell table:style-name="ce92" office:value-type="float" office:value="630" calcext:value-type="float">
            <text:p>630</text:p>
          </table:table-cell>
          <table:table-cell table:style-name="ce92" office:value-type="float" office:value="11797" calcext:value-type="float">
            <text:p>11,797</text:p>
          </table:table-cell>
          <table:table-cell table:style-name="ce79" office:value-type="float" office:value="80" calcext:value-type="float">
            <text:p>80</text:p>
          </table:table-cell>
          <table:table-cell table:style-name="ce79" office:value-type="float" office:value="871" calcext:value-type="float">
            <text:p>871</text:p>
          </table:table-cell>
          <table:table-cell table:style-name="ce92" office:value-type="float" office:value="620" calcext:value-type="float">
            <text:p>620</text:p>
          </table:table-cell>
          <table:table-cell table:style-name="ce92" office:value-type="float" office:value="8236" calcext:value-type="float">
            <text:p>8,236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float" office:value="328" calcext:value-type="float">
            <text:p>328</text:p>
          </table:table-cell>
          <table:table-cell table:style-name="ce93" office:value-type="float" office:value="190" calcext:value-type="float">
            <text:p>190</text:p>
          </table:table-cell>
          <table:table-cell table:style-name="ce93" office:value-type="float" office:value="3301" calcext:value-type="float">
            <text:p>3,301</text:p>
          </table:table-cell>
          <table:table-cell table:style-name="ce79" office:value-type="float" office:value="90" calcext:value-type="float">
            <text:p>90</text:p>
          </table:table-cell>
          <table:table-cell table:style-name="ce79" office:value-type="float" office:value="1048" calcext:value-type="float">
            <text:p>1,048</text:p>
          </table:table-cell>
          <table:table-cell table:style-name="ce93" office:value-type="float" office:value="640" calcext:value-type="float">
            <text:p>640</text:p>
          </table:table-cell>
          <table:table-cell table:style-name="ce93" office:value-type="float" office:value="6592" calcext:value-type="float">
            <text:p>6,592</text:p>
          </table:table-cell>
          <table:table-cell table:style-name="ce82" office:value-type="float" office:value="1030" calcext:value-type="float">
            <text:p>1,030</text:p>
          </table:table-cell>
          <table:table-cell table:style-name="ce82" office:value-type="float" office:value="19681" calcext:value-type="float">
            <text:p>19,681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office:value-type="float" office:value="1201" calcext:value-type="float">
            <text:p>1,20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65" calcext:value-type="float">
            <text:p>265</text:p>
          </table:table-cell>
          <table:table-cell table:style-name="ce92" office:value-type="float" office:value="530" calcext:value-type="float">
            <text:p>530</text:p>
          </table:table-cell>
          <table:table-cell table:style-name="ce92" office:value-type="float" office:value="5959" calcext:value-type="float">
            <text:p>5,959</text:p>
          </table:table-cell>
          <table:table-cell table:style-name="ce80" office:value-type="float" office:value="470" calcext:value-type="float">
            <text:p>470</text:p>
          </table:table-cell>
          <table:table-cell table:style-name="ce80" office:value-type="float" office:value="4819" calcext:value-type="float">
            <text:p>4,819</text:p>
          </table:table-cell>
          <table:table-cell/>
        </table:table-row>
        <table:table-row table:style-name="ro1">
          <table:table-cell table:number-columns-repeated="2"/>
          <table:table-cell table:style-name="ce87" office:value-type="float" office:value="920" calcext:value-type="float">
            <text:p>920</text:p>
          </table:table-cell>
          <table:table-cell table:style-name="ce87" office:value-type="float" office:value="10564" calcext:value-type="float">
            <text:p>10,564</text:p>
          </table:table-cell>
          <table:table-cell table:style-name="ce92" office:value-type="float" office:value="610" calcext:value-type="float">
            <text:p>610</text:p>
          </table:table-cell>
          <table:table-cell table:style-name="ce92" office:value-type="float" office:value="6125" calcext:value-type="float">
            <text:p>6,125</text:p>
          </table:table-cell>
          <table:table-cell table:style-name="ce80" office:value-type="float" office:value="1100" calcext:value-type="float">
            <text:p>1,100</text:p>
          </table:table-cell>
          <table:table-cell table:style-name="ce80" office:value-type="float" office:value="18772" calcext:value-type="float">
            <text:p>18,772</text:p>
          </table:table-cell>
          <table:table-cell table:style-name="ce92" office:value-type="float" office:value="510" calcext:value-type="float">
            <text:p>510</text:p>
          </table:table-cell>
          <table:table-cell table:style-name="ce92" office:value-type="float" office:value="5246" calcext:value-type="float">
            <text:p>5,246</text:p>
          </table:table-cell>
          <table:table-cell table:style-name="ce79" office:value-type="float" office:value="380" calcext:value-type="float">
            <text:p>380</text:p>
          </table:table-cell>
          <table:table-cell table:style-name="ce79" office:value-type="float" office:value="5173" calcext:value-type="float">
            <text:p>5,173</text:p>
          </table:table-cell>
          <table:table-cell table:style-name="ce92" office:value-type="float" office:value="210" calcext:value-type="float">
            <text:p>210</text:p>
          </table:table-cell>
          <table:table-cell table:style-name="ce92" office:value-type="float" office:value="2143" calcext:value-type="float">
            <text:p>2,143</text:p>
          </table:table-cell>
          <table:table-cell table:style-name="ce79" office:value-type="float" office:value="360" calcext:value-type="float">
            <text:p>360</text:p>
          </table:table-cell>
          <table:table-cell table:style-name="ce79" office:value-type="float" office:value="3436" calcext:value-type="float">
            <text:p>3,436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451" calcext:value-type="float">
            <text:p>451</text:p>
          </table:table-cell>
          <table:table-cell table:style-name="ce79" office:value-type="float" office:value="90" calcext:value-type="float">
            <text:p>90</text:p>
          </table:table-cell>
          <table:table-cell table:style-name="ce79" office:value-type="float" office:value="1036" calcext:value-type="float">
            <text:p>1,036</text:p>
          </table:table-cell>
          <table:table-cell table:style-name="ce93" office:value-type="float" office:value="170" calcext:value-type="float">
            <text:p>170</text:p>
          </table:table-cell>
          <table:table-cell table:style-name="ce93" office:value-type="float" office:value="2237" calcext:value-type="float">
            <text:p>2,237</text:p>
          </table:table-cell>
          <table:table-cell table:style-name="ce79" office:value-type="float" office:value="280" calcext:value-type="float">
            <text:p>280</text:p>
          </table:table-cell>
          <table:table-cell table:style-name="ce79" office:value-type="float" office:value="3910" calcext:value-type="float">
            <text:p>3,910</text:p>
          </table:table-cell>
          <table:table-cell table:style-name="ce95" office:value-type="float" office:value="390" calcext:value-type="float">
            <text:p>390</text:p>
          </table:table-cell>
          <table:table-cell table:style-name="ce95" office:value-type="float" office:value="8155" calcext:value-type="float">
            <text:p>8,155</text:p>
          </table:table-cell>
          <table:table-cell table:style-name="ce79" office:value-type="float" office:value="660" calcext:value-type="float">
            <text:p>660</text:p>
          </table:table-cell>
          <table:table-cell table:style-name="ce79" office:value-type="float" office:value="12346" calcext:value-type="float">
            <text:p>12,346</text:p>
          </table:table-cell>
          <table:table-cell/>
        </table:table-row>
        <table:table-row table:style-name="ro1">
          <table:table-cell table:number-columns-repeated="2"/>
          <table:table-cell table:style-name="ce87" office:value-type="float" office:value="730" calcext:value-type="float">
            <text:p>730</text:p>
          </table:table-cell>
          <table:table-cell table:style-name="ce87" office:value-type="float" office:value="10939" calcext:value-type="float">
            <text:p>10,939</text:p>
          </table:table-cell>
          <table:table-cell table:style-name="ce92" office:value-type="float" office:value="260" calcext:value-type="float">
            <text:p>260</text:p>
          </table:table-cell>
          <table:table-cell table:style-name="ce92" office:value-type="float" office:value="2734" calcext:value-type="float">
            <text:p>2,734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872" calcext:value-type="float">
            <text:p>872</text:p>
          </table:table-cell>
          <table:table-cell table:style-name="ce95" office:value-type="float" office:value="660" calcext:value-type="float">
            <text:p>660</text:p>
          </table:table-cell>
          <table:table-cell table:style-name="ce95" office:value-type="float" office:value="6893" calcext:value-type="float">
            <text:p>6,893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2638" calcext:value-type="float">
            <text:p>2,638</text:p>
          </table:table-cell>
          <table:table-cell table:style-name="ce92" office:value-type="float" office:value="470" calcext:value-type="float">
            <text:p>470</text:p>
          </table:table-cell>
          <table:table-cell table:style-name="ce92" office:value-type="float" office:value="9954" calcext:value-type="float">
            <text:p>9,954</text:p>
          </table:table-cell>
          <table:table-cell table:style-name="ce79" office:value-type="float" office:value="600" calcext:value-type="float">
            <text:p>600</text:p>
          </table:table-cell>
          <table:table-cell table:style-name="ce79" office:value-type="float" office:value="7060" calcext:value-type="float">
            <text:p>7,060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float" office:value="1609" calcext:value-type="float">
            <text:p>1,609</text:p>
          </table:table-cell>
          <table:table-cell table:style-name="ce80" office:value-type="float" office:value="1100" calcext:value-type="float">
            <text:p>1,100</text:p>
          </table:table-cell>
          <table:table-cell table:style-name="ce80" office:value-type="float" office:value="13264" calcext:value-type="float">
            <text:p>13,264</text:p>
          </table:table-cell>
          <table:table-cell table:style-name="ce93" office:value-type="float" office:value="230" calcext:value-type="float">
            <text:p>230</text:p>
          </table:table-cell>
          <table:table-cell table:style-name="ce93" office:value-type="float" office:value="2767" calcext:value-type="float">
            <text:p>2,767</text:p>
          </table:table-cell>
          <table:table-cell table:style-name="ce79" office:value-type="float" office:value="250" calcext:value-type="float">
            <text:p>250</text:p>
          </table:table-cell>
          <table:table-cell table:style-name="ce79" office:value-type="float" office:value="2785" calcext:value-type="float">
            <text:p>2,785</text:p>
          </table:table-cell>
          <table:table-cell table:style-name="ce92" office:value-type="float" office:value="160" calcext:value-type="float">
            <text:p>160</text:p>
          </table:table-cell>
          <table:table-cell table:style-name="ce92" office:value-type="float" office:value="1985" calcext:value-type="float">
            <text:p>1,985</text:p>
          </table:table-cell>
          <table:table-cell table:style-name="ce82" office:value-type="float" office:value="910" calcext:value-type="float">
            <text:p>910</text:p>
          </table:table-cell>
          <table:table-cell table:style-name="ce82" office:value-type="float" office:value="10369" calcext:value-type="float">
            <text:p>10,369</text:p>
          </table:table-cell>
          <table:table-cell/>
        </table:table-row>
        <table:table-row table:style-name="ro1">
          <table:table-cell table:number-columns-repeated="2"/>
          <table:table-cell table:style-name="ce87" office:value-type="float" office:value="780" calcext:value-type="float">
            <text:p>780</text:p>
          </table:table-cell>
          <table:table-cell table:style-name="ce87" office:value-type="float" office:value="12232" calcext:value-type="float">
            <text:p>12,232</text:p>
          </table:table-cell>
          <table:table-cell table:style-name="ce92" office:value-type="float" office:value="270" calcext:value-type="float">
            <text:p>270</text:p>
          </table:table-cell>
          <table:table-cell table:style-name="ce92" office:value-type="float" office:value="3322" calcext:value-type="float">
            <text:p>3,322</text:p>
          </table:table-cell>
          <table:table-cell table:style-name="ce79" office:value-type="float" office:value="690" calcext:value-type="float">
            <text:p>690</text:p>
          </table:table-cell>
          <table:table-cell table:style-name="ce79" office:value-type="float" office:value="7912" calcext:value-type="float">
            <text:p>7,912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241" calcext:value-type="float">
            <text:p>241</text:p>
          </table:table-cell>
          <table:table-cell table:style-name="ce79" office:value-type="float" office:value="480" calcext:value-type="float">
            <text:p>480</text:p>
          </table:table-cell>
          <table:table-cell table:style-name="ce79" office:value-type="float" office:value="6091" calcext:value-type="float">
            <text:p>6,091</text:p>
          </table:table-cell>
          <table:table-cell table:style-name="ce92" office:value-type="float" office:value="360" calcext:value-type="float">
            <text:p>360</text:p>
          </table:table-cell>
          <table:table-cell table:style-name="ce92" office:value-type="float" office:value="5307" calcext:value-type="float">
            <text:p>5,307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3217" calcext:value-type="float">
            <text:p>3,217</text:p>
          </table:table-cell>
          <table:table-cell table:style-name="ce92" office:value-type="float" office:value="480" calcext:value-type="float">
            <text:p>480</text:p>
          </table:table-cell>
          <table:table-cell table:style-name="ce92" office:value-type="float" office:value="8611" calcext:value-type="float">
            <text:p>8,611</text:p>
          </table:table-cell>
          <table:table-cell table:style-name="ce79" office:value-type="float" office:value="440" calcext:value-type="float">
            <text:p>440</text:p>
          </table:table-cell>
          <table:table-cell table:style-name="ce79" office:value-type="float" office:value="4471" calcext:value-type="float">
            <text:p>4,471</text:p>
          </table:table-cell>
          <table:table-cell table:style-name="ce92" office:value-type="float" office:value="490" calcext:value-type="float">
            <text:p>490</text:p>
          </table:table-cell>
          <table:table-cell table:style-name="ce92" office:value-type="float" office:value="6028" calcext:value-type="float">
            <text:p>6,028</text:p>
          </table:table-cell>
          <table:table-cell table:style-name="ce80" office:value-type="float" office:value="190" calcext:value-type="float">
            <text:p>190</text:p>
          </table:table-cell>
          <table:table-cell table:style-name="ce80" office:value-type="float" office:value="2368" calcext:value-type="float">
            <text:p>2,368</text:p>
          </table:table-cell>
          <table:table-cell table:style-name="ce95" office:value-type="float" office:value="810" calcext:value-type="float">
            <text:p>810</text:p>
          </table:table-cell>
          <table:table-cell table:style-name="ce95" office:value-type="float" office:value="10024" calcext:value-type="float">
            <text:p>10,024</text:p>
          </table:table-cell>
          <table:table-cell table:style-name="ce82" office:value-type="float" office:value="920" calcext:value-type="float">
            <text:p>920</text:p>
          </table:table-cell>
          <table:table-cell table:style-name="ce82" office:value-type="float" office:value="11116" calcext:value-type="float">
            <text:p>11,116</text:p>
          </table:table-cell>
          <table:table-cell/>
        </table:table-row>
        <table:table-row table:style-name="ro1">
          <table:table-cell table:number-columns-repeated="2"/>
          <table:table-cell table:style-name="ce87" office:value-type="float" office:value="1430" calcext:value-type="float">
            <text:p>1,430</text:p>
          </table:table-cell>
          <table:table-cell table:style-name="ce87" office:value-type="float" office:value="24616" calcext:value-type="float">
            <text:p>24,616</text:p>
          </table:table-cell>
          <table:table-cell table:style-name="ce92" office:value-type="float" office:value="240" calcext:value-type="float">
            <text:p>240</text:p>
          </table:table-cell>
          <table:table-cell table:style-name="ce92" office:value-type="float" office:value="2500" calcext:value-type="float">
            <text:p>2,500</text:p>
          </table:table-cell>
          <table:table-cell table:style-name="ce79" office:value-type="float" office:value="910" calcext:value-type="float">
            <text:p>910</text:p>
          </table:table-cell>
          <table:table-cell table:style-name="ce79" office:value-type="float" office:value="14065" calcext:value-type="float">
            <text:p>14,065</text:p>
          </table:table-cell>
          <table:table-cell table:style-name="ce92" office:value-type="float" office:value="1330" calcext:value-type="float">
            <text:p>1,330</text:p>
          </table:table-cell>
          <table:table-cell table:style-name="ce92" office:value-type="float" office:value="21556" calcext:value-type="float">
            <text:p>21,556</text:p>
          </table:table-cell>
          <table:table-cell table:style-name="ce82" office:value-type="float" office:value="960" calcext:value-type="float">
            <text:p>960</text:p>
          </table:table-cell>
          <table:table-cell table:style-name="ce82" office:value-type="float" office:value="12664" calcext:value-type="float">
            <text:p>12,664</text:p>
          </table:table-cell>
          <table:table-cell table:style-name="ce92" office:value-type="float" office:value="160" calcext:value-type="float">
            <text:p>160</text:p>
          </table:table-cell>
          <table:table-cell table:style-name="ce92" office:value-type="float" office:value="1691" calcext:value-type="float">
            <text:p>1,691</text:p>
          </table:table-cell>
          <table:table-cell table:style-name="ce79" office:value-type="float" office:value="380" calcext:value-type="float">
            <text:p>380</text:p>
          </table:table-cell>
          <table:table-cell table:style-name="ce79" office:value-type="float" office:value="5341" calcext:value-type="float">
            <text:p>5,341</text:p>
          </table:table-cell>
          <table:table-cell table:style-name="ce95" office:value-type="float" office:value="270" calcext:value-type="float">
            <text:p>270</text:p>
          </table:table-cell>
          <table:table-cell table:style-name="ce95" office:value-type="float" office:value="3601" calcext:value-type="float">
            <text:p>3,601</text:p>
          </table:table-cell>
          <table:table-cell table:style-name="ce79" office:value-type="float" office:value="280" calcext:value-type="float">
            <text:p>280</text:p>
          </table:table-cell>
          <table:table-cell table:style-name="ce79" office:value-type="float" office:value="3415" calcext:value-type="float">
            <text:p>3,415</text:p>
          </table:table-cell>
          <table:table-cell table:style-name="ce92" office:value-type="float" office:value="480" calcext:value-type="float">
            <text:p>480</text:p>
          </table:table-cell>
          <table:table-cell table:style-name="ce92" office:value-type="float" office:value="8626" calcext:value-type="float">
            <text:p>8,626</text:p>
          </table:table-cell>
          <table:table-cell table:style-name="ce79" office:value-type="float" office:value="180" calcext:value-type="float">
            <text:p>180</text:p>
          </table:table-cell>
          <table:table-cell table:style-name="ce79" office:value-type="float" office:value="3091" calcext:value-type="float">
            <text:p>3,091</text:p>
          </table:table-cell>
          <table:table-cell table:style-name="ce95" office:value-type="float" office:value="180" calcext:value-type="float">
            <text:p>180</text:p>
          </table:table-cell>
          <table:table-cell table:style-name="ce95" office:value-type="float" office:value="3850" calcext:value-type="float">
            <text:p>3,850</text:p>
          </table:table-cell>
          <table:table-cell table:style-name="ce82" office:value-type="float" office:value="440" calcext:value-type="float">
            <text:p>440</text:p>
          </table:table-cell>
          <table:table-cell table:style-name="ce82" office:value-type="float" office:value="4474" calcext:value-type="float">
            <text:p>4,474</text:p>
          </table:table-cell>
          <table:table-cell/>
        </table:table-row>
        <table:table-row table:style-name="ro1">
          <table:table-cell table:number-columns-repeated="2"/>
          <table:table-cell table:style-name="ce87" office:value-type="float" office:value="900" calcext:value-type="float">
            <text:p>900</text:p>
          </table:table-cell>
          <table:table-cell table:style-name="ce87" office:value-type="float" office:value="15970" calcext:value-type="float">
            <text:p>15,970</text:p>
          </table:table-cell>
          <table:table-cell table:style-name="ce92" office:value-type="float" office:value="210" calcext:value-type="float">
            <text:p>210</text:p>
          </table:table-cell>
          <table:table-cell table:style-name="ce92" office:value-type="float" office:value="2041" calcext:value-type="float">
            <text:p>2,041</text:p>
          </table:table-cell>
          <table:table-cell table:style-name="ce79" office:value-type="float" office:value="420" calcext:value-type="float">
            <text:p>420</text:p>
          </table:table-cell>
          <table:table-cell table:style-name="ce79" office:value-type="float" office:value="7740" calcext:value-type="float">
            <text:p>7,740</text:p>
          </table:table-cell>
          <table:table-cell table:style-name="ce92" office:value-type="float" office:value="1920" calcext:value-type="float">
            <text:p>1,920</text:p>
          </table:table-cell>
          <table:table-cell table:style-name="ce92" office:value-type="float" office:value="39955" calcext:value-type="float">
            <text:p>39,955</text:p>
          </table:table-cell>
          <table:table-cell table:style-name="ce82" office:value-type="float" office:value="320" calcext:value-type="float">
            <text:p>320</text:p>
          </table:table-cell>
          <table:table-cell table:style-name="ce82" office:value-type="float" office:value="5176" calcext:value-type="float">
            <text:p>5,176</text:p>
          </table:table-cell>
          <table:table-cell table:style-name="ce92" office:value-type="float" office:value="1020" calcext:value-type="float">
            <text:p>1,020</text:p>
          </table:table-cell>
          <table:table-cell table:style-name="ce92" office:value-type="float" office:value="17737" calcext:value-type="float">
            <text:p>17,737</text:p>
          </table:table-cell>
          <table:table-cell table:style-name="ce79" office:value-type="float" office:value="280" calcext:value-type="float">
            <text:p>280</text:p>
          </table:table-cell>
          <table:table-cell table:style-name="ce79" office:value-type="float" office:value="2581" calcext:value-type="float">
            <text:p>2,581</text:p>
          </table:table-cell>
          <table:table-cell table:style-name="ce92" office:value-type="float" office:value="940" calcext:value-type="float">
            <text:p>940</text:p>
          </table:table-cell>
          <table:table-cell table:style-name="ce92" office:value-type="float" office:value="15943" calcext:value-type="float">
            <text:p>15,943</text:p>
          </table:table-cell>
          <table:table-cell table:style-name="ce82" office:value-type="float" office:value="210" calcext:value-type="float">
            <text:p>210</text:p>
          </table:table-cell>
          <table:table-cell table:style-name="ce82" office:value-type="float" office:value="2746" calcext:value-type="float">
            <text:p>2,746</text:p>
          </table:table-cell>
          <table:table-cell table:style-name="ce92" office:value-type="float" office:value="920" calcext:value-type="float">
            <text:p>920</text:p>
          </table:table-cell>
          <table:table-cell table:style-name="ce92" office:value-type="float" office:value="9349" calcext:value-type="float">
            <text:p>9,349</text:p>
          </table:table-cell>
          <table:table-cell table:style-name="ce79" office:value-type="float" office:value="450" calcext:value-type="float">
            <text:p>450</text:p>
          </table:table-cell>
          <table:table-cell table:style-name="ce79" office:value-type="float" office:value="5035" calcext:value-type="float">
            <text:p>5,035</text:p>
          </table:table-cell>
          <table:table-cell table:style-name="ce92" office:value-type="float" office:value="280" calcext:value-type="float">
            <text:p>280</text:p>
          </table:table-cell>
          <table:table-cell table:style-name="ce92" office:value-type="float" office:value="3375" calcext:value-type="float">
            <text:p>3,375</text:p>
          </table:table-cell>
          <table:table-cell table:style-name="ce98" office:value-type="float" office:value="420" calcext:value-type="float">
            <text:p>420</text:p>
          </table:table-cell>
          <table:table-cell table:style-name="ce98" office:value-type="float" office:value="5179" calcext:value-type="float">
            <text:p>5,179</text:p>
          </table:table-cell>
          <table:table-cell/>
        </table:table-row>
        <table:table-row table:style-name="ro1">
          <table:table-cell table:style-name="ce58" table:number-columns-repeated="2"/>
          <table:table-cell table:style-name="ce88" table:formula="of:=AVERAGE([.C3:.C47])" office:value-type="float" office:value="726.888888888889" calcext:value-type="float">
            <text:p>727</text:p>
          </table:table-cell>
          <table:table-cell table:style-name="ce88" table:formula="of:=AVERAGE([.D3:.D47])" office:value-type="float" office:value="9556.51111111111" calcext:value-type="float">
            <text:p>9,557</text:p>
          </table:table-cell>
          <table:table-cell table:style-name="ce88" table:formula="of:=AVERAGE([.E3:.E47])" office:value-type="float" office:value="416.444444444444" calcext:value-type="float">
            <text:p>416</text:p>
          </table:table-cell>
          <table:table-cell table:style-name="ce88" table:formula="of:=AVERAGE([.F3:.F47])" office:value-type="float" office:value="4818.91111111111" calcext:value-type="float">
            <text:p>4,819</text:p>
          </table:table-cell>
          <table:table-cell table:style-name="ce88" table:formula="of:=AVERAGE([.G3:.G47])" office:value-type="float" office:value="431.333333333333" calcext:value-type="float">
            <text:p>431</text:p>
          </table:table-cell>
          <table:table-cell table:style-name="ce88" table:formula="of:=AVERAGE([.H3:.H47])" office:value-type="float" office:value="5723.33333333333" calcext:value-type="float">
            <text:p>5,723</text:p>
          </table:table-cell>
          <table:table-cell table:style-name="ce88" table:formula="of:=AVERAGE([.I3:.I47])" office:value-type="float" office:value="558.888888888889" calcext:value-type="float">
            <text:p>559</text:p>
          </table:table-cell>
          <table:table-cell table:style-name="ce88" table:formula="of:=AVERAGE([.J3:.J47])" office:value-type="float" office:value="8228.2" calcext:value-type="float">
            <text:p>8,228</text:p>
          </table:table-cell>
          <table:table-cell table:style-name="ce88" table:formula="of:=AVERAGE([.K3:.K47])" office:value-type="float" office:value="588.444444444444" calcext:value-type="float">
            <text:p>588</text:p>
          </table:table-cell>
          <table:table-cell table:style-name="ce88" table:formula="of:=AVERAGE([.L3:.L47])" office:value-type="float" office:value="8766.73333333333" calcext:value-type="float">
            <text:p>8,767</text:p>
          </table:table-cell>
          <table:table-cell table:style-name="ce88" table:formula="of:=AVERAGE([.M3:.M47])" office:value-type="float" office:value="479.777777777778" calcext:value-type="float">
            <text:p>480</text:p>
          </table:table-cell>
          <table:table-cell table:style-name="ce88" table:formula="of:=AVERAGE([.N3:.N47])" office:value-type="float" office:value="6264.91111111111" calcext:value-type="float">
            <text:p>6,265</text:p>
          </table:table-cell>
          <table:table-cell table:style-name="ce88" table:formula="of:=AVERAGE([.O3:.O47])" office:value-type="float" office:value="452" calcext:value-type="float">
            <text:p>452</text:p>
          </table:table-cell>
          <table:table-cell table:style-name="ce88" table:formula="of:=AVERAGE([.P3:.P47])" office:value-type="float" office:value="5768.97777777778" calcext:value-type="float">
            <text:p>5,769</text:p>
          </table:table-cell>
          <table:table-cell table:style-name="ce88" table:formula="of:=AVERAGE([.Q3:.Q47])" office:value-type="float" office:value="528.666666666667" calcext:value-type="float">
            <text:p>529</text:p>
          </table:table-cell>
          <table:table-cell table:style-name="ce88" table:formula="of:=AVERAGE([.R3:.R47])" office:value-type="float" office:value="8118.37777777778" calcext:value-type="float">
            <text:p>8,118</text:p>
          </table:table-cell>
          <table:table-cell table:style-name="ce88" table:formula="of:=AVERAGE([.S3:.S47])" office:value-type="float" office:value="504.222222222222" calcext:value-type="float">
            <text:p>504</text:p>
          </table:table-cell>
          <table:table-cell table:style-name="ce88" table:formula="of:=AVERAGE([.T3:.T47])" office:value-type="float" office:value="7372.46666666667" calcext:value-type="float">
            <text:p>7,372</text:p>
          </table:table-cell>
          <table:table-cell table:style-name="ce96" table:formula="of:=AVERAGE([.U3:.U47])" office:value-type="float" office:value="494.666666666667" calcext:value-type="float">
            <text:p>495</text:p>
          </table:table-cell>
          <table:table-cell table:style-name="ce96" table:formula="of:=AVERAGE([.V3:.V47])" office:value-type="float" office:value="7184.06666666667" calcext:value-type="float">
            <text:p>7,184</text:p>
          </table:table-cell>
          <table:table-cell table:style-name="ce96" table:formula="of:=AVERAGE([.W3:.W47])" office:value-type="float" office:value="500.888888888889" calcext:value-type="float">
            <text:p>501</text:p>
          </table:table-cell>
          <table:table-cell table:style-name="ce96" table:formula="of:=AVERAGE([.X3:.X47])" office:value-type="float" office:value="6782.66666666667" calcext:value-type="float">
            <text:p>6,783</text:p>
          </table:table-cell>
          <table:table-cell table:style-name="ce96" table:formula="of:=AVERAGE([.Y3:.Y47])" office:value-type="float" office:value="587.555555555556" calcext:value-type="float">
            <text:p>588</text:p>
          </table:table-cell>
          <table:table-cell table:style-name="ce96" table:formula="of:=AVERAGE([.Z3:.Z47])" office:value-type="float" office:value="8377.75555555556" calcext:value-type="float">
            <text:p>8,378</text:p>
          </table:table-cell>
          <table:table-cell table:style-name="ce96" table:formula="of:=AVERAGE([.AA3:.AA47])" office:value-type="float" office:value="599.111111111111" calcext:value-type="float">
            <text:p>599</text:p>
          </table:table-cell>
          <table:table-cell table:style-name="ce96" table:formula="of:=AVERAGE([.AB3:.AB47])" office:value-type="float" office:value="8178.22222222222" calcext:value-type="float">
            <text:p>8,178</text:p>
          </table:table-cell>
          <table:table-cell/>
        </table:table-row>
        <table:table-row table:style-name="ro1">
          <table:table-cell table:style-name="ce84" table:number-columns-repeated="2"/>
          <table:table-cell table:style-name="ce89" table:formula="of:=STDEV([.C3:.C47])" office:value-type="float" office:value="468.67716269121" calcext:value-type="float">
            <text:p>469</text:p>
          </table:table-cell>
          <table:table-cell table:style-name="ce89" table:formula="of:=STDEV([.D3:.D47])" office:value-type="float" office:value="6439.29424288599" calcext:value-type="float">
            <text:p>6,439</text:p>
          </table:table-cell>
          <table:table-cell table:style-name="ce89" table:formula="of:=STDEV([.E3:.E47])" office:value-type="float" office:value="296.02791296181" calcext:value-type="float">
            <text:p>296</text:p>
          </table:table-cell>
          <table:table-cell table:style-name="ce89" table:formula="of:=STDEV([.F3:.F47])" office:value-type="float" office:value="3589.07392982331" calcext:value-type="float">
            <text:p>3,589</text:p>
          </table:table-cell>
          <table:table-cell table:style-name="ce89" table:formula="of:=STDEV([.G3:.G47])" office:value-type="float" office:value="316.641466301901" calcext:value-type="float">
            <text:p>317</text:p>
          </table:table-cell>
          <table:table-cell table:style-name="ce89" table:formula="of:=STDEV([.H3:.H47])" office:value-type="float" office:value="4744.29358186328" calcext:value-type="float">
            <text:p>4,744</text:p>
          </table:table-cell>
          <table:table-cell table:style-name="ce89" table:formula="of:=STDEV([.I3:.I47])" office:value-type="float" office:value="442.827804735051" calcext:value-type="float">
            <text:p>443</text:p>
          </table:table-cell>
          <table:table-cell table:style-name="ce89" table:formula="of:=STDEV([.J3:.J47])" office:value-type="float" office:value="7556.31265174418" calcext:value-type="float">
            <text:p>7,556</text:p>
          </table:table-cell>
          <table:table-cell table:style-name="ce89" table:formula="of:=STDEV([.K3:.K47])" office:value-type="float" office:value="476.578504243604" calcext:value-type="float">
            <text:p>477</text:p>
          </table:table-cell>
          <table:table-cell table:style-name="ce89" table:formula="of:=STDEV([.L3:.L47])" office:value-type="float" office:value="7773.95996376247" calcext:value-type="float">
            <text:p>7,774</text:p>
          </table:table-cell>
          <table:table-cell table:style-name="ce89" table:formula="of:=STDEV([.M3:.M47])" office:value-type="float" office:value="416.525066848481" calcext:value-type="float">
            <text:p>417</text:p>
          </table:table-cell>
          <table:table-cell table:style-name="ce89" table:formula="of:=STDEV([.N3:.N47])" office:value-type="float" office:value="5321.2251358559" calcext:value-type="float">
            <text:p>5,321</text:p>
          </table:table-cell>
          <table:table-cell table:style-name="ce89" table:formula="of:=STDEV([.O3:.O47])" office:value-type="float" office:value="476.910511903058" calcext:value-type="float">
            <text:p>477</text:p>
          </table:table-cell>
          <table:table-cell table:style-name="ce89" table:formula="of:=STDEV([.P3:.P47])" office:value-type="float" office:value="6578.080700633" calcext:value-type="float">
            <text:p>6,578</text:p>
          </table:table-cell>
          <table:table-cell table:style-name="ce89" table:formula="of:=STDEV([.Q3:.Q47])" office:value-type="float" office:value="506.061440754166" calcext:value-type="float">
            <text:p>506</text:p>
          </table:table-cell>
          <table:table-cell table:style-name="ce89" table:formula="of:=STDEV([.R3:.R47])" office:value-type="float" office:value="8191.73368898874" calcext:value-type="float">
            <text:p>8,192</text:p>
          </table:table-cell>
          <table:table-cell table:style-name="ce89" table:formula="of:=STDEV([.S3:.S47])" office:value-type="float" office:value="523.816800421713" calcext:value-type="float">
            <text:p>524</text:p>
          </table:table-cell>
          <table:table-cell table:style-name="ce89" table:formula="of:=STDEV([.T3:.T47])" office:value-type="float" office:value="8544.21010658414" calcext:value-type="float">
            <text:p>8,544</text:p>
          </table:table-cell>
          <table:table-cell table:style-name="ce97" table:formula="of:=STDEV([.U3:.U47])" office:value-type="float" office:value="399.878390604853" calcext:value-type="float">
            <text:p>400</text:p>
          </table:table-cell>
          <table:table-cell table:style-name="ce97" table:formula="of:=STDEV([.V3:.V47])" office:value-type="float" office:value="6631.86214559544" calcext:value-type="float">
            <text:p>6,632</text:p>
          </table:table-cell>
          <table:table-cell table:style-name="ce97" table:formula="of:=STDEV([.W3:.W47])" office:value-type="float" office:value="358.879710299491" calcext:value-type="float">
            <text:p>359</text:p>
          </table:table-cell>
          <table:table-cell table:style-name="ce97" table:formula="of:=STDEV([.X3:.X47])" office:value-type="float" office:value="6218.48061316939" calcext:value-type="float">
            <text:p>6,218</text:p>
          </table:table-cell>
          <table:table-cell table:style-name="ce97" table:formula="of:=STDEV([.Y3:.Y47])" office:value-type="float" office:value="431.846750782747" calcext:value-type="float">
            <text:p>432</text:p>
          </table:table-cell>
          <table:table-cell table:style-name="ce97" table:formula="of:=STDEV([.Z3:.Z47])" office:value-type="float" office:value="6436.8531489864" calcext:value-type="float">
            <text:p>6,437</text:p>
          </table:table-cell>
          <table:table-cell table:style-name="ce97" table:formula="of:=STDEV([.AA3:.AA47])" office:value-type="float" office:value="524.598644083015" calcext:value-type="float">
            <text:p>525</text:p>
          </table:table-cell>
          <table:table-cell table:style-name="ce97" table:formula="of:=STDEV([.AB3:.AB47])" office:value-type="float" office:value="8288.93031778717" calcext:value-type="float">
            <text:p>8,289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62" table:number-columns-repeated="26"/>
          <table:table-cell/>
        </table:table-row>
        <table:table-row table:style-name="ro1" table:number-rows-repeated="2">
          <table:table-cell table:number-columns-repeated="2"/>
          <table:table-cell table:style-name="ce62" table:number-columns-repeated="20"/>
          <table:table-cell table:number-columns-repeated="2"/>
          <table:table-cell table:style-name="ce62" table:number-columns-repeated="4"/>
          <table:table-cell/>
        </table:table-row>
        <table:table-row table:style-name="ro1" table:number-rows-repeated="4">
          <table:table-cell table:number-columns-repeated="2"/>
          <table:table-cell table:style-name="ce62" table:number-columns-repeated="20"/>
          <table:table-cell table:number-columns-repeated="2"/>
          <table:table-cell table:style-name="ce62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ce62" table:number-columns-repeated="18"/>
          <table:table-cell table:number-columns-repeated="4"/>
          <table:table-cell table:style-name="ce62" table:number-columns-repeated="2"/>
          <table:table-cell table:number-columns-repeated="3"/>
        </table:table-row>
        <table:table-row table:style-name="ro1" table:number-rows-repeated="8">
          <table:table-cell table:number-columns-repeated="2"/>
          <table:table-cell table:style-name="ce62" table:number-columns-repeated="18"/>
          <table:table-cell table:number-columns-repeated="9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410" calcext:value-type="float">
            <text:p>3410</text:p>
          </table:table-cell>
          <table:table-cell office:value-type="float" office:value="70278" calcext:value-type="float">
            <text:p>7027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140" calcext:value-type="float">
            <text:p>3140</text:p>
          </table:table-cell>
          <table:table-cell office:value-type="float" office:value="67274" calcext:value-type="float">
            <text:p>6727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070" calcext:value-type="float">
            <text:p>2070</text:p>
          </table:table-cell>
          <table:table-cell office:value-type="float" office:value="43561" calcext:value-type="float">
            <text:p>4356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7381" calcext:value-type="float">
            <text:p>738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010" calcext:value-type="float">
            <text:p>3010</text:p>
          </table:table-cell>
          <table:table-cell office:value-type="float" office:value="61855" calcext:value-type="float">
            <text:p>61855</text:p>
          </table:table-cell>
          <table:table-cell table:number-columns-repeated="25"/>
        </table:table-row>
        <table:table-row table:style-name="ro1">
          <table:table-cell table:style-name="ce85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style-name="ce86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150" calcext:value-type="float">
            <text:p>3150</text:p>
          </table:table-cell>
          <table:table-cell office:value-type="float" office:value="64966" calcext:value-type="float">
            <text:p>6496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030" calcext:value-type="float">
            <text:p>2030</text:p>
          </table:table-cell>
          <table:table-cell office:value-type="float" office:value="43528" calcext:value-type="float">
            <text:p>435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1280" calcext:value-type="float">
            <text:p>1280</text:p>
          </table:table-cell>
          <table:table-cell office:value-type="float" office:value="26578" calcext:value-type="float">
            <text:p>2657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280" calcext:value-type="float">
            <text:p>2280</text:p>
          </table:table-cell>
          <table:table-cell office:value-type="float" office:value="47955" calcext:value-type="float">
            <text:p>4795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1340" calcext:value-type="float">
            <text:p>1340</text:p>
          </table:table-cell>
          <table:table-cell office:value-type="float" office:value="27925" calcext:value-type="float">
            <text:p>2792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240" calcext:value-type="float">
            <text:p>2240</text:p>
          </table:table-cell>
          <table:table-cell office:value-type="float" office:value="46846" calcext:value-type="float">
            <text:p>4684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53341" calcext:value-type="float">
            <text:p>5334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15529" calcext:value-type="float">
            <text:p>1552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office:value-type="float" office:value="43846" calcext:value-type="float">
            <text:p>4384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float" office:value="1600" calcext:value-type="float">
            <text:p>1600</text:p>
          </table:table-cell>
          <table:table-cell office:value-type="float" office:value="33460" calcext:value-type="float">
            <text:p>3346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float" office:value="2640" calcext:value-type="float">
            <text:p>2640</text:p>
          </table:table-cell>
          <table:table-cell office:value-type="float" office:value="55891" calcext:value-type="float">
            <text:p>55891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float" office:value="1980" calcext:value-type="float">
            <text:p>1980</text:p>
          </table:table-cell>
          <table:table-cell office:value-type="float" office:value="41479" calcext:value-type="float">
            <text:p>41479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float" office:value="1440" calcext:value-type="float">
            <text:p>1440</text:p>
          </table:table-cell>
          <table:table-cell office:value-type="float" office:value="29980" calcext:value-type="float">
            <text:p>2998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float" office:value="3080" calcext:value-type="float">
            <text:p>3080</text:p>
          </table:table-cell>
          <table:table-cell office:value-type="float" office:value="63730" calcext:value-type="float">
            <text:p>6373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float" office:value="3090" calcext:value-type="float">
            <text:p>3090</text:p>
          </table:table-cell>
          <table:table-cell office:value-type="float" office:value="65338" calcext:value-type="float">
            <text:p>65338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float" office:value="1100" calcext:value-type="float">
            <text:p>1100</text:p>
          </table:table-cell>
          <table:table-cell office:value-type="float" office:value="22774" calcext:value-type="float">
            <text:p>22774</text:p>
          </table:table-cell>
          <table:table-cell table:formula="of:=100-(29/(192-143+1))*100" office:value-type="float" office:value="42" calcext:value-type="float">
            <text:p>42</text:p>
          </table:table-cell>
          <table:table-cell table:number-columns-repeated="23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26"/>
          <table:table-cell table:style-name="Default"/>
        </table:table-row>
        <table:table-row table:style-name="ro1">
          <table:table-cell table:style-name="Default" table:number-columns-repeated="2"/>
          <table:table-cell table:formula="of:=AVERAGE([.C119];[.C116];[.C112];[.C110];[.C109];[.C107];[.C106];[.C100];[.C99];[.C96];[.C95];[.C94];[.C93];[.C90];[.C88];[.C86];[.C76:.C80])" office:value-type="float" office:value="2124.7619047619" calcext:value-type="float">
            <text:p>2124.7619047619</text:p>
          </table:table-cell>
          <table:table-cell table:formula="of:=AVERAGE([.D119];[.D116];[.D112];[.D110];[.D109];[.D107];[.D106];[.D100];[.D99];[.D96];[.D95];[.D94];[.D93];[.D90];[.D88];[.D86];[.D76:.D80])" office:value-type="float" office:value="44453.0952380952" calcext:value-type="float">
            <text:p>44453.0952380952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table:formula="of:=STDEV([.C119];[.C116];[.C112];[.C110];[.C109];[.C107];[.C106];[.C100];[.C99];[.C96];[.C95];[.C94];[.C93];[.C90];[.C88];[.C86];[.C76:.C80])" office:value-type="float" office:value="870.779070991139" calcext:value-type="float">
            <text:p>870.7790709911</text:p>
          </table:table-cell>
          <table:table-cell table:formula="of:=STDEV([.D119];[.D116];[.D112];[.D110];[.D109];[.D107];[.D106];[.D100];[.D99];[.D96];[.D95];[.D94];[.D93];[.D90];[.D88];[.D86];[.D76:.D80])" office:value-type="float" office:value="18113.1455520701" calcext:value-type="float">
            <text:p>18113.1455520701</text:p>
          </table:table-cell>
          <table:table-cell table:number-columns-repeated="24"/>
          <table:table-cell table:style-name="Default"/>
        </table:table-row>
      </table:table>
      <table:table table:name="Sheet4" table:style-name="ta1">
        <table:table-column table:style-name="co7" table:number-columns-repeated="2" table:default-cell-style-name="Default"/>
        <table:table-column table:style-name="co10" table:default-cell-style-name="ce47"/>
        <table:table-column table:style-name="co10" table:default-cell-style-name="ce37"/>
        <table:table-column table:style-name="co10" table:default-cell-style-name="ce51"/>
        <table:table-column table:style-name="co10" table:default-cell-style-name="ce26"/>
        <table:table-column table:style-name="co10" table:default-cell-style-name="ce47"/>
        <table:table-column table:style-name="co10" table:default-cell-style-name="ce37"/>
        <table:table-column table:style-name="co10" table:default-cell-style-name="ce50"/>
        <table:table-column table:style-name="co10" table:default-cell-style-name="ce27"/>
        <table:table-column table:style-name="co7" table:number-columns-repeated="3" table:default-cell-style-name="Default"/>
        <table:table-column table:style-name="co7" table:number-columns-repeated="2" table:default-cell-style-name="ce37"/>
        <table:table-column table:style-name="co7" table:number-columns-repeated="2" table:default-cell-style-name="ce26"/>
        <table:table-column table:style-name="co7" table:number-columns-repeated="2" table:default-cell-style-name="ce37"/>
        <table:table-column table:style-name="co7" table:number-columns-repeated="2" table:default-cell-style-name="Default"/>
        <table:table-row table:style-name="ro1" table:number-rows-repeated="7"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3">
          <table:table-cell table:number-columns-repeated="2"/>
          <table:table-cell table:style-name="ce46" office:value-type="string" calcext:value-type="string" table:number-columns-spanned="4" table:number-rows-spanned="1">
            <text:p>100% communication</text:p>
          </table:table-cell>
          <table:covered-table-cell table:number-columns-repeated="3" table:style-name="Default"/>
          <table:table-cell table:style-name="ce46" office:value-type="string" calcext:value-type="string" table:number-columns-spanned="4" table:number-rows-spanned="1">
            <text:p>50% communication</text:p>
          </table:table-cell>
          <table:covered-table-cell table:number-columns-repeated="3" table:style-name="Default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Op. 1 to 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p. 1 to 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p. 1 to 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p. 1 to N</text:p>
          </table:table-cell>
          <table:covered-table-cell table:style-name="ce10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9488" calcext:value-type="float">
            <text:p>9,488</text:p>
          </table:table-cell>
          <table:table-cell table:style-name="ce50" office:value-type="float" office:value="1.38" calcext:value-type="float">
            <text:p>1.38</text:p>
          </table:table-cell>
          <table:table-cell table:style-name="ce27" office:value-type="float" office:value="23467" calcext:value-type="float">
            <text:p>23,467</text:p>
          </table:table-cell>
          <table:table-cell office:value-type="float" office:value="0.62" calcext:value-type="float">
            <text:p>0.62</text:p>
          </table:table-cell>
          <table:table-cell office:value-type="float" office:value="8425" calcext:value-type="float">
            <text:p>8,425</text:p>
          </table:table-cell>
          <table:table-cell table:style-name="ce51" office:value-type="float" office:value="0.84" calcext:value-type="float">
            <text:p>0.84</text:p>
          </table:table-cell>
          <table:table-cell table:style-name="ce26" office:value-type="float" office:value="7282" calcext:value-type="float">
            <text:p>7,282</text:p>
          </table:table-cell>
          <table:table-cell/>
          <table:table-cell table:formula="of:=[.I11]/1000" office:value-type="float" office:value="0.00084" calcext:value-type="float">
            <text:p>0.00084</text:p>
          </table:table-cell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48" office:value-type="float" office:value="2.23" calcext:value-type="float">
            <text:p>2.23</text:p>
          </table:table-cell>
          <table:table-cell table:style-name="ce38" office:value-type="float" office:value="37987" calcext:value-type="float">
            <text:p>37,987</text:p>
          </table:table-cell>
          <table:table-cell office:value-type="float" office:value="1.44" calcext:value-type="float">
            <text:p>1.44</text:p>
          </table:table-cell>
          <table:table-cell office:value-type="float" office:value="19576" calcext:value-type="float">
            <text:p>19,576</text:p>
          </table:table-cell>
          <table:table-cell table:style-name="ce48" office:value-type="float" office:value="0.3" calcext:value-type="float">
            <text:p>0.30</text:p>
          </table:table-cell>
          <table:table-cell table:style-name="ce38" office:value-type="float" office:value="4906" calcext:value-type="float">
            <text:p>4,906</text:p>
          </table:table-cell>
          <table:table-cell table:style-name="ce53" office:value-type="float" office:value="0.56" calcext:value-type="float">
            <text:p>0.56</text:p>
          </table:table-cell>
          <table:table-cell table:style-name="ce29" office:value-type="float" office:value="8751" calcext:value-type="float">
            <text:p>8,751</text:p>
          </table:table-cell>
          <table:table-cell/>
          <table:table-cell table:formula="of:=[.I12]/1000" office:value-type="float" office:value="0.00056" calcext:value-type="float">
            <text:p>0.00056</text:p>
          </table:table-cell>
          <table:table-cell/>
          <table:table-cell table:style-name="ce10" office:value-type="string" calcext:value-type="string" table:number-columns-spanned="2" table:number-rows-spanned="1">
            <text:p>St_a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n</text:p>
          </table:table-cell>
          <table:covered-table-cell table:style-name="ce10"/>
        </table:table-row>
        <table:table-row table:style-name="ro2">
          <table:table-cell table:number-columns-repeated="2"/>
          <table:table-cell office:value-type="float" office:value="2.22" calcext:value-type="float">
            <text:p>2.22</text:p>
          </table:table-cell>
          <table:table-cell office:value-type="float" office:value="30298" calcext:value-type="float">
            <text:p>30,298</text:p>
          </table:table-cell>
          <table:table-cell office:value-type="float" office:value="1.17" calcext:value-type="float">
            <text:p>1.17</text:p>
          </table:table-cell>
          <table:table-cell office:value-type="float" office:value="15875" calcext:value-type="float">
            <text:p>15,875</text:p>
          </table:table-cell>
          <table:table-cell office:value-type="float" office:value="0.39" calcext:value-type="float">
            <text:p>0.39</text:p>
          </table:table-cell>
          <table:table-cell office:value-type="float" office:value="3373" calcext:value-type="float">
            <text:p>3,373</text:p>
          </table:table-cell>
          <table:table-cell table:style-name="ce53" office:value-type="float" office:value="0.91" calcext:value-type="float">
            <text:p>0.91</text:p>
          </table:table-cell>
          <table:table-cell table:style-name="ce29" office:value-type="float" office:value="13717" calcext:value-type="float">
            <text:p>13,717</text:p>
          </table:table-cell>
          <table:table-cell/>
          <table:table-cell table:formula="of:=[.I13]/1000" office:value-type="float" office:value="0.00091" calcext:value-type="float">
            <text:p>0.00091</text:p>
          </table:table-cell>
          <table:table-cell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6185" calcext:value-type="float">
            <text:p>6,185</text:p>
          </table:table-cell>
          <table:table-cell table:style-name="ce50" office:value-type="float" office:value="0.93" calcext:value-type="float">
            <text:p>0.93</text:p>
          </table:table-cell>
          <table:table-cell table:style-name="ce27" office:value-type="float" office:value="15340" calcext:value-type="float">
            <text:p>15,340</text:p>
          </table:table-cell>
          <table:table-cell table:style-name="ce52" office:value-type="float" office:value="1.46" calcext:value-type="float">
            <text:p>1.46</text:p>
          </table:table-cell>
          <table:table-cell table:style-name="ce41" office:value-type="float" office:value="15664" calcext:value-type="float">
            <text:p>15,664</text:p>
          </table:table-cell>
          <table:table-cell office:value-type="float" office:value="0.63" calcext:value-type="float">
            <text:p>0.63</text:p>
          </table:table-cell>
          <table:table-cell office:value-type="float" office:value="9715" calcext:value-type="float">
            <text:p>9,715</text:p>
          </table:table-cell>
          <table:table-cell/>
          <table:table-cell table:formula="of:=[.I14]/1000" office:value-type="float" office:value="0.00063" calcext:value-type="float">
            <text:p>0.00063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9488" calcext:value-type="float">
            <text:p>9,488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23467" calcext:value-type="float">
            <text:p>23,467</text:p>
          </table:table-cell>
          <table:table-cell office:value-type="float" office:value="620" calcext:value-type="float">
            <text:p>620</text:p>
          </table:table-cell>
          <table:table-cell office:value-type="float" office:value="8425" calcext:value-type="float">
            <text:p>8,425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7282" calcext:value-type="float">
            <text:p>7,282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0</text:p>
          </table:table-cell>
          <table:table-cell office:value-type="float" office:value="10041" calcext:value-type="float">
            <text:p>10,041</text:p>
          </table:table-cell>
          <table:table-cell office:value-type="float" office:value="0.58" calcext:value-type="float">
            <text:p>0.58</text:p>
          </table:table-cell>
          <table:table-cell office:value-type="float" office:value="4798" calcext:value-type="float">
            <text:p>4,798</text:p>
          </table:table-cell>
          <table:table-cell table:style-name="ce52" office:value-type="float" office:value="1.14" calcext:value-type="float">
            <text:p>1.14</text:p>
          </table:table-cell>
          <table:table-cell table:style-name="ce41" office:value-type="float" office:value="19763" calcext:value-type="float">
            <text:p>19,763</text:p>
          </table:table-cell>
          <table:table-cell table:style-name="ce53" office:value-type="float" office:value="2.01" calcext:value-type="float">
            <text:p>2.01</text:p>
          </table:table-cell>
          <table:table-cell table:style-name="ce29" office:value-type="float" office:value="20406" calcext:value-type="float">
            <text:p>20,406</text:p>
          </table:table-cell>
          <table:table-cell/>
          <table:table-cell table:formula="of:=[.I15]/1000" office:value-type="float" office:value="0.00201" calcext:value-type="float">
            <text:p>0.00201</text:p>
          </table:table-cell>
          <table:table-cell/>
          <table:table-cell table:style-name="ce38" office:value-type="float" office:value="2230" calcext:value-type="float">
            <text:p>2,230</text:p>
          </table:table-cell>
          <table:table-cell table:style-name="ce38" office:value-type="float" office:value="37987" calcext:value-type="float">
            <text:p>37,987</text:p>
          </table:table-cell>
          <table:table-cell office:value-type="float" office:value="1440" calcext:value-type="float">
            <text:p>1,440</text:p>
          </table:table-cell>
          <table:table-cell office:value-type="float" office:value="19576" calcext:value-type="float">
            <text:p>19,576</text:p>
          </table:table-cell>
          <table:table-cell table:style-name="ce38" office:value-type="float" office:value="300" calcext:value-type="float">
            <text:p>300</text:p>
          </table:table-cell>
          <table:table-cell table:style-name="ce38" office:value-type="float" office:value="4906" calcext:value-type="float">
            <text:p>4,906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8751" calcext:value-type="float">
            <text:p>8,751</text:p>
          </table:table-cell>
        </table:table-row>
        <table:table-row table:style-name="ro1">
          <table:table-cell table:number-columns-repeated="2"/>
          <table:table-cell table:style-name="ce48" office:value-type="float" office:value="1.22" calcext:value-type="float">
            <text:p>1.22</text:p>
          </table:table-cell>
          <table:table-cell table:style-name="ce38" office:value-type="float" office:value="13594" calcext:value-type="float">
            <text:p>13,594</text:p>
          </table:table-cell>
          <table:table-cell office:value-type="float" office:value="0.27" calcext:value-type="float">
            <text:p>0.27</text:p>
          </table:table-cell>
          <table:table-cell office:value-type="float" office:value="2383" calcext:value-type="float">
            <text:p>2,383</text:p>
          </table:table-cell>
          <table:table-cell table:style-name="ce48" office:value-type="float" office:value="2.72" calcext:value-type="float">
            <text:p>2.72</text:p>
          </table:table-cell>
          <table:table-cell table:style-name="ce38" office:value-type="float" office:value="47677" calcext:value-type="float">
            <text:p>47,677</text:p>
          </table:table-cell>
          <table:table-cell office:value-type="float" office:value="0.99" calcext:value-type="float">
            <text:p>0.99</text:p>
          </table:table-cell>
          <table:table-cell office:value-type="float" office:value="15109" calcext:value-type="float">
            <text:p>15,109</text:p>
          </table:table-cell>
          <table:table-cell/>
          <table:table-cell table:formula="of:=[.I16]/1000" office:value-type="float" office:value="0.00099" calcext:value-type="float">
            <text:p>0.00099</text:p>
          </table:table-cell>
          <table:table-cell/>
          <table:table-cell office:value-type="float" office:value="2220" calcext:value-type="float">
            <text:p>2,220</text:p>
          </table:table-cell>
          <table:table-cell office:value-type="float" office:value="30298" calcext:value-type="float">
            <text:p>30,298</text:p>
          </table:table-cell>
          <table:table-cell office:value-type="float" office:value="1170" calcext:value-type="float">
            <text:p>1,170</text:p>
          </table:table-cell>
          <table:table-cell office:value-type="float" office:value="15875" calcext:value-type="float">
            <text:p>15,875</text:p>
          </table:table-cell>
          <table:table-cell office:value-type="float" office:value="390" calcext:value-type="float">
            <text:p>390</text:p>
          </table:table-cell>
          <table:table-cell office:value-type="float" office:value="3373" calcext:value-type="float">
            <text:p>3,373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13717" calcext:value-type="float">
            <text:p>13,717</text:p>
          </table:table-cell>
        </table:table-row>
        <table:table-row table:style-name="ro1">
          <table:table-cell table:number-columns-repeated="2"/>
          <table:table-cell office:value-type="float" office:value="1.24" calcext:value-type="float">
            <text:p>1.24</text:p>
          </table:table-cell>
          <table:table-cell office:value-type="float" office:value="10687" calcext:value-type="float">
            <text:p>10,687</text:p>
          </table:table-cell>
          <table:table-cell office:value-type="float" office:value="1.49" calcext:value-type="float">
            <text:p>1.49</text:p>
          </table:table-cell>
          <table:table-cell office:value-type="float" office:value="21823" calcext:value-type="float">
            <text:p>21,823</text:p>
          </table:table-cell>
          <table:table-cell office:value-type="float" office:value="0.94" calcext:value-type="float">
            <text:p>0.94</text:p>
          </table:table-cell>
          <table:table-cell office:value-type="float" office:value="16357" calcext:value-type="float">
            <text:p>16,357</text:p>
          </table:table-cell>
          <table:table-cell table:style-name="ce51" office:value-type="float" office:value="1.14" calcext:value-type="float">
            <text:p>1.14</text:p>
          </table:table-cell>
          <table:table-cell table:style-name="ce26" office:value-type="float" office:value="16909" calcext:value-type="float">
            <text:p>16,909</text:p>
          </table:table-cell>
          <table:table-cell/>
          <table:table-cell table:formula="of:=[.I17]/1000" office:value-type="float" office:value="0.00114" calcext:value-type="float">
            <text:p>0.00114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6185" calcext:value-type="float">
            <text:p>6,185</text:p>
          </table:table-cell>
          <table:table-cell table:style-name="ce27" office:value-type="float" office:value="930" calcext:value-type="float">
            <text:p>930</text:p>
          </table:table-cell>
          <table:table-cell table:style-name="ce27" office:value-type="float" office:value="15340" calcext:value-type="float">
            <text:p>15,340</text:p>
          </table:table-cell>
          <table:table-cell table:style-name="ce41" office:value-type="float" office:value="1460" calcext:value-type="float">
            <text:p>1,460</text:p>
          </table:table-cell>
          <table:table-cell table:style-name="ce41" office:value-type="float" office:value="15664" calcext:value-type="float">
            <text:p>15,664</text:p>
          </table:table-cell>
          <table:table-cell table:style-name="ce27" office:value-type="float" office:value="630" calcext:value-type="float">
            <text:p>630</text:p>
          </table:table-cell>
          <table:table-cell table:style-name="ce27" office:value-type="float" office:value="9715" calcext:value-type="float">
            <text:p>9,715</text:p>
          </table:table-cell>
        </table:table-row>
        <table:table-row table:style-name="ro1"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14692" calcext:value-type="float">
            <text:p>14,692</text:p>
          </table:table-cell>
          <table:table-cell table:style-name="ce50" office:value-type="float" office:value="1.15" calcext:value-type="float">
            <text:p>1.15</text:p>
          </table:table-cell>
          <table:table-cell table:style-name="ce27" office:value-type="float" office:value="20218" calcext:value-type="float">
            <text:p>20,218</text:p>
          </table:table-cell>
          <table:table-cell office:value-type="float" office:value="0.12" calcext:value-type="float">
            <text:p>0.12</text:p>
          </table:table-cell>
          <table:table-cell office:value-type="float" office:value="1840" calcext:value-type="float">
            <text:p>1,840</text:p>
          </table:table-cell>
          <table:table-cell table:style-name="ce53" office:value-type="float" office:value="1.55" calcext:value-type="float">
            <text:p>1.55</text:p>
          </table:table-cell>
          <table:table-cell table:style-name="ce29" office:value-type="float" office:value="23330" calcext:value-type="float">
            <text:p>23,330</text:p>
          </table:table-cell>
          <table:table-cell/>
          <table:table-cell table:formula="of:=[.I18]/1000" office:value-type="float" office:value="0.00155" calcext:value-type="float">
            <text:p>0.0015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41" calcext:value-type="float">
            <text:p>10,041</text:p>
          </table:table-cell>
          <table:table-cell office:value-type="float" office:value="580" calcext:value-type="float">
            <text:p>580</text:p>
          </table:table-cell>
          <table:table-cell office:value-type="float" office:value="4798" calcext:value-type="float">
            <text:p>4,798</text:p>
          </table:table-cell>
          <table:table-cell table:style-name="ce41" office:value-type="float" office:value="1140" calcext:value-type="float">
            <text:p>1,140</text:p>
          </table:table-cell>
          <table:table-cell table:style-name="ce41" office:value-type="float" office:value="19763" calcext:value-type="float">
            <text:p>19,763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20406" calcext:value-type="float">
            <text:p>20,406</text:p>
          </table:table-cell>
        </table:table-row>
        <table:table-row table:style-name="ro1">
          <table:table-cell table:number-columns-repeated="2"/>
          <table:table-cell office:value-type="float" office:value="1.53" calcext:value-type="float">
            <text:p>1.53</text:p>
          </table:table-cell>
          <table:table-cell office:value-type="float" office:value="14040" calcext:value-type="float">
            <text:p>14,040</text:p>
          </table:table-cell>
          <table:table-cell office:value-type="float" office:value="1.15" calcext:value-type="float">
            <text:p>1.15</text:p>
          </table:table-cell>
          <table:table-cell office:value-type="float" office:value="16612" calcext:value-type="float">
            <text:p>16,612</text:p>
          </table:table-cell>
          <table:table-cell office:value-type="float" office:value="0.79" calcext:value-type="float">
            <text:p>0.79</text:p>
          </table:table-cell>
          <table:table-cell office:value-type="float" office:value="8809" calcext:value-type="float">
            <text:p>8,809</text:p>
          </table:table-cell>
          <table:table-cell office:value-type="float" office:value="0.74" calcext:value-type="float">
            <text:p>0.74</text:p>
          </table:table-cell>
          <table:table-cell office:value-type="float" office:value="12358" calcext:value-type="float">
            <text:p>12,358</text:p>
          </table:table-cell>
          <table:table-cell/>
          <table:table-cell table:formula="of:=[.I19]/1000" office:value-type="float" office:value="0.00074" calcext:value-type="float">
            <text:p>0.00074</text:p>
          </table:table-cell>
          <table:table-cell/>
          <table:table-cell table:style-name="ce38" office:value-type="float" office:value="1220" calcext:value-type="float">
            <text:p>1,220</text:p>
          </table:table-cell>
          <table:table-cell table:style-name="ce38" office:value-type="float" office:value="13594" calcext:value-type="float">
            <text:p>13,594</text:p>
          </table:table-cell>
          <table:table-cell office:value-type="float" office:value="270" calcext:value-type="float">
            <text:p>270</text:p>
          </table:table-cell>
          <table:table-cell office:value-type="float" office:value="2383" calcext:value-type="float">
            <text:p>2,383</text:p>
          </table:table-cell>
          <table:table-cell table:style-name="ce38" office:value-type="float" office:value="2720" calcext:value-type="float">
            <text:p>2,720</text:p>
          </table:table-cell>
          <table:table-cell table:style-name="ce38" office:value-type="float" office:value="47677" calcext:value-type="float">
            <text:p>47,677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15109" calcext:value-type="float">
            <text:p>15,109</text:p>
          </table:table-cell>
        </table:table-row>
        <table:table-row table:style-name="ro1">
          <table:table-cell table:number-columns-repeated="2"/>
          <table:table-cell office:value-type="float" office:value="2.12" calcext:value-type="float">
            <text:p>2.12</text:p>
          </table:table-cell>
          <table:table-cell office:value-type="float" office:value="30868" calcext:value-type="float">
            <text:p>30,868</text:p>
          </table:table-cell>
          <table:table-cell office:value-type="float" office:value="2.12" calcext:value-type="float">
            <text:p>2.12</text:p>
          </table:table-cell>
          <table:table-cell office:value-type="float" office:value="23986" calcext:value-type="float">
            <text:p>23,986</text:p>
          </table:table-cell>
          <table:table-cell office:value-type="float" office:value="0.95" calcext:value-type="float">
            <text:p>0.95</text:p>
          </table:table-cell>
          <table:table-cell office:value-type="float" office:value="11939" calcext:value-type="float">
            <text:p>11,939</text:p>
          </table:table-cell>
          <table:table-cell table:style-name="ce51" office:value-type="float" office:value="0.75" calcext:value-type="float">
            <text:p>0.75</text:p>
          </table:table-cell>
          <table:table-cell table:style-name="ce26" office:value-type="float" office:value="6301" calcext:value-type="float">
            <text:p>6,301</text:p>
          </table:table-cell>
          <table:table-cell/>
          <table:table-cell table:formula="of:=[.I20]/1000" office:value-type="float" office:value="0.00075" calcext:value-type="float">
            <text:p>0.00075</text:p>
          </table:table-cell>
          <table:table-cell/>
          <table:table-cell office:value-type="float" office:value="1240" calcext:value-type="float">
            <text:p>1,240</text:p>
          </table:table-cell>
          <table:table-cell office:value-type="float" office:value="10687" calcext:value-type="float">
            <text:p>10,687</text:p>
          </table:table-cell>
          <table:table-cell office:value-type="float" office:value="1490" calcext:value-type="float">
            <text:p>1,490</text:p>
          </table:table-cell>
          <table:table-cell office:value-type="float" office:value="21823" calcext:value-type="float">
            <text:p>21,823</text:p>
          </table:table-cell>
          <table:table-cell office:value-type="float" office:value="940" calcext:value-type="float">
            <text:p>940</text:p>
          </table:table-cell>
          <table:table-cell office:value-type="float" office:value="16357" calcext:value-type="float">
            <text:p>16,357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6909" calcext:value-type="float">
            <text:p>16,909</text:p>
          </table:table-cell>
        </table:table-row>
        <table:table-row table:style-name="ro1">
          <table:table-cell table:number-columns-repeated="2"/>
          <table:table-cell table:style-name="ce48" office:value-type="float" office:value="1.89" calcext:value-type="float">
            <text:p>1.89</text:p>
          </table:table-cell>
          <table:table-cell table:style-name="ce38" office:value-type="float" office:value="30703" calcext:value-type="float">
            <text:p>30,703</text:p>
          </table:table-cell>
          <table:table-cell office:value-type="float" office:value="1.5" calcext:value-type="float">
            <text:p>1.50</text:p>
          </table:table-cell>
          <table:table-cell office:value-type="float" office:value="20314" calcext:value-type="float">
            <text:p>20,314</text:p>
          </table:table-cell>
          <table:table-cell office:value-type="float" office:value="1.06" calcext:value-type="float">
            <text:p>1.06</text:p>
          </table:table-cell>
          <table:table-cell office:value-type="float" office:value="9772" calcext:value-type="float">
            <text:p>9,772</text:p>
          </table:table-cell>
          <table:table-cell office:value-type="float" office:value="0.77" calcext:value-type="float">
            <text:p>0.77</text:p>
          </table:table-cell>
          <table:table-cell office:value-type="float" office:value="13222" calcext:value-type="float">
            <text:p>13,222</text:p>
          </table:table-cell>
          <table:table-cell/>
          <table:table-cell table:formula="of:=[.I21]/1000" office:value-type="float" office:value="0.00077" calcext:value-type="float">
            <text:p>0.00077</text:p>
          </table:table-cell>
          <table:table-cell/>
          <table:table-cell office:value-type="float" office:value="1190" calcext:value-type="float">
            <text:p>1,190</text:p>
          </table:table-cell>
          <table:table-cell office:value-type="float" office:value="14692" calcext:value-type="float">
            <text:p>14,692</text:p>
          </table:table-cell>
          <table:table-cell table:style-name="ce27" office:value-type="float" office:value="1150" calcext:value-type="float">
            <text:p>1,150</text:p>
          </table:table-cell>
          <table:table-cell table:style-name="ce27" office:value-type="float" office:value="20218" calcext:value-type="float">
            <text:p>20,218</text:p>
          </table:table-cell>
          <table:table-cell office:value-type="float" office:value="120" calcext:value-type="float">
            <text:p>120</text:p>
          </table:table-cell>
          <table:table-cell office:value-type="float" office:value="1840" calcext:value-type="float">
            <text:p>1,84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23330" calcext:value-type="float">
            <text:p>23,330</text:p>
          </table:table-cell>
        </table:table-row>
        <table:table-row table:style-name="ro1">
          <table:table-cell table:number-columns-repeated="2"/>
          <table:table-cell office:value-type="float" office:value="1.9" calcext:value-type="float">
            <text:p>1.90</text:p>
          </table:table-cell>
          <table:table-cell office:value-type="float" office:value="16025" calcext:value-type="float">
            <text:p>16,025</text:p>
          </table:table-cell>
          <table:table-cell table:style-name="ce50" office:value-type="float" office:value="1.52" calcext:value-type="float">
            <text:p>1.52</text:p>
          </table:table-cell>
          <table:table-cell table:style-name="ce27" office:value-type="float" office:value="15508" calcext:value-type="float">
            <text:p>15,508</text:p>
          </table:table-cell>
          <table:table-cell table:style-name="ce52" office:value-type="float" office:value="1.95" calcext:value-type="float">
            <text:p>1.95</text:p>
          </table:table-cell>
          <table:table-cell table:style-name="ce41" office:value-type="float" office:value="19760" calcext:value-type="float">
            <text:p>19,760</text:p>
          </table:table-cell>
          <table:table-cell office:value-type="float" office:value="1.73" calcext:value-type="float">
            <text:p>1.73</text:p>
          </table:table-cell>
          <table:table-cell office:value-type="float" office:value="17534" calcext:value-type="float">
            <text:p>17,534</text:p>
          </table:table-cell>
          <table:table-cell/>
          <table:table-cell table:formula="of:=[.I22]/1000" office:value-type="float" office:value="0.00173" calcext:value-type="float">
            <text:p>0.00173</text:p>
          </table:table-cell>
          <table:table-cell/>
          <table:table-cell office:value-type="float" office:value="1530" calcext:value-type="float">
            <text:p>1,530</text:p>
          </table:table-cell>
          <table:table-cell office:value-type="float" office:value="14040" calcext:value-type="float">
            <text:p>14,040</text:p>
          </table:table-cell>
          <table:table-cell office:value-type="float" office:value="1150" calcext:value-type="float">
            <text:p>1,150</text:p>
          </table:table-cell>
          <table:table-cell office:value-type="float" office:value="16612" calcext:value-type="float">
            <text:p>16,612</text:p>
          </table:table-cell>
          <table:table-cell office:value-type="float" office:value="790" calcext:value-type="float">
            <text:p>790</text:p>
          </table:table-cell>
          <table:table-cell office:value-type="float" office:value="8809" calcext:value-type="float">
            <text:p>8,809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12358" calcext:value-type="float">
            <text:p>12,358</text:p>
          </table:table-cell>
        </table:table-row>
        <table:table-row table:style-name="ro1">
          <table:table-cell table:number-columns-repeated="2"/>
          <table:table-cell office:value-type="float" office:value="2.93" calcext:value-type="float">
            <text:p>2.93</text:p>
          </table:table-cell>
          <table:table-cell office:value-type="float" office:value="24325" calcext:value-type="float">
            <text:p>24,325</text:p>
          </table:table-cell>
          <table:table-cell table:style-name="ce50" office:value-type="float" office:value="1.41" calcext:value-type="float">
            <text:p>1.41</text:p>
          </table:table-cell>
          <table:table-cell table:style-name="ce27" office:value-type="float" office:value="15106" calcext:value-type="float">
            <text:p>15,106</text:p>
          </table:table-cell>
          <table:table-cell table:style-name="ce48" office:value-type="float" office:value="1.95" calcext:value-type="float">
            <text:p>1.95</text:p>
          </table:table-cell>
          <table:table-cell table:style-name="ce38" office:value-type="float" office:value="19760" calcext:value-type="float">
            <text:p>19,760</text:p>
          </table:table-cell>
          <table:table-cell table:style-name="ce51" office:value-type="float" office:value="0.25" calcext:value-type="float">
            <text:p>0.25</text:p>
          </table:table-cell>
          <table:table-cell table:style-name="ce26" office:value-type="float" office:value="3507" calcext:value-type="float">
            <text:p>3,507</text:p>
          </table:table-cell>
          <table:table-cell/>
          <table:table-cell table:formula="of:=[.I23]/1000" office:value-type="float" office:value="0.00025" calcext:value-type="float">
            <text:p>0.00025</text:p>
          </table:table-cell>
          <table:table-cell/>
          <table:table-cell office:value-type="float" office:value="2120" calcext:value-type="float">
            <text:p>2,120</text:p>
          </table:table-cell>
          <table:table-cell office:value-type="float" office:value="30868" calcext:value-type="float">
            <text:p>30,868</text:p>
          </table:table-cell>
          <table:table-cell office:value-type="float" office:value="2120" calcext:value-type="float">
            <text:p>2,120</text:p>
          </table:table-cell>
          <table:table-cell office:value-type="float" office:value="23986" calcext:value-type="float">
            <text:p>23,986</text:p>
          </table:table-cell>
          <table:table-cell office:value-type="float" office:value="950" calcext:value-type="float">
            <text:p>950</text:p>
          </table:table-cell>
          <table:table-cell office:value-type="float" office:value="11939" calcext:value-type="float">
            <text:p>11,939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6301" calcext:value-type="float">
            <text:p>6,301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43" calcext:value-type="float">
            <text:p>243</text:p>
          </table:table-cell>
          <table:table-cell office:value-type="float" office:value="1.42" calcext:value-type="float">
            <text:p>1.42</text:p>
          </table:table-cell>
          <table:table-cell office:value-type="float" office:value="11731" calcext:value-type="float">
            <text:p>11,731</text:p>
          </table:table-cell>
          <table:table-cell office:value-type="float" office:value="1.94" calcext:value-type="float">
            <text:p>1.94</text:p>
          </table:table-cell>
          <table:table-cell office:value-type="float" office:value="17129" calcext:value-type="float">
            <text:p>17,129</text:p>
          </table:table-cell>
          <table:table-cell table:style-name="ce53" office:value-type="float" office:value="1.18" calcext:value-type="float">
            <text:p>1.18</text:p>
          </table:table-cell>
          <table:table-cell table:style-name="ce29" office:value-type="float" office:value="18115" calcext:value-type="float">
            <text:p>18,115</text:p>
          </table:table-cell>
          <table:table-cell/>
          <table:table-cell table:formula="of:=[.I24]/1000" office:value-type="float" office:value="0.00118" calcext:value-type="float">
            <text:p>0.00118</text:p>
          </table:table-cell>
          <table:table-cell/>
          <table:table-cell table:style-name="ce38" office:value-type="float" office:value="1890" calcext:value-type="float">
            <text:p>1,890</text:p>
          </table:table-cell>
          <table:table-cell table:style-name="ce38" office:value-type="float" office:value="30703" calcext:value-type="float">
            <text:p>30,703</text:p>
          </table:table-cell>
          <table:table-cell office:value-type="float" office:value="1500" calcext:value-type="float">
            <text:p>1,500</text:p>
          </table:table-cell>
          <table:table-cell office:value-type="float" office:value="20314" calcext:value-type="float">
            <text:p>20,314</text:p>
          </table:table-cell>
          <table:table-cell office:value-type="float" office:value="1060" calcext:value-type="float">
            <text:p>1,060</text:p>
          </table:table-cell>
          <table:table-cell office:value-type="float" office:value="9772" calcext:value-type="float">
            <text:p>9,772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13222" calcext:value-type="float">
            <text:p>13,222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473" calcext:value-type="float">
            <text:p>473</text:p>
          </table:table-cell>
          <table:table-cell office:value-type="float" office:value="1.26" calcext:value-type="float">
            <text:p>1.26</text:p>
          </table:table-cell>
          <table:table-cell office:value-type="float" office:value="10669" calcext:value-type="float">
            <text:p>10,669</text:p>
          </table:table-cell>
          <table:table-cell table:style-name="ce52" office:value-type="float" office:value="0.82" calcext:value-type="float">
            <text:p>0.82</text:p>
          </table:table-cell>
          <table:table-cell table:style-name="ce41" office:value-type="float" office:value="8536" calcext:value-type="float">
            <text:p>8,536</text:p>
          </table:table-cell>
          <table:table-cell office:value-type="float" office:value="0.5" calcext:value-type="float">
            <text:p>0.50</text:p>
          </table:table-cell>
          <table:table-cell office:value-type="float" office:value="6760" calcext:value-type="float">
            <text:p>6,760</text:p>
          </table:table-cell>
          <table:table-cell/>
          <table:table-cell table:formula="of:=[.I25]/1000" office:value-type="float" office:value="0.0005" calcext:value-type="float">
            <text:p>0.0005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16025" calcext:value-type="float">
            <text:p>16,025</text:p>
          </table:table-cell>
          <table:table-cell table:style-name="ce27" office:value-type="float" office:value="1520" calcext:value-type="float">
            <text:p>1,520</text:p>
          </table:table-cell>
          <table:table-cell table:style-name="ce27" office:value-type="float" office:value="15508" calcext:value-type="float">
            <text:p>15,508</text:p>
          </table:table-cell>
          <table:table-cell table:style-name="ce41" office:value-type="float" office:value="1950" calcext:value-type="float">
            <text:p>1,950</text:p>
          </table:table-cell>
          <table:table-cell table:style-name="ce41" office:value-type="float" office:value="19760" calcext:value-type="float">
            <text:p>19,760</text:p>
          </table:table-cell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17534" calcext:value-type="float">
            <text:p>17,534</text:p>
          </table:table-cell>
        </table:table-row>
        <table:table-row table:style-name="ro1"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19092" calcext:value-type="float">
            <text:p>19,092</text:p>
          </table:table-cell>
          <table:table-cell office:value-type="float" office:value="0.41" calcext:value-type="float">
            <text:p>0.41</text:p>
          </table:table-cell>
          <table:table-cell office:value-type="float" office:value="6043" calcext:value-type="float">
            <text:p>6,043</text:p>
          </table:table-cell>
          <table:table-cell office:value-type="float" office:value="0.23" calcext:value-type="float">
            <text:p>0.23</text:p>
          </table:table-cell>
          <table:table-cell office:value-type="float" office:value="2740" calcext:value-type="float">
            <text:p>2,740</text:p>
          </table:table-cell>
          <table:table-cell office:value-type="float" office:value="1.82" calcext:value-type="float">
            <text:p>1.82</text:p>
          </table:table-cell>
          <table:table-cell office:value-type="float" office:value="29440" calcext:value-type="float">
            <text:p>29,440</text:p>
          </table:table-cell>
          <table:table-cell/>
          <table:table-cell table:formula="of:=[.I26]/1000" office:value-type="float" office:value="0.00182" calcext:value-type="float">
            <text:p>0.00182</text:p>
          </table:table-cell>
          <table:table-cell/>
          <table:table-cell office:value-type="float" office:value="2930" calcext:value-type="float">
            <text:p>2,930</text:p>
          </table:table-cell>
          <table:table-cell office:value-type="float" office:value="24325" calcext:value-type="float">
            <text:p>24,325</text:p>
          </table:table-cell>
          <table:table-cell table:style-name="ce27" office:value-type="float" office:value="1410" calcext:value-type="float">
            <text:p>1,410</text:p>
          </table:table-cell>
          <table:table-cell table:style-name="ce27" office:value-type="float" office:value="15106" calcext:value-type="float">
            <text:p>15,106</text:p>
          </table:table-cell>
          <table:table-cell table:style-name="ce38" office:value-type="float" office:value="1950" calcext:value-type="float">
            <text:p>1,950</text:p>
          </table:table-cell>
          <table:table-cell table:style-name="ce38" office:value-type="float" office:value="19760" calcext:value-type="float">
            <text:p>19,76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507" calcext:value-type="float">
            <text:p>3,507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87" calcext:value-type="float">
            <text:p>287</text:p>
          </table:table-cell>
          <table:table-cell table:style-name="ce50" office:value-type="float" office:value="1.35" calcext:value-type="float">
            <text:p>1.35</text:p>
          </table:table-cell>
          <table:table-cell table:style-name="ce27" office:value-type="float" office:value="15304" calcext:value-type="float">
            <text:p>15,304</text:p>
          </table:table-cell>
          <table:table-cell office:value-type="float" office:value="0.78" calcext:value-type="float">
            <text:p>0.78</text:p>
          </table:table-cell>
          <table:table-cell office:value-type="float" office:value="10147" calcext:value-type="float">
            <text:p>10,147</text:p>
          </table:table-cell>
          <table:table-cell table:style-name="ce51" office:value-type="float" office:value="1.86" calcext:value-type="float">
            <text:p>1.86</text:p>
          </table:table-cell>
          <table:table-cell table:style-name="ce26" office:value-type="float" office:value="24484" calcext:value-type="float">
            <text:p>24,484</text:p>
          </table:table-cell>
          <table:table-cell/>
          <table:table-cell table:formula="of:=[.I27]/1000" office:value-type="float" office:value="0.00186" calcext:value-type="float">
            <text:p>0.0018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43" calcext:value-type="float">
            <text:p>243</text:p>
          </table:table-cell>
          <table:table-cell office:value-type="float" office:value="1420" calcext:value-type="float">
            <text:p>1,420</text:p>
          </table:table-cell>
          <table:table-cell office:value-type="float" office:value="11731" calcext:value-type="float">
            <text:p>11,731</text:p>
          </table:table-cell>
          <table:table-cell office:value-type="float" office:value="1940" calcext:value-type="float">
            <text:p>1,940</text:p>
          </table:table-cell>
          <table:table-cell office:value-type="float" office:value="17129" calcext:value-type="float">
            <text:p>17,129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8115" calcext:value-type="float">
            <text:p>18,115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1419" calcext:value-type="float">
            <text:p>1,419</text:p>
          </table:table-cell>
          <table:table-cell office:value-type="float" office:value="1.34" calcext:value-type="float">
            <text:p>1.34</text:p>
          </table:table-cell>
          <table:table-cell office:value-type="float" office:value="11300" calcext:value-type="float">
            <text:p>11,300</text:p>
          </table:table-cell>
          <table:table-cell office:value-type="float" office:value="1.16" calcext:value-type="float">
            <text:p>1.16</text:p>
          </table:table-cell>
          <table:table-cell office:value-type="float" office:value="11502" calcext:value-type="float">
            <text:p>11,502</text:p>
          </table:table-cell>
          <table:table-cell table:style-name="ce53" office:value-type="float" office:value="3.78" calcext:value-type="float">
            <text:p>3.78</text:p>
          </table:table-cell>
          <table:table-cell table:style-name="ce29" office:value-type="float" office:value="64372" calcext:value-type="float">
            <text:p>64,372</text:p>
          </table:table-cell>
          <table:table-cell/>
          <table:table-cell table:formula="of:=[.I28]/1000" office:value-type="float" office:value="0.00378" calcext:value-type="float">
            <text:p>0.003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73" calcext:value-type="float">
            <text:p>473</text:p>
          </table:table-cell>
          <table:table-cell office:value-type="float" office:value="1260" calcext:value-type="float">
            <text:p>1,260</text:p>
          </table:table-cell>
          <table:table-cell office:value-type="float" office:value="10669" calcext:value-type="float">
            <text:p>10,669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8536" calcext:value-type="float">
            <text:p>8,536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6760" calcext:value-type="float">
            <text:p>6,760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1917" calcext:value-type="float">
            <text:p>1,917</text:p>
          </table:table-cell>
          <table:table-cell table:style-name="ce50" office:value-type="float" office:value="1.96" calcext:value-type="float">
            <text:p>1.96</text:p>
          </table:table-cell>
          <table:table-cell table:style-name="ce27" office:value-type="float" office:value="34561" calcext:value-type="float">
            <text:p>34,561</text:p>
          </table:table-cell>
          <table:table-cell office:value-type="float" office:value="1.33" calcext:value-type="float">
            <text:p>1.33</text:p>
          </table:table-cell>
          <table:table-cell office:value-type="float" office:value="23299" calcext:value-type="float">
            <text:p>23,299</text:p>
          </table:table-cell>
          <table:table-cell office:value-type="float" office:value="1.19" calcext:value-type="float">
            <text:p>1.19</text:p>
          </table:table-cell>
          <table:table-cell office:value-type="float" office:value="12109" calcext:value-type="float">
            <text:p>12,109</text:p>
          </table:table-cell>
          <table:table-cell/>
          <table:table-cell table:formula="of:=[.I29]/1000" office:value-type="float" office:value="0.00119" calcext:value-type="float">
            <text:p>0.00119</text:p>
          </table:table-cell>
          <table:table-cell/>
          <table:table-cell office:value-type="float" office:value="1330" calcext:value-type="float">
            <text:p>1,330</text:p>
          </table:table-cell>
          <table:table-cell office:value-type="float" office:value="19092" calcext:value-type="float">
            <text:p>19,092</text:p>
          </table:table-cell>
          <table:table-cell office:value-type="float" office:value="410" calcext:value-type="float">
            <text:p>410</text:p>
          </table:table-cell>
          <table:table-cell office:value-type="float" office:value="6043" calcext:value-type="float">
            <text:p>6,043</text:p>
          </table:table-cell>
          <table:table-cell office:value-type="float" office:value="230" calcext:value-type="float">
            <text:p>230</text:p>
          </table:table-cell>
          <table:table-cell office:value-type="float" office:value="2740" calcext:value-type="float">
            <text:p>2,740</text:p>
          </table:table-cell>
          <table:table-cell table:style-name="ce27" office:value-type="float" office:value="1820" calcext:value-type="float">
            <text:p>1,820</text:p>
          </table:table-cell>
          <table:table-cell table:style-name="ce27" office:value-type="float" office:value="29440" calcext:value-type="float">
            <text:p>29,440</text:p>
          </table:table-cell>
        </table:table-row>
        <table:table-row table:style-name="ro1">
          <table:table-cell table:number-columns-repeated="2"/>
          <table:table-cell table:style-name="ce48" office:value-type="float" office:value="0.05" calcext:value-type="float">
            <text:p>0.05</text:p>
          </table:table-cell>
          <table:table-cell table:style-name="ce38" office:value-type="float" office:value="1023" calcext:value-type="float">
            <text:p>1,023</text:p>
          </table:table-cell>
          <table:table-cell office:value-type="float" office:value="1.99" calcext:value-type="float">
            <text:p>1.99</text:p>
          </table:table-cell>
          <table:table-cell office:value-type="float" office:value="15861" calcext:value-type="float">
            <text:p>15,861</text:p>
          </table:table-cell>
          <table:table-cell office:value-type="float" office:value="1.91" calcext:value-type="float">
            <text:p>1.91</text:p>
          </table:table-cell>
          <table:table-cell office:value-type="float" office:value="17479" calcext:value-type="float">
            <text:p>17,479</text:p>
          </table:table-cell>
          <table:table-cell table:style-name="ce53" office:value-type="float" office:value="0.76" calcext:value-type="float">
            <text:p>0.76</text:p>
          </table:table-cell>
          <table:table-cell table:style-name="ce29" office:value-type="float" office:value="12860" calcext:value-type="float">
            <text:p>12,860</text:p>
          </table:table-cell>
          <table:table-cell/>
          <table:table-cell table:formula="of:=[.I30]/1000" office:value-type="float" office:value="0.00076" calcext:value-type="float">
            <text:p>0.000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7" calcext:value-type="float">
            <text:p>287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15304" calcext:value-type="float">
            <text:p>15,304</text:p>
          </table:table-cell>
          <table:table-cell office:value-type="float" office:value="780" calcext:value-type="float">
            <text:p>780</text:p>
          </table:table-cell>
          <table:table-cell office:value-type="float" office:value="10147" calcext:value-type="float">
            <text:p>10,147</text:p>
          </table:table-cell>
          <table:table-cell table:style-name="ce26" office:value-type="float" office:value="1860" calcext:value-type="float">
            <text:p>1,860</text:p>
          </table:table-cell>
          <table:table-cell table:style-name="ce26" office:value-type="float" office:value="24484" calcext:value-type="float">
            <text:p>24,484</text:p>
          </table:table-cell>
        </table:table-row>
        <table:table-row table:style-name="ro1">
          <table:table-cell table:number-columns-repeated="2"/>
          <table:table-cell office:value-type="float" office:value="0.36" calcext:value-type="float">
            <text:p>0.36</text:p>
          </table:table-cell>
          <table:table-cell office:value-type="float" office:value="2944" calcext:value-type="float">
            <text:p>2,944</text:p>
          </table:table-cell>
          <table:table-cell table:style-name="ce50" office:value-type="float" office:value="0.78" calcext:value-type="float">
            <text:p>0.78</text:p>
          </table:table-cell>
          <table:table-cell table:style-name="ce27" office:value-type="float" office:value="13486" calcext:value-type="float">
            <text:p>13,486</text:p>
          </table:table-cell>
          <table:table-cell table:style-name="ce52" office:value-type="float" office:value="0.53" calcext:value-type="float">
            <text:p>0.53</text:p>
          </table:table-cell>
          <table:table-cell table:style-name="ce41" office:value-type="float" office:value="8542" calcext:value-type="float">
            <text:p>8,542</text:p>
          </table:table-cell>
          <table:table-cell table:style-name="ce53" office:value-type="float" office:value="0.97" calcext:value-type="float">
            <text:p>0.97</text:p>
          </table:table-cell>
          <table:table-cell table:style-name="ce29" office:value-type="float" office:value="16447" calcext:value-type="float">
            <text:p>16,447</text:p>
          </table:table-cell>
          <table:table-cell/>
          <table:table-cell table:formula="of:=[.I31]/1000" office:value-type="float" office:value="0.00097" calcext:value-type="float">
            <text:p>0.0009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19" calcext:value-type="float">
            <text:p>1,419</text:p>
          </table:table-cell>
          <table:table-cell office:value-type="float" office:value="1340" calcext:value-type="float">
            <text:p>1,340</text:p>
          </table:table-cell>
          <table:table-cell office:value-type="float" office:value="11300" calcext:value-type="float">
            <text:p>11,300</text:p>
          </table:table-cell>
          <table:table-cell office:value-type="float" office:value="1160" calcext:value-type="float">
            <text:p>1,160</text:p>
          </table:table-cell>
          <table:table-cell office:value-type="float" office:value="11502" calcext:value-type="float">
            <text:p>11,502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64372" calcext:value-type="float">
            <text:p>64,372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0</text:p>
          </table:table-cell>
          <table:table-cell office:value-type="float" office:value="2983" calcext:value-type="float">
            <text:p>2,983</text:p>
          </table:table-cell>
          <table:table-cell office:value-type="float" office:value="0.99" calcext:value-type="float">
            <text:p>0.99</text:p>
          </table:table-cell>
          <table:table-cell office:value-type="float" office:value="8155" calcext:value-type="float">
            <text:p>8,155</text:p>
          </table:table-cell>
          <table:table-cell table:style-name="ce52" office:value-type="float" office:value="1.52" calcext:value-type="float">
            <text:p>1.52</text:p>
          </table:table-cell>
          <table:table-cell table:style-name="ce41" office:value-type="float" office:value="25663" calcext:value-type="float">
            <text:p>25,663</text:p>
          </table:table-cell>
          <table:table-cell table:style-name="ce51" office:value-type="float" office:value="0.48" calcext:value-type="float">
            <text:p>0.48</text:p>
          </table:table-cell>
          <table:table-cell table:style-name="ce26" office:value-type="float" office:value="6523" calcext:value-type="float">
            <text:p>6,523</text:p>
          </table:table-cell>
          <table:table-cell/>
          <table:table-cell table:formula="of:=[.I32]/1000" office:value-type="float" office:value="0.00048" calcext:value-type="float">
            <text:p>0.0004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917" calcext:value-type="float">
            <text:p>1,917</text:p>
          </table:table-cell>
          <table:table-cell table:style-name="ce27" office:value-type="float" office:value="1960" calcext:value-type="float">
            <text:p>1,960</text:p>
          </table:table-cell>
          <table:table-cell table:style-name="ce27" office:value-type="float" office:value="34561" calcext:value-type="float">
            <text:p>34,561</text:p>
          </table:table-cell>
          <table:table-cell office:value-type="float" office:value="1330" calcext:value-type="float">
            <text:p>1,330</text:p>
          </table:table-cell>
          <table:table-cell office:value-type="float" office:value="23299" calcext:value-type="float">
            <text:p>23,299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2109" calcext:value-type="float">
            <text:p>12,109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537" calcext:value-type="float">
            <text:p>537</text:p>
          </table:table-cell>
          <table:table-cell office:value-type="float" office:value="0.49" calcext:value-type="float">
            <text:p>0.49</text:p>
          </table:table-cell>
          <table:table-cell office:value-type="float" office:value="6106" calcext:value-type="float">
            <text:p>6,106</text:p>
          </table:table-cell>
          <table:table-cell table:style-name="ce52" office:value-type="float" office:value="1.02" calcext:value-type="float">
            <text:p>1.02</text:p>
          </table:table-cell>
          <table:table-cell table:style-name="ce41" office:value-type="float" office:value="14763" calcext:value-type="float">
            <text:p>14,763</text:p>
          </table:table-cell>
          <table:table-cell table:style-name="ce51" office:value-type="float" office:value="1.07" calcext:value-type="float">
            <text:p>1.07</text:p>
          </table:table-cell>
          <table:table-cell table:style-name="ce26" office:value-type="float" office:value="10072" calcext:value-type="float">
            <text:p>10,072</text:p>
          </table:table-cell>
          <table:table-cell/>
          <table:table-cell table:formula="of:=[.I33]/1000" office:value-type="float" office:value="0.00107" calcext:value-type="float">
            <text:p>0.00107</text:p>
          </table:table-cell>
          <table:table-cell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023" calcext:value-type="float">
            <text:p>1,023</text:p>
          </table:table-cell>
          <table:table-cell office:value-type="float" office:value="1990" calcext:value-type="float">
            <text:p>1,990</text:p>
          </table:table-cell>
          <table:table-cell office:value-type="float" office:value="15861" calcext:value-type="float">
            <text:p>15,861</text:p>
          </table:table-cell>
          <table:table-cell office:value-type="float" office:value="1910" calcext:value-type="float">
            <text:p>1,910</text:p>
          </table:table-cell>
          <table:table-cell office:value-type="float" office:value="17479" calcext:value-type="float">
            <text:p>17,479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12860" calcext:value-type="float">
            <text:p>12,860</text:p>
          </table:table-cell>
        </table:table-row>
        <table:table-row table:style-name="ro1"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14988" calcext:value-type="float">
            <text:p>14,988</text:p>
          </table:table-cell>
          <table:table-cell office:value-type="float" office:value="0.81" calcext:value-type="float">
            <text:p>0.81</text:p>
          </table:table-cell>
          <table:table-cell office:value-type="float" office:value="10543" calcext:value-type="float">
            <text:p>10,543</text:p>
          </table:table-cell>
          <table:table-cell office:value-type="float" office:value="2.78" calcext:value-type="float">
            <text:p>2.78</text:p>
          </table:table-cell>
          <table:table-cell office:value-type="float" office:value="48004" calcext:value-type="float">
            <text:p>48,004</text:p>
          </table:table-cell>
          <table:table-cell office:value-type="float" office:value="0.67" calcext:value-type="float">
            <text:p>0.67</text:p>
          </table:table-cell>
          <table:table-cell office:value-type="float" office:value="11581" calcext:value-type="float">
            <text:p>11,581</text:p>
          </table:table-cell>
          <table:table-cell/>
          <table:table-cell table:formula="of:=[.I34]/1000" office:value-type="float" office:value="0.00067" calcext:value-type="float">
            <text:p>0.0006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944" calcext:value-type="float">
            <text:p>2,944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13486" calcext:value-type="float">
            <text:p>13,486</text:p>
          </table:table-cell>
          <table:table-cell table:style-name="ce41" office:value-type="float" office:value="530" calcext:value-type="float">
            <text:p>530</text:p>
          </table:table-cell>
          <table:table-cell table:style-name="ce41" office:value-type="float" office:value="8542" calcext:value-type="float">
            <text:p>8,542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16447" calcext:value-type="float">
            <text:p>16,447</text:p>
          </table:table-cell>
        </table:table-row>
        <table:table-row table:style-name="ro1"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7612" calcext:value-type="float">
            <text:p>7,612</text:p>
          </table:table-cell>
          <table:table-cell table:style-name="ce50" office:value-type="float" office:value="0.86" calcext:value-type="float">
            <text:p>0.86</text:p>
          </table:table-cell>
          <table:table-cell table:style-name="ce27" office:value-type="float" office:value="13441" calcext:value-type="float">
            <text:p>13,441</text:p>
          </table:table-cell>
          <table:table-cell office:value-type="float" office:value="0.9" calcext:value-type="float">
            <text:p>0.90</text:p>
          </table:table-cell>
          <table:table-cell office:value-type="float" office:value="13741" calcext:value-type="float">
            <text:p>13,741</text:p>
          </table:table-cell>
          <table:table-cell table:style-name="ce51" office:value-type="float" office:value="0.67" calcext:value-type="float">
            <text:p>0.67</text:p>
          </table:table-cell>
          <table:table-cell table:style-name="ce26" office:value-type="float" office:value="7753" calcext:value-type="float">
            <text:p>7,753</text:p>
          </table:table-cell>
          <table:table-cell/>
          <table:table-cell table:formula="of:=[.I35]/1000" office:value-type="float" office:value="0.00067" calcext:value-type="float">
            <text:p>0.0006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983" calcext:value-type="float">
            <text:p>2,983</text:p>
          </table:table-cell>
          <table:table-cell office:value-type="float" office:value="990" calcext:value-type="float">
            <text:p>990</text:p>
          </table:table-cell>
          <table:table-cell office:value-type="float" office:value="8155" calcext:value-type="float">
            <text:p>8,155</text:p>
          </table:table-cell>
          <table:table-cell table:style-name="ce41" office:value-type="float" office:value="1520" calcext:value-type="float">
            <text:p>1,520</text:p>
          </table:table-cell>
          <table:table-cell table:style-name="ce41" office:value-type="float" office:value="25663" calcext:value-type="float">
            <text:p>25,663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6523" calcext:value-type="float">
            <text:p>6,523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2364" calcext:value-type="float">
            <text:p>2,364</text:p>
          </table:table-cell>
          <table:table-cell office:value-type="float" office:value="0.04" calcext:value-type="float">
            <text:p>0.04</text:p>
          </table:table-cell>
          <table:table-cell office:value-type="float" office:value="361" calcext:value-type="float">
            <text:p>361</text:p>
          </table:table-cell>
          <table:table-cell office:value-type="float" office:value="0.88" calcext:value-type="float">
            <text:p>0.88</text:p>
          </table:table-cell>
          <table:table-cell office:value-type="float" office:value="13429" calcext:value-type="float">
            <text:p>13,429</text:p>
          </table:table-cell>
          <table:table-cell table:style-name="ce51" office:value-type="float" office:value="1.49" calcext:value-type="float">
            <text:p>1.49</text:p>
          </table:table-cell>
          <table:table-cell table:style-name="ce26" office:value-type="float" office:value="20785" calcext:value-type="float">
            <text:p>20,785</text:p>
          </table:table-cell>
          <table:table-cell/>
          <table:table-cell table:formula="of:=[.I36]/1000" office:value-type="float" office:value="0.00149" calcext:value-type="float">
            <text:p>0.001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37" calcext:value-type="float">
            <text:p>537</text:p>
          </table:table-cell>
          <table:table-cell office:value-type="float" office:value="490" calcext:value-type="float">
            <text:p>490</text:p>
          </table:table-cell>
          <table:table-cell office:value-type="float" office:value="6106" calcext:value-type="float">
            <text:p>6,106</text:p>
          </table:table-cell>
          <table:table-cell table:style-name="ce41" office:value-type="float" office:value="1020" calcext:value-type="float">
            <text:p>1,020</text:p>
          </table:table-cell>
          <table:table-cell table:style-name="ce41" office:value-type="float" office:value="14763" calcext:value-type="float">
            <text:p>14,763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10072" calcext:value-type="float">
            <text:p>10,072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1314" calcext:value-type="float">
            <text:p>1,314</text:p>
          </table:table-cell>
          <table:table-cell office:value-type="float" office:value="0.07" calcext:value-type="float">
            <text:p>0.07</text:p>
          </table:table-cell>
          <table:table-cell office:value-type="float" office:value="955" calcext:value-type="float">
            <text:p>955</text:p>
          </table:table-cell>
          <table:table-cell table:style-name="ce52" office:value-type="float" office:value="1.18" calcext:value-type="float">
            <text:p>1.18</text:p>
          </table:table-cell>
          <table:table-cell table:style-name="ce41" office:value-type="float" office:value="20262" calcext:value-type="float">
            <text:p>20,262</text:p>
          </table:table-cell>
          <table:table-cell table:style-name="ce51" office:value-type="float" office:value="1" calcext:value-type="float">
            <text:p>1.00</text:p>
          </table:table-cell>
          <table:table-cell table:style-name="ce26" office:value-type="float" office:value="14650" calcext:value-type="float">
            <text:p>14,650</text:p>
          </table:table-cell>
          <table:table-cell/>
          <table:table-cell table:formula="of:=[.I37]/1000" office:value-type="float" office:value="0.001" calcext:value-type="float">
            <text:p>0.001</text:p>
          </table:table-cell>
          <table:table-cell/>
          <table:table-cell office:value-type="float" office:value="1030" calcext:value-type="float">
            <text:p>1,030</text:p>
          </table:table-cell>
          <table:table-cell office:value-type="float" office:value="14988" calcext:value-type="float">
            <text:p>14,988</text:p>
          </table:table-cell>
          <table:table-cell office:value-type="float" office:value="810" calcext:value-type="float">
            <text:p>810</text:p>
          </table:table-cell>
          <table:table-cell office:value-type="float" office:value="10543" calcext:value-type="float">
            <text:p>10,543</text:p>
          </table:table-cell>
          <table:table-cell office:value-type="float" office:value="2780" calcext:value-type="float">
            <text:p>2,780</text:p>
          </table:table-cell>
          <table:table-cell office:value-type="float" office:value="48004" calcext:value-type="float">
            <text:p>48,004</text:p>
          </table:table-cell>
          <table:table-cell table:style-name="ce27" office:value-type="float" office:value="670" calcext:value-type="float">
            <text:p>670</text:p>
          </table:table-cell>
          <table:table-cell table:style-name="ce27" office:value-type="float" office:value="11581" calcext:value-type="float">
            <text:p>11,581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413" calcext:value-type="float">
            <text:p>413</text:p>
          </table:table-cell>
          <table:table-cell office:value-type="float" office:value="0.08" calcext:value-type="float">
            <text:p>0.08</text:p>
          </table:table-cell>
          <table:table-cell office:value-type="float" office:value="1213" calcext:value-type="float">
            <text:p>1,213</text:p>
          </table:table-cell>
          <table:table-cell table:style-name="ce52" office:value-type="float" office:value="1.96" calcext:value-type="float">
            <text:p>1.96</text:p>
          </table:table-cell>
          <table:table-cell table:style-name="ce41" office:value-type="float" office:value="35281" calcext:value-type="float">
            <text:p>35,281</text:p>
          </table:table-cell>
          <table:table-cell table:style-name="ce53" office:value-type="float" office:value="0.85" calcext:value-type="float">
            <text:p>0.85</text:p>
          </table:table-cell>
          <table:table-cell table:style-name="ce29" office:value-type="float" office:value="15379" calcext:value-type="float">
            <text:p>15,379</text:p>
          </table:table-cell>
          <table:table-cell/>
          <table:table-cell table:formula="of:=[.I38]/1000" office:value-type="float" office:value="0.00085" calcext:value-type="float">
            <text:p>0.0008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7612" calcext:value-type="float">
            <text:p>7,612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13441" calcext:value-type="float">
            <text:p>13,441</text:p>
          </table:table-cell>
          <table:table-cell office:value-type="float" office:value="900" calcext:value-type="float">
            <text:p>900</text:p>
          </table:table-cell>
          <table:table-cell office:value-type="float" office:value="13741" calcext:value-type="float">
            <text:p>13,741</text:p>
          </table:table-cell>
          <table:table-cell table:style-name="ce26" office:value-type="float" office:value="670" calcext:value-type="float">
            <text:p>670</text:p>
          </table:table-cell>
          <table:table-cell table:style-name="ce26" office:value-type="float" office:value="7753" calcext:value-type="float">
            <text:p>7,753</text:p>
          </table:table-cell>
        </table:table-row>
        <table:table-row table:style-name="ro1">
          <table:table-cell table:number-columns-repeated="2"/>
          <table:table-cell office:value-type="float" office:value="0.18" calcext:value-type="float">
            <text:p>0.18</text:p>
          </table:table-cell>
          <table:table-cell office:value-type="float" office:value="2640" calcext:value-type="float">
            <text:p>2,640</text:p>
          </table:table-cell>
          <table:table-cell office:value-type="float" office:value="1" calcext:value-type="float">
            <text:p>1.00</text:p>
          </table:table-cell>
          <table:table-cell office:value-type="float" office:value="8239" calcext:value-type="float">
            <text:p>8,239</text:p>
          </table:table-cell>
          <table:table-cell office:value-type="float" office:value="0.18" calcext:value-type="float">
            <text:p>0.18</text:p>
          </table:table-cell>
          <table:table-cell office:value-type="float" office:value="1696" calcext:value-type="float">
            <text:p>1,696</text:p>
          </table:table-cell>
          <table:table-cell office:value-type="float" office:value="0.52" calcext:value-type="float">
            <text:p>0.52</text:p>
          </table:table-cell>
          <table:table-cell office:value-type="float" office:value="5365" calcext:value-type="float">
            <text:p>5,365</text:p>
          </table:table-cell>
          <table:table-cell/>
          <table:table-cell table:formula="of:=[.I39]/1000" office:value-type="float" office:value="0.00052" calcext:value-type="float">
            <text:p>0.0005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364" calcext:value-type="float">
            <text:p>2,364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880" calcext:value-type="float">
            <text:p>880</text:p>
          </table:table-cell>
          <table:table-cell office:value-type="float" office:value="13429" calcext:value-type="float">
            <text:p>13,429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20785" calcext:value-type="float">
            <text:p>20,785</text:p>
          </table:table-cell>
        </table:table-row>
        <table:table-row table:style-name="ro1">
          <table:table-cell table:number-columns-repeated="2"/>
          <table:table-cell table:style-name="ce48" office:value-type="float" office:value="1.34" calcext:value-type="float">
            <text:p>1.34</text:p>
          </table:table-cell>
          <table:table-cell table:style-name="ce38" office:value-type="float" office:value="20664" calcext:value-type="float">
            <text:p>20,664</text:p>
          </table:table-cell>
          <table:table-cell office:value-type="float" office:value="0.32" calcext:value-type="float">
            <text:p>0.32</text:p>
          </table:table-cell>
          <table:table-cell office:value-type="float" office:value="2423" calcext:value-type="float">
            <text:p>2,423</text:p>
          </table:table-cell>
          <table:table-cell table:style-name="ce52" office:value-type="float" office:value="0.24" calcext:value-type="float">
            <text:p>0.24</text:p>
          </table:table-cell>
          <table:table-cell table:style-name="ce41" office:value-type="float" office:value="2542" calcext:value-type="float">
            <text:p>2,542</text:p>
          </table:table-cell>
          <table:table-cell office:value-type="float" office:value="0.68" calcext:value-type="float">
            <text:p>0.68</text:p>
          </table:table-cell>
          <table:table-cell office:value-type="float" office:value="7729" calcext:value-type="float">
            <text:p>7,729</text:p>
          </table:table-cell>
          <table:table-cell/>
          <table:table-cell table:formula="of:=[.I40]/1000" office:value-type="float" office:value="0.00068" calcext:value-type="float">
            <text:p>0.0006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314" calcext:value-type="float">
            <text:p>1,314</text:p>
          </table:table-cell>
          <table:table-cell office:value-type="float" office:value="70" calcext:value-type="float">
            <text:p>70</text:p>
          </table:table-cell>
          <table:table-cell office:value-type="float" office:value="955" calcext:value-type="float">
            <text:p>955</text:p>
          </table:table-cell>
          <table:table-cell table:style-name="ce41" office:value-type="float" office:value="1180" calcext:value-type="float">
            <text:p>1,180</text:p>
          </table:table-cell>
          <table:table-cell table:style-name="ce41" office:value-type="float" office:value="20262" calcext:value-type="float">
            <text:p>20,262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14650" calcext:value-type="float">
            <text:p>14,650</text:p>
          </table:table-cell>
        </table:table-row>
        <table:table-row table:style-name="ro1">
          <table:table-cell table:number-columns-repeated="2"/>
          <table:table-cell table:style-name="ce49" office:value-type="float" office:value="0.894666666666667" calcext:value-type="float">
            <text:p>0.89</text:p>
          </table:table-cell>
          <table:table-cell table:style-name="ce12" table:formula="of:=SUM([.D11:.D40])/30" office:value-type="float" office:value="10994.8666666667" calcext:value-type="float">
            <text:p>10,995</text:p>
          </table:table-cell>
          <table:table-cell table:style-name="ce49" office:value-type="float" office:value="1.04266666666667" calcext:value-type="float">
            <text:p>1.04</text:p>
          </table:table-cell>
          <table:table-cell table:style-name="ce12" table:formula="of:=SUM([.F11:.F40])/30" office:value-type="float" office:value="12846.5666666667" calcext:value-type="float">
            <text:p>12,847</text:p>
          </table:table-cell>
          <table:table-cell table:style-name="ce49" office:value-type="float" office:value="1.125" calcext:value-type="float">
            <text:p>1.13</text:p>
          </table:table-cell>
          <table:table-cell table:style-name="ce12" table:formula="of:=SUM([.H11:.H40])/30" office:value-type="float" office:value="15426.6666666667" calcext:value-type="float">
            <text:p>15,427</text:p>
          </table:table-cell>
          <table:table-cell table:style-name="ce49" office:value-type="float" office:value="1.07866666666667" calcext:value-type="float">
            <text:p>1.08</text:p>
          </table:table-cell>
          <table:table-cell table:style-name="ce12" table:formula="of:=SUM([.J11:.J40])/30" office:value-type="float" office:value="15085.5" calcext:value-type="float">
            <text:p>15,086</text:p>
          </table:table-cell>
          <table:table-cell/>
          <table:table-cell table:formula="of:=[.I41]/1000" office:value-type="float" office:value="0.00107866666666667" calcext:value-type="float">
            <text:p>0.0010786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13" calcext:value-type="float">
            <text:p>413</text:p>
          </table:table-cell>
          <table:table-cell office:value-type="float" office:value="80" calcext:value-type="float">
            <text:p>80</text:p>
          </table:table-cell>
          <table:table-cell office:value-type="float" office:value="1213" calcext:value-type="float">
            <text:p>1,213</text:p>
          </table:table-cell>
          <table:table-cell table:style-name="ce41" office:value-type="float" office:value="1960" calcext:value-type="float">
            <text:p>1,960</text:p>
          </table:table-cell>
          <table:table-cell table:style-name="ce41" office:value-type="float" office:value="35281" calcext:value-type="float">
            <text:p>35,281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15379" calcext:value-type="float">
            <text:p>15,379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2640" calcext:value-type="float">
            <text:p>2,640</text:p>
          </table:table-cell>
          <table:table-cell office:value-type="float" office:value="1000" calcext:value-type="float">
            <text:p>1,000</text:p>
          </table:table-cell>
          <table:table-cell office:value-type="float" office:value="8239" calcext:value-type="float">
            <text:p>8,239</text:p>
          </table:table-cell>
          <table:table-cell office:value-type="float" office:value="180" calcext:value-type="float">
            <text:p>180</text:p>
          </table:table-cell>
          <table:table-cell office:value-type="float" office:value="1696" calcext:value-type="float">
            <text:p>1,696</text:p>
          </table:table-cell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5365" calcext:value-type="float">
            <text:p>5,365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"/>
          <table:table-cell table:style-name="ce38" office:value-type="float" office:value="1340" calcext:value-type="float">
            <text:p>1,340</text:p>
          </table:table-cell>
          <table:table-cell table:style-name="ce38" office:value-type="float" office:value="20664" calcext:value-type="float">
            <text:p>20,664</text:p>
          </table:table-cell>
          <table:table-cell office:value-type="float" office:value="320" calcext:value-type="float">
            <text:p>320</text:p>
          </table:table-cell>
          <table:table-cell office:value-type="float" office:value="2423" calcext:value-type="float">
            <text:p>2,423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2542" calcext:value-type="float">
            <text:p>2,542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7729" calcext:value-type="float">
            <text:p>7,729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"/>
          <table:table-cell table:style-name="ce12" table:formula="of:=SUM([.N14:.N43])/30" office:value-type="float" office:value="894.666666666667" calcext:value-type="float">
            <text:p>895</text:p>
          </table:table-cell>
          <table:table-cell table:style-name="ce12" table:formula="of:=SUM([.O14:.O43])/30" office:value-type="float" office:value="10994.8666666667" calcext:value-type="float">
            <text:p>10,995</text:p>
          </table:table-cell>
          <table:table-cell table:style-name="ce12" table:formula="of:=SUM([.P14:.P43])/30" office:value-type="float" office:value="1042.66666666667" calcext:value-type="float">
            <text:p>1,043</text:p>
          </table:table-cell>
          <table:table-cell table:style-name="ce12" table:formula="of:=SUM([.Q14:.Q43])/30" office:value-type="float" office:value="12846.5666666667" calcext:value-type="float">
            <text:p>12,847</text:p>
          </table:table-cell>
          <table:table-cell table:style-name="ce12" table:formula="of:=SUM([.R14:.R43])/30" office:value-type="float" office:value="1125" calcext:value-type="float">
            <text:p>1,125</text:p>
          </table:table-cell>
          <table:table-cell table:style-name="ce12" table:formula="of:=SUM([.S14:.S43])/30" office:value-type="float" office:value="15426.6666666667" calcext:value-type="float">
            <text:p>15,427</text:p>
          </table:table-cell>
          <table:table-cell table:style-name="ce12" table:formula="of:=SUM([.T14:.T43])/30" office:value-type="float" office:value="1078.66666666667" calcext:value-type="float">
            <text:p>1,079</text:p>
          </table:table-cell>
          <table:table-cell table:style-name="ce12" table:formula="of:=SUM([.U14:.U43])/30" office:value-type="float" office:value="15085.5" calcext:value-type="float">
            <text:p>15,086</text:p>
          </table:table-cell>
        </table:table-row>
      </table:table>
      <table:named-expressions/>
      <table:database-ranges>
        <table:database-range table:name="__Anonymous_Sheet_DB__1" table:target-range-address="Costas.A1:Costas.AB3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15:08:12.440214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6-07-15T15:21:21.074775948</dc:date>
    <meta:editing-duration>P3DT4H49M5S</meta:editing-duration>
    <meta:editing-cycles>178</meta:editing-cycles>
    <meta:generator>LibreOffice/4.2.8.2$Linux_X86_64 LibreOffice_project/420m0$Build-2</meta:generator>
    <meta:document-statistic meta:table-count="3" meta:cell-count="4417" meta:object-count="0"/>
  </office:meta>
</office:document-meta>
</file>